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4A00000096A3C6794D203198E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ymbol" svg:font-family="Symbol" style:font-family-generic="roman" style:font-pitch="variable" style:font-charset="x-symbol"/>
    <style:font-face style:name="Roboto" svg:font-family="Roboto, RobotoDraft, Helvetica, Arial, sans-serif"/>
    <style:font-face style:name="NewsGotT" svg:font-family="NewsGotT" style:font-family-generic="roman"/>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28" style:family="table">
      <style:table-properties style:width="16.81cm" fo:margin-left="0.243cm" table:align="left"/>
    </style:style>
    <style:style style:name="Table28.A" style:family="table-column">
      <style:table-column-properties style:column-width="3.877cm"/>
    </style:style>
    <style:style style:name="Table28.B" style:family="table-column">
      <style:table-column-properties style:column-width="12.933cm"/>
    </style:style>
    <style:style style:name="Table28.1" style:family="table-row">
      <style:table-row-properties style:min-row-height="1.408cm" style:use-optimal-row-height="false"/>
    </style:style>
    <style:style style:name="Table28.A1" style:family="table-cell">
      <style:table-cell-properties fo:padding="0cm" fo:border="0.5pt dotted #000000" style:writing-mode="lr-tb"/>
    </style:style>
    <style:style style:name="Table28.2" style:family="table-row">
      <style:table-row-properties style:min-row-height="0.693cm" style:use-optimal-row-height="false"/>
    </style:style>
    <style:style style:name="Table28.3" style:family="table-row">
      <style:table-row-properties style:min-row-height="2.3cm" style:use-optimal-row-height="false"/>
    </style:style>
    <style:style style:name="Table28.4" style:family="table-row">
      <style:table-row-properties style:min-row-height="2.058cm" style:use-optimal-row-height="false"/>
    </style:style>
    <style:style style:name="Table28.5" style:family="table-row">
      <style:table-row-properties style:min-row-height="3.233cm" style:use-optimal-row-height="false"/>
    </style:style>
    <style:style style:name="Table28.7" style:family="table-row">
      <style:table-row-properties style:min-row-height="1.933cm" style:use-optimal-row-height="false"/>
    </style:style>
    <style:style style:name="Table28.8" style:family="table-row">
      <style:table-row-properties style:min-row-height="1.937cm" style:use-optimal-row-height="false"/>
    </style:style>
    <style:style style:name="Table29" style:family="table">
      <style:table-properties style:width="17.053cm" fo:margin-left="0.263cm" table:align="left"/>
    </style:style>
    <style:style style:name="Table29.A" style:family="table-column">
      <style:table-column-properties style:column-width="1.69cm"/>
    </style:style>
    <style:style style:name="Table29.B" style:family="table-column">
      <style:table-column-properties style:column-width="15.363cm"/>
    </style:style>
    <style:style style:name="Table29.1" style:family="table-row">
      <style:table-row-properties style:min-row-height="0.884cm" style:use-optimal-row-height="false"/>
    </style:style>
    <style:style style:name="Table29.A1" style:family="table-cell">
      <style:table-cell-properties fo:padding="0cm" fo:border="0.5pt dotted #000000" style:writing-mode="lr-tb"/>
    </style:style>
    <style:style style:name="Table29.2" style:family="table-row">
      <style:table-row-properties style:min-row-height="0.896cm" style:use-optimal-row-height="false"/>
    </style:style>
    <style:style style:name="Table30" style:family="table">
      <style:table-properties style:width="17.053cm" fo:margin-left="0.263cm" table:align="left"/>
    </style:style>
    <style:style style:name="Table30.A" style:family="table-column">
      <style:table-column-properties style:column-width="1.69cm"/>
    </style:style>
    <style:style style:name="Table30.B" style:family="table-column">
      <style:table-column-properties style:column-width="15.363cm"/>
    </style:style>
    <style:style style:name="Table30.1" style:family="table-row">
      <style:table-row-properties style:min-row-height="0.878cm" style:use-optimal-row-height="false"/>
    </style:style>
    <style:style style:name="Table30.A1" style:family="table-cell">
      <style:table-cell-properties fo:padding="0cm" fo:border="0.5pt dotted #000000" style:writing-mode="lr-tb"/>
    </style:style>
    <style:style style:name="Table30.2" style:family="table-row">
      <style:table-row-properties style:min-row-height="0.9cm" style:use-optimal-row-height="false"/>
    </style:style>
    <style:style style:name="Table31" style:family="table">
      <style:table-properties style:width="17.053cm" fo:margin-left="0.263cm" table:align="left"/>
    </style:style>
    <style:style style:name="Table31.A" style:family="table-column">
      <style:table-column-properties style:column-width="1.69cm"/>
    </style:style>
    <style:style style:name="Table31.B" style:family="table-column">
      <style:table-column-properties style:column-width="15.363cm"/>
    </style:style>
    <style:style style:name="Table31.1" style:family="table-row">
      <style:table-row-properties style:min-row-height="0.878cm" style:use-optimal-row-height="false"/>
    </style:style>
    <style:style style:name="Table31.A1" style:family="table-cell">
      <style:table-cell-properties fo:padding="0cm" fo:border="0.5pt dotted #000000" style:writing-mode="lr-tb"/>
    </style:style>
    <style:style style:name="Table31.2" style:family="table-row">
      <style:table-row-properties style:min-row-height="0.517cm" style:use-optimal-row-height="false"/>
    </style:style>
    <style:style style:name="Table32" style:family="table">
      <style:table-properties style:width="17.05cm" fo:margin-left="0.235cm" table:align="left"/>
    </style:style>
    <style:style style:name="Table32.A" style:family="table-column">
      <style:table-column-properties style:column-width="4.738cm"/>
    </style:style>
    <style:style style:name="Table32.B" style:family="table-column">
      <style:table-column-properties style:column-width="12.312cm"/>
    </style:style>
    <style:style style:name="Table32.1" style:family="table-row">
      <style:table-row-properties style:min-row-height="1.132cm" style:use-optimal-row-height="false"/>
    </style:style>
    <style:style style:name="Table32.A1" style:family="table-cell">
      <style:table-cell-properties fo:padding="0cm" fo:border="0.5pt dotted #000000" style:writing-mode="lr-tb"/>
    </style:style>
    <style:style style:name="Table32.2" style:family="table-row">
      <style:table-row-properties style:min-row-height="0.972cm" style:use-optimal-row-height="false"/>
    </style:style>
    <style:style style:name="Table32.5" style:family="table-row">
      <style:table-row-properties style:min-row-height="1.083cm" style:use-optimal-row-height="false"/>
    </style:style>
    <style:style style:name="Table32.6" style:family="table-row">
      <style:table-row-properties style:min-row-height="1.011cm" style:use-optimal-row-height="false"/>
    </style:style>
    <style:style style:name="Table33" style:family="table">
      <style:table-properties style:width="17.048cm" fo:margin-left="0.263cm" table:align="left"/>
    </style:style>
    <style:style style:name="Table33.A" style:family="table-column">
      <style:table-column-properties style:column-width="2.697cm"/>
    </style:style>
    <style:style style:name="Table33.B" style:family="table-column">
      <style:table-column-properties style:column-width="14.351cm"/>
    </style:style>
    <style:style style:name="Table33.1" style:family="table-row">
      <style:table-row-properties style:min-row-height="0.781cm" style:use-optimal-row-height="false"/>
    </style:style>
    <style:style style:name="Table33.A1" style:family="table-cell">
      <style:table-cell-properties fo:padding="0cm" fo:border="0.5pt dotted #000000" style:writing-mode="lr-tb"/>
    </style:style>
    <style:style style:name="Table33.2" style:family="table-row">
      <style:table-row-properties style:min-row-height="0.787cm" style:use-optimal-row-height="false"/>
    </style:style>
    <style:style style:name="Table33.A5" style:family="table-cell">
      <style:table-cell-properties fo:padding="0cm" fo:border-left="0.5pt dotted #000000" fo:border-right="0.5pt dotted #000000" fo:border-top="none" fo:border-bottom="0.5pt dotted #000000" style:writing-mode="lr-tb"/>
    </style:style>
    <style:style style:name="Table1" style:family="table">
      <style:table-properties style:width="17.743cm" table:align="center"/>
    </style:style>
    <style:style style:name="Table1.A" style:family="table-column">
      <style:table-column-properties style:column-width="1.415cm"/>
    </style:style>
    <style:style style:name="Table1.B" style:family="table-column">
      <style:table-column-properties style:column-width="9.996cm"/>
    </style:style>
    <style:style style:name="Table1.C" style:family="table-column">
      <style:table-column-properties style:column-width="1.757cm"/>
    </style:style>
    <style:style style:name="Table1.D" style:family="table-column">
      <style:table-column-properties style:column-width="2.355cm"/>
    </style:style>
    <style:style style:name="Table1.E" style:family="table-column">
      <style:table-column-properties style:column-width="2.221cm"/>
    </style:style>
    <style:style style:name="Table1.1" style:family="table-row">
      <style:table-row-properties style:min-row-height="0.9cm"/>
    </style:style>
    <style:style style:name="Table1.A1" style:family="table-cell">
      <style:table-cell-properties style:vertical-align="middle" fo:background-color="#e6e6e6" fo:padding-left="0.104cm" fo:padding-right="0.123cm" fo:padding-top="0cm" fo:padding-bottom="0cm" fo:border="0.5pt solid #c0c0c0" style:writing-mode="lr-tb">
        <style:background-image/>
      </style:table-cell-properties>
    </style:style>
    <style:style style:name="Table1.A3" style:family="table-cell">
      <style:table-cell-properties style:vertical-align="middle" fo:padding-left="0.104cm" fo:padding-right="0.123cm" fo:padding-top="0cm" fo:padding-bottom="0cm" fo:border="0.5pt solid #c0c0c0" style:writing-mode="lr-tb"/>
    </style:style>
    <style:style style:name="Table1.B3" style:family="table-cell">
      <style:table-cell-properties style:vertical-align="middle" fo:padding-left="0.104cm" fo:padding-right="0.123cm" fo:padding-top="0cm" fo:padding-bottom="0cm" fo:border="0.5pt solid #c0c0c0" style:writing-mode="lr-tb"/>
    </style:style>
    <style:style style:name="Table1.C3" style:family="table-cell">
      <style:table-cell-properties style:vertical-align="middle" fo:padding-left="0.104cm" fo:padding-right="0.123cm" fo:padding-top="0cm" fo:padding-bottom="0cm" fo:border="0.5pt solid #c0c0c0" style:writing-mode="lr-tb"/>
    </style:style>
    <style:style style:name="Table1.D3" style:family="table-cell">
      <style:table-cell-properties style:vertical-align="middle" fo:padding-left="0.104cm" fo:padding-right="0.123cm" fo:padding-top="0cm" fo:padding-bottom="0cm" fo:border="0.5pt solid #c0c0c0" style:writing-mode="lr-tb"/>
    </style:style>
    <style:style style:name="Table1.E3" style:family="table-cell">
      <style:table-cell-properties style:vertical-align="middle" fo:padding-left="0.104cm" fo:padding-right="0.123cm" fo:padding-top="0cm" fo:padding-bottom="0cm" fo:border="0.5pt solid #c0c0c0" style:writing-mode="lr-tb"/>
    </style:style>
    <style:style style:name="Table1.A4" style:family="table-cell">
      <style:table-cell-properties style:vertical-align="middle" fo:padding-left="0.104cm" fo:padding-right="0.123cm" fo:padding-top="0cm" fo:padding-bottom="0cm" fo:border="0.5pt solid #c0c0c0" style:writing-mode="lr-tb"/>
    </style:style>
    <style:style style:name="Table1.B4" style:family="table-cell">
      <style:table-cell-properties style:vertical-align="middle" fo:padding-left="0.104cm" fo:padding-right="0.123cm" fo:padding-top="0cm" fo:padding-bottom="0cm" fo:border="0.5pt solid #c0c0c0" style:writing-mode="lr-tb"/>
    </style:style>
    <style:style style:name="Table1.C4" style:family="table-cell">
      <style:table-cell-properties style:vertical-align="middle" fo:padding-left="0.104cm" fo:padding-right="0.123cm" fo:padding-top="0cm" fo:padding-bottom="0cm" fo:border="0.5pt solid #c0c0c0" style:writing-mode="lr-tb"/>
    </style:style>
    <style:style style:name="Table1.D4" style:family="table-cell">
      <style:table-cell-properties style:vertical-align="middle" fo:padding-left="0.104cm" fo:padding-right="0.123cm" fo:padding-top="0cm" fo:padding-bottom="0cm" fo:border="0.5pt solid #c0c0c0" style:writing-mode="lr-tb"/>
    </style:style>
    <style:style style:name="Table1.E4" style:family="table-cell">
      <style:table-cell-properties style:vertical-align="middle" fo:padding-left="0.104cm" fo:padding-right="0.123cm" fo:padding-top="0cm" fo:padding-bottom="0cm" fo:border="0.5pt solid #c0c0c0" style:writing-mode="lr-tb"/>
    </style:style>
    <style:style style:name="Table1.A5" style:family="table-cell">
      <style:table-cell-properties style:vertical-align="middle" fo:padding-left="0.104cm" fo:padding-right="0.123cm" fo:padding-top="0cm" fo:padding-bottom="0cm" fo:border="0.5pt solid #c0c0c0" style:writing-mode="lr-tb"/>
    </style:style>
    <style:style style:name="Table1.B5" style:family="table-cell">
      <style:table-cell-properties style:vertical-align="middle" fo:padding-left="0.104cm" fo:padding-right="0.123cm" fo:padding-top="0cm" fo:padding-bottom="0cm" fo:border="0.5pt solid #c0c0c0" style:writing-mode="lr-tb"/>
    </style:style>
    <style:style style:name="Table1.C5" style:family="table-cell">
      <style:table-cell-properties style:vertical-align="middle" fo:padding-left="0.104cm" fo:padding-right="0.123cm" fo:padding-top="0cm" fo:padding-bottom="0cm" fo:border="0.5pt solid #c0c0c0" style:writing-mode="lr-tb"/>
    </style:style>
    <style:style style:name="Table1.D5" style:family="table-cell">
      <style:table-cell-properties style:vertical-align="middle" fo:padding-left="0.104cm" fo:padding-right="0.123cm" fo:padding-top="0cm" fo:padding-bottom="0cm" fo:border="0.5pt solid #c0c0c0" style:writing-mode="lr-tb"/>
    </style:style>
    <style:style style:name="Table1.E5" style:family="table-cell">
      <style:table-cell-properties style:vertical-align="middle" fo:padding-left="0.104cm" fo:padding-right="0.123cm" fo:padding-top="0cm" fo:padding-bottom="0cm" fo:border="0.5pt solid #c0c0c0" style:writing-mode="lr-tb"/>
    </style:style>
    <style:style style:name="Table1.A6" style:family="table-cell">
      <style:table-cell-properties style:vertical-align="middle" fo:padding-left="0.104cm" fo:padding-right="0.123cm" fo:padding-top="0cm" fo:padding-bottom="0cm" fo:border="0.5pt solid #c0c0c0" style:writing-mode="lr-tb"/>
    </style:style>
    <style:style style:name="Table1.B6" style:family="table-cell">
      <style:table-cell-properties style:vertical-align="middle" fo:padding-left="0.104cm" fo:padding-right="0.123cm" fo:padding-top="0cm" fo:padding-bottom="0cm" fo:border="0.5pt solid #c0c0c0" style:writing-mode="lr-tb"/>
    </style:style>
    <style:style style:name="Table1.C6" style:family="table-cell">
      <style:table-cell-properties style:vertical-align="middle" fo:padding-left="0.104cm" fo:padding-right="0.123cm" fo:padding-top="0cm" fo:padding-bottom="0cm" fo:border="0.5pt solid #c0c0c0" style:writing-mode="lr-tb"/>
    </style:style>
    <style:style style:name="Table1.D6" style:family="table-cell">
      <style:table-cell-properties style:vertical-align="middle" fo:padding-left="0.104cm" fo:padding-right="0.123cm" fo:padding-top="0cm" fo:padding-bottom="0cm" fo:border="0.5pt solid #c0c0c0" style:writing-mode="lr-tb"/>
    </style:style>
    <style:style style:name="Table1.E6" style:family="table-cell">
      <style:table-cell-properties style:vertical-align="middle" fo:padding-left="0.104cm" fo:padding-right="0.123cm" fo:padding-top="0cm" fo:padding-bottom="0cm" fo:border="0.5pt solid #c0c0c0" style:writing-mode="lr-tb"/>
    </style:style>
    <style:style style:name="Table2" style:family="table">
      <style:table-properties style:width="17.743cm" table:align="center"/>
    </style:style>
    <style:style style:name="Table2.A" style:family="table-column">
      <style:table-column-properties style:column-width="1.415cm"/>
    </style:style>
    <style:style style:name="Table2.B" style:family="table-column">
      <style:table-column-properties style:column-width="3.582cm"/>
    </style:style>
    <style:style style:name="Table2.C" style:family="table-column">
      <style:table-column-properties style:column-width="12.746cm"/>
    </style:style>
    <style:style style:name="Table2.1" style:family="table-row">
      <style:table-row-properties style:min-row-height="0.9cm"/>
    </style:style>
    <style:style style:name="Table2.A1" style:family="table-cell">
      <style:table-cell-properties style:vertical-align="middle" fo:background-color="#e6e6e6" fo:padding-left="0.104cm" fo:padding-right="0.123cm" fo:padding-top="0cm" fo:padding-bottom="0cm" fo:border="0.5pt solid #c0c0c0" style:writing-mode="lr-tb">
        <style:background-image/>
      </style:table-cell-properties>
    </style:style>
    <style:style style:name="Table2.A3" style:family="table-cell">
      <style:table-cell-properties style:vertical-align="middle" fo:padding-left="0.104cm" fo:padding-right="0.123cm" fo:padding-top="0cm" fo:padding-bottom="0cm" fo:border="0.5pt solid #c0c0c0" style:writing-mode="lr-tb"/>
    </style:style>
    <style:style style:name="Table2.B3" style:family="table-cell">
      <style:table-cell-properties style:vertical-align="middle" fo:padding-left="0.104cm" fo:padding-right="0.123cm" fo:padding-top="0cm" fo:padding-bottom="0cm" fo:border="0.5pt solid #c0c0c0" style:writing-mode="lr-tb"/>
    </style:style>
    <style:style style:name="Table2.C3" style:family="table-cell">
      <style:table-cell-properties style:vertical-align="middle" fo:padding-left="0.104cm" fo:padding-right="0.123cm" fo:padding-top="0cm" fo:padding-bottom="0cm" fo:border="0.5pt solid #c0c0c0" style:writing-mode="lr-tb"/>
    </style:style>
    <style:style style:name="Table2.A4" style:family="table-cell">
      <style:table-cell-properties style:vertical-align="middle" fo:padding-left="0.104cm" fo:padding-right="0.123cm" fo:padding-top="0cm" fo:padding-bottom="0cm" fo:border="0.5pt solid #c0c0c0" style:writing-mode="lr-tb"/>
    </style:style>
    <style:style style:name="Table2.B4" style:family="table-cell">
      <style:table-cell-properties style:vertical-align="middle" fo:padding-left="0.104cm" fo:padding-right="0.123cm" fo:padding-top="0cm" fo:padding-bottom="0cm" fo:border="0.5pt solid #c0c0c0" style:writing-mode="lr-tb"/>
    </style:style>
    <style:style style:name="Table2.C4" style:family="table-cell">
      <style:table-cell-properties style:vertical-align="middle" fo:padding-left="0.104cm" fo:padding-right="0.123cm" fo:padding-top="0cm" fo:padding-bottom="0cm" fo:border="0.5pt solid #c0c0c0" style:writing-mode="lr-tb"/>
    </style:style>
    <style:style style:name="Table2.A5" style:family="table-cell">
      <style:table-cell-properties style:vertical-align="middle" fo:padding-left="0.104cm" fo:padding-right="0.123cm" fo:padding-top="0cm" fo:padding-bottom="0cm" fo:border="0.5pt solid #c0c0c0" style:writing-mode="lr-tb"/>
    </style:style>
    <style:style style:name="Table2.B5" style:family="table-cell">
      <style:table-cell-properties style:vertical-align="middle" fo:padding-left="0.104cm" fo:padding-right="0.123cm" fo:padding-top="0cm" fo:padding-bottom="0cm" fo:border="0.5pt solid #c0c0c0" style:writing-mode="lr-tb"/>
    </style:style>
    <style:style style:name="Table2.C5" style:family="table-cell">
      <style:table-cell-properties style:vertical-align="middle" fo:padding-left="0.104cm" fo:padding-right="0.123cm" fo:padding-top="0cm" fo:padding-bottom="0cm" fo:border="0.5pt solid #c0c0c0" style:writing-mode="lr-tb"/>
    </style:style>
    <style:style style:name="Table2.A6" style:family="table-cell">
      <style:table-cell-properties style:vertical-align="middle" fo:padding-left="0.104cm" fo:padding-right="0.123cm" fo:padding-top="0cm" fo:padding-bottom="0cm" fo:border="0.5pt solid #c0c0c0" style:writing-mode="lr-tb"/>
    </style:style>
    <style:style style:name="Table2.B6" style:family="table-cell">
      <style:table-cell-properties style:vertical-align="middle" fo:padding-left="0.104cm" fo:padding-right="0.123cm" fo:padding-top="0cm" fo:padding-bottom="0cm" fo:border="0.5pt solid #c0c0c0" style:writing-mode="lr-tb"/>
    </style:style>
    <style:style style:name="Table2.C6" style:family="table-cell">
      <style:table-cell-properties style:vertical-align="middle" fo:padding-left="0.104cm" fo:padding-right="0.123cm" fo:padding-top="0cm" fo:padding-bottom="0cm" fo:border="0.5pt solid #c0c0c0" style:writing-mode="lr-tb"/>
    </style:style>
    <style:style style:name="Table3" style:family="table">
      <style:table-properties style:width="17.743cm" table:align="center"/>
    </style:style>
    <style:style style:name="Table3.A" style:family="table-column">
      <style:table-column-properties style:column-width="1.337cm"/>
    </style:style>
    <style:style style:name="Table3.B" style:family="table-column">
      <style:table-column-properties style:column-width="4.179cm"/>
    </style:style>
    <style:style style:name="Table3.C" style:family="table-column">
      <style:table-column-properties style:column-width="12.227cm"/>
    </style:style>
    <style:style style:name="Table3.1" style:family="table-row">
      <style:table-row-properties style:min-row-height="0.9cm"/>
    </style:style>
    <style:style style:name="Table3.A1" style:family="table-cell">
      <style:table-cell-properties style:vertical-align="middle" fo:background-color="#e6e6e6" fo:padding-left="0.104cm" fo:padding-right="0.123cm" fo:padding-top="0cm" fo:padding-bottom="0cm" fo:border="0.5pt solid #c0c0c0" style:writing-mode="lr-tb">
        <style:background-image/>
      </style:table-cell-properties>
    </style:style>
    <style:style style:name="Table3.A2" style:family="table-cell">
      <style:table-cell-properties style:vertical-align="middle" fo:padding-left="0.104cm" fo:padding-right="0.123cm" fo:padding-top="0cm" fo:padding-bottom="0cm" fo:border="0.5pt solid #c0c0c0" style:writing-mode="lr-tb"/>
    </style:style>
    <style:style style:name="Table3.B2" style:family="table-cell">
      <style:table-cell-properties style:vertical-align="middle" fo:padding-left="0.104cm" fo:padding-right="0.123cm" fo:padding-top="0cm" fo:padding-bottom="0cm" fo:border="0.5pt solid #c0c0c0" style:writing-mode="lr-tb"/>
    </style:style>
    <style:style style:name="Table3.C2" style:family="table-cell">
      <style:table-cell-properties style:vertical-align="middle" fo:padding-left="0.104cm" fo:padding-right="0.123cm" fo:padding-top="0cm" fo:padding-bottom="0cm" fo:border="0.5pt solid #c0c0c0" style:writing-mode="lr-tb"/>
    </style:style>
    <style:style style:name="Table3.A3" style:family="table-cell">
      <style:table-cell-properties style:vertical-align="middle" fo:padding-left="0.104cm" fo:padding-right="0.123cm" fo:padding-top="0cm" fo:padding-bottom="0cm" fo:border="0.5pt solid #c0c0c0" style:writing-mode="lr-tb"/>
    </style:style>
    <style:style style:name="Table3.B3" style:family="table-cell">
      <style:table-cell-properties style:vertical-align="middle" fo:padding-left="0.104cm" fo:padding-right="0.123cm" fo:padding-top="0cm" fo:padding-bottom="0cm" fo:border="0.5pt solid #c0c0c0" style:writing-mode="lr-tb"/>
    </style:style>
    <style:style style:name="Table3.C3" style:family="table-cell">
      <style:table-cell-properties style:vertical-align="middle" fo:padding-left="0.104cm" fo:padding-right="0.123cm" fo:padding-top="0cm" fo:padding-bottom="0cm" fo:border="0.5pt solid #c0c0c0" style:writing-mode="lr-tb"/>
    </style:style>
    <style:style style:name="Table3.A4" style:family="table-cell">
      <style:table-cell-properties style:vertical-align="middle" fo:padding-left="0.104cm" fo:padding-right="0.123cm" fo:padding-top="0cm" fo:padding-bottom="0cm" fo:border="0.5pt solid #c0c0c0" style:writing-mode="lr-tb"/>
    </style:style>
    <style:style style:name="Table3.B4" style:family="table-cell">
      <style:table-cell-properties style:vertical-align="middle" fo:padding-left="0.104cm" fo:padding-right="0.123cm" fo:padding-top="0cm" fo:padding-bottom="0cm" fo:border="0.5pt solid #c0c0c0" style:writing-mode="lr-tb"/>
    </style:style>
    <style:style style:name="Table3.C4" style:family="table-cell">
      <style:table-cell-properties style:vertical-align="middle" fo:padding-left="0.104cm" fo:padding-right="0.123cm" fo:padding-top="0cm" fo:padding-bottom="0cm" fo:border="0.5pt solid #c0c0c0" style:writing-mode="lr-tb"/>
    </style:style>
    <style:style style:name="Table3.A5" style:family="table-cell">
      <style:table-cell-properties style:vertical-align="middle" fo:padding-left="0.104cm" fo:padding-right="0.123cm" fo:padding-top="0cm" fo:padding-bottom="0cm" fo:border="0.5pt solid #c0c0c0" style:writing-mode="lr-tb"/>
    </style:style>
    <style:style style:name="Table3.B5" style:family="table-cell">
      <style:table-cell-properties style:vertical-align="middle" fo:padding-left="0.104cm" fo:padding-right="0.123cm" fo:padding-top="0cm" fo:padding-bottom="0cm" fo:border="0.5pt solid #c0c0c0" style:writing-mode="lr-tb"/>
    </style:style>
    <style:style style:name="Table3.C5" style:family="table-cell">
      <style:table-cell-properties style:vertical-align="middle" fo:padding-left="0.104cm" fo:padding-right="0.123cm" fo:padding-top="0cm" fo:padding-bottom="0cm" fo:border="0.5pt solid #c0c0c0" style:writing-mode="lr-tb"/>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B" style:family="table-column">
      <style:table-column-properties style:column-width="5.667cm" style:rel-column-width="21844*"/>
    </style:style>
    <style:style style:name="Table4.C" style:family="table-column">
      <style:table-column-properties style:column-width="5.667cm" style:rel-column-width="21846*"/>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6" style:family="table">
      <style:table-properties style:width="18.244cm" fo:margin-left="0.261cm" table:align="left"/>
    </style:style>
    <style:style style:name="Table6.A" style:family="table-column">
      <style:table-column-properties style:column-width="10.608cm"/>
    </style:style>
    <style:style style:name="Table6.B" style:family="table-column">
      <style:table-column-properties style:column-width="7.636cm"/>
    </style:style>
    <style:style style:name="Table6.1" style:family="table-row">
      <style:table-row-properties style:row-height="0.683cm" style:use-optimal-row-height="false"/>
    </style:style>
    <style:style style:name="Table6.A1" style:family="table-cell">
      <style:table-cell-properties fo:padding="0cm" fo:border="none"/>
    </style:style>
    <style:style style:name="Table6.2" style:family="table-row">
      <style:table-row-properties style:row-height="1.406cm" style:use-optimal-row-height="false"/>
    </style:style>
    <style:style style:name="Table7" style:family="table">
      <style:table-properties style:width="18.124cm" fo:margin-left="0.27cm" table:align="left"/>
    </style:style>
    <style:style style:name="Table7.A" style:family="table-column">
      <style:table-column-properties style:column-width="6.999cm"/>
    </style:style>
    <style:style style:name="Table7.B" style:family="table-column">
      <style:table-column-properties style:column-width="1.229cm"/>
    </style:style>
    <style:style style:name="Table7.C" style:family="table-column">
      <style:table-column-properties style:column-width="2.514cm"/>
    </style:style>
    <style:style style:name="Table7.D" style:family="table-column">
      <style:table-column-properties style:column-width="7.382cm"/>
    </style:style>
    <style:style style:name="Table7.1" style:family="table-row">
      <style:table-row-properties style:row-height="0.688cm" style:use-optimal-row-height="false"/>
    </style:style>
    <style:style style:name="Table7.A1" style:family="table-cell">
      <style:table-cell-properties fo:background-color="#b1b1b1" fo:padding="0cm" fo:border="1pt solid #000000">
        <style:background-image/>
      </style:table-cell-properties>
    </style:style>
    <style:style style:name="Table7.2" style:family="table-row">
      <style:table-row-properties style:row-height="5.265cm" style:use-optimal-row-height="false"/>
    </style:style>
    <style:style style:name="Table7.A2" style:family="table-cell">
      <style:table-cell-properties fo:padding="0cm" fo:border="1pt solid #000000"/>
    </style:style>
    <style:style style:name="Table7.B2" style:family="table-cell">
      <style:table-cell-properties fo:padding="0cm" fo:border="1pt solid #000000"/>
    </style:style>
    <style:style style:name="Table7.C2" style:family="table-cell">
      <style:table-cell-properties fo:padding="0cm" fo:border="1pt solid #000000"/>
    </style:style>
    <style:style style:name="Table7.D2" style:family="table-cell">
      <style:table-cell-properties fo:padding="0cm" fo:border="1pt solid #000000"/>
    </style:style>
    <style:style style:name="Table8" style:family="table">
      <style:table-properties style:width="18.124cm" fo:margin-left="0.27cm" table:align="left"/>
    </style:style>
    <style:style style:name="Table8.A" style:family="table-column">
      <style:table-column-properties style:column-width="10.16cm"/>
    </style:style>
    <style:style style:name="Table8.B" style:family="table-column">
      <style:table-column-properties style:column-width="4.339cm"/>
    </style:style>
    <style:style style:name="Table8.C" style:family="table-column">
      <style:table-column-properties style:column-width="3.625cm"/>
    </style:style>
    <style:style style:name="Table8.1" style:family="table-row">
      <style:table-row-properties style:min-row-height="0.688cm" style:use-optimal-row-height="false"/>
    </style:style>
    <style:style style:name="Table8.A1" style:family="table-cell">
      <style:table-cell-properties fo:background-color="#b1b1b1" fo:padding="0cm" fo:border="1pt solid #000000">
        <style:background-image/>
      </style:table-cell-properties>
    </style:style>
    <style:style style:name="Table8.2" style:family="table-row">
      <style:table-row-properties style:row-height="0.503cm" style:use-optimal-row-height="false"/>
    </style:style>
    <style:style style:name="Table8.A2" style:family="table-cell">
      <style:table-cell-properties fo:padding="0cm" fo:border="1pt solid #000000"/>
    </style:style>
    <style:style style:name="Table8.B2" style:family="table-cell">
      <style:table-cell-properties fo:padding="0cm" fo:border="1pt solid #000000"/>
    </style:style>
    <style:style style:name="Table8.C2" style:family="table-cell">
      <style:table-cell-properties fo:padding="0cm" fo:border="1pt solid #000000"/>
    </style:style>
    <style:style style:name="Table8.3" style:family="table-row">
      <style:table-row-properties style:row-height="1.614cm" style:use-optimal-row-height="false"/>
    </style:style>
    <style:style style:name="Table8.A3" style:family="table-cell">
      <style:table-cell-properties fo:padding="0cm" fo:border-left="none" fo:border-right="1pt solid #000000" fo:border-top="1pt solid #000000" fo:border-bottom="none"/>
    </style:style>
    <style:style style:name="Table8.B3" style:family="table-cell">
      <style:table-cell-properties fo:padding="0cm" fo:border="1pt solid #000000"/>
    </style:style>
    <style:style style:name="P1" style:family="paragraph" style:parent-style-name="Header">
      <style:text-properties officeooo:paragraph-rsid="002fd544"/>
    </style:style>
    <style:style style:name="P2" style:family="paragraph" style:parent-style-name="Standard">
      <style:text-properties officeooo:paragraph-rsid="002fd544"/>
    </style:style>
    <style:style style:name="P3" style:family="paragraph" style:parent-style-name="Standard">
      <style:text-properties style:font-name="Arial" fo:font-size="12pt" style:font-size-asian="12pt" style:font-size-complex="12pt"/>
    </style:style>
    <style:style style:name="P4" style:family="paragraph" style:parent-style-name="Standard">
      <style:paragraph-properties fo:text-align="justify" style:justify-single-word="false"/>
      <style:text-properties style:font-name="Arial" fo:font-size="12pt" officeooo:rsid="00016af5" officeooo:paragraph-rsid="0058d401" style:font-size-asian="12pt" style:font-size-complex="12pt"/>
    </style:style>
    <style:style style:name="P5" style:family="paragraph" style:parent-style-name="Standard">
      <style:paragraph-properties fo:text-align="justify" style:justify-single-word="false"/>
      <style:text-properties style:font-name="Arial" fo:font-size="12pt" officeooo:rsid="00016af5" officeooo:paragraph-rsid="03352471" style:font-size-asian="12pt" style:font-size-complex="12pt"/>
    </style:style>
    <style:style style:name="P6" style:family="paragraph" style:parent-style-name="Standard">
      <style:text-properties style:font-name="Arial" fo:font-size="12pt" officeooo:rsid="001b1148" officeooo:paragraph-rsid="02bb2524" style:font-size-asian="12pt" style:font-size-complex="12pt"/>
    </style:style>
    <style:style style:name="P7" style:family="paragraph" style:parent-style-name="Standard">
      <style:text-properties style:font-name="Arial" fo:font-size="12pt" officeooo:rsid="001b1148" officeooo:paragraph-rsid="0122a708" style:font-size-asian="12pt" style:font-size-complex="12pt"/>
    </style:style>
    <style:style style:name="P8" style:family="paragraph" style:parent-style-name="Standard">
      <style:text-properties style:font-name="Arial" fo:font-size="12pt" officeooo:rsid="00aa5af1" officeooo:paragraph-rsid="0122a708" style:font-size-asian="12pt" style:font-size-complex="12pt"/>
    </style:style>
    <style:style style:name="P9" style:family="paragraph" style:parent-style-name="Standard">
      <style:text-properties style:font-name="Arial" fo:font-size="12pt" officeooo:rsid="012c33dd" officeooo:paragraph-rsid="0122a708" style:font-size-asian="12pt" style:font-size-complex="12pt"/>
    </style:style>
    <style:style style:name="P10" style:family="paragraph" style:parent-style-name="Standard">
      <style:text-properties style:font-name="Arial" fo:font-size="12pt" officeooo:rsid="01f18137" officeooo:paragraph-rsid="0122a708" style:font-size-asian="12pt" style:font-size-complex="12pt"/>
    </style:style>
    <style:style style:name="P11" style:family="paragraph" style:parent-style-name="Standard">
      <style:text-properties style:font-name="Arial" fo:font-size="12pt" officeooo:rsid="0000779f" officeooo:paragraph-rsid="0058d401" style:font-size-asian="12pt" style:font-size-complex="12pt"/>
    </style:style>
    <style:style style:name="P12" style:family="paragraph" style:parent-style-name="Standard">
      <style:text-properties style:font-name="Arial" fo:font-size="12pt" officeooo:rsid="0000779f" officeooo:paragraph-rsid="03352471" style:font-size-asian="12pt" style:font-size-complex="12pt"/>
    </style:style>
    <style:style style:name="P13" style:family="paragraph" style:parent-style-name="Standard">
      <style:text-properties style:font-name="Arial" fo:font-size="12pt" officeooo:rsid="00062e64" officeooo:paragraph-rsid="0122a708" style:font-size-asian="12pt" style:font-size-complex="12pt"/>
    </style:style>
    <style:style style:name="P14" style:family="paragraph" style:parent-style-name="Standard">
      <style:text-properties style:font-name="Arial" fo:font-size="12pt" officeooo:rsid="000b7584" officeooo:paragraph-rsid="0122a708" style:font-size-asian="12pt" style:font-size-complex="12pt"/>
    </style:style>
    <style:style style:name="P15" style:family="paragraph" style:parent-style-name="Standard">
      <style:text-properties style:font-name="Arial" fo:font-size="12pt" officeooo:rsid="00bb2b47" officeooo:paragraph-rsid="0122a708" style:font-size-asian="12pt" style:font-size-complex="12pt"/>
    </style:style>
    <style:style style:name="P16" style:family="paragraph" style:parent-style-name="Standard">
      <style:text-properties style:font-name="Arial" fo:font-size="12pt" officeooo:rsid="00ab94ea" officeooo:paragraph-rsid="0363c946" style:font-size-asian="12pt" style:font-size-complex="12pt"/>
    </style:style>
    <style:style style:name="P17" style:family="paragraph" style:parent-style-name="Standard">
      <style:text-properties style:font-name="Arial" fo:font-size="12pt" officeooo:rsid="000be2f5" officeooo:paragraph-rsid="0122a708" style:font-size-asian="12pt" style:font-size-complex="12pt"/>
    </style:style>
    <style:style style:name="P18" style:family="paragraph" style:parent-style-name="Standard">
      <style:text-properties style:font-name="Arial" fo:font-size="12pt" officeooo:rsid="0030dc20" officeooo:paragraph-rsid="0122a708" style:font-size-asian="12pt" style:font-size-complex="12pt"/>
    </style:style>
    <style:style style:name="P19" style:family="paragraph" style:parent-style-name="Standard">
      <style:text-properties style:font-name="Arial" fo:font-size="12pt" officeooo:rsid="01d1548d" officeooo:paragraph-rsid="0122a708" style:font-size-asian="12pt" style:font-size-complex="12pt"/>
    </style:style>
    <style:style style:name="P20" style:family="paragraph" style:parent-style-name="Standard">
      <style:text-properties style:font-name="Arial" fo:font-size="12pt" officeooo:rsid="0286b9fb" officeooo:paragraph-rsid="0122a708" style:font-size-asian="12pt" style:font-size-complex="12pt"/>
    </style:style>
    <style:style style:name="P21" style:family="paragraph" style:parent-style-name="Standard">
      <style:text-properties style:font-name="Arial" fo:font-size="12pt" officeooo:rsid="02a2290a" officeooo:paragraph-rsid="0122a708" style:font-size-asian="12pt" style:font-size-complex="12pt"/>
    </style:style>
    <style:style style:name="P22" style:family="paragraph" style:parent-style-name="Standard">
      <style:text-properties style:font-name="Arial" fo:font-size="12pt" officeooo:rsid="02a4fadd" officeooo:paragraph-rsid="024a92c5" style:font-size-asian="12pt" style:font-size-complex="12pt"/>
    </style:style>
    <style:style style:name="P23" style:family="paragraph" style:parent-style-name="Standard">
      <style:text-properties style:font-name="Arial" fo:font-size="12pt" officeooo:rsid="0063a93d" officeooo:paragraph-rsid="0122a708" style:font-size-asian="12pt" style:font-size-complex="12pt"/>
    </style:style>
    <style:style style:name="P24" style:family="paragraph" style:parent-style-name="Standard">
      <style:text-properties style:font-name="Arial" fo:font-size="12pt" officeooo:rsid="00796aa8" officeooo:paragraph-rsid="0122a708" style:font-size-asian="12pt" style:font-size-complex="12pt"/>
    </style:style>
    <style:style style:name="P25" style:family="paragraph" style:parent-style-name="Standard">
      <style:text-properties style:font-name="Arial" fo:font-size="12pt" officeooo:rsid="0148c0cf" officeooo:paragraph-rsid="0148c0cf" style:font-size-asian="12pt" style:font-size-complex="12pt"/>
    </style:style>
    <style:style style:name="P26" style:family="paragraph" style:parent-style-name="Standard">
      <style:text-properties style:font-name="Arial" fo:font-size="12pt" officeooo:rsid="0292cfd2" officeooo:paragraph-rsid="0122a708" style:font-size-asian="12pt" style:font-size-complex="12pt"/>
    </style:style>
    <style:style style:name="P27" style:family="paragraph" style:parent-style-name="Standard">
      <style:text-properties style:font-name="Arial" fo:font-size="12pt" officeooo:rsid="014cb045" officeooo:paragraph-rsid="014cb045" style:font-size-asian="12pt" style:font-size-complex="12pt"/>
    </style:style>
    <style:style style:name="P28" style:family="paragraph" style:parent-style-name="Standard">
      <style:text-properties style:font-name="Arial" fo:font-size="12pt" officeooo:rsid="02a0bc2c" officeooo:paragraph-rsid="0122a708" style:font-size-asian="12pt" style:font-size-complex="12pt"/>
    </style:style>
    <style:style style:name="P29" style:family="paragraph" style:parent-style-name="Standard">
      <style:text-properties style:font-name="Arial" fo:font-size="12pt" officeooo:rsid="00806e85" officeooo:paragraph-rsid="0122a708" style:font-size-asian="12pt" style:font-size-complex="12pt"/>
    </style:style>
    <style:style style:name="P30" style:family="paragraph" style:parent-style-name="Standard">
      <style:text-properties style:font-name="Arial" fo:font-size="12pt" officeooo:rsid="00806e85" officeooo:paragraph-rsid="03696925" style:font-size-asian="12pt" style:font-size-complex="12pt"/>
    </style:style>
    <style:style style:name="P31" style:family="paragraph" style:parent-style-name="Standard">
      <style:text-properties style:font-name="Arial" fo:font-size="12pt" officeooo:rsid="00806e85" officeooo:paragraph-rsid="036a215c" style:font-size-asian="12pt" style:font-size-complex="12pt"/>
    </style:style>
    <style:style style:name="P32" style:family="paragraph" style:parent-style-name="Standard">
      <style:text-properties style:font-name="Arial" fo:font-size="12pt" officeooo:rsid="014d22ce" officeooo:paragraph-rsid="014d22ce" style:font-size-asian="12pt" style:font-size-complex="12pt"/>
    </style:style>
    <style:style style:name="P33" style:family="paragraph" style:parent-style-name="Standard">
      <style:text-properties style:font-name="Arial" fo:font-size="12pt" officeooo:rsid="008b7380" officeooo:paragraph-rsid="0122a708" style:font-size-asian="12pt" style:font-size-complex="12pt"/>
    </style:style>
    <style:style style:name="P34" style:family="paragraph" style:parent-style-name="Standard">
      <style:text-properties style:font-name="Arial" fo:font-size="12pt" officeooo:rsid="006d7e0a" officeooo:paragraph-rsid="0122a708" style:font-size-asian="12pt" style:font-size-complex="12pt"/>
    </style:style>
    <style:style style:name="P35" style:family="paragraph" style:parent-style-name="Standard">
      <style:text-properties style:font-name="Arial" fo:font-size="12pt" officeooo:rsid="006d7e0a" officeooo:paragraph-rsid="036a215c" style:font-size-asian="12pt" style:font-size-complex="12pt"/>
    </style:style>
    <style:style style:name="P36" style:family="paragraph" style:parent-style-name="Standard">
      <style:text-properties style:font-name="Arial" fo:font-size="12pt" officeooo:rsid="00bf632b" officeooo:paragraph-rsid="0122a708" style:font-size-asian="12pt" style:font-size-complex="12pt"/>
    </style:style>
    <style:style style:name="P37" style:family="paragraph" style:parent-style-name="Standard">
      <style:text-properties style:font-name="Arial" fo:font-size="12pt" officeooo:rsid="00e2e033" officeooo:paragraph-rsid="0122a708" style:font-size-asian="12pt" style:font-size-complex="12pt"/>
    </style:style>
    <style:style style:name="P38" style:family="paragraph" style:parent-style-name="Standard">
      <style:text-properties style:font-name="Arial" fo:font-size="12pt" officeooo:rsid="019c0c25" officeooo:paragraph-rsid="0122a708" style:font-size-asian="12pt" style:font-size-complex="12pt"/>
    </style:style>
    <style:style style:name="P39" style:family="paragraph" style:parent-style-name="Standard">
      <style:text-properties style:font-name="Arial" fo:font-size="12pt" officeooo:rsid="00f950ed" officeooo:paragraph-rsid="0122a708" style:font-size-asian="12pt" style:font-size-complex="12pt"/>
    </style:style>
    <style:style style:name="P40" style:family="paragraph" style:parent-style-name="Standard">
      <style:text-properties style:font-name="Arial" fo:font-size="12pt" officeooo:rsid="00fba15b" officeooo:paragraph-rsid="0122a708" style:font-size-asian="12pt" style:font-size-complex="12pt"/>
    </style:style>
    <style:style style:name="P41" style:family="paragraph" style:parent-style-name="Standard">
      <style:text-properties style:font-name="Arial" fo:font-size="12pt" officeooo:rsid="00ff04c7" officeooo:paragraph-rsid="0122a708" style:font-size-asian="12pt" style:font-size-complex="12pt"/>
    </style:style>
    <style:style style:name="P42" style:family="paragraph" style:parent-style-name="Standard">
      <style:text-properties style:font-name="Arial" fo:font-size="12pt" officeooo:rsid="001d2ccc" officeooo:paragraph-rsid="0122a708" style:font-size-asian="12pt" style:font-size-complex="12pt"/>
    </style:style>
    <style:style style:name="P43" style:family="paragraph" style:parent-style-name="Standard">
      <style:text-properties style:font-name="Arial" fo:font-size="12pt" officeooo:rsid="010c1121" officeooo:paragraph-rsid="0122a708" style:font-size-asian="12pt" style:font-size-complex="12pt"/>
    </style:style>
    <style:style style:name="P44" style:family="paragraph" style:parent-style-name="Standard">
      <style:text-properties style:font-name="Arial" fo:font-size="12pt" officeooo:rsid="008e432c" officeooo:paragraph-rsid="0122a708" style:font-size-asian="12pt" style:font-size-complex="12pt"/>
    </style:style>
    <style:style style:name="P45" style:family="paragraph" style:parent-style-name="Standard">
      <style:text-properties style:font-name="Arial" fo:font-size="12pt" officeooo:rsid="02da5f85" officeooo:paragraph-rsid="02da5f85" style:font-size-asian="12pt" style:font-size-complex="12pt"/>
    </style:style>
    <style:style style:name="P46" style:family="paragraph" style:parent-style-name="Standard">
      <style:text-properties style:font-name="Arial" fo:font-size="12pt" officeooo:rsid="009c8b12" officeooo:paragraph-rsid="0122a708" style:font-size-asian="12pt" style:font-size-complex="12pt"/>
    </style:style>
    <style:style style:name="P47" style:family="paragraph" style:parent-style-name="Standard">
      <style:text-properties style:font-name="Arial" fo:font-size="12pt" officeooo:rsid="0113641d" officeooo:paragraph-rsid="0122a708" style:font-size-asian="12pt" style:font-size-complex="12pt"/>
    </style:style>
    <style:style style:name="P48" style:family="paragraph" style:parent-style-name="Standard">
      <style:text-properties style:font-name="Arial" fo:font-size="12pt" officeooo:rsid="0113bc8b" officeooo:paragraph-rsid="0122a708" style:font-size-asian="12pt" style:font-size-complex="12pt"/>
    </style:style>
    <style:style style:name="P49" style:family="paragraph" style:parent-style-name="Standard">
      <style:text-properties style:font-name="Arial" fo:font-size="12pt" officeooo:rsid="015283fb" officeooo:paragraph-rsid="015283fb" style:font-size-asian="12pt" style:font-size-complex="12pt"/>
    </style:style>
    <style:style style:name="P50" style:family="paragraph" style:parent-style-name="Standard">
      <style:text-properties style:font-name="Arial" fo:font-size="12pt" officeooo:rsid="0122c24b" officeooo:paragraph-rsid="0122a708" style:font-size-asian="12pt" style:font-size-complex="12pt"/>
    </style:style>
    <style:style style:name="P51" style:family="paragraph" style:parent-style-name="Standard">
      <style:text-properties style:font-name="Arial" fo:font-size="12pt" officeooo:rsid="01296f49" officeooo:paragraph-rsid="0122a708" style:font-size-asian="12pt" style:font-size-complex="12pt"/>
    </style:style>
    <style:style style:name="P52" style:family="paragraph" style:parent-style-name="Standard">
      <style:text-properties style:font-name="Arial" fo:font-size="12pt" officeooo:rsid="01298f42" officeooo:paragraph-rsid="0122a708" style:font-size-asian="12pt" style:font-size-complex="12pt"/>
    </style:style>
    <style:style style:name="P53" style:family="paragraph" style:parent-style-name="Standard">
      <style:text-properties style:font-name="Arial" fo:font-size="12pt" officeooo:rsid="01416fe7" officeooo:paragraph-rsid="0122a708" style:font-size-asian="12pt" style:font-size-complex="12pt"/>
    </style:style>
    <style:style style:name="P54" style:family="paragraph" style:parent-style-name="Standard">
      <style:text-properties style:font-name="Arial" fo:font-size="12pt" officeooo:rsid="015e374c" officeooo:paragraph-rsid="0122a708" style:font-size-asian="12pt" style:font-size-complex="12pt"/>
    </style:style>
    <style:style style:name="P55" style:family="paragraph" style:parent-style-name="Standard">
      <style:text-properties style:font-name="Arial" fo:font-size="12pt" officeooo:rsid="016382e8" officeooo:paragraph-rsid="0122a708" style:font-size-asian="12pt" style:font-size-complex="12pt"/>
    </style:style>
    <style:style style:name="P56" style:family="paragraph" style:parent-style-name="Standard">
      <style:text-properties style:font-name="Arial" fo:font-size="12pt" officeooo:rsid="012bd732" officeooo:paragraph-rsid="0122a708" style:font-size-asian="12pt" style:font-size-complex="12pt"/>
    </style:style>
    <style:style style:name="P57" style:family="paragraph" style:parent-style-name="Standard">
      <style:text-properties style:font-name="Arial" fo:font-size="12pt" officeooo:rsid="01479d27" officeooo:paragraph-rsid="0122a708" style:font-size-asian="12pt" style:font-size-complex="12pt"/>
    </style:style>
    <style:style style:name="P58" style:family="paragraph" style:parent-style-name="Standard">
      <style:text-properties style:font-name="Arial" fo:font-size="12pt" officeooo:rsid="013aa708" officeooo:paragraph-rsid="0122a708" style:font-size-asian="12pt" style:font-size-complex="12pt"/>
    </style:style>
    <style:style style:name="P59" style:family="paragraph" style:parent-style-name="Standard">
      <style:text-properties style:font-name="Arial" fo:font-size="12pt" officeooo:rsid="016c684d" officeooo:paragraph-rsid="0122a708" style:font-size-asian="12pt" style:font-size-complex="12pt"/>
    </style:style>
    <style:style style:name="P60" style:family="paragraph" style:parent-style-name="Standard">
      <style:text-properties style:font-name="Arial" fo:font-size="12pt" officeooo:rsid="0155bb87" officeooo:paragraph-rsid="0155bb87" style:font-size-asian="12pt" style:font-size-complex="12pt"/>
    </style:style>
    <style:style style:name="P61" style:family="paragraph" style:parent-style-name="Standard">
      <style:text-properties style:font-name="Arial" fo:font-size="12pt" officeooo:rsid="017164be" officeooo:paragraph-rsid="0122a708" style:font-size-asian="12pt" style:font-size-complex="12pt"/>
    </style:style>
    <style:style style:name="P62" style:family="paragraph" style:parent-style-name="Standard">
      <style:text-properties style:font-name="Arial" fo:font-size="12pt" officeooo:rsid="0161ffae" officeooo:paragraph-rsid="0122a708" style:font-size-asian="12pt" style:font-size-complex="12pt"/>
    </style:style>
    <style:style style:name="P63" style:family="paragraph" style:parent-style-name="Standard">
      <style:text-properties style:font-name="Arial" fo:font-size="12pt" officeooo:rsid="01725d57" officeooo:paragraph-rsid="0122a708" style:font-size-asian="12pt" style:font-size-complex="12pt"/>
    </style:style>
    <style:style style:name="P64" style:family="paragraph" style:parent-style-name="Standard">
      <style:text-properties style:font-name="Arial" fo:font-size="12pt" officeooo:rsid="002152e7" officeooo:paragraph-rsid="0122a708" style:font-size-asian="12pt" style:font-size-complex="12pt"/>
    </style:style>
    <style:style style:name="P65" style:family="paragraph" style:parent-style-name="Standard">
      <style:text-properties style:font-name="Arial" fo:font-size="12pt" officeooo:rsid="0156e85c" officeooo:paragraph-rsid="0156e85c" style:font-size-asian="12pt" style:font-size-complex="12pt"/>
    </style:style>
    <style:style style:name="P66" style:family="paragraph" style:parent-style-name="Standard">
      <style:text-properties style:font-name="Arial" fo:font-size="12pt" officeooo:rsid="01240e81" officeooo:paragraph-rsid="0122a708" style:font-size-asian="12pt" style:font-size-complex="12pt"/>
    </style:style>
    <style:style style:name="P67" style:family="paragraph" style:parent-style-name="Standard">
      <style:text-properties style:font-name="Arial" fo:font-size="12pt" officeooo:rsid="0124b330" officeooo:paragraph-rsid="0122a708" style:font-size-asian="12pt" style:font-size-complex="12pt"/>
    </style:style>
    <style:style style:name="P68" style:family="paragraph" style:parent-style-name="Standard">
      <style:text-properties style:font-name="Arial" fo:font-size="12pt" officeooo:rsid="01257a47" officeooo:paragraph-rsid="0122a708" style:font-size-asian="12pt" style:font-size-complex="12pt"/>
    </style:style>
    <style:style style:name="P69" style:family="paragraph" style:parent-style-name="Standard">
      <style:text-properties style:font-name="Arial" fo:font-size="12pt" officeooo:rsid="0125b1f9" officeooo:paragraph-rsid="0122a708" style:font-size-asian="12pt" style:font-size-complex="12pt"/>
    </style:style>
    <style:style style:name="P70" style:family="paragraph" style:parent-style-name="Standard">
      <style:text-properties style:font-name="Arial" fo:font-size="12pt" officeooo:rsid="01265d2c" officeooo:paragraph-rsid="0122a708" style:font-size-asian="12pt" style:font-size-complex="12pt"/>
    </style:style>
    <style:style style:name="P71" style:family="paragraph" style:parent-style-name="Standard">
      <style:text-properties style:font-name="Arial" fo:font-size="12pt" officeooo:rsid="017f71b2" officeooo:paragraph-rsid="0122a708" style:font-size-asian="12pt" style:font-size-complex="12pt"/>
    </style:style>
    <style:style style:name="P72" style:family="paragraph" style:parent-style-name="Standard">
      <style:text-properties style:font-name="Arial" fo:font-size="12pt" officeooo:rsid="0186a65a" officeooo:paragraph-rsid="02ed26c8" style:font-size-asian="12pt" style:font-size-complex="12pt"/>
    </style:style>
    <style:style style:name="P73" style:family="paragraph" style:parent-style-name="Standard">
      <style:text-properties style:font-name="Arial" fo:font-size="12pt" officeooo:rsid="0186a65a" officeooo:paragraph-rsid="0122a708" style:font-size-asian="12pt" style:font-size-complex="12pt"/>
    </style:style>
    <style:style style:name="P74" style:family="paragraph" style:parent-style-name="Standard">
      <style:text-properties style:font-name="Arial" fo:font-size="12pt" officeooo:rsid="0186fc77" officeooo:paragraph-rsid="0122a708" style:font-size-asian="12pt" style:font-size-complex="12pt"/>
    </style:style>
    <style:style style:name="P75" style:family="paragraph" style:parent-style-name="Standard">
      <style:text-properties style:font-name="Arial" fo:font-size="12pt" officeooo:rsid="018768df" officeooo:paragraph-rsid="02f06689" style:font-size-asian="12pt" style:font-size-complex="12pt"/>
    </style:style>
    <style:style style:name="P76" style:family="paragraph" style:parent-style-name="Standard">
      <style:text-properties style:font-name="Arial" fo:font-size="12pt" officeooo:rsid="018768df" officeooo:paragraph-rsid="0122a708" style:font-size-asian="12pt" style:font-size-complex="12pt"/>
    </style:style>
    <style:style style:name="P77" style:family="paragraph" style:parent-style-name="Standard">
      <style:text-properties style:font-name="Arial" fo:font-size="12pt" officeooo:paragraph-rsid="0122a708" style:font-size-asian="12pt" style:font-size-complex="12pt"/>
    </style:style>
    <style:style style:name="P78" style:family="paragraph" style:parent-style-name="Standard">
      <style:text-properties style:font-name="Arial" fo:font-size="12pt" officeooo:paragraph-rsid="014f4f8d" style:font-size-asian="12pt" style:font-size-complex="12pt"/>
    </style:style>
    <style:style style:name="P79" style:family="paragraph" style:parent-style-name="Standard">
      <style:text-properties style:font-name="Arial" fo:font-size="12pt" fo:font-weight="bold" style:font-size-asian="12pt" style:font-weight-asian="bold" style:font-size-complex="12pt" style:font-weight-complex="bold"/>
    </style:style>
    <style:style style:name="P80" style:family="paragraph" style:parent-style-name="Standard">
      <style:paragraph-properties fo:text-align="justify" style:justify-single-word="false"/>
      <style:text-properties style:font-name="Arial" fo:font-size="12pt" fo:font-weight="bold" officeooo:rsid="005b5f71" officeooo:paragraph-rsid="005b5f71" style:font-size-asian="12pt" style:font-weight-asian="bold" style:font-size-complex="12pt" style:font-weight-complex="bold"/>
    </style:style>
    <style:style style:name="P81" style:family="paragraph" style:parent-style-name="Standard">
      <style:paragraph-properties fo:text-align="justify" style:justify-single-word="false"/>
      <style:text-properties style:font-name="Arial" fo:font-size="12pt" fo:font-weight="bold" officeooo:rsid="022a5991" officeooo:paragraph-rsid="022a5991" style:font-size-asian="12pt" style:font-weight-asian="bold" style:font-size-complex="12pt" style:font-weight-complex="bold"/>
    </style:style>
    <style:style style:name="P82" style:family="paragraph" style:parent-style-name="Standard">
      <style:paragraph-properties fo:text-align="justify" style:justify-single-word="false"/>
      <style:text-properties style:font-name="Arial" fo:font-size="12pt" fo:font-weight="bold" officeooo:rsid="022a5991" officeooo:paragraph-rsid="0231223f" style:font-size-asian="12pt" style:font-weight-asian="bold" style:font-size-complex="12pt" style:font-weight-complex="bold"/>
    </style:style>
    <style:style style:name="P83" style:family="paragraph" style:parent-style-name="Standard">
      <style:paragraph-properties fo:text-align="justify" style:justify-single-word="false"/>
      <style:text-properties style:font-name="Arial" fo:font-size="12pt" fo:font-weight="bold" officeooo:rsid="022a5991" officeooo:paragraph-rsid="022a5fd6" style:font-size-asian="12pt" style:font-weight-asian="bold" style:font-size-complex="12pt" style:font-weight-complex="bold"/>
    </style:style>
    <style:style style:name="P84" style:family="paragraph" style:parent-style-name="Standard">
      <style:paragraph-properties fo:text-align="justify" style:justify-single-word="false"/>
      <style:text-properties style:font-name="Arial" fo:font-size="12pt" fo:font-weight="bold" officeooo:rsid="022a5991" officeooo:paragraph-rsid="022bcb12" style:font-size-asian="12pt" style:font-weight-asian="bold" style:font-size-complex="12pt" style:font-weight-complex="bold"/>
    </style:style>
    <style:style style:name="P85" style:family="paragraph" style:parent-style-name="Standard">
      <style:paragraph-properties fo:text-align="justify" style:justify-single-word="false"/>
      <style:text-properties style:font-name="Arial" fo:font-size="12pt" fo:font-weight="bold" officeooo:rsid="022a5991" officeooo:paragraph-rsid="022d3eea" style:font-size-asian="12pt" style:font-weight-asian="bold" style:font-size-complex="12pt" style:font-weight-complex="bold"/>
    </style:style>
    <style:style style:name="P86" style:family="paragraph" style:parent-style-name="Standard">
      <style:paragraph-properties fo:text-align="justify" style:justify-single-word="false"/>
      <style:text-properties style:font-name="Arial" fo:font-size="12pt" fo:font-weight="bold" officeooo:rsid="022a5991" officeooo:paragraph-rsid="022f8a69" style:font-size-asian="12pt" style:font-weight-asian="bold" style:font-size-complex="12pt" style:font-weight-complex="bold"/>
    </style:style>
    <style:style style:name="P87" style:family="paragraph" style:parent-style-name="Standard">
      <style:paragraph-properties fo:text-align="justify" style:justify-single-word="false"/>
      <style:text-properties style:font-name="Arial" fo:font-size="12pt" fo:font-weight="bold" officeooo:rsid="022a5991" officeooo:paragraph-rsid="02359561" style:font-size-asian="12pt" style:font-weight-asian="bold" style:font-size-complex="12pt" style:font-weight-complex="bold"/>
    </style:style>
    <style:style style:name="P88" style:family="paragraph" style:parent-style-name="Standard">
      <style:text-properties style:font-name="Arial" fo:font-size="12pt" fo:font-weight="bold" officeooo:rsid="00108c48" officeooo:paragraph-rsid="033dd382" style:font-size-asian="12pt" style:font-weight-asian="bold" style:font-size-complex="12pt" style:font-weight-complex="bold"/>
    </style:style>
    <style:style style:name="P89" style:family="paragraph" style:parent-style-name="Standard">
      <style:text-properties style:font-name="Arial" fo:font-size="12pt" fo:font-weight="bold" officeooo:rsid="00167181" officeooo:paragraph-rsid="033dd382" style:font-size-asian="12pt" style:font-weight-asian="bold" style:font-size-complex="12pt" style:font-weight-complex="bold"/>
    </style:style>
    <style:style style:name="P90" style:family="paragraph" style:parent-style-name="Standard">
      <style:text-properties style:font-name="Arial" fo:font-size="12pt" fo:font-weight="bold" officeooo:rsid="00123a5b" officeooo:paragraph-rsid="006d73de" style:font-size-asian="12pt" style:font-weight-asian="bold" style:font-size-complex="12pt" style:font-weight-complex="bold"/>
    </style:style>
    <style:style style:name="P91" style:family="paragraph" style:parent-style-name="Standard">
      <style:text-properties style:font-name="Arial" fo:font-size="12pt" fo:font-weight="bold" officeooo:rsid="00b21906" officeooo:paragraph-rsid="00b21906" style:font-size-asian="12pt" style:font-weight-asian="bold" style:font-size-complex="12pt" style:font-weight-complex="bold"/>
    </style:style>
    <style:style style:name="P92" style:family="paragraph" style:parent-style-name="Standard">
      <style:text-properties style:font-name="Arial" fo:font-size="12pt" fo:font-weight="bold" officeooo:rsid="00b5bcb2" officeooo:paragraph-rsid="03419b8c" style:font-size-asian="12pt" style:font-weight-asian="bold" style:font-size-complex="12pt" style:font-weight-complex="bold"/>
    </style:style>
    <style:style style:name="P93" style:family="paragraph" style:parent-style-name="Standard">
      <style:text-properties style:font-name="Arial" fo:font-size="12pt" fo:font-weight="bold" officeooo:rsid="00b5bcb2" officeooo:paragraph-rsid="03457bb4" style:font-size-asian="12pt" style:font-weight-asian="bold" style:font-size-complex="12pt" style:font-weight-complex="bold"/>
    </style:style>
    <style:style style:name="P94" style:family="paragraph" style:parent-style-name="Standard">
      <style:text-properties style:font-name="Arial" fo:font-size="12pt" fo:font-weight="bold" officeooo:rsid="011b710c" officeooo:paragraph-rsid="011b710c" style:font-size-asian="12pt" style:font-weight-asian="bold" style:font-size-complex="12pt" style:font-weight-complex="bold"/>
    </style:style>
    <style:style style:name="P95" style:family="paragraph" style:parent-style-name="Standard">
      <style:text-properties style:font-name="Arial" fo:font-size="12pt" fo:font-weight="bold" officeooo:rsid="011b710c" officeooo:paragraph-rsid="00b818ab" style:font-size-asian="12pt" style:font-weight-asian="bold" style:font-size-complex="12pt" style:font-weight-complex="bold"/>
    </style:style>
    <style:style style:name="P96" style:family="paragraph" style:parent-style-name="Standard">
      <style:text-properties style:font-name="Arial" fo:font-size="12pt" fo:font-weight="bold" officeooo:rsid="011cb11c" officeooo:paragraph-rsid="034717d3" style:font-size-asian="12pt" style:font-weight-asian="bold" style:font-size-complex="12pt" style:font-weight-complex="bold"/>
    </style:style>
    <style:style style:name="P97" style:family="paragraph" style:parent-style-name="Standard">
      <style:text-properties style:font-name="Arial" fo:font-size="12pt" fo:font-weight="bold" officeooo:rsid="013aa708" officeooo:paragraph-rsid="0122a708" style:font-size-asian="12pt" style:font-weight-asian="bold" style:font-size-complex="12pt" style:font-weight-complex="bold"/>
    </style:style>
    <style:style style:name="P98" style:family="paragraph" style:parent-style-name="Standard">
      <style:text-properties style:font-name="Arial" fo:font-size="12pt" fo:font-weight="bold" officeooo:rsid="003cbe5c" officeooo:paragraph-rsid="013e1f8d" style:font-size-asian="12pt" style:font-weight-asian="bold" style:font-size-complex="12pt" style:font-weight-complex="bold"/>
    </style:style>
    <style:style style:name="P99" style:family="paragraph" style:parent-style-name="Standard">
      <style:paragraph-properties fo:text-align="justify" style:justify-single-word="false"/>
      <style:text-properties style:font-name="Arial" fo:font-size="12pt" fo:font-weight="bold" officeooo:rsid="00082c44" officeooo:paragraph-rsid="03352471" style:font-size-asian="12pt" style:font-weight-asian="bold" style:font-size-complex="12pt" style:font-weight-complex="bold"/>
    </style:style>
    <style:style style:name="P100" style:family="paragraph" style:parent-style-name="Standard">
      <style:text-properties style:font-name="Arial" fo:font-size="12pt" fo:font-weight="bold" officeooo:rsid="003ef02a" officeooo:paragraph-rsid="013f183e" style:font-size-asian="12pt" style:font-weight-asian="bold" style:font-size-complex="12pt" style:font-weight-complex="bold"/>
    </style:style>
    <style:style style:name="P101" style:family="paragraph" style:parent-style-name="Standard">
      <style:text-properties style:font-name="Arial" fo:font-size="12pt" fo:font-weight="normal" style:font-size-asian="12pt" style:font-weight-asian="normal" style:font-size-complex="12pt" style:font-weight-complex="normal"/>
    </style:style>
    <style:style style:name="P102" style:family="paragraph" style:parent-style-name="Standard">
      <style:paragraph-properties fo:text-align="justify" style:justify-single-word="false"/>
      <style:text-properties style:font-name="Arial" fo:font-size="12pt" fo:font-weight="normal" officeooo:rsid="005b5f71" officeooo:paragraph-rsid="005975a4" style:font-size-asian="12pt" style:font-weight-asian="normal" style:font-size-complex="12pt" style:font-weight-complex="normal"/>
    </style:style>
    <style:style style:name="P103" style:family="paragraph" style:parent-style-name="Standard">
      <style:paragraph-properties fo:text-align="justify" style:justify-single-word="false"/>
      <style:text-properties style:font-name="Arial" fo:font-size="12pt" fo:font-weight="normal" officeooo:rsid="005c99f3" officeooo:paragraph-rsid="005b5f71" style:font-size-asian="12pt" style:font-weight-asian="normal" style:font-size-complex="12pt" style:font-weight-complex="normal"/>
    </style:style>
    <style:style style:name="P104" style:family="paragraph" style:parent-style-name="Standard">
      <style:paragraph-properties fo:text-align="justify" style:justify-single-word="false"/>
      <style:text-properties style:font-name="Arial" fo:font-size="12pt" fo:font-weight="normal" officeooo:rsid="022a5991" officeooo:paragraph-rsid="022a5991" style:font-size-asian="12pt" style:font-weight-asian="normal" style:font-size-complex="12pt" style:font-weight-complex="normal"/>
    </style:style>
    <style:style style:name="P105" style:family="paragraph" style:parent-style-name="Standard">
      <style:paragraph-properties fo:text-align="justify" style:justify-single-word="false"/>
      <style:text-properties style:font-name="Arial" fo:font-size="12pt" fo:font-weight="normal" officeooo:rsid="022a5991" officeooo:paragraph-rsid="022a5fd6" style:font-size-asian="12pt" style:font-weight-asian="normal" style:font-size-complex="12pt" style:font-weight-complex="normal"/>
    </style:style>
    <style:style style:name="P106" style:family="paragraph" style:parent-style-name="Standard">
      <style:paragraph-properties fo:text-align="justify" style:justify-single-word="false"/>
      <style:text-properties style:font-name="Arial" fo:font-size="12pt" fo:font-weight="normal" officeooo:rsid="022d3eea" officeooo:paragraph-rsid="022bcb12" style:font-size-asian="12pt" style:font-weight-asian="normal" style:font-size-complex="12pt" style:font-weight-complex="normal"/>
    </style:style>
    <style:style style:name="P107" style:family="paragraph" style:parent-style-name="Standard">
      <style:paragraph-properties fo:text-align="justify" style:justify-single-word="false"/>
      <style:text-properties style:font-name="Arial" fo:font-size="12pt" fo:font-weight="normal" officeooo:rsid="022e50ab" officeooo:paragraph-rsid="022d3eea" style:font-size-asian="12pt" style:font-weight-asian="normal" style:font-size-complex="12pt" style:font-weight-complex="normal"/>
    </style:style>
    <style:style style:name="P108" style:family="paragraph" style:parent-style-name="Standard">
      <style:paragraph-properties fo:text-align="justify" style:justify-single-word="false"/>
      <style:text-properties style:font-name="Arial" fo:font-size="12pt" fo:font-weight="normal" officeooo:rsid="022f8a69" officeooo:paragraph-rsid="022f8a69" style:font-size-asian="12pt" style:font-weight-asian="normal" style:font-size-complex="12pt" style:font-weight-complex="normal"/>
    </style:style>
    <style:style style:name="P109" style:family="paragraph" style:parent-style-name="Standard">
      <style:paragraph-properties fo:text-align="justify" style:justify-single-word="false"/>
      <style:text-properties style:font-name="Arial" fo:font-size="12pt" fo:font-weight="normal" officeooo:rsid="0232685c" officeooo:paragraph-rsid="0231223f" style:font-size-asian="12pt" style:font-weight-asian="normal" style:font-size-complex="12pt" style:font-weight-complex="normal"/>
    </style:style>
    <style:style style:name="P110" style:family="paragraph" style:parent-style-name="Standard">
      <style:paragraph-properties fo:text-align="justify" style:justify-single-word="false"/>
      <style:text-properties style:font-name="Arial" fo:font-size="12pt" fo:font-weight="normal" officeooo:rsid="02359561" officeooo:paragraph-rsid="02359561" style:font-size-asian="12pt" style:font-weight-asian="normal" style:font-size-complex="12pt" style:font-weight-complex="normal"/>
    </style:style>
    <style:style style:name="P111" style:family="paragraph" style:parent-style-name="Standard">
      <style:text-properties style:font-name="Arial" fo:font-size="12pt" fo:font-weight="normal" officeooo:rsid="001c1bdd" officeooo:paragraph-rsid="00c6c34a" style:font-size-asian="12pt" style:font-weight-asian="normal" style:font-size-complex="12pt" style:font-weight-complex="normal"/>
    </style:style>
    <style:style style:name="P112" style:family="paragraph" style:parent-style-name="Standard">
      <style:text-properties style:font-name="Arial" fo:font-size="12pt" fo:font-weight="normal" officeooo:rsid="00222e0c" officeooo:paragraph-rsid="00c6c34a" style:font-size-asian="12pt" style:font-weight-asian="normal" style:font-size-complex="12pt" style:font-weight-complex="normal"/>
    </style:style>
    <style:style style:name="P113" style:family="paragraph" style:parent-style-name="Standard">
      <style:text-properties style:font-name="Arial" fo:font-size="12pt" fo:font-weight="normal" officeooo:rsid="00260237" officeooo:paragraph-rsid="00c6c34a" style:font-size-asian="12pt" style:font-weight-asian="normal" style:font-size-complex="12pt" style:font-weight-complex="normal"/>
    </style:style>
    <style:style style:name="P114" style:family="paragraph" style:parent-style-name="Standard">
      <style:text-properties style:font-name="Arial" fo:font-size="12pt" fo:font-weight="normal" officeooo:rsid="002d27eb" officeooo:paragraph-rsid="00c6c34a" style:font-size-asian="12pt" style:font-weight-asian="normal" style:font-size-complex="12pt" style:font-weight-complex="normal"/>
    </style:style>
    <style:style style:name="P115" style:family="paragraph" style:parent-style-name="Standard">
      <style:text-properties style:font-name="Arial" fo:font-size="12pt" fo:font-weight="normal" officeooo:rsid="0053082b" officeooo:paragraph-rsid="00866c80" style:font-size-asian="12pt" style:font-weight-asian="normal" style:font-size-complex="12pt" style:font-weight-complex="normal"/>
    </style:style>
    <style:style style:name="P116" style:family="paragraph" style:parent-style-name="Standard">
      <style:text-properties style:font-name="Arial" fo:font-size="12pt" fo:font-weight="normal" officeooo:rsid="0053082b" officeooo:paragraph-rsid="03858b03" style:font-size-asian="12pt" style:font-weight-asian="normal" style:font-size-complex="12pt" style:font-weight-complex="normal"/>
    </style:style>
    <style:style style:name="P117" style:family="paragraph" style:parent-style-name="Standard">
      <style:text-properties style:font-name="Arial" fo:font-size="12pt" fo:font-weight="normal" officeooo:rsid="000d1df0" officeooo:paragraph-rsid="006a3d79" style:font-size-asian="12pt" style:font-weight-asian="normal" style:font-size-complex="12pt" style:font-weight-complex="normal"/>
    </style:style>
    <style:style style:name="P118" style:family="paragraph" style:parent-style-name="Standard">
      <style:text-properties style:font-name="Arial" fo:font-size="12pt" fo:font-weight="normal" officeooo:rsid="000d1df0" officeooo:paragraph-rsid="0264619e" style:font-size-asian="12pt" style:font-weight-asian="normal" style:font-size-complex="12pt" style:font-weight-complex="normal"/>
    </style:style>
    <style:style style:name="P119" style:family="paragraph" style:parent-style-name="Standard">
      <style:text-properties style:font-name="Arial" fo:font-size="12pt" fo:font-weight="normal" officeooo:rsid="000ed421" officeooo:paragraph-rsid="006a3d79" style:font-size-asian="12pt" style:font-weight-asian="normal" style:font-size-complex="12pt" style:font-weight-complex="normal"/>
    </style:style>
    <style:style style:name="P120" style:family="paragraph" style:parent-style-name="Standard">
      <style:text-properties style:font-name="Arial" fo:font-size="12pt" fo:font-weight="normal" officeooo:rsid="00108c48" officeooo:paragraph-rsid="006a3d79" style:font-size-asian="12pt" style:font-weight-asian="normal" style:font-size-complex="12pt" style:font-weight-complex="normal"/>
    </style:style>
    <style:style style:name="P121" style:family="paragraph" style:parent-style-name="Standard">
      <style:text-properties style:font-name="Arial" fo:font-size="12pt" fo:font-weight="normal" officeooo:rsid="00123a5b" officeooo:paragraph-rsid="006a3d79" style:font-size-asian="12pt" style:font-weight-asian="normal" style:font-size-complex="12pt" style:font-weight-complex="normal"/>
    </style:style>
    <style:style style:name="P122" style:family="paragraph" style:parent-style-name="Standard">
      <style:text-properties style:font-name="Arial" fo:font-size="12pt" fo:font-weight="normal" officeooo:rsid="00b417d9" officeooo:paragraph-rsid="034155c9" style:font-size-asian="12pt" style:font-weight-asian="normal" style:font-size-complex="12pt" style:font-weight-complex="normal"/>
    </style:style>
    <style:style style:name="P123" style:family="paragraph" style:parent-style-name="Standard">
      <style:text-properties style:font-name="Arial" fo:font-size="12pt" fo:font-weight="normal" officeooo:rsid="00b517ba" officeooo:paragraph-rsid="00b517ba" style:font-size-asian="12pt" style:font-weight-asian="normal" style:font-size-complex="12pt" style:font-weight-complex="normal"/>
    </style:style>
    <style:style style:name="P124" style:family="paragraph" style:parent-style-name="Standard">
      <style:text-properties style:font-name="Arial" fo:font-size="12pt" fo:font-weight="normal" officeooo:rsid="00b517ba" officeooo:paragraph-rsid="00b417d9" style:font-size-asian="12pt" style:font-weight-asian="normal" style:font-size-complex="12pt" style:font-weight-complex="normal"/>
    </style:style>
    <style:style style:name="P125" style:family="paragraph" style:parent-style-name="Standard">
      <style:text-properties style:font-name="Arial" fo:font-size="12pt" fo:font-weight="normal" officeooo:rsid="00b517ba" officeooo:paragraph-rsid="0341646f" style:font-size-asian="12pt" style:font-weight-asian="normal" style:font-size-complex="12pt" style:font-weight-complex="normal"/>
    </style:style>
    <style:style style:name="P126" style:family="paragraph" style:parent-style-name="Standard">
      <style:text-properties style:font-name="Arial" fo:font-size="12pt" fo:font-weight="normal" officeooo:rsid="00b818ab" officeooo:paragraph-rsid="00b818ab" style:font-size-asian="12pt" style:font-weight-asian="normal" style:font-size-complex="12pt" style:font-weight-complex="normal"/>
    </style:style>
    <style:style style:name="P127" style:family="paragraph" style:parent-style-name="Standard">
      <style:text-properties style:font-name="Arial" fo:font-size="12pt" fo:font-weight="normal" officeooo:rsid="011b710c" officeooo:paragraph-rsid="011b710c" style:font-size-asian="12pt" style:font-weight-asian="normal" style:font-size-complex="12pt" style:font-weight-complex="normal"/>
    </style:style>
    <style:style style:name="P128" style:family="paragraph" style:parent-style-name="Standard">
      <style:text-properties style:font-name="Arial" fo:font-size="12pt" fo:font-weight="normal" officeooo:rsid="011cb11c" officeooo:paragraph-rsid="011cb11c" style:font-size-asian="12pt" style:font-weight-asian="normal" style:font-size-complex="12pt" style:font-weight-complex="normal"/>
    </style:style>
    <style:style style:name="P129" style:family="paragraph" style:parent-style-name="Standard">
      <style:text-properties style:font-name="Arial" fo:font-size="12pt" fo:font-weight="normal" officeooo:rsid="001ca665" officeooo:paragraph-rsid="00c6c34a" style:font-size-asian="12pt" style:font-weight-asian="normal" style:font-size-complex="12pt" style:font-weight-complex="normal"/>
    </style:style>
    <style:style style:name="P130" style:family="paragraph" style:parent-style-name="Standard">
      <style:text-properties style:font-name="Arial" fo:font-size="12pt" fo:font-weight="normal" officeooo:rsid="00206c22" officeooo:paragraph-rsid="00c6c34a" style:font-size-asian="12pt" style:font-weight-asian="normal" style:font-size-complex="12pt" style:font-weight-complex="normal"/>
    </style:style>
    <style:style style:name="P131" style:family="paragraph" style:parent-style-name="Standard">
      <style:text-properties style:font-name="Arial" fo:font-size="12pt" fo:font-weight="normal" officeooo:rsid="00288589" officeooo:paragraph-rsid="00c6c34a" style:font-size-asian="12pt" style:font-weight-asian="normal" style:font-size-complex="12pt" style:font-weight-complex="normal"/>
    </style:style>
    <style:style style:name="P132" style:family="paragraph" style:parent-style-name="Standard">
      <style:text-properties style:font-name="Arial" fo:font-size="12pt" fo:font-weight="normal" officeooo:rsid="002f0a40" officeooo:paragraph-rsid="00c6c34a" style:font-size-asian="12pt" style:font-weight-asian="normal" style:font-size-complex="12pt" style:font-weight-complex="normal"/>
    </style:style>
    <style:style style:name="P133" style:family="paragraph" style:parent-style-name="Standard">
      <style:text-properties style:font-name="Arial" fo:font-size="12pt" fo:font-weight="normal" officeooo:rsid="00c11136" officeooo:paragraph-rsid="0122a708" style:font-size-asian="12pt" style:font-weight-asian="normal" style:font-size-complex="12pt" style:font-weight-complex="normal"/>
    </style:style>
    <style:style style:name="P134" style:family="paragraph" style:parent-style-name="Standard">
      <style:text-properties style:font-name="Arial" fo:font-size="12pt" fo:font-weight="normal" officeooo:rsid="0266b7a5" officeooo:paragraph-rsid="0122a708" style:font-size-asian="12pt" style:font-weight-asian="normal" style:font-size-complex="12pt" style:font-weight-complex="normal"/>
    </style:style>
    <style:style style:name="P135" style:family="paragraph" style:parent-style-name="Standard">
      <style:text-properties style:font-name="Arial" fo:font-size="12pt" fo:font-weight="normal" officeooo:rsid="02887598" officeooo:paragraph-rsid="0122a708" style:font-size-asian="12pt" style:font-weight-asian="normal" style:font-size-complex="12pt" style:font-weight-complex="normal"/>
    </style:style>
    <style:style style:name="P136" style:family="paragraph" style:parent-style-name="Standard">
      <style:text-properties style:font-name="Arial" fo:font-size="12pt" fo:font-weight="normal" officeooo:rsid="01c7b1eb" officeooo:paragraph-rsid="0122a708" style:font-size-asian="12pt" style:font-weight-asian="normal" style:font-size-complex="12pt" style:font-weight-complex="normal"/>
    </style:style>
    <style:style style:name="P137" style:family="paragraph" style:parent-style-name="Standard">
      <style:text-properties style:font-name="Arial" fo:font-size="12pt" fo:font-weight="normal" officeooo:rsid="01cfb5c7" officeooo:paragraph-rsid="0122a708" style:font-size-asian="12pt" style:font-weight-asian="normal" style:font-size-complex="12pt" style:font-weight-complex="normal"/>
    </style:style>
    <style:style style:name="P138" style:family="paragraph" style:parent-style-name="Standard">
      <style:text-properties style:font-name="Arial" fo:font-size="12pt" fo:font-weight="normal" officeooo:rsid="01d1548d" officeooo:paragraph-rsid="0122a708" style:font-size-asian="12pt" style:font-weight-asian="normal" style:font-size-complex="12pt" style:font-weight-complex="normal"/>
    </style:style>
    <style:style style:name="P139" style:family="paragraph" style:parent-style-name="Standard">
      <style:text-properties style:font-name="Arial" fo:font-size="12pt" fo:font-weight="normal" officeooo:rsid="00c9b65b" officeooo:paragraph-rsid="0122a708" style:font-size-asian="12pt" style:font-weight-asian="normal" style:font-size-complex="12pt" style:font-weight-complex="normal"/>
    </style:style>
    <style:style style:name="P140" style:family="paragraph" style:parent-style-name="Standard">
      <style:text-properties style:font-name="Arial" fo:font-size="12pt" fo:font-weight="normal" officeooo:rsid="00c9b65b" officeooo:paragraph-rsid="036614bf" style:font-size-asian="12pt" style:font-weight-asian="normal" style:font-size-complex="12pt" style:font-weight-complex="normal"/>
    </style:style>
    <style:style style:name="P141" style:family="paragraph" style:parent-style-name="Standard">
      <style:text-properties style:font-name="Arial" fo:font-size="12pt" fo:font-weight="normal" officeooo:rsid="0266181d" officeooo:paragraph-rsid="0122a708" style:font-size-asian="12pt" style:font-weight-asian="normal" style:font-size-complex="12pt" style:font-weight-complex="normal"/>
    </style:style>
    <style:style style:name="P142" style:family="paragraph" style:parent-style-name="Standard">
      <style:text-properties style:font-name="Arial" fo:font-size="12pt" fo:font-weight="normal" officeooo:rsid="00cafeb2" officeooo:paragraph-rsid="0122a708" style:font-size-asian="12pt" style:font-weight-asian="normal" style:font-size-complex="12pt" style:font-weight-complex="normal"/>
    </style:style>
    <style:style style:name="P143" style:family="paragraph" style:parent-style-name="Standard">
      <style:text-properties style:font-name="Arial" fo:font-size="12pt" fo:font-weight="normal" officeooo:rsid="00cc218d" officeooo:paragraph-rsid="0122a708" style:font-size-asian="12pt" style:font-weight-asian="normal" style:font-size-complex="12pt" style:font-weight-complex="normal"/>
    </style:style>
    <style:style style:name="P144" style:family="paragraph" style:parent-style-name="Standard">
      <style:text-properties style:font-name="Arial" fo:font-size="12pt" fo:font-weight="normal" officeooo:rsid="0160b785" officeooo:paragraph-rsid="0122a708" style:font-size-asian="12pt" style:font-weight-asian="normal" style:font-size-complex="12pt" style:font-weight-complex="normal"/>
    </style:style>
    <style:style style:name="P145" style:family="paragraph" style:parent-style-name="Standard">
      <style:text-properties style:font-name="Arial" fo:font-size="12pt" fo:font-weight="normal" officeooo:rsid="01725d57" officeooo:paragraph-rsid="0122a708" style:font-size-asian="12pt" style:font-weight-asian="normal" style:font-size-complex="12pt" style:font-weight-complex="normal"/>
    </style:style>
    <style:style style:name="P146" style:family="paragraph" style:parent-style-name="Standard">
      <style:text-properties style:font-name="Arial" fo:font-size="12pt" fo:font-weight="normal" officeooo:rsid="0125b1f9" officeooo:paragraph-rsid="0122a708" style:font-size-asian="12pt" style:font-weight-asian="normal" style:font-size-complex="12pt" style:font-weight-complex="normal"/>
    </style:style>
    <style:style style:name="P147" style:family="paragraph" style:parent-style-name="Standard">
      <style:text-properties style:font-name="Arial" fo:font-size="12pt" fo:font-weight="normal" officeooo:rsid="0037a76c" officeooo:paragraph-rsid="013e1f8d" style:font-size-asian="12pt" style:font-weight-asian="normal" style:font-size-complex="12pt" style:font-weight-complex="normal"/>
    </style:style>
    <style:style style:name="P148" style:family="paragraph" style:parent-style-name="Standard">
      <style:text-properties style:font-name="Arial" fo:font-size="12pt" fo:font-weight="normal" officeooo:rsid="0037a76c" officeooo:paragraph-rsid="0376bd59" style:font-size-asian="12pt" style:font-weight-asian="normal" style:font-size-complex="12pt" style:font-weight-complex="normal"/>
    </style:style>
    <style:style style:name="P149" style:family="paragraph" style:parent-style-name="Standard">
      <style:text-properties style:font-name="Arial" fo:font-size="12pt" fo:font-weight="normal" officeooo:rsid="0038e647" officeooo:paragraph-rsid="013e1f8d" style:font-size-asian="12pt" style:font-weight-asian="normal" style:font-size-complex="12pt" style:font-weight-complex="normal"/>
    </style:style>
    <style:style style:name="P150" style:family="paragraph" style:parent-style-name="Standard">
      <style:text-properties style:font-name="Arial" fo:font-size="12pt" fo:font-weight="normal" officeooo:rsid="003bf6ca" officeooo:paragraph-rsid="013e1f8d" style:font-size-asian="12pt" style:font-weight-asian="normal" style:font-size-complex="12pt" style:font-weight-complex="normal"/>
    </style:style>
    <style:style style:name="P151" style:family="paragraph" style:parent-style-name="Standard">
      <style:text-properties style:font-name="Arial" fo:font-size="12pt" fo:font-weight="normal" officeooo:rsid="003d0a0a" officeooo:paragraph-rsid="013e1f8d" style:font-size-asian="12pt" style:font-weight-asian="normal" style:font-size-complex="12pt" style:font-weight-complex="normal"/>
    </style:style>
    <style:style style:name="P152" style:family="paragraph" style:parent-style-name="Standard">
      <style:text-properties style:font-name="Arial" fo:font-size="12pt" fo:font-weight="normal" officeooo:rsid="008a1c3b" officeooo:paragraph-rsid="008a1c3b" style:font-size-asian="12pt" style:font-weight-asian="normal" style:font-size-complex="12pt" style:font-weight-complex="normal"/>
    </style:style>
    <style:style style:name="P153" style:family="paragraph" style:parent-style-name="Standard">
      <style:paragraph-properties fo:text-align="justify" style:justify-single-word="false"/>
      <style:text-properties style:font-name="Arial" fo:font-size="12pt" fo:font-weight="normal" officeooo:rsid="00ae72ec" officeooo:paragraph-rsid="00ae72ec"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style:font-name="Arial" fo:font-size="12pt" fo:font-weight="normal" officeooo:rsid="02668d09" officeooo:paragraph-rsid="0268e2fe"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style:font-name="Arial" fo:font-size="12pt" fo:font-weight="normal" officeooo:rsid="028b87ba" officeooo:paragraph-rsid="028c24fd"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style:font-name="Arial" fo:font-size="12pt" fo:font-weight="normal" officeooo:rsid="02982acc" officeooo:paragraph-rsid="028d6e75" style:font-size-asian="10.5pt" style:font-weight-asian="normal" style:font-size-complex="12pt" style:font-weight-complex="normal"/>
    </style:style>
    <style:style style:name="P157" style:family="paragraph" style:parent-style-name="Standard">
      <style:text-properties style:font-name="Arial" fo:font-size="12pt" fo:font-weight="normal" officeooo:rsid="00b818ab" officeooo:paragraph-rsid="00b818ab" style:font-size-asian="10.5pt" style:font-weight-asian="normal" style:font-size-complex="12pt" style:font-weight-complex="normal"/>
    </style:style>
    <style:style style:name="P158" style:family="paragraph" style:parent-style-name="Standard">
      <style:text-properties style:font-name="Arial" fo:font-size="12pt" fo:font-weight="normal" officeooo:rsid="00ba7ad8" officeooo:paragraph-rsid="00ba7ad8" style:font-size-asian="10.5pt" style:font-weight-asian="normal" style:font-size-complex="12pt" style:font-weight-complex="normal"/>
    </style:style>
    <style:style style:name="P159" style:family="paragraph" style:parent-style-name="Standard">
      <style:text-properties style:font-name="Arial" fo:font-size="12pt" style:text-underline-style="none" officeooo:rsid="010c1121" officeooo:paragraph-rsid="0122a708" style:font-size-asian="12pt" style:font-size-complex="12pt"/>
    </style:style>
    <style:style style:name="P160" style:family="paragraph" style:parent-style-name="Standard">
      <style:text-properties style:font-name="Arial" fo:font-size="12pt" style:text-underline-style="none" officeooo:rsid="00aa5af1" officeooo:paragraph-rsid="0363c946" style:font-size-asian="12pt" style:font-size-complex="12pt"/>
    </style:style>
    <style:style style:name="P161" style:family="paragraph" style:parent-style-name="Standard">
      <style:text-properties style:font-name="Arial" fo:font-size="12pt" style:text-underline-style="none" officeooo:rsid="0229d138" officeooo:paragraph-rsid="02b0ba65" style:font-size-asian="12pt" style:font-size-complex="12pt"/>
    </style:style>
    <style:style style:name="P162" style:family="paragraph" style:parent-style-name="Standard">
      <style:text-properties style:font-name="Arial" fo:font-size="12pt" style:text-underline-style="none" officeooo:rsid="0229d138" officeooo:paragraph-rsid="03633390" style:font-size-asian="12pt" style:font-size-complex="12pt"/>
    </style:style>
    <style:style style:name="P163" style:family="paragraph" style:parent-style-name="Standard">
      <style:text-properties style:font-name="Arial" fo:font-size="12pt" style:text-underline-style="none" officeooo:rsid="02235d7b" officeooo:paragraph-rsid="02b25b54" style:font-size-asian="12pt" style:font-size-complex="12pt"/>
    </style:style>
    <style:style style:name="P164" style:family="paragraph" style:parent-style-name="Standard">
      <style:text-properties style:font-name="Arial" fo:font-size="12pt" style:text-underline-style="none" officeooo:rsid="02235d7b" officeooo:paragraph-rsid="0363c946" style:font-size-asian="12pt" style:font-size-complex="12pt"/>
    </style:style>
    <style:style style:name="P165" style:family="paragraph" style:parent-style-name="Standard">
      <style:text-properties style:font-name="Arial" fo:font-size="12pt" style:text-underline-style="none" officeooo:rsid="02b57ee4" officeooo:paragraph-rsid="02b6ab21" style:font-size-asian="12pt" style:font-size-complex="12pt"/>
    </style:style>
    <style:style style:name="P166" style:family="paragraph" style:parent-style-name="Standard">
      <style:text-properties style:font-name="Arial" fo:font-size="12pt" style:text-underline-style="none" officeooo:rsid="02b57ee4" officeooo:paragraph-rsid="02b57ee4" style:font-size-asian="12pt" style:font-size-complex="12pt"/>
    </style:style>
    <style:style style:name="P167" style:family="paragraph" style:parent-style-name="Standard">
      <style:text-properties style:font-name="Arial" fo:font-size="12pt" style:text-underline-style="none" officeooo:rsid="0220bade" officeooo:paragraph-rsid="0122a708" style:font-size-asian="12pt" style:font-size-complex="12pt"/>
    </style:style>
    <style:style style:name="P168" style:family="paragraph" style:parent-style-name="Standard">
      <style:text-properties style:font-name="Arial" fo:font-size="12pt" style:text-underline-style="none" officeooo:rsid="026728e6" officeooo:paragraph-rsid="0122a708" style:font-size-asian="12pt" style:font-size-complex="12pt"/>
    </style:style>
    <style:style style:name="P169" style:family="paragraph" style:parent-style-name="Standard">
      <style:text-properties style:font-name="Arial" fo:font-size="12pt" style:text-underline-style="none" officeooo:rsid="002d793a" officeooo:paragraph-rsid="0122a708" style:font-size-asian="12pt" style:font-size-complex="12pt"/>
    </style:style>
    <style:style style:name="P170" style:family="paragraph" style:parent-style-name="Standard">
      <style:text-properties style:font-name="Arial" fo:font-size="12pt" style:text-underline-style="none" officeooo:rsid="0030dc20" officeooo:paragraph-rsid="0122a708" style:font-size-asian="12pt" style:font-size-complex="12pt"/>
    </style:style>
    <style:style style:name="P171" style:family="paragraph" style:parent-style-name="Standard">
      <style:text-properties style:font-name="Arial" fo:font-size="12pt" style:text-underline-style="none" officeooo:rsid="00f23e19" officeooo:paragraph-rsid="03696925" style:font-size-asian="12pt" style:font-size-complex="12pt"/>
    </style:style>
    <style:style style:name="P172" style:family="paragraph" style:parent-style-name="Standard">
      <style:text-properties style:font-name="Arial" fo:font-size="12pt" style:text-underline-style="none" officeooo:rsid="00e90840" officeooo:paragraph-rsid="0122a708" style:font-size-asian="12pt" style:font-size-complex="12pt"/>
    </style:style>
    <style:style style:name="P173" style:family="paragraph" style:parent-style-name="Standard">
      <style:text-properties style:font-name="Arial" fo:font-size="12pt" style:text-underline-style="none" officeooo:rsid="00e90840" officeooo:paragraph-rsid="03696925" style:font-size-asian="12pt" style:font-size-complex="12pt"/>
    </style:style>
    <style:style style:name="P174" style:family="paragraph" style:parent-style-name="Standard">
      <style:text-properties style:font-name="Arial" fo:font-size="12pt" style:text-underline-style="none" officeooo:rsid="00ee21f6" officeooo:paragraph-rsid="02ccf62a" style:font-size-asian="12pt" style:font-size-complex="12pt"/>
    </style:style>
    <style:style style:name="P175" style:family="paragraph" style:parent-style-name="Standard">
      <style:text-properties style:font-name="Arial" fo:font-size="12pt" style:text-underline-style="none" officeooo:rsid="00ee21f6" officeooo:paragraph-rsid="02c2ed02" style:font-size-asian="12pt" style:font-size-complex="12pt"/>
    </style:style>
    <style:style style:name="P176" style:family="paragraph" style:parent-style-name="Standard">
      <style:text-properties style:font-name="Arial" fo:font-size="12pt" style:text-underline-style="none" officeooo:rsid="00eba04f" officeooo:paragraph-rsid="0122a708" style:font-size-asian="12pt" style:font-size-complex="12pt"/>
    </style:style>
    <style:style style:name="P177" style:family="paragraph" style:parent-style-name="Standard">
      <style:text-properties style:font-name="Arial" fo:font-size="12pt" style:text-underline-style="none" officeooo:rsid="00fba15b" officeooo:paragraph-rsid="0122a708" style:font-size-asian="12pt" style:font-size-complex="12pt"/>
    </style:style>
    <style:style style:name="P178" style:family="paragraph" style:parent-style-name="Standard">
      <style:text-properties style:font-name="Arial" fo:font-size="12pt" style:text-underline-style="none" officeooo:rsid="00ff04c7" officeooo:paragraph-rsid="0122a708" style:font-size-asian="12pt" style:font-size-complex="12pt"/>
    </style:style>
    <style:style style:name="P179" style:family="paragraph" style:parent-style-name="Standard">
      <style:text-properties style:font-name="Arial" fo:font-size="12pt" style:text-underline-style="none" officeooo:rsid="01e89c46" officeooo:paragraph-rsid="0122a708" style:font-size-asian="12pt" style:font-size-complex="12pt"/>
    </style:style>
    <style:style style:name="P180" style:family="paragraph" style:parent-style-name="Standard">
      <style:text-properties style:font-name="Arial" fo:font-size="12pt" style:text-underline-style="none" officeooo:rsid="006d7e0a" officeooo:paragraph-rsid="0122a708" style:font-size-asian="12pt" style:font-size-complex="12pt"/>
    </style:style>
    <style:style style:name="P181" style:family="paragraph" style:parent-style-name="Standard">
      <style:text-properties style:font-name="Arial" fo:font-size="12pt" style:text-underline-style="none" officeooo:rsid="01f18137" officeooo:paragraph-rsid="0122a708" style:font-size-asian="12pt" style:font-size-complex="12pt"/>
    </style:style>
    <style:style style:name="P182" style:family="paragraph" style:parent-style-name="Standard">
      <style:text-properties style:font-name="Arial" fo:font-size="12pt" style:text-underline-style="none" officeooo:rsid="013aa708" officeooo:paragraph-rsid="0122a708" style:font-size-asian="12pt" style:font-size-complex="12pt"/>
    </style:style>
    <style:style style:name="P183" style:family="paragraph" style:parent-style-name="Standard">
      <style:text-properties style:font-name="Arial" fo:font-size="12pt" style:text-underline-style="none" officeooo:rsid="013b0c88" officeooo:paragraph-rsid="0122a708" style:font-size-asian="12pt" style:font-size-complex="12pt"/>
    </style:style>
    <style:style style:name="P184" style:family="paragraph" style:parent-style-name="Standard">
      <style:text-properties style:font-name="Arial" fo:font-size="12pt" style:text-underline-style="none" officeooo:paragraph-rsid="0122a708" style:font-size-asian="12pt" style:font-size-complex="12pt"/>
    </style:style>
    <style:style style:name="P185" style:family="paragraph" style:parent-style-name="Standard">
      <style:text-properties style:font-name="Arial" fo:font-size="12pt" style:text-underline-style="none" officeooo:paragraph-rsid="02b26a94" style:font-size-asian="12pt" style:font-size-complex="12pt"/>
    </style:style>
    <style:style style:name="P186" style:family="paragraph" style:parent-style-name="Standard">
      <style:text-properties style:font-name="Arial" fo:font-size="12pt" style:text-underline-style="none" officeooo:paragraph-rsid="036169d1" style:font-size-asian="12pt" style:font-size-complex="12pt"/>
    </style:style>
    <style:style style:name="P187" style:family="paragraph" style:parent-style-name="Standard">
      <style:text-properties style:font-name="Arial" fo:font-size="12pt" style:text-underline-style="none" fo:font-weight="normal" officeooo:rsid="016ce4bd" officeooo:paragraph-rsid="0122a708" style:font-size-asian="12pt" style:font-weight-asian="normal" style:font-size-complex="12pt" style:font-weight-complex="normal"/>
    </style:style>
    <style:style style:name="P188" style:family="paragraph" style:parent-style-name="Standard">
      <style:text-properties style:font-name="Arial" fo:font-size="12pt" style:text-underline-style="none" fo:font-weight="normal" officeooo:rsid="0048dbbc" officeooo:paragraph-rsid="015d032f" style:font-size-asian="12pt" style:font-weight-asian="normal" style:font-size-complex="12pt" style:font-weight-complex="normal"/>
    </style:style>
    <style:style style:name="P189" style:family="paragraph" style:parent-style-name="Standard">
      <style:text-properties style:font-name="Arial" fo:font-size="12pt" style:text-underline-style="none" fo:font-weight="normal" officeooo:rsid="00575b8e" officeooo:paragraph-rsid="015d032f" style:font-size-asian="12pt" style:font-weight-asian="normal" style:font-size-complex="12pt" style:font-weight-complex="normal"/>
    </style:style>
    <style:style style:name="P190" style:family="paragraph" style:parent-style-name="Standard">
      <style:text-properties style:font-name="Arial" fo:font-size="12pt" style:text-underline-style="none" fo:font-weight="normal" officeooo:rsid="001bcb7c" officeooo:paragraph-rsid="0122a708" style:font-size-asian="12pt" style:font-weight-asian="normal" style:font-size-complex="12pt" style:font-weight-complex="normal"/>
    </style:style>
    <style:style style:name="P191" style:family="paragraph" style:parent-style-name="Standard">
      <style:text-properties style:font-name="Arial" fo:font-size="12pt" style:text-underline-style="none" fo:font-weight="normal" officeooo:rsid="01c7b1eb" officeooo:paragraph-rsid="0122a708" style:font-size-asian="12pt" style:font-weight-asian="normal" style:font-size-complex="12pt" style:font-weight-complex="normal"/>
    </style:style>
    <style:style style:name="P192" style:family="paragraph" style:parent-style-name="Standard">
      <style:text-properties style:font-name="Arial" fo:font-size="12pt" style:text-underline-style="none" fo:font-weight="normal" officeooo:rsid="01c990e0" officeooo:paragraph-rsid="0122a708" style:font-size-asian="12pt" style:font-weight-asian="normal" style:font-size-complex="12pt" style:font-weight-complex="normal"/>
    </style:style>
    <style:style style:name="P193" style:family="paragraph" style:parent-style-name="Standard">
      <style:text-properties style:font-name="Arial" fo:font-size="12pt" style:text-underline-style="none" fo:font-weight="normal" officeooo:rsid="00c53f68" officeooo:paragraph-rsid="0122a708" style:font-size-asian="12pt" style:font-weight-asian="normal" style:font-size-complex="12pt" style:font-weight-complex="normal"/>
    </style:style>
    <style:style style:name="P194" style:family="paragraph" style:parent-style-name="Standard">
      <style:text-properties style:font-name="Arial" fo:font-size="12pt" style:text-underline-style="none" fo:font-weight="normal" officeooo:rsid="00c94249" officeooo:paragraph-rsid="0122a708" style:font-size-asian="12pt" style:font-weight-asian="normal" style:font-size-complex="12pt" style:font-weight-complex="normal"/>
    </style:style>
    <style:style style:name="P195" style:family="paragraph" style:parent-style-name="Standard">
      <style:text-properties style:font-name="Arial" fo:font-size="12pt" style:text-underline-style="none" fo:font-weight="normal" officeooo:rsid="028ff4b3" officeooo:paragraph-rsid="0122a708" style:font-size-asian="12pt" style:font-weight-asian="normal" style:font-size-complex="12pt" style:font-weight-complex="normal"/>
    </style:style>
    <style:style style:name="P196" style:family="paragraph" style:parent-style-name="Standard">
      <style:text-properties style:font-name="Arial" fo:font-size="12pt" style:text-underline-style="none" fo:font-weight="normal" officeooo:rsid="01cfb5c7" officeooo:paragraph-rsid="0122a708" style:font-size-asian="12pt" style:font-weight-asian="normal" style:font-size-complex="12pt" style:font-weight-complex="normal"/>
    </style:style>
    <style:style style:name="P197" style:family="paragraph" style:parent-style-name="Standard">
      <style:text-properties style:font-name="Arial" fo:font-size="12pt" style:text-underline-style="none" fo:font-weight="normal" officeooo:rsid="01d1548d" officeooo:paragraph-rsid="0122a708" style:font-size-asian="12pt" style:font-weight-asian="normal" style:font-size-complex="12pt" style:font-weight-complex="normal"/>
    </style:style>
    <style:style style:name="P198" style:family="paragraph" style:parent-style-name="Standard">
      <style:text-properties style:font-name="Arial" fo:font-size="12pt" style:text-underline-style="none" fo:font-weight="normal" officeooo:rsid="026ae3df" officeooo:paragraph-rsid="0122a708" style:font-size-asian="12pt" style:font-weight-asian="normal" style:font-size-complex="12pt" style:font-weight-complex="normal"/>
    </style:style>
    <style:style style:name="P199" style:family="paragraph" style:parent-style-name="Standard">
      <style:text-properties style:font-name="Arial" fo:font-size="12pt" style:text-underline-style="none" fo:font-weight="normal" officeooo:rsid="01de7b9b" officeooo:paragraph-rsid="0122a708" style:font-size-asian="12pt" style:font-weight-asian="normal" style:font-size-complex="12pt" style:font-weight-complex="normal"/>
    </style:style>
    <style:style style:name="P200" style:family="paragraph" style:parent-style-name="Standard">
      <style:text-properties style:font-name="Arial" fo:font-size="12pt" style:text-underline-style="none" fo:font-weight="normal" officeooo:rsid="01dca5ad" officeooo:paragraph-rsid="0122a708" style:font-size-asian="12pt" style:font-weight-asian="normal" style:font-size-complex="12pt" style:font-weight-complex="normal"/>
    </style:style>
    <style:style style:name="P201" style:family="paragraph" style:parent-style-name="Standard">
      <style:text-properties style:font-name="Arial" fo:font-size="12pt" style:text-underline-style="none" fo:font-weight="normal" officeooo:rsid="028a6796" officeooo:paragraph-rsid="0122a708" style:font-size-asian="12pt" style:font-weight-asian="normal" style:font-size-complex="12pt" style:font-weight-complex="normal"/>
    </style:style>
    <style:style style:name="P202" style:family="paragraph" style:parent-style-name="Standard">
      <style:text-properties style:font-name="Arial" fo:font-size="12pt" style:text-underline-style="none" fo:font-weight="normal" officeooo:rsid="0294f985" officeooo:paragraph-rsid="0122a708" style:font-size-asian="12pt" style:font-weight-asian="normal" style:font-size-complex="12pt" style:font-weight-complex="normal"/>
    </style:style>
    <style:style style:name="P203" style:family="paragraph" style:parent-style-name="Standard">
      <style:text-properties style:font-name="Arial" fo:font-size="12pt" style:text-underline-style="none" fo:font-weight="normal" officeooo:rsid="002972df" officeooo:paragraph-rsid="0122a708" style:font-size-asian="12pt" style:font-weight-asian="normal" style:font-size-complex="12pt" style:font-weight-complex="normal"/>
    </style:style>
    <style:style style:name="P204" style:family="paragraph" style:parent-style-name="Standard">
      <style:text-properties style:font-name="Arial" fo:font-size="12pt" style:text-underline-style="none" fo:font-weight="normal" officeooo:rsid="028bc83c" officeooo:paragraph-rsid="0122a708" style:font-size-asian="12pt" style:font-weight-asian="normal" style:font-size-complex="12pt" style:font-weight-complex="normal"/>
    </style:style>
    <style:style style:name="P205" style:family="paragraph" style:parent-style-name="Standard">
      <style:text-properties style:font-name="Arial" fo:font-size="12pt" style:text-underline-style="none" fo:font-weight="normal" officeooo:rsid="029e60d0" officeooo:paragraph-rsid="02270fff" style:font-size-asian="12pt" style:font-weight-asian="normal" style:font-size-complex="12pt" style:font-weight-complex="normal"/>
    </style:style>
    <style:style style:name="P206" style:family="paragraph" style:parent-style-name="Standard">
      <style:text-properties style:font-name="Arial" fo:font-size="12pt" style:text-underline-style="none" fo:font-weight="normal" officeooo:rsid="029e60d0" officeooo:paragraph-rsid="0122a708" style:font-size-asian="12pt" style:font-weight-asian="normal" style:font-size-complex="12pt" style:font-weight-complex="normal"/>
    </style:style>
    <style:style style:name="P207" style:family="paragraph" style:parent-style-name="Standard">
      <style:text-properties style:font-name="Arial" fo:font-size="12pt" style:text-underline-style="none" fo:font-weight="normal" officeooo:rsid="00cc218d" officeooo:paragraph-rsid="0122a708" style:font-size-asian="12pt" style:font-weight-asian="normal" style:font-size-complex="12pt" style:font-weight-complex="normal"/>
    </style:style>
    <style:style style:name="P208" style:family="paragraph" style:parent-style-name="Standard">
      <style:text-properties style:font-name="Arial" fo:font-size="12pt" style:text-underline-style="none" fo:font-weight="normal" officeooo:rsid="00cecb3a" officeooo:paragraph-rsid="0122a708" style:font-size-asian="12pt" style:font-weight-asian="normal" style:font-size-complex="12pt" style:font-weight-complex="normal"/>
    </style:style>
    <style:style style:name="P209" style:family="paragraph" style:parent-style-name="Standard">
      <style:text-properties style:font-name="Arial" fo:font-size="12pt" style:text-underline-style="none" fo:font-weight="normal" officeooo:rsid="0041f42b" officeooo:paragraph-rsid="013e1f8d" style:font-size-asian="12pt" style:font-weight-asian="normal" style:font-size-complex="12pt" style:font-weight-complex="normal"/>
    </style:style>
    <style:style style:name="P210" style:family="paragraph" style:parent-style-name="Standard">
      <style:text-properties style:font-name="Arial" fo:font-size="12pt" style:text-underline-style="none" fo:font-weight="normal" officeooo:rsid="0048716a" officeooo:paragraph-rsid="015d032f" style:font-size-asian="12pt" style:font-weight-asian="normal" style:font-size-complex="12pt" style:font-weight-complex="normal"/>
    </style:style>
    <style:style style:name="P211" style:family="paragraph" style:parent-style-name="Standard">
      <style:text-properties style:font-name="Arial" fo:font-size="12pt" style:text-underline-style="none" fo:font-weight="normal" officeooo:rsid="00555496" officeooo:paragraph-rsid="015d032f" style:font-size-asian="12pt" style:font-weight-asian="normal" style:font-size-complex="12pt" style:font-weight-complex="normal"/>
    </style:style>
    <style:style style:name="P212" style:family="paragraph" style:parent-style-name="Standard">
      <style:text-properties style:font-name="Arial" fo:font-size="12pt" style:text-underline-style="none" fo:font-weight="normal" officeooo:rsid="005702dd" officeooo:paragraph-rsid="015d032f" style:font-size-asian="12pt" style:font-weight-asian="normal" style:font-size-complex="12pt" style:font-weight-complex="normal"/>
    </style:style>
    <style:style style:name="P213" style:family="paragraph" style:parent-style-name="Standard">
      <style:text-properties style:font-name="Arial" fo:font-size="12pt" style:text-underline-style="none" fo:font-weight="normal" officeooo:rsid="0210f9ed" officeooo:paragraph-rsid="0210f9ed" style:font-size-asian="12pt" style:font-weight-asian="normal" style:font-size-complex="12pt" style:font-weight-complex="normal"/>
    </style:style>
    <style:style style:name="P214" style:family="paragraph" style:parent-style-name="Standard">
      <style:text-properties style:font-name="Arial" fo:font-size="12pt" style:text-underline-style="none" fo:font-weight="normal" officeooo:rsid="020f106d" officeooo:paragraph-rsid="020f106d" style:font-size-asian="12pt" style:font-weight-asian="normal" style:font-size-complex="12pt" style:font-weight-complex="normal"/>
    </style:style>
    <style:style style:name="P215" style:family="paragraph" style:parent-style-name="Standard">
      <style:text-properties style:font-name="Arial" fo:font-size="12pt" style:text-underline-style="none" fo:font-weight="normal" officeooo:rsid="02106dbf" officeooo:paragraph-rsid="020f106d" style:font-size-asian="12pt" style:font-weight-asian="normal" style:font-size-complex="12pt" style:font-weight-complex="normal"/>
    </style:style>
    <style:style style:name="P216" style:family="paragraph" style:parent-style-name="Standard">
      <style:text-properties style:font-name="Arial" fo:font-size="12pt" style:text-underline-style="none" fo:font-weight="normal" officeooo:rsid="0213da65" officeooo:paragraph-rsid="0213da65" style:font-size-asian="12pt" style:font-weight-asian="normal" style:font-size-complex="12pt" style:font-weight-complex="normal"/>
    </style:style>
    <style:style style:name="P217" style:family="paragraph" style:parent-style-name="Standard">
      <style:text-properties style:font-name="Arial" fo:font-size="12pt" style:text-underline-style="none" fo:font-weight="normal" officeooo:rsid="0215532b" officeooo:paragraph-rsid="0215532b" style:font-size-asian="12pt" style:font-weight-asian="normal" style:font-size-complex="12pt" style:font-weight-complex="normal"/>
    </style:style>
    <style:style style:name="P218" style:family="paragraph" style:parent-style-name="Standard">
      <style:text-properties style:font-name="Arial" fo:font-size="12pt" style:text-underline-style="none" fo:font-weight="normal" officeooo:rsid="0215a972" officeooo:paragraph-rsid="0215a972" style:font-size-asian="12pt" style:font-weight-asian="normal" style:font-size-complex="12pt" style:font-weight-complex="normal"/>
    </style:style>
    <style:style style:name="P219" style:family="paragraph" style:parent-style-name="Standard">
      <style:text-properties style:font-name="Arial" fo:font-size="12pt" style:text-underline-style="none" fo:font-weight="normal" officeooo:rsid="0216a56b" officeooo:paragraph-rsid="0216a56b" style:font-size-asian="12pt" style:font-weight-asian="normal" style:font-size-complex="12pt" style:font-weight-complex="normal"/>
    </style:style>
    <style:style style:name="P220" style:family="paragraph" style:parent-style-name="Standard">
      <style:text-properties style:font-name="Arial" fo:font-size="12pt" style:text-underline-style="none" fo:font-weight="normal" officeooo:rsid="021b3dd2" officeooo:paragraph-rsid="021b3dd2" style:font-size-asian="12pt" style:font-weight-asian="normal" style:font-size-complex="12pt" style:font-weight-complex="normal"/>
    </style:style>
    <style:style style:name="P221" style:family="paragraph" style:parent-style-name="Standard">
      <style:text-properties style:font-name="Arial" fo:font-size="12pt" style:text-underline-style="none" fo:font-weight="normal" officeooo:rsid="021c7a30" officeooo:paragraph-rsid="021c7a30" style:font-size-asian="12pt" style:font-weight-asian="normal" style:font-size-complex="12pt" style:font-weight-complex="normal"/>
    </style:style>
    <style:style style:name="P222" style:family="paragraph" style:parent-style-name="Standard">
      <style:text-properties style:font-name="Arial" fo:font-size="12pt" style:text-underline-style="none" fo:font-weight="normal" officeooo:rsid="022274db" officeooo:paragraph-rsid="038356c4" style:font-size-asian="12pt" style:font-weight-asian="normal" style:font-size-complex="12pt" style:font-weight-complex="normal"/>
    </style:style>
    <style:style style:name="P223" style:family="paragraph" style:parent-style-name="Standard">
      <style:text-properties style:font-name="Arial" fo:font-size="12pt" style:text-underline-style="none" fo:font-weight="normal" officeooo:rsid="02218947" officeooo:paragraph-rsid="02218947" style:font-size-asian="12pt" style:font-weight-asian="normal" style:font-size-complex="12pt" style:font-weight-complex="normal"/>
    </style:style>
    <style:style style:name="P224" style:family="paragraph" style:parent-style-name="Standard">
      <style:text-properties style:font-name="Arial" fo:font-size="12pt" style:text-underline-style="none" fo:font-weight="bold" officeooo:rsid="0048dbbc" officeooo:paragraph-rsid="015d032f" style:font-size-asian="12pt" style:font-weight-asian="bold" style:font-size-complex="12pt" style:font-weight-complex="bold"/>
    </style:style>
    <style:style style:name="P225" style:family="paragraph" style:parent-style-name="Standard">
      <style:text-properties style:font-name="Arial" fo:font-size="12pt" style:text-underline-style="none" fo:font-weight="bold" officeooo:rsid="0036912b" officeooo:paragraph-rsid="013f183e" style:font-size-asian="12pt" style:font-weight-asian="bold" style:font-size-complex="12pt" style:font-weight-complex="bold"/>
    </style:style>
    <style:style style:name="P226" style:family="paragraph" style:parent-style-name="Standard">
      <style:text-properties style:font-name="Arial" fo:font-size="12pt" style:text-underline-style="none" fo:font-weight="bold" officeooo:rsid="0038e647" officeooo:paragraph-rsid="013fafdd" style:font-size-asian="12pt" style:font-weight-asian="bold" style:font-size-complex="12pt" style:font-weight-complex="bold"/>
    </style:style>
    <style:style style:name="P227" style:family="paragraph" style:parent-style-name="Standard">
      <style:text-properties style:font-name="Arial" fo:font-size="12pt" style:text-underline-style="none" fo:font-weight="bold" officeooo:rsid="003a1da5" officeooo:paragraph-rsid="013fafdd" style:font-size-asian="12pt" style:font-weight-asian="bold" style:font-size-complex="12pt" style:font-weight-complex="bold"/>
    </style:style>
    <style:style style:name="P228" style:family="paragraph" style:parent-style-name="Standard">
      <style:text-properties style:font-name="Arial" fo:font-size="12pt" style:text-underline-style="none" fo:font-weight="bold" officeooo:rsid="003cbe5c" officeooo:paragraph-rsid="013fafdd" style:font-size-asian="12pt" style:font-weight-asian="bold" style:font-size-complex="12pt" style:font-weight-complex="bold"/>
    </style:style>
    <style:style style:name="P229" style:family="paragraph" style:parent-style-name="Standard">
      <style:text-properties style:font-name="Arial" fo:font-size="12pt" style:text-underline-style="none" fo:font-weight="bold" officeooo:rsid="0041cfc8" officeooo:paragraph-rsid="013fafdd" style:font-size-asian="12pt" style:font-weight-asian="bold" style:font-size-complex="12pt" style:font-weight-complex="bold"/>
    </style:style>
    <style:style style:name="P230" style:family="paragraph" style:parent-style-name="Standard">
      <style:text-properties style:font-name="Arial" fo:font-size="12pt" style:text-underline-style="none" fo:font-weight="bold" officeooo:rsid="0043d546" officeooo:paragraph-rsid="013fafdd" style:font-size-asian="12pt" style:font-weight-asian="bold" style:font-size-complex="12pt" style:font-weight-complex="bold"/>
    </style:style>
    <style:style style:name="P231" style:family="paragraph" style:parent-style-name="Standard">
      <style:text-properties style:font-name="Arial" fo:font-size="12pt" style:text-underline-style="none" fo:font-weight="bold" officeooo:rsid="00555496" officeooo:paragraph-rsid="015d032f" style:font-size-asian="12pt" style:font-weight-asian="bold" style:font-size-complex="12pt" style:font-weight-complex="bold"/>
    </style:style>
    <style:style style:name="P232" style:family="paragraph" style:parent-style-name="Standard">
      <style:text-properties style:font-name="Arial" fo:font-size="12pt" style:text-underline-style="none" fo:font-weight="bold" officeooo:rsid="004bcea1" officeooo:paragraph-rsid="015d032f" style:font-size-asian="12pt" style:font-weight-asian="bold" style:font-size-complex="12pt" style:font-weight-complex="bold"/>
    </style:style>
    <style:style style:name="P233" style:family="paragraph" style:parent-style-name="Standard">
      <style:text-properties style:font-name="Arial" fo:font-size="12pt" style:text-underline-style="none" fo:font-weight="bold" officeooo:rsid="020f106d" officeooo:paragraph-rsid="02184633" style:font-size-asian="12pt" style:font-weight-asian="bold" style:font-size-complex="12pt" style:font-weight-complex="bold"/>
    </style:style>
    <style:style style:name="P234" style:family="paragraph" style:parent-style-name="Standard">
      <style:text-properties style:font-name="Arial" fo:font-size="12pt" style:text-underline-style="none" fo:font-weight="bold" officeooo:rsid="020f106d" officeooo:paragraph-rsid="020f106d" style:font-size-asian="12pt" style:font-weight-asian="bold" style:font-size-complex="12pt" style:font-weight-complex="bold"/>
    </style:style>
    <style:style style:name="P235" style:family="paragraph" style:parent-style-name="Standard">
      <style:text-properties style:font-name="Arial" fo:font-size="12pt" style:text-underline-style="none" fo:font-weight="bold" officeooo:rsid="02106dbf" officeooo:paragraph-rsid="02198fc3" style:font-size-asian="12pt" style:font-weight-asian="bold" style:font-size-complex="12pt" style:font-weight-complex="bold"/>
    </style:style>
    <style:style style:name="P236" style:family="paragraph" style:parent-style-name="Standard">
      <style:text-properties style:font-name="Arial" fo:font-size="12pt" style:text-underline-style="none" fo:font-weight="bold" officeooo:rsid="0210f9ed" officeooo:paragraph-rsid="0210f9ed" style:font-size-asian="12pt" style:font-weight-asian="bold" style:font-size-complex="12pt" style:font-weight-complex="bold"/>
    </style:style>
    <style:style style:name="P237" style:family="paragraph" style:parent-style-name="Standard">
      <style:text-properties style:font-name="Arial" fo:font-size="12pt" style:text-underline-style="none" fo:font-weight="bold" officeooo:rsid="02127b93" officeooo:paragraph-rsid="02127b93" style:font-size-asian="12pt" style:font-weight-asian="bold" style:font-size-complex="12pt" style:font-weight-complex="bold"/>
    </style:style>
    <style:style style:name="P238" style:family="paragraph" style:parent-style-name="Standard">
      <style:text-properties style:font-name="Arial" fo:font-size="12pt" style:text-underline-style="none" fo:font-weight="bold" officeooo:rsid="021e97ff" officeooo:paragraph-rsid="021e97ff" style:font-size-asian="12pt" style:font-weight-asian="bold" style:font-size-complex="12pt" style:font-weight-complex="bold"/>
    </style:style>
    <style:style style:name="P239" style:family="paragraph" style:parent-style-name="Standard">
      <style:text-properties style:font-name="Arial" fo:font-size="12pt" style:text-underline-style="solid" style:text-underline-width="auto" style:text-underline-color="font-color" officeooo:paragraph-rsid="0122a708" style:font-size-asian="12pt" style:font-size-complex="12pt"/>
    </style:style>
    <style:style style:name="P240" style:family="paragraph" style:parent-style-name="Standard">
      <style:text-properties style:font-name="Arial" fo:font-size="12pt" style:text-underline-style="solid" style:text-underline-width="auto" style:text-underline-color="font-color" officeooo:rsid="02763e3e" officeooo:paragraph-rsid="0122a708" style:font-size-asian="12pt" style:font-size-complex="12pt"/>
    </style:style>
    <style:style style:name="P241" style:family="paragraph" style:parent-style-name="Standard">
      <style:text-properties style:font-name="Arial" fo:font-size="12pt" style:text-underline-style="solid" style:text-underline-width="auto" style:text-underline-color="font-color" officeooo:rsid="006d7e0a" officeooo:paragraph-rsid="0122a708" style:font-size-asian="12pt" style:font-size-complex="12pt"/>
    </style:style>
    <style:style style:name="P242" style:family="paragraph" style:parent-style-name="Standard">
      <style:text-properties style:font-name="Arial" fo:font-size="12pt" style:text-underline-style="solid" style:text-underline-width="auto" style:text-underline-color="font-color" fo:font-weight="normal" officeooo:rsid="028a6796" officeooo:paragraph-rsid="0122a708" style:font-size-asian="12pt" style:font-weight-asian="normal" style:font-size-complex="12pt" style:font-weight-complex="normal"/>
    </style:style>
    <style:style style:name="P243" style:family="paragraph" style:parent-style-name="Standard">
      <style:text-properties style:font-name="Arial" fo:font-size="12pt" style:text-underline-style="solid" style:text-underline-width="auto" style:text-underline-color="font-color" fo:font-weight="normal" officeooo:rsid="028bc83c" officeooo:paragraph-rsid="0122a708" style:font-size-asian="12pt" style:font-weight-asian="normal" style:font-size-complex="12pt" style:font-weight-complex="normal"/>
    </style:style>
    <style:style style:name="P244" style:family="paragraph" style:parent-style-name="Standard">
      <style:text-properties style:font-name="Arial" fo:font-size="12pt" style:text-underline-style="solid" style:text-underline-width="auto" style:text-underline-color="font-color" fo:font-weight="normal" officeooo:rsid="02997fb9" officeooo:paragraph-rsid="0122a708" style:font-size-asian="12pt" style:font-weight-asian="normal" style:font-size-complex="12pt" style:font-weight-complex="normal"/>
    </style:style>
    <style:style style:name="P245" style:family="paragraph" style:parent-style-name="Standard">
      <style:text-properties style:font-name="Arial" fo:font-size="12pt" style:text-underline-style="solid" style:text-underline-width="auto" style:text-underline-color="font-color" fo:font-weight="normal" officeooo:rsid="01cbd564" officeooo:paragraph-rsid="0122a708" style:font-size-asian="12pt" style:font-weight-asian="normal" style:font-size-complex="12pt" style:font-weight-complex="normal"/>
    </style:style>
    <style:style style:name="P246" style:family="paragraph" style:parent-style-name="Standard">
      <style:text-properties style:font-name="Arial" fo:font-size="12pt" style:text-underline-style="solid" style:text-underline-width="auto" style:text-underline-color="font-color" fo:font-weight="normal" officeooo:paragraph-rsid="0122a708" style:font-size-asian="12pt" style:font-weight-asian="normal" style:font-size-complex="12pt" style:font-weight-complex="normal"/>
    </style:style>
    <style:style style:name="P247" style:family="paragraph" style:parent-style-name="Standard">
      <style:text-properties style:font-name="Arial" fo:font-size="12pt" style:text-underline-style="solid" style:text-underline-width="auto" style:text-underline-color="font-color" fo:font-weight="bold" officeooo:rsid="0041cfc8" officeooo:paragraph-rsid="037ba5db" style:font-size-asian="12pt" style:font-weight-asian="bold" style:font-size-complex="12pt" style:font-weight-complex="bold"/>
    </style:style>
    <style:style style:name="P248" style:family="paragraph" style:parent-style-name="Standard">
      <style:text-properties style:font-name="Arial" fo:font-size="12pt" style:text-underline-style="solid" style:text-underline-width="auto" style:text-underline-color="font-color" fo:font-weight="bold" officeooo:rsid="005702dd" officeooo:paragraph-rsid="0382f2be" style:font-size-asian="12pt" style:font-weight-asian="bold" style:font-size-complex="12pt" style:font-weight-complex="bold"/>
    </style:style>
    <style:style style:name="P249" style:family="paragraph" style:parent-style-name="Standard">
      <style:paragraph-properties fo:text-align="justify" style:justify-single-word="false"/>
      <style:text-properties style:font-name="Arial" fo:font-size="16pt" fo:font-weight="bold" officeooo:rsid="00ad366c" officeooo:paragraph-rsid="00ad366c" style:font-size-asian="14pt" style:font-weight-asian="bold" style:font-size-complex="16pt" style:font-weight-complex="bold"/>
    </style:style>
    <style:style style:name="P250" style:family="paragraph" style:parent-style-name="Standard">
      <style:text-properties style:font-name="Arial" fo:font-size="16pt" fo:font-weight="bold" officeooo:rsid="00b818ab" officeooo:paragraph-rsid="00b818ab" style:font-size-asian="14pt" style:font-weight-asian="bold" style:font-size-complex="16pt" style:font-weight-complex="bold"/>
    </style:style>
    <style:style style:name="P251" style:family="paragraph" style:parent-style-name="Standard">
      <style:text-properties style:font-name="Arial" fo:font-size="16pt" fo:font-weight="bold" style:font-size-asian="16pt" style:font-weight-asian="bold" style:font-size-complex="16pt" style:font-weight-complex="bold"/>
    </style:style>
    <style:style style:name="P252" style:family="paragraph" style:parent-style-name="Standard">
      <style:text-properties style:font-name="Arial" fo:font-size="10pt" fo:font-weight="bold" officeooo:paragraph-rsid="01a7767b" style:font-name-asian="Arial" style:font-size-asian="10pt" style:font-weight-asian="bold" style:font-name-complex="Arial" style:font-size-complex="10pt" style:font-weight-complex="bold"/>
    </style:style>
    <style:style style:name="P253" style:family="paragraph" style:parent-style-name="Standard">
      <style:text-properties style:font-name="Arial" fo:font-size="14pt" fo:font-weight="bold" officeooo:paragraph-rsid="01a7767b" style:font-name-asian="Arial" style:font-size-asian="14pt" style:font-weight-asian="bold" style:font-name-complex="Arial" style:font-size-complex="14pt" style:font-weight-complex="bold"/>
    </style:style>
    <style:style style:name="P254" style:family="paragraph" style:parent-style-name="Standard">
      <style:paragraph-properties fo:text-align="justify" style:justify-single-word="false"/>
      <style:text-properties officeooo:paragraph-rsid="005975a4"/>
    </style:style>
    <style:style style:name="P255" style:family="paragraph" style:parent-style-name="Standard">
      <style:paragraph-properties fo:text-align="justify" style:justify-single-word="false"/>
      <style:text-properties officeooo:paragraph-rsid="03352471"/>
    </style:style>
    <style:style style:name="P256" style:family="paragraph" style:parent-style-name="Standard">
      <style:text-properties officeooo:paragraph-rsid="01a7767b"/>
    </style:style>
    <style:style style:name="P257" style:family="paragraph" style:parent-style-name="Standard">
      <style:text-properties officeooo:rsid="01fa5a59" officeooo:paragraph-rsid="01fa5a59"/>
    </style:style>
    <style:style style:name="P258" style:family="paragraph" style:parent-style-name="Standard">
      <style:text-properties officeooo:paragraph-rsid="00dfe2d2"/>
    </style:style>
    <style:style style:name="P259" style:family="paragraph" style:parent-style-name="Standard">
      <style:text-properties officeooo:paragraph-rsid="00f06808"/>
    </style:style>
    <style:style style:name="P260" style:family="paragraph" style:parent-style-name="Standard">
      <style:text-properties officeooo:paragraph-rsid="02595900"/>
    </style:style>
    <style:style style:name="P261" style:family="paragraph" style:parent-style-name="Standard">
      <style:text-properties officeooo:paragraph-rsid="025c6ac0"/>
    </style:style>
    <style:style style:name="P262" style:family="paragraph" style:parent-style-name="Standard">
      <style:text-properties officeooo:paragraph-rsid="0122a708"/>
    </style:style>
    <style:style style:name="P263" style:family="paragraph" style:parent-style-name="Standard">
      <style:text-properties officeooo:rsid="026728e6" officeooo:paragraph-rsid="0122a708"/>
    </style:style>
    <style:style style:name="P264" style:family="paragraph" style:parent-style-name="Standard">
      <style:text-properties style:text-underline-style="none" officeooo:rsid="01dca5ad" officeooo:paragraph-rsid="0122a708"/>
    </style:style>
    <style:style style:name="P265" style:family="paragraph" style:parent-style-name="Standard">
      <style:text-properties style:text-underline-style="none" officeooo:rsid="0208c553" officeooo:paragraph-rsid="0122a708"/>
    </style:style>
    <style:style style:name="P266" style:family="paragraph" style:parent-style-name="Standard">
      <style:text-properties fo:font-size="12pt" style:text-underline-style="none" fo:font-weight="normal" officeooo:rsid="005603b8" officeooo:paragraph-rsid="0122a708" style:font-size-asian="12pt" style:font-weight-asian="normal" style:font-size-complex="12pt" style:font-weight-complex="normal"/>
    </style:style>
    <style:style style:name="P267" style:family="paragraph" style:parent-style-name="Standard">
      <style:text-properties fo:font-size="12pt" fo:font-weight="bold" officeooo:paragraph-rsid="0122a708" style:font-size-asian="12pt" style:font-weight-asian="bold" style:font-size-complex="12pt" style:font-weight-complex="bold"/>
    </style:style>
    <style:style style:name="P268" style:family="paragraph" style:parent-style-name="Standard">
      <style:text-properties fo:font-size="14pt" fo:font-weight="bold" officeooo:paragraph-rsid="0122a708" style:font-size-asian="14pt" style:font-weight-asian="bold" style:font-size-complex="14pt" style:font-weight-complex="bold"/>
    </style:style>
    <style:style style:name="P269" style:family="paragraph" style:parent-style-name="Standard">
      <style:text-properties fo:font-size="14pt" fo:font-weight="bold" officeooo:paragraph-rsid="01f67e15" style:font-size-asian="14pt" style:font-weight-asian="bold" style:font-size-complex="14pt" style:font-weight-complex="bold"/>
    </style:style>
    <style:style style:name="P270" style:family="paragraph" style:parent-style-name="Standard">
      <style:text-properties fo:font-size="14pt" fo:font-weight="bold" officeooo:paragraph-rsid="01f54bc6" style:font-size-asian="14pt" style:font-weight-asian="bold" style:font-size-complex="14pt" style:font-weight-complex="bold"/>
    </style:style>
    <style:style style:name="P271" style:family="paragraph" style:parent-style-name="Standard">
      <style:text-properties fo:font-size="14pt" officeooo:paragraph-rsid="01f67e15" style:font-size-asian="14pt" style:font-size-complex="14pt"/>
    </style:style>
    <style:style style:name="P272" style:family="paragraph" style:parent-style-name="Standard">
      <style:text-properties style:font-name="Liberation Serif" fo:font-size="12pt" style:text-underline-style="none" fo:font-weight="normal" officeooo:rsid="028bc83c" officeooo:paragraph-rsid="0122a708" style:font-size-asian="12pt" style:font-weight-asian="normal" style:font-size-complex="12pt" style:font-weight-complex="normal"/>
    </style:style>
    <style:style style:name="P273" style:family="paragraph" style:parent-style-name="Standard">
      <style:text-properties officeooo:paragraph-rsid="01f67e15"/>
    </style:style>
    <style:style style:name="P274" style:family="paragraph" style:parent-style-name="Standard">
      <style:text-properties officeooo:paragraph-rsid="007c12ce"/>
    </style:style>
    <style:style style:name="P275" style:family="paragraph" style:parent-style-name="Standard">
      <style:text-properties officeooo:paragraph-rsid="0078a7fe"/>
    </style:style>
    <style:style style:name="P276" style:family="paragraph" style:parent-style-name="Standard">
      <style:text-properties officeooo:paragraph-rsid="007dd303"/>
    </style:style>
    <style:style style:name="P277" style:family="paragraph" style:parent-style-name="Standard">
      <style:text-properties officeooo:paragraph-rsid="0077df8d"/>
    </style:style>
    <style:style style:name="P278" style:family="paragraph" style:parent-style-name="Standard">
      <style:text-properties officeooo:paragraph-rsid="036169d1"/>
    </style:style>
    <style:style style:name="P279" style:family="paragraph" style:parent-style-name="Footer">
      <style:text-properties officeooo:paragraph-rsid="002fd544"/>
    </style:style>
    <style:style style:name="P280" style:family="paragraph" style:parent-style-name="Table_20_Paragraph">
      <style:text-properties fo:font-size="10pt" fo:font-style="italic" fo:font-weight="bold" officeooo:paragraph-rsid="002fd544" style:font-size-asian="10pt" style:font-style-asian="italic" style:font-weight-asian="bold"/>
    </style:style>
    <style:style style:name="P281" style:family="paragraph" style:parent-style-name="Table_20_Paragraph">
      <style:text-properties fo:font-size="10pt" style:font-size-asian="10pt"/>
    </style:style>
    <style:style style:name="P282" style:family="paragraph" style:parent-style-name="Table_20_Paragraph">
      <style:paragraph-properties fo:line-height="0.374cm">
        <style:tab-stops>
          <style:tab-stop style:position="1.399cm"/>
        </style:tab-stops>
      </style:paragraph-properties>
      <style:text-properties fo:font-size="10pt" officeooo:rsid="004e03de" officeooo:paragraph-rsid="004e03de" style:font-size-asian="10pt"/>
    </style:style>
    <style:style style:name="P283" style:family="paragraph" style:parent-style-name="Table_20_Paragraph">
      <style:paragraph-properties fo:line-height="0.374cm">
        <style:tab-stops>
          <style:tab-stop style:position="1.399cm"/>
        </style:tab-stops>
      </style:paragraph-properties>
      <style:text-properties fo:font-size="10pt" style:font-size-asian="10pt"/>
    </style:style>
    <style:style style:name="P284" style:family="paragraph" style:parent-style-name="Table_20_Paragraph">
      <style:paragraph-properties fo:line-height="0.374cm">
        <style:tab-stops>
          <style:tab-stop style:position="1.399cm"/>
        </style:tab-stops>
      </style:paragraph-properties>
      <style:text-properties fo:font-size="10pt" officeooo:paragraph-rsid="004e03de" style:font-size-asian="10pt"/>
    </style:style>
    <style:style style:name="P285" style:family="paragraph" style:parent-style-name="Table_20_Paragraph">
      <style:text-properties style:font-name="Times New Roman"/>
    </style:style>
    <style:style style:name="P286" style:family="paragraph" style:parent-style-name="Table_20_Paragraph">
      <style:text-properties style:font-name="Times New Roman" officeooo:paragraph-rsid="002fd544"/>
    </style:style>
    <style:style style:name="P287" style:family="paragraph" style:parent-style-name="Table_20_Paragraph">
      <style:text-properties style:font-name="Times New Roman" fo:font-size="9pt" style:font-size-asian="9pt"/>
    </style:style>
    <style:style style:name="P288" style:family="paragraph" style:parent-style-name="Table_20_Paragraph">
      <style:text-properties style:font-name="Times New Roman" fo:font-size="9pt" officeooo:rsid="0055aa11" officeooo:paragraph-rsid="0055aa11" style:font-size-asian="9pt"/>
    </style:style>
    <style:style style:name="P289" style:family="paragraph" style:parent-style-name="Table_20_Paragraph">
      <style:text-properties style:font-name="Times New Roman" fo:font-size="9pt" officeooo:rsid="0056ef54" officeooo:paragraph-rsid="0056ef54" style:font-size-asian="9pt"/>
    </style:style>
    <style:style style:name="P290" style:family="paragraph" style:parent-style-name="Table_20_Paragraph">
      <style:text-properties style:font-name="Times New Roman" fo:font-size="10pt" officeooo:rsid="001f7257" officeooo:paragraph-rsid="001f7257" style:font-size-asian="10pt"/>
    </style:style>
    <style:style style:name="P291" style:family="paragraph" style:parent-style-name="Table_20_Paragraph">
      <style:text-properties style:font-name="Times New Roman" fo:font-size="10pt" officeooo:rsid="001f7257" officeooo:paragraph-rsid="0021e59e" style:font-size-asian="10pt"/>
    </style:style>
    <style:style style:name="P292" style:family="paragraph" style:parent-style-name="Table_20_Paragraph">
      <style:text-properties style:font-name="Times New Roman" fo:font-size="10pt" officeooo:rsid="002555a5" officeooo:paragraph-rsid="002555a5" style:font-size-asian="10pt"/>
    </style:style>
    <style:style style:name="P293" style:family="paragraph" style:parent-style-name="Table_20_Paragraph">
      <style:text-properties style:font-name="Times New Roman" fo:font-size="10pt" officeooo:rsid="0055aa11" officeooo:paragraph-rsid="0055aa11" style:font-size-asian="10pt" style:font-size-complex="10pt"/>
    </style:style>
    <style:style style:name="P294" style:family="paragraph" style:parent-style-name="Table_20_Paragraph">
      <style:text-properties style:font-name="Times New Roman" fo:font-size="10pt" officeooo:rsid="020809a6" officeooo:paragraph-rsid="020809a6" style:font-size-asian="10pt" style:font-size-complex="10pt"/>
    </style:style>
    <style:style style:name="P295" style:family="paragraph" style:parent-style-name="Table_20_Paragraph">
      <style:text-properties style:font-name="Times New Roman" fo:font-size="10pt" officeooo:rsid="02042e02" officeooo:paragraph-rsid="02042e02" style:font-size-asian="10pt"/>
    </style:style>
    <style:style style:name="P296" style:family="paragraph" style:parent-style-name="Table_20_Paragraph">
      <style:text-properties style:font-name="Times New Roman" fo:font-size="10pt" officeooo:rsid="00540662" officeooo:paragraph-rsid="00540662" style:font-size-asian="8.75pt" style:font-size-complex="10pt"/>
    </style:style>
    <style:style style:name="P297" style:family="paragraph" style:parent-style-name="Table_20_Paragraph">
      <style:text-properties style:font-name="Times New Roman" fo:font-size="10pt" officeooo:rsid="0055aa11" officeooo:paragraph-rsid="0055aa11" style:font-size-asian="8.75pt" style:font-size-complex="10pt"/>
    </style:style>
    <style:style style:name="P298" style:family="paragraph" style:parent-style-name="Table_20_Paragraph">
      <style:text-properties style:font-name="Times New Roman" fo:font-size="11pt" officeooo:rsid="02019f1b" officeooo:paragraph-rsid="02029c17" style:font-size-asian="9.60000038146973pt" style:font-size-complex="11pt"/>
    </style:style>
    <style:style style:name="P299" style:family="paragraph" style:parent-style-name="Table_20_Paragraph">
      <style:text-properties style:font-name="Times New Roman" fo:font-size="11pt" officeooo:rsid="001e4452" officeooo:paragraph-rsid="02019f1b" style:font-size-asian="9.60000038146973pt" style:font-size-complex="11pt"/>
    </style:style>
    <style:style style:name="P300" style:family="paragraph" style:parent-style-name="Table_20_Paragraph">
      <style:text-properties style:font-name="Times New Roman" fo:font-size="11pt" officeooo:rsid="001e4452" officeooo:paragraph-rsid="02029c17" style:font-size-asian="9.60000038146973pt" style:font-size-complex="11pt"/>
    </style:style>
    <style:style style:name="P301" style:family="paragraph" style:parent-style-name="Table_20_Paragraph">
      <style:paragraph-properties fo:text-align="end" style:justify-single-word="false"/>
      <style:text-properties style:font-name="Arial" fo:font-size="9pt" fo:font-weight="bold" officeooo:paragraph-rsid="01a7767b" style:font-name-asian="Arial" style:font-size-asian="9pt" style:font-weight-asian="bold" style:font-name-complex="Arial" style:font-size-complex="9pt" style:font-weight-complex="bold"/>
    </style:style>
    <style:style style:name="P302" style:family="paragraph" style:parent-style-name="Table_20_Paragraph">
      <style:paragraph-properties fo:margin-top="0.004cm" fo:margin-bottom="0cm" style:contextual-spacing="false"/>
      <style:text-properties style:font-name="Times New Roman" fo:font-size="22pt" officeooo:paragraph-rsid="002fd544" style:font-size-asian="22pt" style:font-size-complex="18pt"/>
    </style:style>
    <style:style style:name="P303" style:family="paragraph" style:parent-style-name="Standard">
      <style:paragraph-properties fo:margin-top="0.004cm" fo:margin-bottom="0cm" style:contextual-spacing="false"/>
      <style:text-properties style:font-name="Arial" fo:font-size="6.5pt" fo:font-weight="bold" officeooo:paragraph-rsid="01a7767b" style:font-name-asian="Arial" style:font-size-asian="6.5pt" style:font-weight-asian="bold" style:font-name-complex="Arial" style:font-size-complex="6.5pt" style:font-weight-complex="bold"/>
    </style:style>
    <style:style style:name="P304" style:family="paragraph" style:parent-style-name="Table_20_Paragraph">
      <style:paragraph-properties fo:margin-left="0.926cm" fo:margin-right="0.887cm" fo:text-indent="0.699cm" style:auto-text-indent="false">
        <style:tab-stops/>
      </style:paragraph-properties>
      <style:text-properties officeooo:paragraph-rsid="002fd544"/>
    </style:style>
    <style:style style:name="P305" style:family="paragraph" style:parent-style-name="Table_20_Paragraph">
      <style:paragraph-properties fo:margin-top="0.007cm" fo:margin-bottom="0cm" style:contextual-spacing="false"/>
      <style:text-properties style:font-name="Times New Roman" fo:font-size="9.5pt" officeooo:paragraph-rsid="002fd544" style:font-size-asian="9.5pt"/>
    </style:style>
    <style:style style:name="P306" style:family="paragraph" style:parent-style-name="Table_20_Paragraph">
      <style:paragraph-properties fo:margin-top="0.007cm" fo:margin-bottom="0cm" style:contextual-spacing="false"/>
      <style:text-properties style:font-name="Times New Roman" fo:font-size="12pt" style:font-size-asian="12pt"/>
    </style:style>
    <style:style style:name="P307" style:family="paragraph" style:parent-style-name="Table_20_Paragraph">
      <style:paragraph-properties fo:margin-top="0.007cm" fo:margin-bottom="0cm" style:contextual-spacing="false"/>
      <style:text-properties fo:font-size="10.5pt" fo:font-weight="bold" style:font-size-asian="10.5pt" style:font-weight-asian="bold"/>
    </style:style>
    <style:style style:name="P308" style:family="paragraph" style:parent-style-name="Body_20_Text">
      <style:paragraph-properties fo:margin-top="0.007cm" fo:margin-bottom="0cm" style:contextual-spacing="false"/>
      <style:text-properties fo:font-weight="bold" style:font-weight-asian="bold"/>
    </style:style>
    <style:style style:name="P309" style:family="paragraph" style:parent-style-name="Normal">
      <style:paragraph-properties fo:margin-top="0.007cm" fo:margin-bottom="0cm" style:contextual-spacing="false" fo:line-height="106%">
        <style:tab-stops>
          <style:tab-stop style:position="0cm"/>
          <style:tab-stop style:position="0.002cm"/>
        </style:tab-stops>
      </style:paragraph-properties>
      <style:text-properties officeooo:paragraph-rsid="035372e7"/>
    </style:style>
    <style:style style:name="P310" style:family="paragraph" style:parent-style-name="Table_20_Paragraph">
      <style:paragraph-properties fo:margin-left="0.284cm" fo:margin-right="0.259cm" fo:text-align="center" style:justify-single-word="false" fo:text-indent="-0.004cm" style:auto-text-indent="false">
        <style:tab-stops/>
      </style:paragraph-properties>
      <style:text-properties fo:font-size="10pt" fo:font-style="italic" fo:font-weight="bold" officeooo:paragraph-rsid="002fd544" style:font-size-asian="10pt" style:font-style-asian="italic" style:font-weight-asian="bold"/>
    </style:style>
    <style:style style:name="P311" style:family="paragraph" style:parent-style-name="Table_20_Paragraph">
      <style:paragraph-properties fo:margin-top="0.016cm" fo:margin-bottom="0cm" style:contextual-spacing="false"/>
      <style:text-properties style:font-name="Times New Roman" fo:font-size="11.5pt" officeooo:paragraph-rsid="002fd544" style:font-size-asian="11.5pt"/>
    </style:style>
    <style:style style:name="P312" style:family="paragraph" style:parent-style-name="Table_20_Paragraph">
      <style:paragraph-properties fo:margin-left="0.049cm" fo:margin-right="0cm" fo:text-indent="0cm" style:auto-text-indent="false">
        <style:tab-stops/>
      </style:paragraph-properties>
      <style:text-properties fo:font-size="10pt" fo:font-style="italic" fo:font-weight="bold" officeooo:paragraph-rsid="002fd544" style:font-size-asian="10pt" style:font-style-asian="italic" style:font-weight-asian="bold"/>
    </style:style>
    <style:style style:name="P313" style:family="paragraph" style:parent-style-name="Table_20_Paragraph">
      <style:paragraph-properties fo:margin-left="0.049cm" fo:margin-right="0cm" fo:margin-top="0.002cm" fo:margin-bottom="0cm" style:contextual-spacing="false" fo:text-indent="0cm" style:auto-text-indent="false">
        <style:tab-stops/>
      </style:paragraph-properties>
      <style:text-properties fo:font-size="10pt" fo:font-style="italic" fo:font-weight="bold" officeooo:paragraph-rsid="002fd544" style:font-size-asian="10pt" style:font-style-asian="italic" style:font-weight-asian="bold"/>
    </style:style>
    <style:style style:name="P314" style:family="paragraph" style:parent-style-name="Table_20_Paragraph">
      <style:paragraph-properties fo:margin-left="0cm" fo:margin-right="0.03cm" fo:margin-top="0.24cm" fo:margin-bottom="0cm" style:contextual-spacing="false" fo:text-align="end" style:justify-single-word="false" fo:text-indent="0cm" style:auto-text-indent="false"/>
      <style:text-properties officeooo:paragraph-rsid="002fd544"/>
    </style:style>
    <style:style style:name="P315" style:family="paragraph" style:parent-style-name="Body_20_Text">
      <style:paragraph-properties>
        <style:tab-stops>
          <style:tab-stop style:position="7.726cm"/>
        </style:tab-stops>
      </style:paragraph-properties>
      <style:text-properties fo:font-size="10pt" fo:font-weight="bold" style:font-size-asian="10pt" style:font-weight-asian="bold"/>
    </style:style>
    <style:style style:name="P316" style:family="paragraph" style:parent-style-name="Body_20_Text">
      <style:text-properties fo:font-size="13pt" fo:font-weight="bold" style:font-size-asian="13pt" style:font-weight-asian="bold"/>
    </style:style>
    <style:style style:name="P317" style:family="paragraph" style:parent-style-name="Body_20_Text">
      <style:text-properties fo:font-size="12pt" style:font-size-asian="10.5pt" style:font-size-complex="12pt"/>
    </style:style>
    <style:style style:name="P318" style:family="paragraph" style:parent-style-name="Body_20_Text">
      <style:text-properties fo:font-size="12pt" fo:font-weight="bold" officeooo:rsid="01229999" officeooo:paragraph-rsid="01229999" style:font-size-asian="10.5pt" style:font-weight-asian="bold" style:font-size-complex="12pt" style:font-weight-complex="bold"/>
    </style:style>
    <style:style style:name="P319" style:family="paragraph" style:parent-style-name="Body_20_Text">
      <style:text-properties fo:font-size="12pt" fo:font-weight="bold" officeooo:rsid="013dbf4d" officeooo:paragraph-rsid="013dbf4d" style:font-size-asian="10.5pt" style:font-weight-asian="bold" style:font-size-complex="12pt" style:font-weight-complex="bold"/>
    </style:style>
    <style:style style:name="P320" style:family="paragraph" style:parent-style-name="Body_20_Text">
      <style:text-properties fo:font-size="12pt" fo:font-weight="normal" officeooo:rsid="01229999" officeooo:paragraph-rsid="01229999" style:font-size-asian="10.5pt" style:font-weight-asian="normal" style:font-size-complex="12pt" style:font-weight-complex="normal"/>
    </style:style>
    <style:style style:name="P321" style:family="paragraph" style:parent-style-name="Body_20_Text">
      <style:text-properties officeooo:rsid="006a3d79" officeooo:paragraph-rsid="00af2c5a"/>
    </style:style>
    <style:style style:name="P322" style:family="paragraph" style:parent-style-name="Body_20_Text">
      <style:text-properties style:font-name="Arial" fo:font-size="12pt" fo:font-weight="normal" officeooo:rsid="006a3d79" officeooo:paragraph-rsid="006a3d79" style:font-size-asian="10.5pt" style:font-weight-asian="normal" style:font-size-complex="12pt" style:font-weight-complex="normal"/>
    </style:style>
    <style:style style:name="P323" style:family="paragraph" style:parent-style-name="Body_20_Text">
      <style:text-properties style:font-name="Arial" fo:font-size="12pt" fo:font-weight="bold" officeooo:rsid="00b121d8" officeooo:paragraph-rsid="00b121d8" style:font-size-asian="10.5pt" style:font-weight-asian="bold" style:font-size-complex="12pt" style:font-weight-complex="bold"/>
    </style:style>
    <style:style style:name="P324" style:family="paragraph" style:parent-style-name="Body_20_Text">
      <style:text-properties style:font-name="Arial" fo:font-size="12pt" style:font-size-asian="12pt" style:font-size-complex="12pt"/>
    </style:style>
    <style:style style:name="P325" style:family="paragraph" style:parent-style-name="Body_20_Text">
      <style:text-properties style:font-name="Arial" fo:font-size="16pt" fo:font-weight="bold" officeooo:rsid="004492d7" style:font-size-asian="16pt" style:font-weight-asian="bold" style:font-size-complex="16pt" style:font-weight-complex="bold"/>
    </style:style>
    <style:style style:name="P326" style:family="paragraph" style:parent-style-name="Body_20_Text">
      <style:paragraph-properties fo:margin-top="0.012cm" fo:margin-bottom="0cm" style:contextual-spacing="false"/>
      <style:text-properties fo:font-size="10.5pt" fo:font-weight="bold" style:font-size-asian="10.5pt" style:font-weight-asian="bold"/>
    </style:style>
    <style:style style:name="P327" style:family="paragraph" style:parent-style-name="Table_20_Paragraph">
      <style:paragraph-properties fo:margin-top="0.012cm" fo:margin-bottom="0cm" style:contextual-spacing="false"/>
      <style:text-properties style:font-name="Times New Roman" fo:font-size="13.5pt" style:font-size-asian="13.5pt"/>
    </style:style>
    <style:style style:name="P328" style:family="paragraph" style:parent-style-name="Table_20_Paragraph">
      <style:paragraph-properties fo:margin-top="0.011cm" fo:margin-bottom="0cm" style:contextual-spacing="false"/>
      <style:text-properties fo:font-size="10pt" fo:font-weight="bold" style:font-size-asian="10pt" style:font-weight-asian="bold"/>
    </style:style>
    <style:style style:name="P329" style:family="paragraph" style:parent-style-name="Table_20_Paragraph">
      <style:paragraph-properties fo:margin-top="0.011cm" fo:margin-bottom="0cm" style:contextual-spacing="false"/>
      <style:text-properties fo:font-size="7.5pt" fo:font-weight="bold" style:font-size-asian="7.5pt" style:font-weight-asian="bold"/>
    </style:style>
    <style:style style:name="P330" style:family="paragraph" style:parent-style-name="Table_20_Paragraph">
      <style:paragraph-properties fo:margin-top="0.011cm" fo:margin-bottom="0cm" style:contextual-spacing="false"/>
      <style:text-properties style:font-name="Times New Roman" fo:font-size="8.5pt" style:font-size-asian="8.5pt"/>
    </style:style>
    <style:style style:name="P331" style:family="paragraph" style:parent-style-name="Table_20_Paragraph">
      <style:paragraph-properties fo:margin-left="0.125cm" fo:margin-right="0cm" fo:margin-top="0.314cm" fo:margin-bottom="0cm" style:contextual-spacing="false" fo:text-indent="0cm" style:auto-text-indent="false">
        <style:tab-stops/>
      </style:paragraph-properties>
      <style:text-properties fo:font-size="10pt" style:font-size-asian="10pt"/>
    </style:style>
    <style:style style:name="P332" style:family="paragraph" style:parent-style-name="Table_20_Paragraph">
      <style:paragraph-properties fo:margin-left="0.125cm" fo:margin-right="0cm" fo:text-indent="0cm" style:auto-text-indent="false">
        <style:tab-stops/>
      </style:paragraph-properties>
      <style:text-properties fo:font-size="10pt" style:font-size-asian="10pt"/>
    </style:style>
    <style:style style:name="P333" style:family="paragraph" style:parent-style-name="Table_20_Paragraph">
      <style:paragraph-properties fo:margin-left="0.125cm" fo:margin-right="0cm" fo:margin-top="0.138cm" fo:margin-bottom="0cm" style:contextual-spacing="false" fo:text-indent="0cm" style:auto-text-indent="false">
        <style:tab-stops/>
      </style:paragraph-properties>
      <style:text-properties fo:font-size="10pt" style:font-size-asian="10pt"/>
    </style:style>
    <style:style style:name="P334" style:family="paragraph" style:parent-style-name="Table_20_Paragraph">
      <style:paragraph-properties fo:margin-left="0.127cm" fo:margin-right="0cm" fo:margin-top="0.15cm" fo:margin-bottom="0cm" style:contextual-spacing="false" fo:text-indent="0cm" style:auto-text-indent="false">
        <style:tab-stops/>
      </style:paragraph-properties>
      <style:text-properties fo:color="#000000" loext:opacity="100%" fo:font-size="10pt" style:font-size-asian="10pt"/>
    </style:style>
    <style:style style:name="P335" style:family="paragraph" style:parent-style-name="Table_20_Paragraph">
      <style:paragraph-properties fo:margin-left="0.127cm" fo:margin-right="0cm" fo:margin-top="0.15cm" fo:margin-bottom="0cm" style:contextual-spacing="false" fo:text-indent="0cm" style:auto-text-indent="false">
        <style:tab-stops/>
      </style:paragraph-properties>
      <style:text-properties fo:color="#000000" loext:opacity="100%" fo:font-size="10pt" officeooo:paragraph-rsid="01fd3721" style:font-size-asian="10pt"/>
    </style:style>
    <style:style style:name="P336" style:family="paragraph" style:parent-style-name="Table_20_Paragraph">
      <style:paragraph-properties fo:margin-left="0.127cm" fo:margin-right="0cm" fo:margin-top="0.002cm" fo:margin-bottom="0cm" style:contextual-spacing="false" fo:text-indent="0cm" style:auto-text-indent="false">
        <style:tab-stops/>
      </style:paragraph-properties>
      <style:text-properties fo:color="#000000" loext:opacity="100%" fo:font-size="10pt" style:font-size-asian="10pt"/>
    </style:style>
    <style:style style:name="P337" style:family="paragraph" style:parent-style-name="Table_20_Paragraph">
      <style:paragraph-properties fo:margin-left="0.127cm" fo:margin-right="0cm" fo:text-indent="0cm" style:auto-text-indent="false">
        <style:tab-stops/>
      </style:paragraph-properties>
      <style:text-properties fo:color="#000000" loext:opacity="100%" fo:font-size="10pt" style:font-size-asian="10pt"/>
    </style:style>
    <style:style style:name="P338" style:family="paragraph" style:parent-style-name="Table_20_Paragraph">
      <style:paragraph-properties fo:margin-left="0.127cm" fo:margin-right="0cm" fo:text-indent="0cm" style:auto-text-indent="false">
        <style:tab-stops/>
      </style:paragraph-properties>
      <style:text-properties fo:color="#0000ff" loext:opacity="100%" fo:font-size="10pt" style:font-size-asian="10pt"/>
    </style:style>
    <style:style style:name="P339" style:family="paragraph" style:parent-style-name="Table_20_Paragraph">
      <style:paragraph-properties fo:margin-left="0.127cm" fo:margin-right="0cm" fo:margin-top="0.138cm" fo:margin-bottom="0cm" style:contextual-spacing="false" fo:text-indent="0cm" style:auto-text-indent="false">
        <style:tab-stops/>
      </style:paragraph-properties>
      <style:text-properties fo:color="#000000" loext:opacity="100%" fo:font-size="10pt" style:font-size-asian="10pt"/>
    </style:style>
    <style:style style:name="P340" style:family="paragraph" style:parent-style-name="Table_20_Paragraph">
      <style:paragraph-properties fo:margin-left="0.125cm" fo:margin-right="0.757cm" fo:margin-top="0.002cm" fo:margin-bottom="0cm" style:contextual-spacing="false" fo:text-align="justify" style:justify-single-word="false" fo:text-indent="0cm" style:auto-text-indent="false">
        <style:tab-stops/>
      </style:paragraph-properties>
    </style:style>
    <style:style style:name="P341" style:family="paragraph" style:parent-style-name="Table_20_Paragraph">
      <style:paragraph-properties fo:margin-left="0cm" fo:margin-right="0.418cm" fo:text-indent="0cm" style:auto-text-indent="false">
        <style:tab-stops>
          <style:tab-stop style:position="1.399cm"/>
        </style:tab-stops>
      </style:paragraph-properties>
      <style:text-properties style:font-name="Times New Roman" fo:font-size="10pt" officeooo:paragraph-rsid="001f7257" style:font-size-asian="10pt"/>
    </style:style>
    <style:style style:name="P342" style:family="paragraph" style:parent-style-name="Table_20_Paragraph">
      <style:paragraph-properties fo:margin-left="0cm" fo:margin-right="0.418cm" fo:text-indent="0cm" style:auto-text-indent="false">
        <style:tab-stops>
          <style:tab-stop style:position="1.399cm"/>
        </style:tab-stops>
      </style:paragraph-properties>
      <style:text-properties fo:color="#0000ff" loext:opacity="100%" fo:font-size="10pt" style:font-size-asian="10pt"/>
    </style:style>
    <style:style style:name="P343" style:family="paragraph" style:parent-style-name="Table_20_Paragraph">
      <style:paragraph-properties fo:margin-left="0cm" fo:margin-right="0.418cm" fo:line-height="0.374cm" fo:text-indent="0cm" style:auto-text-indent="false">
        <style:tab-stops>
          <style:tab-stop style:position="1.399cm"/>
        </style:tab-stops>
      </style:paragraph-properties>
      <style:text-properties fo:font-size="10pt" officeooo:paragraph-rsid="001e4452" style:font-size-asian="10pt"/>
    </style:style>
    <style:style style:name="P344" style:family="paragraph" style:parent-style-name="Table_20_Paragraph">
      <style:paragraph-properties fo:margin-left="0cm" fo:margin-right="0.418cm" fo:text-align="start" style:justify-single-word="false" fo:text-indent="0cm" style:auto-text-indent="false">
        <style:tab-stops>
          <style:tab-stop style:position="1.399cm"/>
        </style:tab-stops>
      </style:paragraph-properties>
    </style:style>
    <style:style style:name="P345" style:family="paragraph" style:parent-style-name="Body_20_Text">
      <style:paragraph-properties fo:margin-top="0.009cm" fo:margin-bottom="0cm" style:contextual-spacing="false"/>
    </style:style>
    <style:style style:name="P346" style:family="paragraph" style:parent-style-name="Body_20_Text">
      <style:paragraph-properties fo:margin-top="0.009cm" fo:margin-bottom="0cm" style:contextual-spacing="false"/>
      <style:text-properties fo:font-weight="bold" officeooo:paragraph-rsid="00fe359a" style:font-weight-asian="bold" style:font-size-complex="5pt"/>
    </style:style>
    <style:style style:name="P347" style:family="paragraph" style:parent-style-name="Body_20_Text">
      <style:paragraph-properties fo:margin-top="0.009cm" fo:margin-bottom="0cm" style:contextual-spacing="false"/>
      <style:text-properties fo:font-size="14pt" fo:font-weight="bold" officeooo:paragraph-rsid="00fe359a" style:font-size-asian="14pt" style:font-weight-asian="bold" style:font-size-complex="6pt"/>
    </style:style>
    <style:style style:name="P348" style:family="paragraph" style:parent-style-name="Body_20_Text">
      <style:paragraph-properties fo:margin-top="0.009cm" fo:margin-bottom="0cm" style:contextual-spacing="false"/>
      <style:text-properties fo:font-size="10pt" fo:font-weight="normal" officeooo:rsid="0111ca52" officeooo:paragraph-rsid="0111ca52" style:font-size-asian="8.75pt" style:font-weight-asian="normal" style:font-size-complex="10pt" style:font-weight-complex="normal"/>
    </style:style>
    <style:style style:name="P349" style:family="paragraph" style:parent-style-name="Body_20_Text">
      <style:paragraph-properties fo:margin-top="0.009cm" fo:margin-bottom="0cm" style:contextual-spacing="false"/>
      <style:text-properties style:font-name="Arial" fo:font-size="16pt" fo:font-weight="bold" officeooo:rsid="0080165b" officeooo:paragraph-rsid="00fe359a" style:font-size-asian="16pt" style:font-weight-asian="bold" style:font-size-complex="16pt" style:font-weight-complex="bold"/>
    </style:style>
    <style:style style:name="P350" style:family="paragraph" style:parent-style-name="Table_20_Paragraph">
      <style:paragraph-properties fo:margin-top="0.009cm" fo:margin-bottom="0cm" style:contextual-spacing="false"/>
      <style:text-properties style:font-name="Times New Roman" fo:font-size="13.5pt" style:font-size-asian="13.5pt"/>
    </style:style>
    <style:style style:name="P351" style:family="paragraph" style:parent-style-name="Normal">
      <style:paragraph-properties fo:margin-left="0.233cm" fo:margin-right="0cm" fo:margin-top="0.397cm" fo:margin-bottom="0.009cm" style:contextual-spacing="false" fo:text-indent="0cm" style:auto-text-indent="false">
        <style:tab-stops/>
      </style:paragraph-properties>
    </style:style>
    <style:style style:name="P352" style:family="paragraph" style:parent-style-name="Normal">
      <style:paragraph-properties fo:margin-left="0.233cm" fo:margin-right="0cm" fo:text-indent="0cm" style:auto-text-indent="false">
        <style:tab-stops/>
      </style:paragraph-properties>
      <style:text-properties fo:color="#000000" loext:opacity="100%" fo:font-size="12pt" fo:font-weight="bold" style:font-size-asian="12pt" style:font-weight-asian="bold"/>
    </style:style>
    <style:style style:name="P353" style:family="paragraph" style:parent-style-name="Normal">
      <style:paragraph-properties fo:margin-left="0.233cm" fo:margin-right="0cm" fo:margin-top="0.388cm" fo:margin-bottom="0cm" style:contextual-spacing="false" fo:text-indent="0cm" style:auto-text-indent="false">
        <style:tab-stops/>
      </style:paragraph-properties>
      <style:text-properties fo:color="#000000" loext:opacity="100%" fo:font-size="12pt" fo:font-weight="bold" style:font-size-asian="12pt" style:font-weight-asian="bold" style:font-weight-complex="bold"/>
    </style:style>
    <style:style style:name="P354" style:family="paragraph" style:parent-style-name="Table_20_Paragraph">
      <style:paragraph-properties fo:margin-left="0.101cm" fo:margin-right="0cm" fo:margin-top="0.002cm" fo:margin-bottom="0cm" style:contextual-spacing="false" fo:text-indent="0cm" style:auto-text-indent="false">
        <style:tab-stops/>
      </style:paragraph-properties>
      <style:text-properties fo:font-size="9pt" style:font-size-asian="9pt"/>
    </style:style>
    <style:style style:name="P355" style:family="paragraph" style:parent-style-name="Table_20_Paragraph">
      <style:paragraph-properties fo:margin-left="0.101cm" fo:margin-right="0cm" fo:text-indent="0cm" style:auto-text-indent="false">
        <style:tab-stops/>
      </style:paragraph-properties>
      <style:text-properties fo:font-size="9pt" style:font-size-asian="9pt"/>
    </style:style>
    <style:style style:name="P356" style:family="paragraph" style:parent-style-name="Table_20_Paragraph">
      <style:paragraph-properties fo:margin-top="0.014cm" fo:margin-bottom="0cm" style:contextual-spacing="false"/>
      <style:text-properties fo:font-size="10pt" fo:font-weight="bold" style:font-size-asian="10pt" style:font-weight-asian="bold"/>
    </style:style>
    <style:style style:name="P357" style:family="paragraph" style:parent-style-name="Table_20_Paragraph">
      <style:paragraph-properties fo:margin-top="0.014cm" fo:margin-bottom="0cm" style:contextual-spacing="false"/>
      <style:text-properties fo:font-size="7.5pt" fo:font-weight="bold" style:font-size-asian="7.5pt" style:font-weight-asian="bold"/>
    </style:style>
    <style:style style:name="P358" style:family="paragraph" style:parent-style-name="Table_20_Paragraph">
      <style:paragraph-properties fo:margin-top="0.014cm" fo:margin-bottom="0cm" style:contextual-spacing="false"/>
      <style:text-properties fo:font-size="7.5pt" fo:font-weight="bold" officeooo:rsid="00540662" officeooo:paragraph-rsid="00540662" style:font-size-asian="7.5pt" style:font-weight-asian="bold"/>
    </style:style>
    <style:style style:name="P359" style:family="paragraph" style:parent-style-name="Standard">
      <style:paragraph-properties fo:margin-top="0.014cm" fo:margin-bottom="0cm" style:contextual-spacing="false"/>
      <style:text-properties style:font-name="Arial" fo:font-size="14pt" fo:font-weight="bold" officeooo:paragraph-rsid="01a7767b" style:font-name-asian="Arial" style:font-size-asian="14pt" style:font-weight-asian="bold" style:font-name-complex="Arial" style:font-size-complex="14pt" style:font-weight-complex="bold"/>
    </style:style>
    <style:style style:name="P360" style:family="paragraph" style:parent-style-name="Body_20_Text">
      <style:paragraph-properties fo:margin-top="0.007cm" fo:margin-bottom="0.002cm" style:contextual-spacing="false"/>
      <style:text-properties fo:font-weight="bold" style:font-weight-asian="bold"/>
    </style:style>
    <style:style style:name="P361" style:family="paragraph" style:parent-style-name="Table_20_Paragraph">
      <style:paragraph-properties fo:margin-left="0.194cm" fo:margin-right="0cm" fo:text-indent="0cm" style:auto-text-indent="false">
        <style:tab-stops/>
      </style:paragraph-properties>
      <style:text-properties fo:font-size="8pt" fo:font-style="italic" fo:font-weight="bold" style:font-size-asian="8pt" style:font-style-asian="italic" style:font-weight-asian="bold"/>
    </style:style>
    <style:style style:name="P362" style:family="paragraph" style:parent-style-name="Table_20_Paragraph">
      <style:paragraph-properties fo:margin-left="0.194cm" fo:margin-right="0cm" fo:margin-top="0.208cm" fo:margin-bottom="0cm" style:contextual-spacing="false" fo:text-indent="0cm" style:auto-text-indent="false">
        <style:tab-stops/>
      </style:paragraph-properties>
      <style:text-properties fo:font-size="8pt" style:font-size-asian="8pt"/>
    </style:style>
    <style:style style:name="P363" style:family="paragraph" style:parent-style-name="Table_20_Paragraph">
      <style:paragraph-properties fo:margin-left="0.194cm" fo:margin-right="0cm" fo:margin-top="0.208cm" fo:margin-bottom="0cm" style:contextual-spacing="false" fo:text-indent="0cm" style:auto-text-indent="false">
        <style:tab-stops/>
      </style:paragraph-properties>
      <style:text-properties style:font-name="Arial" fo:font-size="8pt" officeooo:rsid="00300ff1" officeooo:paragraph-rsid="00300ff1" style:font-size-asian="8pt" style:font-size-complex="8pt"/>
    </style:style>
    <style:style style:name="P364" style:family="paragraph" style:parent-style-name="Table_20_Paragraph">
      <style:paragraph-properties fo:margin-left="0.194cm" fo:margin-right="0cm" fo:margin-top="0.208cm" fo:margin-bottom="0cm" style:contextual-spacing="false" fo:text-indent="0cm" style:auto-text-indent="false">
        <style:tab-stops/>
      </style:paragraph-properties>
      <style:text-properties style:font-name="Arial" fo:font-size="8pt" officeooo:rsid="00300ff1" officeooo:paragraph-rsid="01f25d8b" style:font-size-asian="8pt" style:font-size-complex="8pt"/>
    </style:style>
    <style:style style:name="P365" style:family="paragraph" style:parent-style-name="Table_20_Paragraph">
      <style:paragraph-properties fo:margin-left="0.639cm" fo:margin-right="0cm" fo:margin-top="0.203cm" fo:margin-bottom="0cm" style:contextual-spacing="false" fo:text-indent="0cm" style:auto-text-indent="false">
        <style:tab-stops/>
      </style:paragraph-properties>
      <style:text-properties fo:color="#000000" loext:opacity="100%" fo:font-size="12pt" style:font-size-asian="12pt"/>
    </style:style>
    <style:style style:name="P366" style:family="paragraph" style:parent-style-name="Table_20_Paragraph">
      <style:paragraph-properties fo:margin-left="4.953cm" fo:margin-right="4.93cm" fo:margin-top="0.203cm" fo:margin-bottom="0cm" style:contextual-spacing="false" fo:text-align="center" style:justify-single-word="false" fo:text-indent="0cm" style:auto-text-indent="false">
        <style:tab-stops/>
      </style:paragraph-properties>
      <style:text-properties fo:color="#000000" loext:opacity="100%" fo:font-size="12pt" style:font-size-asian="12pt"/>
    </style:style>
    <style:style style:name="P367" style:family="paragraph" style:parent-style-name="Table_20_Paragraph">
      <style:paragraph-properties fo:margin-left="0.189cm" fo:margin-right="0cm" fo:margin-top="0.208cm" fo:margin-bottom="0cm" style:contextual-spacing="false" fo:text-indent="0cm" style:auto-text-indent="false">
        <style:tab-stops/>
      </style:paragraph-properties>
      <style:text-properties fo:font-size="8pt" style:font-size-asian="8pt"/>
    </style:style>
    <style:style style:name="P368" style:family="paragraph" style:parent-style-name="Table_20_Paragraph">
      <style:paragraph-properties fo:margin-left="0.189cm" fo:margin-right="0cm" fo:margin-top="0.208cm" fo:margin-bottom="0cm" style:contextual-spacing="false" fo:text-indent="0cm" style:auto-text-indent="false">
        <style:tab-stops/>
      </style:paragraph-properties>
      <style:text-properties style:font-name="Arial" fo:font-size="8pt" officeooo:rsid="00300ff1" officeooo:paragraph-rsid="00300ff1" style:font-size-asian="8pt" style:font-size-complex="8pt"/>
    </style:style>
    <style:style style:name="P369" style:family="paragraph" style:parent-style-name="Table_20_Paragraph">
      <style:paragraph-properties fo:margin-left="0.189cm" fo:margin-right="0cm" fo:margin-top="0.208cm" fo:margin-bottom="0cm" style:contextual-spacing="false" fo:text-indent="0cm" style:auto-text-indent="false">
        <style:tab-stops/>
      </style:paragraph-properties>
      <style:text-properties style:font-name="Arial" fo:font-size="8pt" officeooo:rsid="00300ff1" officeooo:paragraph-rsid="01f25d8b" style:font-size-asian="8pt" style:font-size-complex="8pt"/>
    </style:style>
    <style:style style:name="P370" style:family="paragraph" style:parent-style-name="Body_20_Text">
      <style:paragraph-properties fo:margin-top="0.249cm" fo:margin-bottom="0cm" style:contextual-spacing="false">
        <style:tab-stops>
          <style:tab-stop style:position="0.882cm"/>
          <style:tab-stop style:position="16.351cm" style:type="right" style:leader-style="dotted" style:leader-text="."/>
        </style:tab-stops>
      </style:paragraph-properties>
    </style:style>
    <style:style style:name="P371" style:family="paragraph" style:parent-style-name="Normal">
      <style:paragraph-properties fo:text-align="justify" style:justify-single-word="false" fo:orphans="2" fo:widows="2" style:text-autospace="ideograph-alpha"/>
      <style:text-properties officeooo:paragraph-rsid="00fe359a"/>
    </style:style>
    <style:style style:name="P372" style:family="paragraph" style:parent-style-name="Normal">
      <style:paragraph-properties fo:text-align="justify" style:justify-single-word="false"/>
      <style:text-properties fo:font-size="18pt" style:font-size-asian="18pt" style:font-size-complex="16pt"/>
    </style:style>
    <style:style style:name="P373" style:family="paragraph" style:parent-style-name="Normal">
      <style:paragraph-properties fo:orphans="2" fo:widows="2" style:text-autospace="ideograph-alpha"/>
      <style:text-properties style:font-name="Times New Roman" fo:font-size="12pt" officeooo:paragraph-rsid="00fe359a" style:font-name-asian="Times New Roman" style:font-size-asian="12pt" style:font-name-complex="Times New Roman" style:font-size-complex="12pt" style:language-complex="ar" style:country-complex="SA"/>
    </style:style>
    <style:style style:name="P374" style:family="paragraph" style:parent-style-name="Normal">
      <style:paragraph-properties fo:text-align="center" style:justify-single-word="false" fo:orphans="2" fo:widows="2" style:text-autospace="ideograph-alpha"/>
      <style:text-properties officeooo:paragraph-rsid="00fe359a"/>
    </style:style>
    <style:style style:name="P375" style:family="paragraph" style:parent-style-name="Normal">
      <style:paragraph-properties fo:text-align="center" style:justify-single-word="false" fo:orphans="2" fo:widows="2" style:text-autospace="ideograph-alpha"/>
      <style:text-properties officeooo:paragraph-rsid="0106503a"/>
    </style:style>
    <style:style style:name="P376" style:family="paragraph" style:parent-style-name="Normal">
      <style:paragraph-properties fo:text-align="center" style:justify-single-word="false" fo:orphans="2" fo:widows="2" style:text-autospace="ideograph-alpha"/>
      <style:text-properties officeooo:paragraph-rsid="010b6a33"/>
    </style:style>
    <style:style style:name="P377" style:family="paragraph" style:parent-style-name="Normal">
      <style:text-properties fo:font-size="12pt" officeooo:paragraph-rsid="00811fba" style:font-size-asian="12pt"/>
    </style:style>
    <style:style style:name="P378" style:family="paragraph" style:parent-style-name="Normal">
      <style:text-properties style:font-name="Arial" fo:font-size="12pt" style:font-name-asian="Calibri" style:font-size-asian="12pt" style:font-name-complex="Calibri" style:font-size-complex="12pt"/>
    </style:style>
    <style:style style:name="P379" style:family="paragraph" style:parent-style-name="Standard">
      <style:paragraph-properties fo:margin-top="0.005cm" fo:margin-bottom="0cm" style:contextual-spacing="false"/>
      <style:text-properties style:font-name="Arial" fo:font-size="16pt" fo:font-weight="bold" officeooo:rsid="004492d7" officeooo:paragraph-rsid="008fad47" style:font-size-asian="16pt" style:font-weight-asian="bold" style:font-size-complex="16pt" style:font-weight-complex="bold"/>
    </style:style>
    <style:style style:name="P380" style:family="paragraph" style:parent-style-name="Standard">
      <style:paragraph-properties fo:margin-top="0.005cm" fo:margin-bottom="0cm" style:contextual-spacing="false"/>
      <style:text-properties style:font-name="Arial" fo:font-size="10.5pt" fo:font-weight="normal" officeooo:rsid="008073ff" officeooo:paragraph-rsid="01a7767b" style:font-size-asian="10.5pt" style:font-weight-asian="normal" style:font-size-complex="10.5pt" style:font-weight-complex="normal"/>
    </style:style>
    <style:style style:name="P381" style:family="paragraph" style:parent-style-name="Standard">
      <style:paragraph-properties fo:margin-top="0.005cm" fo:margin-bottom="0cm" style:contextual-spacing="false"/>
      <style:text-properties officeooo:paragraph-rsid="00811fba"/>
    </style:style>
    <style:style style:name="P382" style:family="paragraph" style:parent-style-name="Standard">
      <style:paragraph-properties fo:margin-top="0.005cm" fo:margin-bottom="0cm" style:contextual-spacing="false"/>
      <style:text-properties officeooo:paragraph-rsid="00442bee"/>
    </style:style>
    <style:style style:name="P383" style:family="paragraph" style:parent-style-name="Standard">
      <style:paragraph-properties fo:margin-top="0.005cm" fo:margin-bottom="0cm" style:contextual-spacing="false"/>
      <style:text-properties officeooo:paragraph-rsid="008fad47"/>
    </style:style>
    <style:style style:name="P384" style:family="paragraph" style:parent-style-name="Standard">
      <style:paragraph-properties fo:margin-top="0.005cm" fo:margin-bottom="0cm" style:contextual-spacing="false"/>
      <style:text-properties officeooo:paragraph-rsid="03499fcb"/>
    </style:style>
    <style:style style:name="P385" style:family="paragraph" style:parent-style-name="Standard">
      <style:paragraph-properties fo:margin-top="0.005cm" fo:margin-bottom="0cm" style:contextual-spacing="false"/>
      <style:text-properties officeooo:paragraph-rsid="034af8d5"/>
    </style:style>
    <style:style style:name="P386" style:family="paragraph" style:parent-style-name="Standard">
      <style:paragraph-properties fo:margin-top="0.005cm" fo:margin-bottom="0cm" style:contextual-spacing="false"/>
      <style:text-properties officeooo:paragraph-rsid="034c834a"/>
    </style:style>
    <style:style style:name="P387" style:family="paragraph" style:parent-style-name="Standard">
      <style:paragraph-properties fo:margin-left="0cm" fo:margin-right="0cm" fo:margin-top="0.005cm" fo:margin-bottom="0cm" style:contextual-spacing="false" fo:text-indent="0cm" style:auto-text-indent="false">
        <style:tab-stops>
          <style:tab-stop style:position="1.053cm"/>
        </style:tab-stops>
      </style:paragraph-properties>
      <style:text-properties officeooo:paragraph-rsid="00fe359a"/>
    </style:style>
    <style:style style:name="P388" style:family="paragraph" style:parent-style-name="Standard">
      <style:paragraph-properties fo:margin-left="0cm" fo:margin-right="0cm" fo:margin-top="0.005cm" fo:margin-bottom="0cm" style:contextual-spacing="false" fo:text-indent="0cm" style:auto-text-indent="false">
        <style:tab-stops>
          <style:tab-stop style:position="1.053cm"/>
        </style:tab-stops>
      </style:paragraph-properties>
      <style:text-properties officeooo:paragraph-rsid="00442bee"/>
    </style:style>
    <style:style style:name="P389" style:family="paragraph" style:parent-style-name="Standard">
      <style:paragraph-properties fo:margin-left="0cm" fo:margin-right="0cm" fo:margin-top="0.005cm" fo:margin-bottom="0cm" style:contextual-spacing="false" fo:text-indent="0cm" style:auto-text-indent="false">
        <style:tab-stops>
          <style:tab-stop style:position="1.053cm"/>
        </style:tab-stops>
      </style:paragraph-properties>
      <style:text-properties fo:font-weight="bold" officeooo:paragraph-rsid="00fe359a" style:font-weight-asian="bold" style:font-size-complex="5pt"/>
    </style:style>
    <style:style style:name="P390" style:family="paragraph" style:parent-style-name="Standard">
      <style:paragraph-properties fo:margin-left="0cm" fo:margin-right="0cm" fo:margin-top="0.005cm" fo:margin-bottom="0cm" style:contextual-spacing="false" style:line-height-at-least="0.353cm" fo:text-indent="0cm" style:auto-text-indent="false">
        <style:tab-stops>
          <style:tab-stop style:position="0.051cm"/>
        </style:tab-stops>
      </style:paragraph-properties>
      <style:text-properties officeooo:paragraph-rsid="01a7767b"/>
    </style:style>
    <style:style style:name="P391"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style:font-name="Arial" fo:font-size="12pt" fo:font-weight="normal" officeooo:rsid="01718884" officeooo:paragraph-rsid="0295a036" style:font-size-asian="10.5pt" style:font-weight-asian="normal" style:font-size-complex="12pt" style:font-weight-complex="normal"/>
    </style:style>
    <style:style style:name="P392"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style:font-name="Arial" fo:font-size="12pt" fo:font-weight="normal" officeooo:rsid="0295a036" officeooo:paragraph-rsid="0295a036" style:font-size-asian="10.5pt" style:font-weight-asian="normal" style:font-size-complex="12pt" style:font-weight-complex="normal"/>
    </style:style>
    <style:style style:name="P393"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style:font-name="Arial" fo:font-size="12pt" fo:font-weight="normal" officeooo:rsid="01786867" officeooo:paragraph-rsid="024adc73" style:font-size-asian="10.5pt" style:font-weight-asian="normal" style:font-size-complex="12pt" style:font-weight-complex="normal"/>
    </style:style>
    <style:style style:name="P394"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style:font-name="Arial" fo:font-size="12pt" fo:font-weight="normal" officeooo:rsid="01786867" officeooo:paragraph-rsid="01786867" style:font-size-asian="10.5pt" style:font-weight-asian="normal" style:font-size-complex="12pt" style:font-weight-complex="normal"/>
    </style:style>
    <style:style style:name="P395"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style:font-name="Arial" fo:font-size="12pt" fo:font-weight="normal" officeooo:rsid="01786867" officeooo:paragraph-rsid="0383aeba" style:font-size-asian="10.5pt" style:font-weight-asian="normal" style:font-size-complex="12pt" style:font-weight-complex="normal"/>
    </style:style>
    <style:style style:name="P396"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style:font-name="Arial" fo:font-size="12pt" fo:font-weight="normal" officeooo:rsid="0166a75c" officeooo:paragraph-rsid="0166a75c" style:font-size-asian="10.5pt" style:font-weight-asian="normal" style:font-size-complex="12pt" style:font-weight-complex="normal"/>
    </style:style>
    <style:style style:name="P397"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style:font-name="Arial" fo:font-size="12pt" fo:font-weight="normal" officeooo:rsid="016e5613" officeooo:paragraph-rsid="016e5613" style:font-size-asian="10.5pt" style:font-weight-asian="normal" style:font-size-complex="12pt" style:font-weight-complex="normal"/>
    </style:style>
    <style:style style:name="P398"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style:font-name="Arial" fo:font-size="12pt" fo:font-weight="normal" officeooo:rsid="0170c257" officeooo:paragraph-rsid="0170c257" style:font-size-asian="10.5pt" style:font-weight-asian="normal" style:font-size-complex="12pt" style:font-weight-complex="normal"/>
    </style:style>
    <style:style style:name="P399"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style:font-name="Arial" fo:font-size="12pt" fo:font-weight="normal" officeooo:rsid="0170c257" officeooo:paragraph-rsid="0383aeba" style:font-size-asian="10.5pt" style:font-weight-asian="normal" style:font-size-complex="12pt" style:font-weight-complex="normal"/>
    </style:style>
    <style:style style:name="P400"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style:font-name="Arial" fo:font-size="12pt" fo:font-weight="normal" officeooo:rsid="02a21d12" officeooo:paragraph-rsid="02a21d12" style:font-size-asian="10.5pt" style:font-weight-asian="normal" style:font-size-complex="12pt" style:font-weight-complex="normal"/>
    </style:style>
    <style:style style:name="P401"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style:font-name="Arial" fo:font-size="12pt" fo:font-weight="normal" officeooo:rsid="0177024a" officeooo:paragraph-rsid="0177024a" style:font-size-asian="10.5pt" style:font-weight-asian="normal" style:font-size-complex="12pt" style:font-weight-complex="normal"/>
    </style:style>
    <style:style style:name="P402"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style:font-name="Arial" fo:font-size="12pt" fo:font-weight="normal" officeooo:rsid="01793497" officeooo:paragraph-rsid="01786867" style:font-size-asian="10.5pt" style:font-weight-asian="normal" style:font-size-complex="12pt" style:font-weight-complex="normal"/>
    </style:style>
    <style:style style:name="P403"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style:font-name="Arial" fo:font-size="12pt" fo:font-weight="normal" officeooo:rsid="017c672c" officeooo:paragraph-rsid="017c672c" style:font-size-asian="10.5pt" style:font-weight-asian="normal" style:font-size-complex="12pt" style:font-weight-complex="normal"/>
    </style:style>
    <style:style style:name="P404"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style:font-name="Arial" fo:font-size="12pt" fo:font-weight="normal" officeooo:rsid="0182f913" officeooo:paragraph-rsid="017c7dac" style:font-size-asian="10.5pt" style:font-weight-asian="normal" style:font-size-complex="12pt" style:font-weight-complex="normal"/>
    </style:style>
    <style:style style:name="P405"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style:font-name="Arial" fo:font-size="12pt" fo:font-weight="normal" officeooo:rsid="018952aa" officeooo:paragraph-rsid="018952aa" style:font-size-asian="10.5pt" style:font-weight-asian="normal" style:font-size-complex="12pt" style:font-weight-complex="normal"/>
    </style:style>
    <style:style style:name="P406"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style:font-name="Arial" fo:font-size="12pt" fo:font-weight="normal" officeooo:rsid="017dadff" officeooo:paragraph-rsid="019afd76" style:font-size-asian="10.5pt" style:font-weight-asian="normal" style:font-size-complex="12pt" style:font-weight-complex="normal"/>
    </style:style>
    <style:style style:name="P407"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style:font-name="Arial" fo:font-size="12pt" fo:font-weight="normal" officeooo:rsid="017dadff" officeooo:paragraph-rsid="01969c5f" style:font-size-asian="10.5pt" style:font-weight-asian="normal" style:font-size-complex="12pt" style:font-weight-complex="normal"/>
    </style:style>
    <style:style style:name="P408"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style:font-name="Arial" fo:font-size="12pt" fo:font-weight="normal" officeooo:rsid="01990bb5" officeooo:paragraph-rsid="01990bb5" style:font-size-asian="10.5pt" style:font-weight-asian="normal" style:font-size-complex="12pt" style:font-weight-complex="normal"/>
    </style:style>
    <style:style style:name="P409"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style:font-name="Arial" fo:font-size="12pt" fo:font-weight="normal" officeooo:rsid="0199f03d" officeooo:paragraph-rsid="0199f03d" style:font-size-asian="10.5pt" style:font-weight-asian="normal" style:font-size-complex="12pt" style:font-weight-complex="normal"/>
    </style:style>
    <style:style style:name="P410"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style:font-name="Arial" fo:font-size="12pt" fo:font-weight="normal" officeooo:rsid="018fb29b" officeooo:paragraph-rsid="019062d5" style:font-size-asian="10.5pt" style:font-weight-asian="normal" style:font-size-complex="12pt" style:font-weight-complex="normal"/>
    </style:style>
    <style:style style:name="P411"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style:font-name="Arial" fo:font-size="12pt" fo:font-weight="normal" officeooo:rsid="018fb29b" officeooo:paragraph-rsid="018fb29b" style:font-size-asian="10.5pt" style:font-weight-asian="normal" style:font-size-complex="12pt" style:font-weight-complex="normal"/>
    </style:style>
    <style:style style:name="P412"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style:font-name="Arial" fo:font-size="12pt" fo:font-weight="normal" officeooo:rsid="0191d6e8" officeooo:paragraph-rsid="018fb29b" style:font-size-asian="10.5pt" style:font-weight-asian="normal" style:font-size-complex="12pt" style:font-weight-complex="normal"/>
    </style:style>
    <style:style style:name="P413"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style:font-name="Arial" fo:font-size="12pt" fo:font-weight="normal" officeooo:rsid="019e3b28" officeooo:paragraph-rsid="019e3b28" style:font-size-asian="10.5pt" style:font-weight-asian="normal" style:font-size-complex="12pt" style:font-weight-complex="normal"/>
    </style:style>
    <style:style style:name="P414"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style:font-name="Arial" fo:font-size="12pt" fo:font-weight="bold" officeooo:rsid="016d96f1" officeooo:paragraph-rsid="016d96f1" style:font-size-asian="10.5pt" style:font-weight-asian="bold" style:font-size-complex="12pt" style:font-weight-complex="bold"/>
    </style:style>
    <style:style style:name="P415"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style:font-name="Arial" fo:font-size="12pt" fo:font-weight="bold" officeooo:rsid="01704516" officeooo:paragraph-rsid="01704516" style:font-size-asian="10.5pt" style:font-weight-asian="bold" style:font-size-complex="12pt" style:font-weight-complex="bold"/>
    </style:style>
    <style:style style:name="P416"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style:font-name="Arial" fo:font-size="12pt" fo:font-weight="bold" officeooo:rsid="01752c3f" officeooo:paragraph-rsid="01752c3f" style:font-size-asian="10.5pt" style:font-weight-asian="bold" style:font-size-complex="12pt" style:font-weight-complex="bold"/>
    </style:style>
    <style:style style:name="P417"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style:font-name="Arial" fo:font-size="12pt" fo:font-weight="bold" officeooo:rsid="0177024a" officeooo:paragraph-rsid="019afd76" style:font-size-asian="10.5pt" style:font-weight-asian="bold" style:font-size-complex="12pt" style:font-weight-complex="bold"/>
    </style:style>
    <style:style style:name="P418"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style:font-name="Arial" fo:font-size="12pt" fo:font-weight="bold" officeooo:rsid="0177024a" officeooo:paragraph-rsid="03855c3e" style:font-size-asian="10.5pt" style:font-weight-asian="bold" style:font-size-complex="12pt" style:font-weight-complex="bold"/>
    </style:style>
    <style:style style:name="P419"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style:font-name="Arial" fo:font-size="12pt" fo:font-weight="bold" officeooo:rsid="01990bb5" officeooo:paragraph-rsid="01990bb5" style:font-size-asian="10.5pt" style:font-weight-asian="bold" style:font-size-complex="12pt" style:font-weight-complex="bold"/>
    </style:style>
    <style:style style:name="P420"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style:font-name="Arial" fo:font-size="12pt" fo:font-weight="bold" officeooo:rsid="01830a8b" officeooo:paragraph-rsid="019062d5" style:font-size-asian="10.5pt" style:font-weight-asian="bold" style:font-size-complex="12pt" style:font-weight-complex="bold"/>
    </style:style>
    <style:style style:name="P421"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style:font-name="Arial" fo:font-size="12pt" fo:font-weight="bold" officeooo:rsid="0044d201" officeooo:paragraph-rsid="0044d201" style:font-size-asian="12pt" style:font-weight-asian="bold" style:font-size-complex="12pt" style:font-weight-complex="bold"/>
    </style:style>
    <style:style style:name="P422"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style:font-name="Arial" fo:font-size="12pt" style:text-underline-style="none" fo:font-weight="normal" officeooo:rsid="0043d546" officeooo:paragraph-rsid="013e1f8d" style:font-size-asian="12pt" style:font-weight-asian="normal" style:font-size-complex="12pt" style:font-weight-complex="normal"/>
    </style:style>
    <style:style style:name="P423"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style:font-name="Arial" fo:font-size="12pt" style:text-underline-style="none" fo:font-weight="normal" officeooo:rsid="01657f40" officeooo:paragraph-rsid="01657f40" style:font-size-asian="12pt" style:font-weight-asian="normal" style:font-size-complex="12pt" style:font-weight-complex="normal"/>
    </style:style>
    <style:style style:name="P424"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style:font-name="Arial" fo:font-size="12pt" style:text-underline-style="none" fo:font-weight="bold" officeooo:rsid="004dee59" officeooo:paragraph-rsid="015d032f" style:font-size-asian="12pt" style:font-weight-asian="bold" style:font-size-complex="12pt" style:font-weight-complex="bold"/>
    </style:style>
    <style:style style:name="P425"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style:font-name="Arial" fo:font-size="12pt" style:text-underline-style="none" fo:font-weight="bold" officeooo:rsid="01608c8b" officeooo:paragraph-rsid="01608c8b" style:font-size-asian="12pt" style:font-weight-asian="bold" style:font-size-complex="12pt" style:font-weight-complex="bold"/>
    </style:style>
    <style:style style:name="P426"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style:font-name="Arial" fo:font-size="12pt" style:text-underline-style="none" fo:font-weight="bold" officeooo:rsid="01657f40" officeooo:paragraph-rsid="01657f40" style:font-size-asian="12pt" style:font-weight-asian="bold" style:font-size-complex="12pt" style:font-weight-complex="bold"/>
    </style:style>
    <style:style style:name="P427"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style:font-name="Arial" fo:font-size="16pt" fo:font-weight="bold" officeooo:rsid="0172b6bb" officeooo:paragraph-rsid="0172b6bb" style:font-size-asian="14pt" style:font-weight-asian="bold" style:font-size-complex="16pt" style:font-weight-complex="bold"/>
    </style:style>
    <style:style style:name="P428"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style:font-name="Arial" fo:font-size="16pt" fo:font-weight="bold" officeooo:rsid="0172b6bb" officeooo:paragraph-rsid="02a21d12" style:font-size-asian="14pt" style:font-weight-asian="bold" style:font-size-complex="16pt" style:font-weight-complex="bold"/>
    </style:style>
    <style:style style:name="P429"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style:font-name="Arial" fo:font-size="16pt" fo:font-weight="bold" officeooo:rsid="0044d201" officeooo:paragraph-rsid="0044d201" style:font-size-asian="16pt" style:font-weight-asian="bold" style:font-size-complex="16pt" style:font-weight-complex="bold"/>
    </style:style>
    <style:style style:name="P430"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style:font-name="Arial" fo:font-size="16pt" fo:font-weight="bold" officeooo:rsid="0042b9c5" officeooo:paragraph-rsid="013c45de" style:font-size-asian="16pt" style:font-weight-asian="bold" style:font-size-complex="16pt" style:font-weight-complex="bold"/>
    </style:style>
    <style:style style:name="P431"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officeooo:paragraph-rsid="013c45de"/>
    </style:style>
    <style:style style:name="P432"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officeooo:paragraph-rsid="03855c3e"/>
    </style:style>
    <style:style style:name="P433"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fo:font-size="12pt" fo:font-weight="bold" officeooo:rsid="015eb1e7" officeooo:paragraph-rsid="015eb1e7" style:font-size-asian="10.5pt" style:font-weight-asian="bold" style:font-size-complex="12pt" style:font-weight-complex="bold"/>
    </style:style>
    <style:style style:name="P434"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fo:font-size="12pt" fo:font-weight="bold" officeooo:rsid="016e5613" officeooo:paragraph-rsid="0383aeba" style:font-size-asian="10.5pt" style:font-weight-asian="bold" style:font-size-complex="12pt" style:font-weight-complex="bold"/>
    </style:style>
    <style:style style:name="P435"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fo:font-size="12pt" fo:font-weight="bold" officeooo:rsid="0177024a" officeooo:paragraph-rsid="017c672c" style:font-size-asian="10.5pt" style:font-weight-asian="bold" style:font-size-complex="12pt" style:font-weight-complex="bold"/>
    </style:style>
    <style:style style:name="P436"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fo:font-size="12pt" fo:font-weight="bold" officeooo:rsid="0177024a" officeooo:paragraph-rsid="024adc73" style:font-size-asian="10.5pt" style:font-weight-asian="bold" style:font-size-complex="12pt" style:font-weight-complex="bold"/>
    </style:style>
    <style:style style:name="P437"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fo:font-size="12pt" fo:font-weight="bold" officeooo:rsid="0177024a" officeooo:paragraph-rsid="0177024a" style:font-size-asian="10.5pt" style:font-weight-asian="bold" style:font-size-complex="12pt" style:font-weight-complex="bold"/>
    </style:style>
    <style:style style:name="P438"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fo:font-size="12pt" fo:font-weight="bold" officeooo:rsid="01786867" officeooo:paragraph-rsid="0383aeba" style:font-size-asian="10.5pt" style:font-weight-asian="bold" style:font-size-complex="12pt" style:font-weight-complex="bold"/>
    </style:style>
    <style:style style:name="P439"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fo:font-size="12pt" fo:font-weight="bold" officeooo:rsid="01830a8b" officeooo:paragraph-rsid="01830a8b" style:font-size-asian="10.5pt" style:font-weight-asian="bold" style:font-size-complex="12pt" style:font-weight-complex="bold"/>
    </style:style>
    <style:style style:name="P440"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fo:font-size="12pt" fo:font-weight="bold" officeooo:rsid="01830a8b" officeooo:paragraph-rsid="01863c18" style:font-size-asian="10.5pt" style:font-weight-asian="bold" style:font-size-complex="12pt" style:font-weight-complex="bold"/>
    </style:style>
    <style:style style:name="P441"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fo:font-size="12pt" fo:font-weight="bold" officeooo:rsid="01830a8b" officeooo:paragraph-rsid="0383aeba" style:font-size-asian="10.5pt" style:font-weight-asian="bold" style:font-size-complex="12pt" style:font-weight-complex="bold"/>
    </style:style>
    <style:style style:name="P442"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fo:font-size="12pt" fo:font-weight="bold" officeooo:rsid="01798f92" officeooo:paragraph-rsid="01798f92" style:font-size-asian="10.5pt" style:font-weight-asian="bold" style:font-size-complex="12pt" style:font-weight-complex="bold"/>
    </style:style>
    <style:style style:name="P443"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fo:font-size="12pt" fo:font-weight="bold" officeooo:rsid="017c7dac" officeooo:paragraph-rsid="0383aeba" style:font-size-asian="10.5pt" style:font-weight-asian="bold" style:font-size-complex="12pt" style:font-weight-complex="bold"/>
    </style:style>
    <style:style style:name="P444"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fo:font-size="12pt" fo:font-weight="bold" officeooo:rsid="018952aa" officeooo:paragraph-rsid="018fb29b" style:font-size-asian="10.5pt" style:font-weight-asian="bold" style:font-size-complex="12pt" style:font-weight-complex="bold"/>
    </style:style>
    <style:style style:name="P445"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fo:font-size="12pt" fo:font-weight="bold" officeooo:rsid="018952aa" officeooo:paragraph-rsid="018952aa" style:font-size-asian="10.5pt" style:font-weight-asian="bold" style:font-size-complex="12pt" style:font-weight-complex="bold"/>
    </style:style>
    <style:style style:name="P446"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fo:font-size="12pt" fo:font-weight="bold" officeooo:rsid="0186eff5" officeooo:paragraph-rsid="019afd76" style:font-size-asian="10.5pt" style:font-weight-asian="bold" style:font-size-complex="12pt" style:font-weight-complex="bold"/>
    </style:style>
    <style:style style:name="P447"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fo:font-size="12pt" fo:font-weight="bold" officeooo:rsid="0186eff5" officeooo:paragraph-rsid="0186eff5" style:font-size-asian="10.5pt" style:font-weight-asian="bold" style:font-size-complex="12pt" style:font-weight-complex="bold"/>
    </style:style>
    <style:style style:name="P448"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officeooo:rsid="0166a75c" officeooo:paragraph-rsid="0166a75c"/>
    </style:style>
    <style:style style:name="P449" style:family="paragraph" style:parent-style-name="Preformatted_20_Text">
      <style:paragraph-properties fo:margin-left="0cm" fo:margin-right="0cm" fo:margin-top="0.005cm" fo:margin-bottom="0cm" style:contextual-spacing="false" fo:text-indent="0cm" style:auto-text-indent="false">
        <style:tab-stops>
          <style:tab-stop style:position="0.051cm"/>
        </style:tab-stops>
      </style:paragraph-properties>
      <style:text-properties fo:font-size="12pt" fo:font-weight="bold" officeooo:rsid="018952aa" officeooo:paragraph-rsid="018952aa" style:font-size-asian="10.5pt" style:font-weight-asian="bold" style:font-size-complex="12pt" style:font-weight-complex="bold"/>
    </style:style>
    <style:style style:name="P450" style:family="paragraph" style:parent-style-name="Table_20_Paragraph">
      <style:paragraph-properties fo:margin-left="0cm" fo:margin-right="0cm" fo:text-indent="0cm" style:auto-text-indent="false">
        <style:tab-stops/>
      </style:paragraph-properties>
      <style:text-properties fo:font-size="8pt" officeooo:rsid="005390fe" officeooo:paragraph-rsid="005390fe" style:font-size-asian="8pt"/>
    </style:style>
    <style:style style:name="P451" style:family="paragraph" style:parent-style-name="Table_20_Paragraph">
      <style:paragraph-properties fo:margin-left="0cm" fo:margin-right="0cm" fo:text-indent="0cm" style:auto-text-indent="false">
        <style:tab-stops/>
      </style:paragraph-properties>
      <style:text-properties fo:font-size="10pt" style:font-size-asian="10pt"/>
    </style:style>
    <style:style style:name="P452" style:family="paragraph" style:parent-style-name="Table_20_Paragraph">
      <style:paragraph-properties fo:margin-left="0cm" fo:margin-right="0cm" fo:margin-top="0.097cm" fo:margin-bottom="0cm" style:contextual-spacing="false" fo:text-align="end" style:justify-single-word="false" fo:text-indent="0cm" style:auto-text-indent="false">
        <style:tab-stops/>
      </style:paragraph-properties>
      <style:text-properties officeooo:paragraph-rsid="01a7767b"/>
    </style:style>
    <style:style style:name="P453" style:family="paragraph" style:parent-style-name="Table_20_Paragraph">
      <style:paragraph-properties fo:margin-left="0cm" fo:margin-right="0cm" fo:margin-top="0.191cm" fo:margin-bottom="0cm" style:contextual-spacing="false" fo:text-align="end" style:justify-single-word="false" fo:text-indent="0cm" style:auto-text-indent="false">
        <style:tab-stops/>
      </style:paragraph-properties>
      <style:text-properties officeooo:paragraph-rsid="0324f260"/>
    </style:style>
    <style:style style:name="P454" style:family="paragraph" style:parent-style-name="Table_20_Paragraph">
      <style:paragraph-properties fo:margin-left="0cm" fo:margin-right="0cm" fo:margin-top="0.222cm" fo:margin-bottom="0cm" style:contextual-spacing="false" fo:text-align="end" style:justify-single-word="false" fo:text-indent="0cm" style:auto-text-indent="false">
        <style:tab-stops/>
      </style:paragraph-properties>
      <style:text-properties officeooo:paragraph-rsid="01f720d5"/>
    </style:style>
    <style:style style:name="P455" style:family="paragraph" style:parent-style-name="Normal">
      <style:paragraph-properties fo:margin-left="0cm" fo:margin-right="0.127cm" fo:text-align="center" style:justify-single-word="false" fo:orphans="2" fo:widows="2" fo:text-indent="0cm" style:auto-text-indent="false" style:text-autospace="ideograph-alpha"/>
      <style:text-properties officeooo:paragraph-rsid="00ffb608"/>
    </style:style>
    <style:style style:name="P456" style:family="paragraph" style:parent-style-name="Normal">
      <style:paragraph-properties fo:margin-left="0cm" fo:margin-right="0.127cm" fo:text-align="center" style:justify-single-word="false" fo:orphans="2" fo:widows="2" fo:text-indent="0cm" style:auto-text-indent="false" style:text-autospace="ideograph-alpha"/>
      <style:text-properties officeooo:paragraph-rsid="0100ca09"/>
    </style:style>
    <style:style style:name="P457" style:family="paragraph" style:parent-style-name="Normal">
      <style:paragraph-properties fo:margin-left="0cm" fo:margin-right="0.127cm" fo:text-align="center" style:justify-single-word="false" fo:orphans="2" fo:widows="2" fo:text-indent="0cm" style:auto-text-indent="false" style:text-autospace="ideograph-alpha"/>
      <style:text-properties officeooo:paragraph-rsid="01085fc2"/>
    </style:style>
    <style:style style:name="P458" style:family="paragraph" style:parent-style-name="Normal">
      <style:paragraph-properties fo:margin-left="0cm" fo:margin-right="0.127cm" fo:text-align="center" style:justify-single-word="false" fo:orphans="2" fo:widows="2" fo:text-indent="0cm" style:auto-text-indent="false" style:text-autospace="ideograph-alpha"/>
      <style:text-properties officeooo:paragraph-rsid="010b6a33"/>
    </style:style>
    <style:style style:name="P459" style:family="paragraph" style:parent-style-name="Normal">
      <style:paragraph-properties fo:margin-left="0cm" fo:margin-right="0.127cm" fo:text-align="center" style:justify-single-word="false" fo:orphans="2" fo:widows="2" fo:text-indent="0cm" style:auto-text-indent="false" style:text-autospace="ideograph-alpha"/>
      <style:text-properties officeooo:paragraph-rsid="010da96c"/>
    </style:style>
    <style:style style:name="P460" style:family="paragraph" style:parent-style-name="Normal">
      <style:paragraph-properties fo:margin-left="0cm" fo:margin-right="0.127cm" fo:text-align="justify" style:justify-single-word="false" fo:orphans="2" fo:widows="2" fo:text-indent="0cm" style:auto-text-indent="false" style:text-autospace="ideograph-alpha"/>
      <style:text-properties officeooo:paragraph-rsid="00fe359a"/>
    </style:style>
    <style:style style:name="P461" style:family="paragraph" style:parent-style-name="Normal">
      <style:paragraph-properties fo:margin-top="0.106cm" fo:margin-bottom="0.106cm" style:contextual-spacing="false" fo:text-align="center" style:justify-single-word="false" fo:orphans="2" fo:widows="2" style:text-autospace="ideograph-alpha"/>
      <style:text-properties officeooo:paragraph-rsid="00fe359a"/>
    </style:style>
    <style:style style:name="P462" style:family="paragraph" style:parent-style-name="Table_20_Paragraph">
      <style:paragraph-properties fo:margin-left="0.097cm" fo:margin-right="0cm" fo:margin-top="0.127cm" fo:margin-bottom="0cm" style:contextual-spacing="false" fo:text-indent="0cm" style:auto-text-indent="false">
        <style:tab-stops/>
      </style:paragraph-properties>
      <style:text-properties officeooo:paragraph-rsid="01a7767b"/>
    </style:style>
    <style:style style:name="P463" style:family="paragraph" style:parent-style-name="Table_20_Paragraph">
      <style:paragraph-properties fo:margin-left="0cm" fo:margin-right="0.093cm" fo:margin-top="0.127cm" fo:margin-bottom="0cm" style:contextual-spacing="false" fo:text-align="end" style:justify-single-word="false" fo:text-indent="0cm" style:auto-text-indent="false"/>
      <style:text-properties officeooo:paragraph-rsid="01a7767b"/>
    </style:style>
    <style:style style:name="P464" style:family="paragraph" style:parent-style-name="Table_20_Paragraph">
      <style:paragraph-properties fo:margin-left="0.131cm" fo:margin-right="0cm" fo:margin-top="0.132cm" fo:margin-bottom="0cm" style:contextual-spacing="false" fo:text-indent="0cm" style:auto-text-indent="false">
        <style:tab-stops/>
      </style:paragraph-properties>
      <style:text-properties officeooo:paragraph-rsid="01a7767b"/>
    </style:style>
    <style:style style:name="P465" style:family="paragraph" style:parent-style-name="Table_20_Paragraph">
      <style:paragraph-properties fo:margin-left="0.131cm" fo:margin-right="0cm" fo:margin-top="0.097cm" fo:margin-bottom="0cm" style:contextual-spacing="false" fo:text-indent="0cm" style:auto-text-indent="false">
        <style:tab-stops/>
      </style:paragraph-properties>
      <style:text-properties officeooo:paragraph-rsid="01a7767b"/>
    </style:style>
    <style:style style:name="P466" style:family="paragraph" style:parent-style-name="Table_20_Paragraph">
      <style:paragraph-properties fo:margin-left="0.131cm" fo:margin-right="0cm" fo:margin-top="0.005cm" fo:margin-bottom="0cm" style:contextual-spacing="false" fo:text-indent="0cm" style:auto-text-indent="false">
        <style:tab-stops/>
      </style:paragraph-properties>
      <style:text-properties officeooo:paragraph-rsid="01a7767b"/>
    </style:style>
    <style:style style:name="P467" style:family="paragraph" style:parent-style-name="Table_20_Paragraph">
      <style:paragraph-properties fo:margin-left="0.21cm" fo:margin-right="0cm" fo:margin-top="0.132cm" fo:margin-bottom="0cm" style:contextual-spacing="false" fo:text-indent="0cm" style:auto-text-indent="false">
        <style:tab-stops/>
      </style:paragraph-properties>
      <style:text-properties officeooo:paragraph-rsid="01a7767b"/>
    </style:style>
    <style:style style:name="P468" style:family="paragraph" style:parent-style-name="Table_20_Paragraph">
      <style:paragraph-properties fo:margin-left="0.446cm" fo:margin-right="0cm" fo:margin-top="0.132cm" fo:margin-bottom="0cm" style:contextual-spacing="false" fo:text-indent="0cm" style:auto-text-indent="false">
        <style:tab-stops/>
      </style:paragraph-properties>
      <style:text-properties officeooo:paragraph-rsid="01a7767b"/>
    </style:style>
    <style:style style:name="P469" style:family="paragraph" style:parent-style-name="Table_20_Paragraph">
      <style:paragraph-properties fo:margin-left="0.342cm" fo:margin-right="0cm" fo:margin-top="0.132cm" fo:margin-bottom="0cm" style:contextual-spacing="false" fo:text-indent="0cm" style:auto-text-indent="false">
        <style:tab-stops/>
      </style:paragraph-properties>
      <style:text-properties officeooo:paragraph-rsid="01a7767b"/>
    </style:style>
    <style:style style:name="P470" style:family="paragraph" style:parent-style-name="Table_20_Paragraph">
      <style:paragraph-properties fo:margin-left="0cm" fo:margin-right="0.125cm" fo:margin-top="0.132cm" fo:margin-bottom="0cm" style:contextual-spacing="false" fo:text-align="end" style:justify-single-word="false" fo:text-indent="0cm" style:auto-text-indent="false"/>
      <style:text-properties officeooo:paragraph-rsid="01a7767b"/>
    </style:style>
    <style:style style:name="P471" style:family="paragraph" style:parent-style-name="Table_20_Paragraph">
      <style:paragraph-properties fo:margin-left="0cm" fo:margin-right="0.125cm" fo:margin-top="0.044cm" fo:margin-bottom="0cm" style:contextual-spacing="false" fo:text-align="end" style:justify-single-word="false" fo:text-indent="0cm" style:auto-text-indent="false"/>
      <style:text-properties officeooo:paragraph-rsid="01a7767b"/>
    </style:style>
    <style:style style:name="P472" style:family="paragraph" style:parent-style-name="Table_20_Paragraph">
      <style:paragraph-properties fo:margin-left="0.792cm" fo:margin-right="0cm" fo:margin-top="0.132cm" fo:margin-bottom="0cm" style:contextual-spacing="false" fo:text-indent="0cm" style:auto-text-indent="false">
        <style:tab-stops/>
      </style:paragraph-properties>
      <style:text-properties officeooo:paragraph-rsid="01a7767b"/>
    </style:style>
    <style:style style:name="P473" style:family="paragraph" style:parent-style-name="Table_20_Paragraph">
      <style:paragraph-properties fo:margin-left="0.898cm" fo:margin-right="0cm" fo:margin-top="0.132cm" fo:margin-bottom="0cm" style:contextual-spacing="false" fo:text-indent="0cm" style:auto-text-indent="false">
        <style:tab-stops/>
      </style:paragraph-properties>
      <style:text-properties officeooo:paragraph-rsid="01a7767b"/>
    </style:style>
    <style:style style:name="P474" style:family="paragraph" style:parent-style-name="Table_20_Paragraph">
      <style:paragraph-properties fo:margin-left="2.75cm" fo:margin-right="0cm" fo:margin-top="0.044cm" fo:margin-bottom="0cm" style:contextual-spacing="false" fo:text-indent="0cm" style:auto-text-indent="false">
        <style:tab-stops/>
      </style:paragraph-properties>
      <style:text-properties officeooo:paragraph-rsid="01a7767b"/>
    </style:style>
    <style:style style:name="P475" style:family="paragraph" style:parent-style-name="Table_20_Paragraph">
      <style:paragraph-properties fo:margin-left="1.93cm" fo:margin-right="0cm" fo:margin-top="0.044cm" fo:margin-bottom="0cm" style:contextual-spacing="false" fo:text-indent="0cm" style:auto-text-indent="false">
        <style:tab-stops/>
      </style:paragraph-properties>
      <style:text-properties officeooo:paragraph-rsid="01a7767b"/>
    </style:style>
    <style:style style:name="P476" style:family="paragraph" style:parent-style-name="Table_20_Paragraph">
      <style:paragraph-properties fo:margin-left="4.152cm" fo:margin-right="0.125cm" fo:margin-top="0.097cm" fo:margin-bottom="0cm" style:contextual-spacing="false" fo:line-height="131%" fo:text-align="end" style:justify-single-word="false" fo:text-indent="-1.561cm" style:auto-text-indent="false">
        <style:tab-stops>
          <style:tab-stop style:position="2.115cm"/>
        </style:tab-stops>
      </style:paragraph-properties>
      <style:text-properties officeooo:paragraph-rsid="01a7767b"/>
    </style:style>
    <style:style style:name="P477" style:family="paragraph" style:parent-style-name="Standard">
      <style:paragraph-properties fo:margin-left="0.273cm" fo:margin-right="0cm" fo:margin-top="0.441cm" fo:margin-bottom="0cm" style:contextual-spacing="false" fo:text-indent="0cm" style:auto-text-indent="false">
        <style:tab-stops/>
      </style:paragraph-properties>
      <style:text-properties officeooo:paragraph-rsid="01a7767b"/>
    </style:style>
    <style:style style:name="P478" style:family="paragraph" style:parent-style-name="Standard">
      <style:paragraph-properties fo:margin-top="0.018cm" fo:margin-bottom="0cm" style:contextual-spacing="false"/>
      <style:text-properties style:font-name="Times New Roman" fo:font-size="4.5pt" officeooo:paragraph-rsid="01a7767b" style:font-name-asian="Times New Roman" style:font-size-asian="4.5pt" style:font-name-complex="Times New Roman" style:font-size-complex="4.5pt"/>
    </style:style>
    <style:style style:name="P479" style:family="paragraph" style:parent-style-name="Standard">
      <style:paragraph-properties fo:margin-left="0.026cm" fo:margin-right="0cm" fo:line-height="0.799cm" fo:text-align="center" style:justify-single-word="false" fo:text-indent="0cm" style:auto-text-indent="false">
        <style:tab-stops/>
      </style:paragraph-properties>
      <style:text-properties officeooo:paragraph-rsid="01a7767b"/>
    </style:style>
    <style:style style:name="P480" style:family="paragraph" style:parent-style-name="Standard">
      <style:paragraph-properties fo:margin-left="0.286cm" fo:margin-right="0cm" style:line-height-at-least="0.353cm" fo:text-indent="0cm" style:auto-text-indent="false">
        <style:tab-stops/>
      </style:paragraph-properties>
      <style:text-properties officeooo:paragraph-rsid="01a7767b"/>
    </style:style>
    <style:style style:name="P481" style:family="paragraph" style:parent-style-name="Standard">
      <style:paragraph-properties fo:margin-left="0.235cm" fo:margin-right="0cm" fo:margin-top="0.166cm" fo:margin-bottom="0cm" style:contextual-spacing="false" fo:text-indent="0cm" style:auto-text-indent="false">
        <style:tab-stops/>
      </style:paragraph-properties>
    </style:style>
    <style:style style:name="P482" style:family="paragraph" style:parent-style-name="Standard">
      <style:paragraph-properties fo:margin-left="0.235cm" fo:margin-right="12.51cm" fo:margin-top="0.069cm" fo:margin-bottom="0cm" style:contextual-spacing="false" fo:line-height="109%" fo:text-indent="0cm" style:auto-text-indent="false">
        <style:tab-stops/>
      </style:paragraph-properties>
      <style:text-properties officeooo:paragraph-rsid="01a7767b"/>
    </style:style>
    <style:style style:name="P483" style:family="paragraph" style:parent-style-name="Table_20_Paragraph">
      <style:paragraph-properties fo:margin-left="0.125cm" fo:margin-right="0.266cm" fo:text-indent="0cm" style:auto-text-indent="false">
        <style:tab-stops/>
      </style:paragraph-properties>
      <style:text-properties officeooo:paragraph-rsid="01fc90e4"/>
    </style:style>
    <style:style style:name="P484" style:family="paragraph" style:parent-style-name="Table_20_Paragraph">
      <style:paragraph-properties fo:margin-left="0cm" fo:margin-right="3.533cm" fo:margin-top="0.039cm" fo:margin-bottom="0cm" style:contextual-spacing="false" fo:line-height="0.808cm" fo:text-indent="0cm" style:auto-text-indent="false">
        <style:tab-stops>
          <style:tab-stop style:position="5.666cm"/>
        </style:tab-stops>
      </style:paragraph-properties>
      <style:text-properties fo:color="#000000" loext:opacity="100%" fo:font-size="10pt" style:font-size-asian="10pt"/>
    </style:style>
    <style:style style:name="P485" style:family="paragraph" style:parent-style-name="Table_20_Paragraph">
      <style:paragraph-properties fo:margin-left="0cm" fo:margin-right="3.533cm" fo:margin-top="0.039cm" fo:margin-bottom="0cm" style:contextual-spacing="false" fo:line-height="0.808cm" fo:text-indent="0cm" style:auto-text-indent="false">
        <style:tab-stops>
          <style:tab-stop style:position="5.666cm"/>
        </style:tab-stops>
      </style:paragraph-properties>
      <style:text-properties officeooo:paragraph-rsid="01ffbbc8"/>
    </style:style>
    <style:style style:name="P486" style:family="paragraph" style:parent-style-name="Normal">
      <style:paragraph-properties fo:margin-top="0.298cm" fo:margin-bottom="0cm" style:contextual-spacing="false">
        <style:tab-stops>
          <style:tab-stop style:position="1.503cm"/>
          <style:tab-stop style:position="1.505cm"/>
        </style:tab-stops>
      </style:paragraph-properties>
      <style:text-properties style:font-name="Arial" fo:font-size="16pt" fo:font-weight="bold" officeooo:paragraph-rsid="00fe359a" style:font-size-asian="16pt" style:font-weight-asian="bold" style:font-size-complex="16pt" style:font-weight-complex="bold"/>
    </style:style>
    <style:style style:name="P487" style:family="paragraph" style:parent-style-name="Normal">
      <style:paragraph-properties fo:margin-top="0.298cm" fo:margin-bottom="0cm" style:contextual-spacing="false">
        <style:tab-stops>
          <style:tab-stop style:position="1.503cm"/>
          <style:tab-stop style:position="1.505cm"/>
        </style:tab-stops>
      </style:paragraph-properties>
      <style:text-properties officeooo:paragraph-rsid="00811fba"/>
    </style:style>
    <style:style style:name="P488" style:family="paragraph" style:parent-style-name="Normal">
      <style:paragraph-properties fo:margin-top="0.298cm" fo:margin-bottom="0cm" style:contextual-spacing="false">
        <style:tab-stops>
          <style:tab-stop style:position="1.503cm"/>
          <style:tab-stop style:position="1.505cm"/>
        </style:tab-stops>
      </style:paragraph-properties>
      <style:text-properties officeooo:paragraph-rsid="00c6c34a"/>
    </style:style>
    <style:style style:name="P489" style:family="paragraph" style:parent-style-name="Normal">
      <style:paragraph-properties fo:margin-left="0cm" fo:margin-right="0.203cm" fo:margin-top="0.321cm" fo:margin-bottom="0cm" style:contextual-spacing="false" fo:line-height="107%" fo:text-indent="0cm" style:auto-text-indent="false">
        <style:tab-stops/>
      </style:paragraph-properties>
      <style:text-properties officeooo:paragraph-rsid="00bcf3d4"/>
    </style:style>
    <style:style style:name="P490" style:family="paragraph" style:parent-style-name="Normal">
      <style:paragraph-properties fo:margin-left="0cm" fo:margin-right="0.203cm" fo:line-height="107%" fo:text-indent="0cm" style:auto-text-indent="false">
        <style:tab-stops/>
      </style:paragraph-properties>
      <style:text-properties style:font-name="Arial" fo:font-size="12pt" officeooo:paragraph-rsid="01bc46b6" style:font-name-asian="Calibri" style:font-size-asian="12pt" style:font-name-complex="Calibri" style:font-size-complex="12pt"/>
    </style:style>
    <style:style style:name="P491" style:family="paragraph" style:parent-style-name="Normal">
      <style:paragraph-properties fo:margin-left="0cm" fo:margin-right="1.011cm" fo:margin-top="0.065cm" fo:margin-bottom="0cm" style:contextual-spacing="false" fo:line-height="107%" fo:text-indent="0cm" style:auto-text-indent="false">
        <style:tab-stops/>
      </style:paragraph-properties>
    </style:style>
    <style:style style:name="P492" style:family="paragraph" style:parent-style-name="Normal">
      <style:paragraph-properties fo:margin-left="0cm" fo:margin-right="0.647cm" fo:margin-top="0.09cm" fo:margin-bottom="0cm" style:contextual-spacing="false" fo:line-height="107%" fo:text-indent="0cm" style:auto-text-indent="false">
        <style:tab-stops/>
      </style:paragraph-properties>
      <style:text-properties style:font-name="Arial" fo:font-size="12pt" officeooo:paragraph-rsid="002a65cb" style:font-name-asian="Calibri" style:font-size-asian="12pt" style:font-name-complex="Calibri" style:font-size-complex="12pt"/>
    </style:style>
    <style:style style:name="P493" style:family="paragraph" style:parent-style-name="Normal">
      <style:paragraph-properties fo:margin-left="0cm" fo:margin-right="0.81cm" fo:margin-top="0.28cm" fo:margin-bottom="0cm" style:contextual-spacing="false" fo:line-height="107%" fo:text-indent="0cm" style:auto-text-indent="false">
        <style:tab-stops/>
      </style:paragraph-properties>
      <style:text-properties style:font-name="Arial" fo:font-size="12pt" officeooo:paragraph-rsid="0355595a" style:font-name-asian="Calibri" style:font-size-asian="12pt" style:font-name-complex="Calibri" style:font-size-complex="12pt"/>
    </style:style>
    <style:style style:name="P494" style:family="paragraph" style:parent-style-name="Normal">
      <style:paragraph-properties fo:margin-left="0cm" fo:margin-right="0.279cm" fo:margin-top="0.277cm" fo:margin-bottom="0cm" style:contextual-spacing="false" fo:line-height="107%" fo:text-indent="0cm" style:auto-text-indent="false">
        <style:tab-stops/>
      </style:paragraph-properties>
      <style:text-properties style:font-name="Arial" fo:font-size="12pt" officeooo:paragraph-rsid="0355595a" style:font-name-asian="Calibri" style:font-size-asian="12pt" style:font-name-complex="Calibri" style:font-size-complex="12pt"/>
    </style:style>
    <style:style style:name="P495" style:family="paragraph" style:parent-style-name="Normal">
      <style:paragraph-properties fo:margin-left="0cm" fo:margin-right="0.494cm" fo:margin-top="0.279cm" fo:margin-bottom="0cm" style:contextual-spacing="false" fo:line-height="107%" fo:text-align="justify" style:justify-single-word="false" fo:text-indent="0cm" style:auto-text-indent="false">
        <style:tab-stops/>
      </style:paragraph-properties>
      <style:text-properties style:font-name="Arial" fo:font-size="12pt" officeooo:paragraph-rsid="01bdd477" style:font-size-asian="12pt" style:font-size-complex="12pt"/>
    </style:style>
    <style:style style:name="P496" style:family="paragraph" style:parent-style-name="Normal">
      <style:paragraph-properties fo:margin-left="0cm" fo:margin-right="0.494cm" fo:margin-top="0.279cm" fo:margin-bottom="0cm" style:contextual-spacing="false" fo:line-height="107%" fo:text-align="justify" style:justify-single-word="false" fo:text-indent="0cm" style:auto-text-indent="false">
        <style:tab-stops/>
      </style:paragraph-properties>
      <style:text-properties officeooo:paragraph-rsid="0065e579"/>
    </style:style>
    <style:style style:name="P497" style:family="paragraph" style:parent-style-name="Preformatted_20_Text">
      <style:text-properties style:font-name="Consolas"/>
    </style:style>
    <style:style style:name="P498" style:family="paragraph" style:parent-style-name="Preformatted_20_Text">
      <style:paragraph-properties fo:margin-top="0cm" fo:margin-bottom="0.499cm" style:contextual-spacing="false"/>
    </style:style>
    <style:style style:name="P499" style:family="paragraph" style:parent-style-name="Table_20_Contents">
      <style:text-properties fo:font-size="12pt" officeooo:rsid="01834fff" officeooo:paragraph-rsid="019062d5" style:font-size-asian="10.5pt" style:font-size-complex="12pt"/>
    </style:style>
    <style:style style:name="P500" style:family="paragraph" style:parent-style-name="Table_20_Contents">
      <style:text-properties fo:font-size="12pt" officeooo:rsid="01834fff" officeooo:paragraph-rsid="01834fff" style:font-size-asian="10.5pt" style:font-size-complex="12pt"/>
    </style:style>
    <style:style style:name="P501" style:family="paragraph" style:parent-style-name="Table_20_Contents">
      <style:text-properties fo:font-size="12pt" officeooo:rsid="01834fff" officeooo:paragraph-rsid="024adc73" style:font-size-asian="10.5pt" style:font-size-complex="12pt"/>
    </style:style>
    <style:style style:name="P502" style:family="paragraph" style:parent-style-name="Table_20_Paragraph">
      <style:paragraph-properties fo:margin-left="1.242cm" fo:margin-right="0cm" fo:margin-top="0.097cm" fo:margin-bottom="0cm" style:contextual-spacing="false" fo:text-align="end" style:justify-single-word="false" fo:text-indent="0cm" style:auto-text-indent="false">
        <style:tab-stops/>
      </style:paragraph-properties>
      <style:text-properties officeooo:paragraph-rsid="0324b4c0"/>
    </style:style>
    <style:style style:name="P503" style:family="paragraph" style:parent-style-name="Table_20_Paragraph">
      <style:paragraph-properties fo:margin-left="1.242cm" fo:margin-right="0cm" fo:margin-top="0.191cm" fo:margin-bottom="0cm" style:contextual-spacing="false" fo:text-align="end" style:justify-single-word="false" fo:text-indent="0cm" style:auto-text-indent="false">
        <style:tab-stops/>
      </style:paragraph-properties>
      <style:text-properties officeooo:paragraph-rsid="01a7767b"/>
    </style:style>
    <style:style style:name="P504" style:family="paragraph" style:parent-style-name="Table_20_Paragraph">
      <style:paragraph-properties fo:margin-left="1.242cm" fo:margin-right="0cm" fo:margin-top="0.222cm" fo:margin-bottom="0cm" style:contextual-spacing="false" fo:text-align="end" style:justify-single-word="false" fo:text-indent="0cm" style:auto-text-indent="false">
        <style:tab-stops/>
      </style:paragraph-properties>
      <style:text-properties officeooo:paragraph-rsid="01a7767b"/>
    </style:style>
    <style:style style:name="P505" style:family="paragraph" style:parent-style-name="Table_20_Paragraph">
      <style:paragraph-properties fo:margin-left="1.244cm" fo:margin-right="0cm" fo:margin-top="0.097cm" fo:margin-bottom="0cm" style:contextual-spacing="false" fo:text-align="end" style:justify-single-word="false" fo:text-indent="0cm" style:auto-text-indent="false">
        <style:tab-stops/>
      </style:paragraph-properties>
      <style:text-properties officeooo:paragraph-rsid="01a7767b"/>
    </style:style>
    <style:style style:name="P506" style:family="paragraph" style:parent-style-name="Table_20_Paragraph">
      <style:paragraph-properties fo:margin-left="1.244cm" fo:margin-right="0cm" fo:margin-top="0.191cm" fo:margin-bottom="0cm" style:contextual-spacing="false" fo:text-align="end" style:justify-single-word="false" fo:text-indent="0cm" style:auto-text-indent="false">
        <style:tab-stops/>
      </style:paragraph-properties>
      <style:text-properties officeooo:paragraph-rsid="01a7767b"/>
    </style:style>
    <style:style style:name="P507" style:family="paragraph" style:parent-style-name="Table_20_Paragraph">
      <style:paragraph-properties fo:margin-left="1.058cm" fo:margin-right="0cm" fo:margin-top="0.191cm" fo:margin-bottom="0cm" style:contextual-spacing="false" fo:text-align="end" style:justify-single-word="false" fo:text-indent="0cm" style:auto-text-indent="false">
        <style:tab-stops/>
      </style:paragraph-properties>
      <style:text-properties officeooo:paragraph-rsid="01a7767b"/>
    </style:style>
    <style:style style:name="P508" style:family="paragraph" style:parent-style-name="Table_20_Paragraph">
      <style:paragraph-properties fo:margin-left="1.058cm" fo:margin-right="0cm" fo:margin-top="0.222cm" fo:margin-bottom="0cm" style:contextual-spacing="false" fo:text-align="end" style:justify-single-word="false" fo:text-indent="0cm" style:auto-text-indent="false">
        <style:tab-stops/>
      </style:paragraph-properties>
      <style:text-properties officeooo:paragraph-rsid="01a7767b"/>
    </style:style>
    <style:style style:name="P509" style:family="paragraph" style:parent-style-name="Table_20_Paragraph">
      <style:paragraph-properties fo:margin-left="0.131cm" fo:margin-right="1.021cm" fo:margin-top="0.191cm" fo:margin-bottom="0cm" style:contextual-spacing="false" fo:line-height="152%" fo:text-indent="0cm" style:auto-text-indent="false">
        <style:tab-stops/>
      </style:paragraph-properties>
      <style:text-properties officeooo:paragraph-rsid="01ebf35c"/>
    </style:style>
    <style:style style:name="P510" style:family="paragraph" style:parent-style-name="Table_20_Paragraph">
      <style:paragraph-properties fo:margin-left="0.131cm" fo:margin-right="1.655cm" fo:margin-top="0.005cm" fo:margin-bottom="0cm" style:contextual-spacing="false" fo:line-height="152%" fo:text-indent="0cm" style:auto-text-indent="false">
        <style:tab-stops/>
      </style:paragraph-properties>
      <style:text-properties officeooo:paragraph-rsid="01ebf35c"/>
    </style:style>
    <style:style style:name="P511" style:family="paragraph" style:parent-style-name="Table_20_Paragraph">
      <style:paragraph-properties fo:margin-left="0.131cm" fo:margin-right="0.055cm" fo:margin-top="0.191cm" fo:margin-bottom="0cm" style:contextual-spacing="false" fo:line-height="108%" fo:text-indent="0cm" style:auto-text-indent="false">
        <style:tab-stops/>
      </style:paragraph-properties>
      <style:text-properties officeooo:paragraph-rsid="01a7767b"/>
    </style:style>
    <style:style style:name="P512" style:family="paragraph" style:parent-style-name="Table_20_Paragraph">
      <style:paragraph-properties fo:margin-left="0.131cm" fo:margin-right="0.072cm" fo:margin-top="0.159cm" fo:margin-bottom="0cm" style:contextual-spacing="false" fo:line-height="108%" fo:text-indent="0cm" style:auto-text-indent="false">
        <style:tab-stops/>
      </style:paragraph-properties>
      <style:text-properties officeooo:paragraph-rsid="01a7767b"/>
    </style:style>
    <style:style style:name="P513" style:family="paragraph" style:parent-style-name="Table_20_Paragraph">
      <style:paragraph-properties fo:margin-left="0cm" fo:margin-right="6.267cm" fo:margin-top="0.019cm" fo:margin-bottom="0cm" style:contextual-spacing="false" fo:line-height="109%" fo:text-align="justify" style:justify-single-word="false" fo:text-indent="0cm" style:auto-text-indent="false">
        <style:tab-stops/>
      </style:paragraph-properties>
      <style:text-properties officeooo:paragraph-rsid="0391ee28"/>
    </style:style>
    <style:style style:name="P514" style:family="paragraph" style:parent-style-name="Body_20_Text" style:master-page-name="Standard">
      <style:paragraph-properties fo:margin-top="0.007cm" fo:margin-bottom="0cm" style:contextual-spacing="false" style:page-number="auto" fo:break-before="page"/>
      <style:text-properties style:font-name="Times New Roman" fo:font-size="9.5pt" style:font-size-asian="9.5pt"/>
    </style:style>
    <style:style style:name="P515" style:family="paragraph" style:parent-style-name="Body_20_Text" style:master-page-name="Standard">
      <style:paragraph-properties style:page-number="auto" fo:break-before="page"/>
      <style:text-properties style:font-name="Times New Roman" fo:font-size="10pt" style:font-size-asian="10pt"/>
    </style:style>
    <style:style style:name="P516" style:family="paragraph" style:parent-style-name="Body_20_Text" style:master-page-name="Standard">
      <style:paragraph-properties style:page-number="auto" fo:break-before="page"/>
      <style:text-properties fo:font-size="10pt" fo:font-weight="bold" style:font-size-asian="10pt" style:font-weight-asian="bold"/>
    </style:style>
    <style:style style:name="P517" style:family="paragraph" style:parent-style-name="Body_20_Text" style:list-style-name="L13">
      <style:paragraph-properties fo:margin-top="0.012cm" fo:margin-bottom="0cm" style:contextual-spacing="false"/>
      <style:text-properties officeooo:paragraph-rsid="00c1abcc"/>
    </style:style>
    <style:style style:name="P518" style:family="paragraph" style:parent-style-name="Body_20_Text" style:list-style-name="L13">
      <style:paragraph-properties fo:margin-top="0.012cm" fo:margin-bottom="0cm" style:contextual-spacing="false"/>
      <style:text-properties officeooo:paragraph-rsid="00c35704"/>
    </style:style>
    <style:style style:name="P519" style:family="paragraph" style:parent-style-name="Heading_20_2">
      <style:paragraph-properties fo:margin-left="0.233cm" fo:margin-right="0cm" fo:margin-top="0.388cm" fo:margin-bottom="0.009cm" style:contextual-spacing="false" fo:text-indent="0cm" style:auto-text-indent="false">
        <style:tab-stops/>
      </style:paragraph-properties>
    </style:style>
    <style:style style:name="P520" style:family="paragraph" style:parent-style-name="Normal" style:list-style-name="L3">
      <style:paragraph-properties fo:margin-top="0.328cm" fo:margin-bottom="0cm" style:contextual-spacing="false" fo:line-height="106%">
        <style:tab-stops>
          <style:tab-stop style:position="0cm"/>
          <style:tab-stop style:position="0.002cm"/>
        </style:tab-stops>
      </style:paragraph-properties>
      <style:text-properties officeooo:paragraph-rsid="00257e30"/>
    </style:style>
    <style:style style:name="P521" style:family="paragraph" style:parent-style-name="Normal" style:list-style-name="L3">
      <style:paragraph-properties fo:margin-top="0.007cm" fo:margin-bottom="0cm" style:contextual-spacing="false" fo:line-height="106%">
        <style:tab-stops>
          <style:tab-stop style:position="0cm"/>
          <style:tab-stop style:position="0.002cm"/>
        </style:tab-stops>
      </style:paragraph-properties>
    </style:style>
    <style:style style:name="P522" style:family="paragraph" style:parent-style-name="Normal" style:list-style-name="L3">
      <style:paragraph-properties fo:margin-top="0.007cm" fo:margin-bottom="0cm" style:contextual-spacing="false" fo:line-height="106%">
        <style:tab-stops>
          <style:tab-stop style:position="0cm"/>
          <style:tab-stop style:position="0.002cm"/>
        </style:tab-stops>
      </style:paragraph-properties>
      <style:text-properties officeooo:paragraph-rsid="035372e7"/>
    </style:style>
    <style:style style:name="P523" style:family="paragraph" style:parent-style-name="Normal">
      <style:paragraph-properties fo:margin-top="0.007cm" fo:margin-bottom="0cm" style:contextual-spacing="false" fo:line-height="106%">
        <style:tab-stops>
          <style:tab-stop style:position="0cm"/>
          <style:tab-stop style:position="0.002cm"/>
        </style:tab-stops>
      </style:paragraph-properties>
      <style:text-properties style:font-name="Arial" fo:font-size="12pt" fo:font-weight="bold" officeooo:rsid="00bcf3d4" officeooo:paragraph-rsid="035372e7" style:font-name-asian="Calibri" style:font-size-asian="12pt" style:font-weight-asian="bold" style:font-name-complex="Calibri" style:font-size-complex="12pt" style:font-weight-complex="bold"/>
    </style:style>
    <style:style style:name="P524" style:family="paragraph" style:parent-style-name="Normal" style:list-style-name="L4">
      <style:paragraph-properties fo:margin-top="0.282cm" fo:margin-bottom="0cm" style:contextual-spacing="false" fo:line-height="107%">
        <style:tab-stops>
          <style:tab-stop style:position="0.229cm"/>
        </style:tab-stops>
      </style:paragraph-properties>
      <style:text-properties officeooo:paragraph-rsid="002a65cb"/>
    </style:style>
    <style:style style:name="P525" style:family="paragraph" style:parent-style-name="Normal" style:list-style-name="L4">
      <style:paragraph-properties fo:margin-top="0.002cm" fo:margin-bottom="0cm" style:contextual-spacing="false" fo:line-height="107%">
        <style:tab-stops>
          <style:tab-stop style:position="0.229cm"/>
        </style:tab-stops>
      </style:paragraph-properties>
      <style:text-properties officeooo:paragraph-rsid="0355595a"/>
    </style:style>
    <style:style style:name="P526" style:family="paragraph" style:parent-style-name="Normal" style:list-style-name="L6">
      <style:paragraph-properties fo:margin-top="0.298cm" fo:margin-bottom="0cm" style:contextual-spacing="false">
        <style:tab-stops>
          <style:tab-stop style:position="1.503cm"/>
          <style:tab-stop style:position="1.505cm"/>
        </style:tab-stops>
      </style:paragraph-properties>
      <style:text-properties style:font-name="Arial" fo:font-weight="bold" officeooo:rsid="00e4cbe5" officeooo:paragraph-rsid="00e4cbe5" style:font-weight-asian="bold" style:font-weight-complex="bold"/>
    </style:style>
    <style:style style:name="P527" style:family="paragraph" style:parent-style-name="Standard">
      <style:text-properties style:font-name="Arial" fo:font-size="12pt" officeooo:rsid="00016af5" officeooo:paragraph-rsid="03352471" style:font-size-asian="12pt" style:font-size-complex="12pt"/>
    </style:style>
    <style:style style:name="P528" style:family="paragraph" style:parent-style-name="Standard">
      <style:paragraph-properties fo:text-align="justify" style:justify-single-word="false"/>
      <style:text-properties style:font-name="Arial" fo:font-size="12pt" officeooo:rsid="00016af5" officeooo:paragraph-rsid="03352471" style:font-size-asian="12pt" style:font-size-complex="12pt"/>
    </style:style>
    <style:style style:name="P529" style:family="paragraph" style:parent-style-name="Standard">
      <style:paragraph-properties fo:text-align="justify" style:justify-single-word="false"/>
      <style:text-properties style:font-name="Arial" fo:font-size="12pt" officeooo:rsid="0002473f" officeooo:paragraph-rsid="03352471" style:font-size-asian="12pt" style:font-size-complex="12pt"/>
    </style:style>
    <style:style style:name="P530" style:family="paragraph" style:parent-style-name="Standard" style:list-style-name="L2">
      <style:paragraph-properties fo:text-align="start" style:justify-single-word="false"/>
      <style:text-properties style:font-name="Arial" fo:font-size="12pt" fo:font-weight="normal" officeooo:rsid="0264619e" officeooo:paragraph-rsid="0264619e" style:font-size-asian="10.5pt" style:font-weight-asian="normal" style:font-size-complex="12pt" style:font-weight-complex="normal"/>
    </style:style>
    <style:style style:name="P531" style:family="paragraph" style:parent-style-name="Standard" style:list-style-name="L2">
      <style:paragraph-properties fo:text-align="start" style:justify-single-word="false"/>
      <style:text-properties style:font-name="Arial" fo:font-size="12pt" fo:font-weight="normal" officeooo:rsid="02668d09" officeooo:paragraph-rsid="0268e2fe" style:font-size-asian="10.5pt" style:font-weight-asian="normal" style:font-size-complex="12pt" style:font-weight-complex="normal"/>
    </style:style>
    <style:style style:name="P532" style:family="paragraph" style:parent-style-name="Standard" style:list-style-name="L2">
      <style:paragraph-properties fo:text-align="start" style:justify-single-word="false"/>
      <style:text-properties style:font-name="Arial" fo:font-size="12pt" fo:font-weight="normal" officeooo:rsid="028b87ba" officeooo:paragraph-rsid="028c24fd" style:font-size-asian="10.5pt" style:font-weight-asian="normal" style:font-size-complex="12pt" style:font-weight-complex="normal"/>
    </style:style>
    <style:style style:name="P533" style:family="paragraph" style:parent-style-name="Standard" style:list-style-name="L2">
      <style:paragraph-properties fo:text-align="start" style:justify-single-word="false"/>
      <style:text-properties style:font-name="Arial" fo:font-size="12pt" fo:font-weight="normal" officeooo:rsid="029b5458" officeooo:paragraph-rsid="03375385" style:font-size-asian="10.5pt" style:font-weight-asian="normal" style:font-size-complex="12pt" style:font-weight-complex="normal"/>
    </style:style>
    <style:style style:name="P534" style:family="paragraph" style:parent-style-name="Standard" style:list-style-name="L2">
      <style:paragraph-properties fo:text-align="start" style:justify-single-word="false"/>
      <style:text-properties style:font-name="Arial" fo:font-size="12pt" fo:font-weight="normal" officeooo:rsid="0326ef17" officeooo:paragraph-rsid="033997c8" style:font-size-asian="10.5pt" style:font-weight-asian="normal" style:font-size-complex="12pt" style:font-weight-complex="normal"/>
    </style:style>
    <style:style style:name="P535" style:family="paragraph" style:parent-style-name="Standard" style:list-style-name="L2">
      <style:paragraph-properties fo:text-align="start" style:justify-single-word="false"/>
      <style:text-properties style:font-name="Arial" fo:font-size="12pt" fo:font-weight="normal" officeooo:rsid="032b1187" officeooo:paragraph-rsid="032b1187" style:font-size-asian="10.5pt" style:font-weight-asian="normal" style:font-size-complex="12pt" style:font-weight-complex="normal"/>
    </style:style>
    <style:style style:name="P536" style:family="paragraph" style:parent-style-name="Standard" style:list-style-name="L2">
      <style:paragraph-properties fo:text-align="start" style:justify-single-word="false"/>
      <style:text-properties style:font-name="Arial" fo:font-size="12pt" fo:font-weight="normal" officeooo:rsid="032d6147" officeooo:paragraph-rsid="033b0a6e" style:font-size-asian="10.5pt" style:font-weight-asian="normal" style:font-size-complex="12pt" style:font-weight-complex="normal"/>
    </style:style>
    <style:style style:name="P537" style:family="paragraph" style:parent-style-name="Standard">
      <style:text-properties style:font-name="Arial" fo:font-size="12pt" fo:font-weight="normal" officeooo:rsid="001863f9" officeooo:paragraph-rsid="033dd382" style:font-size-asian="12pt" style:font-weight-asian="normal" style:font-size-complex="12pt" style:font-weight-complex="normal"/>
    </style:style>
    <style:style style:name="P538" style:family="paragraph" style:parent-style-name="Standard">
      <style:text-properties style:font-name="Arial" fo:font-size="12pt" fo:font-weight="normal" officeooo:rsid="00b5bcb2" officeooo:paragraph-rsid="0342d766" style:font-size-asian="12pt" style:font-weight-asian="normal" style:font-size-complex="12pt" style:font-weight-complex="normal"/>
    </style:style>
    <style:style style:name="P539" style:family="paragraph" style:parent-style-name="Standard">
      <style:text-properties style:font-name="Arial" fo:font-size="12pt" fo:font-weight="normal" officeooo:rsid="011cb11c" officeooo:paragraph-rsid="034717d3" style:font-size-asian="12pt" style:font-weight-asian="normal" style:font-size-complex="12pt" style:font-weight-complex="normal"/>
    </style:style>
    <style:style style:name="P540" style:family="paragraph" style:parent-style-name="Standard" style:list-style-name="L10">
      <style:text-properties style:font-name="Arial" fo:font-size="12pt" fo:font-weight="normal" officeooo:rsid="001c1bdd" officeooo:paragraph-rsid="02507e38" style:font-size-asian="12pt" style:font-weight-asian="normal" style:font-size-complex="12pt" style:font-weight-complex="normal"/>
    </style:style>
    <style:style style:name="P541" style:family="paragraph" style:parent-style-name="Standard" style:list-style-name="L10">
      <style:text-properties style:font-name="Arial" fo:font-size="12pt" fo:font-weight="normal" officeooo:rsid="001e8765" officeooo:paragraph-rsid="02507e38" style:font-size-asian="12pt" style:font-weight-asian="normal" style:font-size-complex="12pt" style:font-weight-complex="normal"/>
    </style:style>
    <style:style style:name="P542" style:family="paragraph" style:parent-style-name="Standard" style:list-style-name="L10">
      <style:text-properties style:font-name="Arial" fo:font-size="12pt" fo:font-weight="normal" officeooo:rsid="00f5d409" officeooo:paragraph-rsid="02512c73" style:font-size-asian="12pt" style:font-weight-asian="normal" style:font-size-complex="12pt" style:font-weight-complex="normal"/>
    </style:style>
    <style:style style:name="P543" style:family="paragraph" style:parent-style-name="Standard" style:list-style-name="L10">
      <style:text-properties style:font-name="Arial" fo:font-size="12pt" fo:font-weight="normal" officeooo:rsid="00222e0c" officeooo:paragraph-rsid="02512c73" style:font-size-asian="12pt" style:font-weight-asian="normal" style:font-size-complex="12pt" style:font-weight-complex="normal"/>
    </style:style>
    <style:style style:name="P544" style:family="paragraph" style:parent-style-name="Standard" style:list-style-name="L10">
      <style:text-properties style:font-name="Arial" fo:font-size="12pt" fo:font-weight="normal" officeooo:rsid="00232190" officeooo:paragraph-rsid="00c6c34a" style:font-size-asian="12pt" style:font-weight-asian="normal" style:font-size-complex="12pt" style:font-weight-complex="normal"/>
    </style:style>
    <style:style style:name="P545" style:family="paragraph" style:parent-style-name="Standard" style:list-style-name="L10">
      <style:text-properties style:font-name="Arial" fo:font-size="12pt" fo:font-weight="normal" officeooo:rsid="00260237" officeooo:paragraph-rsid="025319bb" style:font-size-asian="12pt" style:font-weight-asian="normal" style:font-size-complex="12pt" style:font-weight-complex="normal"/>
    </style:style>
    <style:style style:name="P546" style:family="paragraph" style:parent-style-name="Standard" style:list-style-name="L10">
      <style:text-properties style:font-name="Arial" fo:font-size="12pt" fo:font-weight="normal" officeooo:rsid="00260237" officeooo:paragraph-rsid="00c6c34a" style:font-size-asian="12pt" style:font-weight-asian="normal" style:font-size-complex="12pt" style:font-weight-complex="normal"/>
    </style:style>
    <style:style style:name="P547" style:family="paragraph" style:parent-style-name="Standard" style:list-style-name="L10">
      <style:text-properties style:font-name="Arial" fo:font-size="12pt" fo:font-weight="normal" officeooo:rsid="0026aa13" officeooo:paragraph-rsid="025319bb" style:font-size-asian="12pt" style:font-weight-asian="normal" style:font-size-complex="12pt" style:font-weight-complex="normal"/>
    </style:style>
    <style:style style:name="P548" style:family="paragraph" style:parent-style-name="Standard" style:list-style-name="L10">
      <style:text-properties style:font-name="Arial" fo:font-size="12pt" fo:font-weight="normal" officeooo:rsid="00289879" officeooo:paragraph-rsid="02537649" style:font-size-asian="12pt" style:font-weight-asian="normal" style:font-size-complex="12pt" style:font-weight-complex="normal"/>
    </style:style>
    <style:style style:name="P549" style:family="paragraph" style:parent-style-name="Standard" style:list-style-name="L10">
      <style:text-properties style:font-name="Arial" fo:font-size="12pt" fo:font-weight="normal" officeooo:rsid="002bbf9c" officeooo:paragraph-rsid="0254032c" style:font-size-asian="12pt" style:font-weight-asian="normal" style:font-size-complex="12pt" style:font-weight-complex="normal"/>
    </style:style>
    <style:style style:name="P550" style:family="paragraph" style:parent-style-name="Standard" style:list-style-name="L10">
      <style:text-properties style:font-name="Arial" fo:font-size="12pt" fo:font-weight="normal" officeooo:rsid="002d27eb" officeooo:paragraph-rsid="00f9fee6" style:font-size-asian="12pt" style:font-weight-asian="normal" style:font-size-complex="12pt" style:font-weight-complex="normal"/>
    </style:style>
    <style:style style:name="P551" style:family="paragraph" style:parent-style-name="Standard" style:list-style-name="L10">
      <style:text-properties style:font-name="Arial" fo:font-size="12pt" fo:font-weight="normal" officeooo:rsid="002dc411" officeooo:paragraph-rsid="02554de7" style:font-size-asian="12pt" style:font-weight-asian="normal" style:font-size-complex="12pt" style:font-weight-complex="normal"/>
    </style:style>
    <style:style style:name="P552" style:family="paragraph" style:parent-style-name="Standard" style:list-style-name="L10">
      <style:text-properties style:font-name="Arial" fo:font-size="12pt" fo:font-weight="normal" officeooo:rsid="002dc411" officeooo:paragraph-rsid="0255dc8a" style:font-size-asian="12pt" style:font-weight-asian="normal" style:font-size-complex="12pt" style:font-weight-complex="normal"/>
    </style:style>
    <style:style style:name="P553" style:family="paragraph" style:parent-style-name="Standard" style:list-style-name="L10">
      <style:text-properties style:font-name="Arial" fo:font-size="12pt" fo:font-weight="normal" officeooo:rsid="002dc411" officeooo:paragraph-rsid="00c6c34a" style:font-size-asian="12pt" style:font-weight-asian="normal" style:font-size-complex="12pt" style:font-weight-complex="normal"/>
    </style:style>
    <style:style style:name="P554" style:family="paragraph" style:parent-style-name="Standard" style:list-style-name="L10">
      <style:text-properties style:font-name="Arial" fo:font-size="12pt" fo:font-weight="normal" officeooo:rsid="00302308" officeooo:paragraph-rsid="02561b02" style:font-size-asian="12pt" style:font-weight-asian="normal" style:font-size-complex="12pt" style:font-weight-complex="normal"/>
    </style:style>
    <style:style style:name="P555" style:family="paragraph" style:parent-style-name="Standard" style:list-style-name="L10">
      <style:text-properties style:font-name="Arial" fo:font-size="12pt" fo:font-weight="normal" officeooo:rsid="0030e55b" officeooo:paragraph-rsid="00c6c34a" style:font-size-asian="12pt" style:font-weight-asian="normal" style:font-size-complex="12pt" style:font-weight-complex="normal"/>
    </style:style>
    <style:style style:name="P556" style:family="paragraph" style:parent-style-name="Standard" style:list-style-name="L15">
      <style:text-properties style:font-name="Arial" fo:font-size="12pt" fo:font-weight="normal" officeooo:rsid="00517d98" officeooo:paragraph-rsid="008a1c3b" style:font-size-asian="12pt" style:font-weight-asian="normal" style:font-size-complex="12pt" style:font-weight-complex="normal"/>
    </style:style>
    <style:style style:name="P557" style:family="paragraph" style:parent-style-name="Standard" style:list-style-name="L15">
      <style:text-properties style:font-name="Arial" fo:font-size="12pt" fo:font-weight="normal" officeooo:rsid="0053082b" officeooo:paragraph-rsid="00866c80" style:font-size-asian="12pt" style:font-weight-asian="normal" style:font-size-complex="12pt" style:font-weight-complex="normal"/>
    </style:style>
    <style:style style:name="P558" style:family="paragraph" style:parent-style-name="Standard" style:list-style-name="L15">
      <style:text-properties style:font-name="Arial" fo:font-size="12pt" fo:font-weight="normal" officeooo:rsid="0054696e" officeooo:paragraph-rsid="03858b03" style:font-size-asian="12pt" style:font-weight-asian="normal" style:font-size-complex="12pt" style:font-weight-complex="normal"/>
    </style:style>
    <style:style style:name="P559" style:family="paragraph" style:parent-style-name="Standard" style:list-style-name="L15">
      <style:text-properties style:font-name="Arial" fo:font-size="12pt" fo:font-weight="normal" officeooo:rsid="0054696e" officeooo:paragraph-rsid="00866c80" style:font-size-asian="12pt" style:font-weight-asian="normal" style:font-size-complex="12pt" style:font-weight-complex="normal"/>
    </style:style>
    <style:style style:name="P560" style:family="paragraph" style:parent-style-name="Standard" style:list-style-name="L15">
      <style:text-properties style:font-name="Arial" fo:font-size="12pt" fo:font-weight="normal" officeooo:rsid="0058c046" officeooo:paragraph-rsid="00866c80" style:font-size-asian="12pt" style:font-weight-asian="normal" style:font-size-complex="12pt" style:font-weight-complex="normal"/>
    </style:style>
    <style:style style:name="P561" style:family="paragraph" style:parent-style-name="Standard" style:list-style-name="L15">
      <style:text-properties style:font-name="Arial" fo:font-size="12pt" fo:font-weight="normal" officeooo:rsid="005549e1" officeooo:paragraph-rsid="00866c80" style:font-size-asian="12pt" style:font-weight-asian="normal" style:font-size-complex="12pt" style:font-weight-complex="normal"/>
    </style:style>
    <style:style style:name="P562" style:family="paragraph" style:parent-style-name="Standard" style:list-style-name="L15">
      <style:text-properties style:font-name="Arial" fo:font-size="12pt" fo:font-weight="normal" officeooo:rsid="005549e1" officeooo:paragraph-rsid="008cdb52" style:font-size-asian="12pt" style:font-weight-asian="normal" style:font-size-complex="12pt" style:font-weight-complex="normal"/>
    </style:style>
    <style:style style:name="P563" style:family="paragraph" style:parent-style-name="Standard" style:list-style-name="L15">
      <style:text-properties style:font-name="Arial" fo:font-size="12pt" fo:font-weight="normal" officeooo:rsid="0225caf5" officeooo:paragraph-rsid="0225caf5" style:font-size-asian="12pt" style:font-weight-asian="normal" style:font-size-complex="12pt" style:font-weight-complex="normal"/>
    </style:style>
    <style:style style:name="P564" style:family="paragraph" style:parent-style-name="Standard" style:list-style-name="L15">
      <style:text-properties style:font-name="Arial" fo:font-size="12pt" fo:font-weight="normal" officeooo:rsid="023cb4dc" officeooo:paragraph-rsid="03858b03" style:font-size-asian="12pt" style:font-weight-asian="normal" style:font-size-complex="12pt" style:font-weight-complex="normal"/>
    </style:style>
    <style:style style:name="P565" style:family="paragraph" style:parent-style-name="Standard">
      <style:text-properties style:font-name="Arial" fo:font-size="12pt" fo:font-weight="normal" officeooo:rsid="023cb4dc" officeooo:paragraph-rsid="023cb4dc" style:font-size-asian="12pt" style:font-weight-asian="normal" style:font-size-complex="12pt" style:font-weight-complex="normal"/>
    </style:style>
    <style:style style:name="P566" style:family="paragraph" style:parent-style-name="Standard" style:list-style-name="L15">
      <style:text-properties style:font-name="Arial" fo:font-size="12pt" fo:font-weight="normal" officeooo:rsid="03237baa" officeooo:paragraph-rsid="032c7f44" style:font-size-asian="12pt" style:font-weight-asian="normal" style:font-size-complex="12pt" style:font-weight-complex="normal"/>
    </style:style>
    <style:style style:name="P567" style:family="paragraph" style:parent-style-name="Standard" style:list-style-name="L15">
      <style:text-properties style:font-name="Arial" fo:font-size="12pt" fo:font-weight="normal" officeooo:rsid="02089491" officeooo:paragraph-rsid="020c462e" style:font-size-asian="12pt" style:font-weight-asian="normal" style:font-size-complex="12pt" style:font-weight-complex="normal"/>
    </style:style>
    <style:style style:name="P568" style:family="paragraph" style:parent-style-name="Standard" style:list-style-name="L15">
      <style:text-properties style:font-name="Arial" fo:font-size="12pt" fo:font-weight="normal" officeooo:rsid="0058d2cf" officeooo:paragraph-rsid="008cdb52" style:font-size-asian="12pt" style:font-weight-asian="normal" style:font-size-complex="12pt" style:font-weight-complex="normal"/>
    </style:style>
    <style:style style:name="P569" style:family="paragraph" style:parent-style-name="Standard" style:list-style-name="L2">
      <style:paragraph-properties fo:text-align="start" style:justify-single-word="false"/>
      <style:text-properties style:font-name="Arial" fo:font-size="12pt" fo:font-weight="bold" officeooo:rsid="032dfcf4" officeooo:paragraph-rsid="032dfcf4" style:font-size-asian="10.5pt" style:font-weight-asian="bold" style:font-size-complex="12pt" style:font-weight-complex="bold"/>
    </style:style>
    <style:style style:name="P570" style:family="paragraph" style:parent-style-name="Standard" style:list-style-name="L2">
      <style:paragraph-properties fo:text-align="start" style:justify-single-word="false"/>
      <style:text-properties style:font-name="Arial" fo:font-size="12pt" fo:font-weight="bold" officeooo:rsid="026a3aa4" officeooo:paragraph-rsid="026a3aa4" style:font-size-asian="10.5pt" style:font-weight-asian="bold" style:font-size-complex="12pt" style:font-weight-complex="bold"/>
    </style:style>
    <style:style style:name="P571" style:family="paragraph" style:parent-style-name="Standard" style:list-style-name="L2">
      <style:paragraph-properties fo:text-align="start" style:justify-single-word="false"/>
      <style:text-properties style:font-name="Arial" fo:font-size="12pt" fo:font-weight="bold" officeooo:rsid="02725739" officeooo:paragraph-rsid="027dd490" style:font-size-asian="10.5pt" style:font-weight-asian="bold" style:font-size-complex="12pt" style:font-weight-complex="bold"/>
    </style:style>
    <style:style style:name="P572" style:family="paragraph" style:parent-style-name="Standard" style:list-style-name="L2">
      <style:paragraph-properties fo:text-align="start" style:justify-single-word="false"/>
      <style:text-properties style:font-name="Arial" fo:font-size="12pt" fo:font-weight="bold" officeooo:rsid="027e6041" officeooo:paragraph-rsid="027e6041" style:font-size-asian="10.5pt" style:font-weight-asian="bold" style:font-size-complex="12pt" style:font-weight-complex="bold"/>
    </style:style>
    <style:style style:name="P573" style:family="paragraph" style:parent-style-name="Standard" style:list-style-name="L2">
      <style:paragraph-properties fo:text-align="start" style:justify-single-word="false"/>
      <style:text-properties style:font-name="Arial" fo:font-size="12pt" fo:font-weight="bold" officeooo:rsid="0283908b" officeooo:paragraph-rsid="0283908b" style:font-size-asian="10.5pt" style:font-weight-asian="bold" style:font-size-complex="12pt" style:font-weight-complex="bold"/>
    </style:style>
    <style:style style:name="P574" style:family="paragraph" style:parent-style-name="Standard" style:list-style-name="L2">
      <style:paragraph-properties fo:text-align="start" style:justify-single-word="false"/>
      <style:text-properties style:font-name="Arial" fo:font-size="12pt" fo:font-weight="bold" officeooo:rsid="0286dc1f" officeooo:paragraph-rsid="0336f4fb" style:font-size-asian="10.5pt" style:font-weight-asian="bold" style:font-size-complex="12pt" style:font-weight-complex="bold"/>
    </style:style>
    <style:style style:name="P575" style:family="paragraph" style:parent-style-name="Standard" style:list-style-name="L2">
      <style:paragraph-properties fo:text-align="start" style:justify-single-word="false"/>
      <style:text-properties style:font-name="Arial" fo:font-size="12pt" fo:font-weight="bold" officeooo:rsid="028d6e75" officeooo:paragraph-rsid="03375385" style:font-size-asian="10.5pt" style:font-weight-asian="bold" style:font-size-complex="12pt" style:font-weight-complex="bold"/>
    </style:style>
    <style:style style:name="P576" style:family="paragraph" style:parent-style-name="Standard" style:list-style-name="L2">
      <style:paragraph-properties fo:text-align="start" style:justify-single-word="false"/>
      <style:text-properties style:font-name="Arial" fo:font-size="12pt" fo:font-weight="bold" officeooo:rsid="029cbd4a" officeooo:paragraph-rsid="033875ed" style:font-size-asian="10.5pt" style:font-weight-asian="bold" style:font-size-complex="12pt" style:font-weight-complex="bold"/>
    </style:style>
    <style:style style:name="P577" style:family="paragraph" style:parent-style-name="Standard" style:list-style-name="L2">
      <style:paragraph-properties fo:text-align="start" style:justify-single-word="false"/>
      <style:text-properties style:font-name="Arial" fo:font-size="12pt" fo:font-weight="bold" officeooo:rsid="031a0377" officeooo:paragraph-rsid="031a0377" style:font-size-asian="10.5pt" style:font-weight-asian="bold" style:font-size-complex="12pt" style:font-weight-complex="bold"/>
    </style:style>
    <style:style style:name="P578" style:family="paragraph" style:parent-style-name="Standard" style:list-style-name="L2">
      <style:paragraph-properties fo:text-align="start" style:justify-single-word="false"/>
      <style:text-properties style:font-name="Arial" fo:font-size="12pt" fo:font-weight="bold" officeooo:rsid="031a4913" officeooo:paragraph-rsid="033875ed" style:font-size-asian="10.5pt" style:font-weight-asian="bold" style:font-size-complex="12pt" style:font-weight-complex="bold"/>
    </style:style>
    <style:style style:name="P579" style:family="paragraph" style:parent-style-name="Standard" style:list-style-name="L2">
      <style:paragraph-properties fo:text-align="start" style:justify-single-word="false"/>
      <style:text-properties style:font-name="Arial" fo:font-size="12pt" fo:font-weight="bold" officeooo:rsid="03284ef0" officeooo:paragraph-rsid="03284ef0" style:font-size-asian="10.5pt" style:font-weight-asian="bold" style:font-size-complex="12pt" style:font-weight-complex="bold"/>
    </style:style>
    <style:style style:name="P580" style:family="paragraph" style:parent-style-name="Standard" style:list-style-name="L2">
      <style:paragraph-properties fo:text-align="start" style:justify-single-word="false"/>
      <style:text-properties style:font-name="Arial" fo:font-size="12pt" fo:font-weight="bold" officeooo:rsid="032c7f44" officeooo:paragraph-rsid="032c7f44" style:font-size-asian="10.5pt" style:font-weight-asian="bold" style:font-size-complex="12pt" style:font-weight-complex="bold"/>
    </style:style>
    <style:style style:name="P581" style:family="paragraph" style:parent-style-name="Standard" style:list-style-name="L2">
      <style:paragraph-properties fo:text-align="start" style:justify-single-word="false"/>
      <style:text-properties style:font-name="Arial" fo:font-size="12pt" fo:font-weight="bold" officeooo:rsid="032c7f44" officeooo:paragraph-rsid="033b0a6e" style:font-size-asian="10.5pt" style:font-weight-asian="bold" style:font-size-complex="12pt" style:font-weight-complex="bold"/>
    </style:style>
    <style:style style:name="P582" style:family="paragraph" style:parent-style-name="Standard" style:list-style-name="L8">
      <style:text-properties style:font-name="Arial" fo:font-size="12pt" fo:font-weight="bold" officeooo:paragraph-rsid="00e2bb44" style:font-size-asian="12pt" style:font-weight-asian="bold" style:font-size-complex="12pt" style:font-weight-complex="bold"/>
    </style:style>
    <style:style style:name="P583" style:family="paragraph" style:parent-style-name="Standard" style:list-style-name="L15">
      <style:text-properties style:font-name="Arial" fo:font-size="12pt" fo:font-weight="bold" officeooo:rsid="0054696e" officeooo:paragraph-rsid="00866c80" style:font-size-asian="12pt" style:font-weight-asian="bold" style:font-size-complex="12pt" style:font-weight-complex="bold"/>
    </style:style>
    <style:style style:name="P584" style:family="paragraph" style:parent-style-name="Standard" style:list-style-name="L15">
      <style:text-properties style:font-name="Arial" fo:font-size="12pt" fo:font-weight="bold" officeooo:rsid="023cb4dc" officeooo:paragraph-rsid="03858b03" style:font-size-asian="12pt" style:font-weight-asian="bold" style:font-size-complex="12pt" style:font-weight-complex="bold"/>
    </style:style>
    <style:style style:name="P585" style:family="paragraph" style:parent-style-name="Standard" style:list-style-name="L15">
      <style:text-properties style:font-name="Arial" fo:font-size="12pt" fo:font-weight="bold" officeooo:rsid="03237baa" officeooo:paragraph-rsid="03858b03" style:font-size-asian="12pt" style:font-weight-asian="bold" style:font-size-complex="12pt" style:font-weight-complex="bold"/>
    </style:style>
    <style:style style:name="P586" style:family="paragraph" style:parent-style-name="Standard">
      <style:text-properties style:font-name="Arial" fo:font-size="12pt" style:text-underline-style="none" fo:font-weight="normal" officeooo:rsid="026ae3df" officeooo:paragraph-rsid="0122a708" style:font-size-asian="12pt" style:font-weight-asian="normal" style:font-size-complex="12pt" style:font-weight-complex="normal"/>
    </style:style>
    <style:style style:name="P587" style:family="paragraph" style:parent-style-name="Standard">
      <style:text-properties style:font-name="Arial" fo:font-size="12pt" style:text-underline-style="none" fo:font-weight="normal" officeooo:rsid="0041cfc8" officeooo:paragraph-rsid="037ba5db" style:font-size-asian="12pt" style:font-weight-asian="normal" style:font-size-complex="12pt" style:font-weight-complex="normal"/>
    </style:style>
    <style:style style:name="P588" style:family="paragraph" style:parent-style-name="Standard" style:list-style-name="L14">
      <style:text-properties style:font-name="Arial" fo:font-size="12pt" style:text-underline-style="none" fo:font-weight="normal" officeooo:rsid="0048dbbc" officeooo:paragraph-rsid="015d032f" style:font-size-asian="12pt" style:font-weight-asian="normal" style:font-size-complex="12pt" style:font-weight-complex="normal"/>
    </style:style>
    <style:style style:name="P589" style:family="paragraph" style:parent-style-name="Standard" style:list-style-name="L14">
      <style:text-properties style:font-name="Arial" fo:font-size="12pt" style:text-underline-style="none" fo:font-weight="normal" officeooo:rsid="004ad454" officeooo:paragraph-rsid="015d032f" style:font-size-asian="12pt" style:font-weight-asian="normal" style:font-size-complex="12pt" style:font-weight-complex="normal"/>
    </style:style>
    <style:style style:name="P590" style:family="paragraph" style:parent-style-name="Standard" style:list-style-name="L14">
      <style:text-properties style:font-name="Arial" fo:font-size="12pt" style:text-underline-style="none" fo:font-weight="normal" officeooo:rsid="004ceb29" officeooo:paragraph-rsid="015d032f" style:font-size-asian="12pt" style:font-weight-asian="normal" style:font-size-complex="12pt" style:font-weight-complex="normal"/>
    </style:style>
    <style:style style:name="P591" style:family="paragraph" style:parent-style-name="Standard">
      <style:text-properties style:font-name="Arial" fo:font-size="12pt" style:text-underline-style="none" fo:font-weight="normal" officeooo:rsid="00575b8e" officeooo:paragraph-rsid="0382f2be" style:font-size-asian="12pt" style:font-weight-asian="normal" style:font-size-complex="12pt" style:font-weight-complex="normal"/>
    </style:style>
    <style:style style:name="P592" style:family="paragraph" style:parent-style-name="Standard">
      <style:text-properties style:font-name="Arial" fo:font-size="12pt" style:text-underline-style="none" officeooo:rsid="022771c4" officeooo:paragraph-rsid="03633390" style:font-size-asian="12pt" style:font-size-complex="12pt"/>
    </style:style>
    <style:style style:name="P593" style:family="paragraph" style:parent-style-name="Standard">
      <style:text-properties style:font-name="Arial" fo:font-size="12pt" style:text-underline-style="none" officeooo:rsid="023293d7" officeooo:paragraph-rsid="0363c946" style:font-size-asian="12pt" style:font-size-complex="12pt"/>
    </style:style>
    <style:style style:name="P594" style:family="paragraph" style:parent-style-name="Standard">
      <style:text-properties style:font-name="Arial" fo:font-size="12pt" style:text-underline-style="none" officeooo:rsid="02235d7b" officeooo:paragraph-rsid="0363c946" style:font-size-asian="12pt" style:font-size-complex="12pt"/>
    </style:style>
    <style:style style:name="P595" style:family="paragraph" style:parent-style-name="Standard">
      <style:text-properties style:font-name="Arial" fo:font-size="12pt" style:text-underline-style="none" officeooo:rsid="00f950ed" officeooo:paragraph-rsid="0122a708" style:font-size-asian="12pt" style:font-size-complex="12pt"/>
    </style:style>
    <style:style style:name="P596" style:family="paragraph" style:parent-style-name="Standard">
      <style:text-properties style:font-name="Arial" fo:font-size="12pt" style:text-underline-style="none" officeooo:rsid="008e432c" officeooo:paragraph-rsid="036a215c" style:font-size-asian="12pt" style:font-size-complex="12pt"/>
    </style:style>
    <style:style style:name="P597" style:family="paragraph" style:parent-style-name="Standard" style:list-style-name="L14">
      <style:text-properties style:font-name="Arial" fo:font-size="12pt" style:text-underline-style="none" fo:font-weight="bold" officeooo:rsid="0048dbbc" officeooo:paragraph-rsid="015d032f" style:font-size-asian="12pt" style:font-weight-asian="bold" style:font-size-complex="12pt" style:font-weight-complex="bold"/>
    </style:style>
    <style:style style:name="P598" style:family="paragraph" style:parent-style-name="Standard" style:list-style-name="L12">
      <style:text-properties style:font-name="Arial" fo:font-size="16pt" fo:font-weight="bold" officeooo:paragraph-rsid="025e3ce6" style:font-size-asian="16pt" style:font-weight-asian="bold" style:font-size-complex="16pt" style:font-weight-complex="bold"/>
    </style:style>
    <style:style style:name="P599" style:family="paragraph" style:parent-style-name="Standard" style:list-style-name="L5"/>
    <style:style style:name="P600" style:family="paragraph" style:parent-style-name="Standard" style:list-style-name="L5">
      <style:text-properties officeooo:paragraph-rsid="00dfe2d2"/>
    </style:style>
    <style:style style:name="P601" style:family="paragraph" style:parent-style-name="Standard" style:list-style-name="L5">
      <style:text-properties officeooo:paragraph-rsid="00f06808"/>
    </style:style>
    <style:style style:name="P602" style:family="paragraph" style:parent-style-name="Standard" style:list-style-name="L7"/>
    <style:style style:name="P603" style:family="paragraph" style:parent-style-name="Standard" style:list-style-name="L8"/>
    <style:style style:name="P604" style:family="paragraph" style:parent-style-name="Standard" style:list-style-name="L8">
      <style:text-properties officeooo:paragraph-rsid="00e6e7bf"/>
    </style:style>
    <style:style style:name="P605" style:family="paragraph" style:parent-style-name="Standard" style:list-style-name="L9"/>
    <style:style style:name="P606" style:family="paragraph" style:parent-style-name="Standard" style:list-style-name="L9">
      <style:text-properties officeooo:paragraph-rsid="00e3c41d"/>
    </style:style>
    <style:style style:name="P607" style:family="paragraph" style:parent-style-name="Standard" style:list-style-name="L10">
      <style:text-properties officeooo:paragraph-rsid="0257a1db"/>
    </style:style>
    <style:style style:name="P608" style:family="paragraph" style:parent-style-name="Standard" style:list-style-name="L11">
      <style:text-properties officeooo:paragraph-rsid="02595900"/>
    </style:style>
    <style:style style:name="P609" style:family="paragraph" style:parent-style-name="Standard" style:list-style-name="L11">
      <style:text-properties officeooo:paragraph-rsid="025ab7da"/>
    </style:style>
    <style:style style:name="P610" style:family="paragraph" style:parent-style-name="Standard" style:list-style-name="L12">
      <style:text-properties officeooo:paragraph-rsid="025c6ac0"/>
    </style:style>
    <style:style style:name="P611" style:family="paragraph" style:parent-style-name="Standard" style:list-style-name="L12">
      <style:text-properties officeooo:paragraph-rsid="025e3ce6"/>
    </style:style>
    <style:style style:name="P612" style:family="paragraph" style:parent-style-name="Standard" style:list-style-name="L12">
      <style:text-properties officeooo:paragraph-rsid="025fd38a"/>
    </style:style>
    <style:style style:name="P613" style:family="paragraph" style:parent-style-name="Standard" style:list-style-name="L15">
      <style:text-properties fo:font-size="16pt" fo:font-weight="normal" officeooo:rsid="0058d2cf" officeooo:paragraph-rsid="00866c80" style:font-size-asian="16pt" style:font-weight-asian="normal" style:font-size-complex="14pt" style:font-weight-complex="normal"/>
    </style:style>
    <style:style style:name="P614" style:family="paragraph" style:parent-style-name="Standard" style:master-page-name="Standard">
      <style:paragraph-properties fo:margin-top="0.005cm" fo:margin-bottom="0cm" style:contextual-spacing="false" style:page-number="auto" fo:break-before="page"/>
      <style:text-properties fo:font-size="24.5pt" fo:font-weight="bold" officeooo:rsid="008fad47" officeooo:paragraph-rsid="0090e6ef" style:font-size-asian="24.5pt" style:font-weight-asian="bold"/>
    </style:style>
    <style:style style:name="P615" style:family="paragraph" style:parent-style-name="Standard" style:list-style-name="L1">
      <style:paragraph-properties fo:margin-top="0.005cm" fo:margin-bottom="0cm" style:contextual-spacing="false"/>
      <style:text-properties style:font-name="Arial" fo:font-size="12pt" fo:font-weight="bold" officeooo:rsid="0090e6ef" officeooo:paragraph-rsid="0090e6ef" style:font-size-asian="10.5pt" style:font-weight-asian="bold" style:font-size-complex="12pt" style:font-weight-complex="bold"/>
    </style:style>
    <style:style style:name="P616" style:family="paragraph" style:parent-style-name="Standard" style:list-style-name="L1">
      <style:paragraph-properties fo:margin-top="0.005cm" fo:margin-bottom="0cm" style:contextual-spacing="false"/>
      <style:text-properties style:font-name="Arial" fo:font-size="12pt" fo:font-weight="bold" officeooo:rsid="0090e6ef" officeooo:paragraph-rsid="00ac091d" style:font-size-asian="10.5pt" style:font-weight-asian="bold" style:font-size-complex="12pt" style:font-weight-complex="bold"/>
    </style:style>
    <style:style style:name="P617" style:family="paragraph" style:parent-style-name="Standard" style:list-style-name="L1">
      <style:paragraph-properties fo:margin-top="0.005cm" fo:margin-bottom="0cm" style:contextual-spacing="false"/>
      <style:text-properties style:font-name="Arial" fo:font-size="12pt" fo:font-weight="bold" officeooo:rsid="0090e6ef" officeooo:paragraph-rsid="00988860" style:font-size-asian="10.5pt" style:font-weight-asian="bold" style:font-size-complex="12pt" style:font-weight-complex="bold"/>
    </style:style>
    <style:style style:name="P618" style:family="paragraph" style:parent-style-name="Standard" style:list-style-name="L1">
      <style:paragraph-properties fo:margin-top="0.005cm" fo:margin-bottom="0cm" style:contextual-spacing="false"/>
      <style:text-properties style:font-name="Arial" fo:font-size="12pt" fo:font-weight="bold" officeooo:rsid="00988860" officeooo:paragraph-rsid="00a79c7d" style:font-size-asian="10.5pt" style:font-weight-asian="bold" style:font-size-complex="12pt" style:font-weight-complex="bold"/>
    </style:style>
    <style:style style:name="P619" style:family="paragraph" style:parent-style-name="Standard" style:list-style-name="L1">
      <style:paragraph-properties fo:margin-top="0.005cm" fo:margin-bottom="0cm" style:contextual-spacing="false"/>
      <style:text-properties style:font-name="Arial" fo:font-size="12pt" fo:font-weight="bold" officeooo:rsid="0093dca5" officeooo:paragraph-rsid="00a8e333" style:font-size-asian="10.5pt" style:font-weight-asian="bold" style:font-size-complex="12pt" style:font-weight-complex="bold"/>
    </style:style>
    <style:style style:name="P620" style:family="paragraph" style:parent-style-name="Standard" style:list-style-name="L1">
      <style:paragraph-properties fo:margin-top="0.005cm" fo:margin-bottom="0cm" style:contextual-spacing="false"/>
      <style:text-properties style:font-name="Arial" fo:font-size="12pt" fo:font-weight="bold" officeooo:rsid="00928a5f" officeooo:paragraph-rsid="00988860" style:font-size-asian="10.5pt" style:font-weight-asian="bold" style:font-size-complex="12pt" style:font-weight-complex="bold"/>
    </style:style>
    <style:style style:name="P621" style:family="paragraph" style:parent-style-name="Standard" style:list-style-name="L1">
      <style:paragraph-properties fo:margin-top="0.005cm" fo:margin-bottom="0cm" style:contextual-spacing="false"/>
      <style:text-properties style:font-name="Arial" fo:font-size="12pt" fo:font-weight="bold" officeooo:rsid="00928a5f" officeooo:paragraph-rsid="00a30dd0" style:font-size-asian="10.5pt" style:font-weight-asian="bold" style:font-size-complex="12pt" style:font-weight-complex="bold"/>
    </style:style>
    <style:style style:name="P622" style:family="paragraph" style:parent-style-name="Standard" style:list-style-name="L1">
      <style:paragraph-properties fo:margin-top="0.005cm" fo:margin-bottom="0cm" style:contextual-spacing="false"/>
      <style:text-properties style:font-name="Arial" fo:font-size="12pt" fo:font-weight="bold" officeooo:rsid="0091e7e8" officeooo:paragraph-rsid="0091e7e8" style:font-size-asian="10.5pt" style:font-weight-asian="bold" style:font-size-complex="12pt" style:font-weight-complex="bold"/>
    </style:style>
    <style:style style:name="P623" style:family="paragraph" style:parent-style-name="Standard" style:list-style-name="L1">
      <style:paragraph-properties fo:margin-top="0.005cm" fo:margin-bottom="0cm" style:contextual-spacing="false"/>
      <style:text-properties style:font-name="Arial" fo:font-size="12pt" fo:font-weight="bold" officeooo:rsid="009d1855" officeooo:paragraph-rsid="009d1855" style:font-size-asian="10.5pt" style:font-weight-asian="bold" style:font-size-complex="12pt" style:font-weight-complex="bold"/>
    </style:style>
    <style:style style:name="P624" style:family="paragraph" style:parent-style-name="Standard" style:list-style-name="L1">
      <style:paragraph-properties fo:margin-top="0.005cm" fo:margin-bottom="0cm" style:contextual-spacing="false"/>
      <style:text-properties style:font-name="Arial" fo:font-size="12pt" fo:font-weight="bold" officeooo:rsid="00ac9e7d" officeooo:paragraph-rsid="00ac9e7d" style:font-size-asian="10.5pt" style:font-weight-asian="bold" style:font-size-complex="12pt" style:font-weight-complex="bold"/>
    </style:style>
    <style:style style:name="P625" style:family="paragraph" style:parent-style-name="Standard" style:list-style-name="L1">
      <style:paragraph-properties fo:margin-top="0.005cm" fo:margin-bottom="0cm" style:contextual-spacing="false"/>
      <style:text-properties style:font-name="Arial" fo:font-size="12pt" fo:font-weight="bold" officeooo:rsid="0090fd10" officeooo:paragraph-rsid="0090fd10" style:font-size-asian="10.5pt" style:font-weight-asian="bold" style:font-size-complex="12pt" style:font-weight-complex="bold"/>
    </style:style>
    <style:style style:name="P626" style:family="paragraph" style:parent-style-name="Standard">
      <style:paragraph-properties fo:margin-top="0.005cm" fo:margin-bottom="0cm" style:contextual-spacing="false"/>
      <style:text-properties style:font-name="Arial" fo:font-size="12pt" fo:font-weight="bold" officeooo:rsid="00738324" officeooo:paragraph-rsid="03499fcb" style:font-name-asian="Calibri" style:font-size-asian="12pt" style:font-weight-asian="bold" style:font-name-complex="Calibri" style:font-size-complex="12pt" style:font-weight-complex="bold"/>
    </style:style>
    <style:style style:name="P627" style:family="paragraph" style:parent-style-name="Standard">
      <style:paragraph-properties fo:margin-top="0.005cm" fo:margin-bottom="0cm" style:contextual-spacing="false"/>
      <style:text-properties style:font-name="Arial" fo:font-size="16pt" fo:font-weight="bold" officeooo:rsid="0042b9c5" officeooo:paragraph-rsid="03499fcb" style:font-size-asian="16pt" style:font-weight-asian="bold" style:font-size-complex="16pt" style:font-weight-complex="bold"/>
    </style:style>
    <style:style style:name="P628" style:family="paragraph" style:parent-style-name="Standard" style:list-style-name="L1">
      <style:paragraph-properties fo:margin-top="0.005cm" fo:margin-bottom="0cm" style:contextual-spacing="false"/>
      <style:text-properties fo:font-size="12pt" fo:font-weight="bold" officeooo:rsid="0090fd10" officeooo:paragraph-rsid="0090fd10" style:font-size-asian="10.5pt" style:font-weight-asian="bold" style:font-size-complex="12pt"/>
    </style:style>
    <style:style style:name="P629"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style:font-name="Arial" fo:font-size="12pt" fo:font-weight="normal" officeooo:rsid="016e5613" officeooo:paragraph-rsid="0383aeba" style:font-size-asian="10.5pt" style:font-weight-asian="normal" style:font-size-complex="12pt" style:font-weight-complex="normal"/>
    </style:style>
    <style:style style:name="P630"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style:font-name="Arial" fo:font-size="12pt" fo:font-weight="normal" officeooo:rsid="01786867" officeooo:paragraph-rsid="0383aeba" style:font-size-asian="10.5pt" style:font-weight-asian="normal" style:font-size-complex="12pt" style:font-weight-complex="normal"/>
    </style:style>
    <style:style style:name="P631"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style:font-name="Arial" fo:font-size="12pt" fo:font-weight="normal" officeooo:rsid="01863c18" officeooo:paragraph-rsid="0383aeba" style:font-size-asian="10.5pt" style:font-weight-asian="normal" style:font-size-complex="12pt" style:font-weight-complex="normal"/>
    </style:style>
    <style:style style:name="P632"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style:font-name="Arial" fo:font-size="12pt" fo:font-weight="normal" officeooo:rsid="0182f913" officeooo:paragraph-rsid="0383aeba" style:font-size-asian="10.5pt" style:font-weight-asian="normal" style:font-size-complex="12pt" style:font-weight-complex="normal"/>
    </style:style>
    <style:style style:name="P633"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style:font-name="Arial" fo:font-size="12pt" fo:font-weight="normal" officeooo:rsid="018952aa" officeooo:paragraph-rsid="018952aa" style:font-size-asian="10.5pt" style:font-weight-asian="normal" style:font-size-complex="12pt" style:font-weight-complex="normal"/>
    </style:style>
    <style:style style:name="P634" style:family="paragraph" style:parent-style-name="Standard">
      <style:paragraph-properties fo:margin-left="0cm" fo:margin-right="0cm" fo:margin-top="0.005cm" fo:margin-bottom="0cm" style:contextual-spacing="false" fo:text-indent="0cm" style:auto-text-indent="false">
        <style:tab-stops>
          <style:tab-stop style:position="0.051cm"/>
        </style:tab-stops>
      </style:paragraph-properties>
      <style:text-properties style:font-name="Arial" fo:font-size="12pt" fo:font-weight="normal" officeooo:rsid="019e3b28" officeooo:paragraph-rsid="03855c3e" style:font-size-asian="10.5pt" style:font-weight-asian="normal" style:font-size-complex="12pt" style:font-weight-complex="normal"/>
    </style:style>
    <style:style style:name="P635" style:family="paragraph" style:parent-style-name="Table_20_Paragraph">
      <style:paragraph-properties fo:margin-left="0.189cm" fo:margin-right="0cm" fo:margin-top="0.208cm" fo:margin-bottom="0cm" style:contextual-spacing="false" fo:text-indent="0cm" style:auto-text-indent="false">
        <style:tab-stops/>
      </style:paragraph-properties>
      <style:text-properties style:font-name="Arial" fo:font-size="8pt" officeooo:rsid="03982333" officeooo:paragraph-rsid="03982333" style:font-size-asian="8pt" style:font-size-complex="8pt"/>
    </style:style>
    <style:style style:name="P636" style:family="paragraph" style:parent-style-name="Table_20_Paragraph">
      <style:paragraph-properties fo:margin-left="0.194cm" fo:margin-right="0cm" fo:margin-top="0.208cm" fo:margin-bottom="0cm" style:contextual-spacing="false" fo:text-indent="0cm" style:auto-text-indent="false">
        <style:tab-stops/>
      </style:paragraph-properties>
      <style:text-properties style:font-name="Arial" fo:font-size="8pt" officeooo:rsid="03982333" officeooo:paragraph-rsid="03982333" style:font-size-asian="8pt" style:font-size-complex="8pt"/>
    </style:style>
    <style:style style:name="T1" style:family="text">
      <style:text-properties fo:font-size="16pt" fo:font-style="italic" fo:font-weight="bold" style:font-size-asian="16pt" style:font-style-asian="italic" style:font-weight-asian="bold" style:font-size-complex="18pt"/>
    </style:style>
    <style:style style:name="T2" style:family="text">
      <style:text-properties fo:font-size="16pt" fo:font-style="italic" fo:font-weight="bold" officeooo:rsid="005b5f71" style:font-size-asian="16pt" style:font-style-asian="italic" style:font-weight-asian="bold" style:font-size-complex="18pt"/>
    </style:style>
    <style:style style:name="T3" style:family="text">
      <style:text-properties officeooo:rsid="02083814"/>
    </style:style>
    <style:style style:name="T4" style:family="text">
      <style:text-properties officeooo:rsid="01eed6ac"/>
    </style:style>
    <style:style style:name="T5" style:family="text">
      <style:text-properties fo:font-size="10pt" fo:font-style="italic" fo:font-weight="bold" style:font-size-asian="10pt" style:font-style-asian="italic" style:font-weight-asian="bold"/>
    </style:style>
    <style:style style:name="T6" style:family="text">
      <style:text-properties fo:font-size="10pt" fo:font-style="italic" fo:font-weight="bold" officeooo:rsid="002555a5" style:font-size-asian="10pt" style:font-style-asian="italic" style:font-weight-asian="bold"/>
    </style:style>
    <style:style style:name="T7" style:family="text">
      <style:text-properties fo:font-size="10pt" style:font-size-asian="10pt"/>
    </style:style>
    <style:style style:name="T8" style:family="text">
      <style:text-properties fo:font-size="10pt" officeooo:rsid="01fb2b69" style:font-size-asian="10pt"/>
    </style:style>
    <style:style style:name="T9" style:family="text">
      <style:text-properties fo:font-size="10pt" fo:letter-spacing="-0.021cm" style:font-size-asian="10pt"/>
    </style:style>
    <style:style style:name="T10" style:family="text">
      <style:text-properties fo:color="#000000" loext:opacity="100%"/>
    </style:style>
    <style:style style:name="T11" style:family="text">
      <style:text-properties fo:color="#000000" loext:opacity="100%" fo:font-size="10pt" style:font-size-asian="10pt"/>
    </style:style>
    <style:style style:name="T12" style:family="text">
      <style:text-properties fo:color="#000000" loext:opacity="100%" fo:font-size="10pt" officeooo:rsid="004e03de" style:font-size-asian="10pt"/>
    </style:style>
    <style:style style:name="T13" style:family="text">
      <style:text-properties fo:color="#000000" loext:opacity="100%" fo:font-size="10pt" officeooo:rsid="01fa6e4c" style:font-size-asian="10pt"/>
    </style:style>
    <style:style style:name="T14" style:family="text">
      <style:text-properties fo:color="#000000" loext:opacity="100%" fo:font-size="10pt" officeooo:rsid="01fc90e4" style:font-size-asian="10pt"/>
    </style:style>
    <style:style style:name="T15" style:family="text">
      <style:text-properties fo:color="#000000" loext:opacity="100%" fo:font-size="10pt" officeooo:rsid="01ffbbc8" style:font-size-asian="10pt" style:font-size-complex="9pt"/>
    </style:style>
    <style:style style:name="T16" style:family="text">
      <style:text-properties fo:color="#000000" loext:opacity="100%" fo:font-size="10pt" fo:letter-spacing="-0.014cm" style:font-size-asian="10pt"/>
    </style:style>
    <style:style style:name="T17" style:family="text">
      <style:text-properties fo:color="#000000" loext:opacity="100%" fo:font-size="10pt" fo:letter-spacing="-0.005cm" style:font-size-asian="10pt"/>
    </style:style>
    <style:style style:name="T18" style:family="text">
      <style:text-properties fo:color="#000000" loext:opacity="100%" fo:font-size="10pt" fo:letter-spacing="-0.004cm" style:font-size-asian="10pt"/>
    </style:style>
    <style:style style:name="T19" style:family="text">
      <style:text-properties fo:color="#000000" loext:opacity="100%" fo:font-size="12pt" fo:font-weight="bold" style:font-size-asian="12pt" style:font-weight-asian="bold"/>
    </style:style>
    <style:style style:name="T20" style:family="text">
      <style:text-properties fo:color="#000000" loext:opacity="100%" style:font-name="NewsGotT" fo:font-size="10pt" fo:font-weight="bold" style:font-name-asian="Times New Roman" style:font-size-asian="10pt" style:font-weight-asian="bold" style:font-name-complex="Times New Roman" style:font-size-complex="10pt" style:language-complex="ar" style:country-complex="SA" style:font-weight-complex="bold"/>
    </style:style>
    <style:style style:name="T21" style:family="text">
      <style:text-properties fo:color="#000000" loext:opacity="100%" style:font-name="NewsGotT" fo:font-size="8pt" style:font-name-asian="Times New Roman" style:font-size-asian="8pt" style:font-name-complex="Times New Roman" style:font-size-complex="8pt" style:language-complex="ar" style:country-complex="SA"/>
    </style:style>
    <style:style style:name="T22" style:family="text">
      <style:text-properties fo:color="#000000" loext:opacity="100%" style:font-name="NewsGotT" fo:font-size="8pt" officeooo:rsid="00ffb608" style:font-name-asian="Times New Roman" style:font-size-asian="8pt" style:font-name-complex="Times New Roman" style:font-size-complex="8pt" style:language-complex="ar" style:country-complex="SA"/>
    </style:style>
    <style:style style:name="T23" style:family="text">
      <style:text-properties fo:color="#000000" loext:opacity="100%" style:font-name="NewsGotT" fo:font-size="8pt" officeooo:rsid="00ffbdcc" style:font-name-asian="Times New Roman" style:font-size-asian="8pt" style:font-name-complex="Times New Roman" style:font-size-complex="8pt" style:language-complex="ar" style:country-complex="SA"/>
    </style:style>
    <style:style style:name="T24" style:family="text">
      <style:text-properties fo:color="#000000" loext:opacity="100%" style:font-name="NewsGotT" fo:font-size="8pt" officeooo:rsid="00fffd5e" style:font-name-asian="Times New Roman" style:font-size-asian="8pt" style:font-name-complex="Times New Roman" style:font-size-complex="8pt" style:language-complex="ar" style:country-complex="SA"/>
    </style:style>
    <style:style style:name="T25" style:family="text">
      <style:text-properties fo:color="#000000" loext:opacity="100%" style:font-name="NewsGotT" fo:font-size="8pt" officeooo:rsid="0100ca09" style:font-name-asian="Times New Roman" style:font-size-asian="8pt" style:font-name-complex="Times New Roman" style:font-size-complex="8pt" style:language-complex="ar" style:country-complex="SA"/>
    </style:style>
    <style:style style:name="T26" style:family="text">
      <style:text-properties fo:color="#000000" loext:opacity="100%" style:font-name="NewsGotT" fo:font-size="8pt" officeooo:rsid="010441e9" style:font-name-asian="Times New Roman" style:font-size-asian="8pt" style:font-name-complex="Times New Roman" style:font-size-complex="8pt" style:language-complex="ar" style:country-complex="SA"/>
    </style:style>
    <style:style style:name="T27" style:family="text">
      <style:text-properties fo:color="#000000" loext:opacity="100%" style:font-name="NewsGotT" fo:font-size="8pt" officeooo:rsid="0106503a" style:font-name-asian="Times New Roman" style:font-size-asian="8pt" style:font-name-complex="Times New Roman" style:font-size-complex="8pt" style:language-complex="ar" style:country-complex="SA"/>
    </style:style>
    <style:style style:name="T28" style:family="text">
      <style:text-properties fo:color="#000000" loext:opacity="100%" style:font-name="NewsGotT" fo:font-size="8pt" officeooo:rsid="01085fc2" style:font-name-asian="Times New Roman" style:font-size-asian="8pt" style:font-name-complex="Times New Roman" style:font-size-complex="8pt" style:language-complex="ar" style:country-complex="SA"/>
    </style:style>
    <style:style style:name="T29" style:family="text">
      <style:text-properties fo:color="#000000" loext:opacity="100%" style:font-name="NewsGotT" fo:font-size="8pt" officeooo:rsid="010b6a33" style:font-name-asian="Times New Roman" style:font-size-asian="8pt" style:font-name-complex="Times New Roman" style:font-size-complex="8pt" style:language-complex="ar" style:country-complex="SA"/>
    </style:style>
    <style:style style:name="T30" style:family="text">
      <style:text-properties fo:color="#000000" loext:opacity="100%" style:font-name="NewsGotT" fo:font-size="8pt" officeooo:rsid="010da96c" style:font-name-asian="Times New Roman" style:font-size-asian="8pt" style:font-name-complex="Times New Roman" style:font-size-complex="8pt" style:language-complex="ar" style:country-complex="SA"/>
    </style:style>
    <style:style style:name="T31" style:family="text">
      <style:text-properties fo:color="#000000" loext:opacity="100%" style:font-name="NewsGotT" fo:font-size="8pt" officeooo:rsid="01147e48" style:font-name-asian="Times New Roman" style:font-size-asian="8pt" style:font-name-complex="Times New Roman" style:font-size-complex="8pt" style:language-complex="ar" style:country-complex="SA"/>
    </style:style>
    <style:style style:name="T32" style:family="text">
      <style:text-properties fo:color="#000000" loext:opacity="100%" style:font-name="NewsGotT" fo:font-size="8pt" officeooo:rsid="01166e67" style:font-name-asian="Times New Roman" style:font-size-asian="8pt" style:font-name-complex="Times New Roman" style:font-size-complex="8pt" style:language-complex="ar" style:country-complex="SA"/>
    </style:style>
    <style:style style:name="T33" style:family="text">
      <style:text-properties fo:color="#000000" loext:opacity="100%" style:font-name="NewsGotT" fo:font-size="8pt" officeooo:rsid="0118032d" style:font-name-asian="Times New Roman" style:font-size-asian="8pt" style:font-name-complex="Times New Roman" style:font-size-complex="8pt" style:language-complex="ar" style:country-complex="SA"/>
    </style:style>
    <style:style style:name="T34" style:family="text">
      <style:text-properties fo:color="#000000" loext:opacity="100%" style:font-name="NewsGotT" fo:font-size="8pt" officeooo:rsid="016bf6fd" style:font-name-asian="Times New Roman" style:font-size-asian="8pt" style:font-name-complex="Times New Roman" style:font-size-complex="8pt" style:language-complex="ar" style:country-complex="SA"/>
    </style:style>
    <style:style style:name="T35" style:family="text">
      <style:text-properties fo:color="#000000" loext:opacity="100%" style:font-name="NewsGotT" fo:font-size="8pt" officeooo:rsid="016cf8b4" style:font-name-asian="Times New Roman" style:font-size-asian="8pt" style:font-name-complex="Times New Roman" style:font-size-complex="8pt" style:language-complex="ar" style:country-complex="SA"/>
    </style:style>
    <style:style style:name="T36" style:family="text">
      <style:text-properties fo:color="#000000" loext:opacity="100%" style:font-name="NewsGotT" fo:font-size="8pt" officeooo:rsid="016d763a" style:font-name-asian="Times New Roman" style:font-size-asian="8pt" style:font-name-complex="Times New Roman" style:font-size-complex="8pt" style:language-complex="ar" style:country-complex="SA"/>
    </style:style>
    <style:style style:name="T37" style:family="text">
      <style:text-properties fo:color="#000000" loext:opacity="100%" style:font-name="NewsGotT" fo:font-size="8pt" officeooo:rsid="01c6f9a6" style:font-name-asian="Times New Roman" style:font-size-asian="8pt" style:font-name-complex="Times New Roman" style:font-size-complex="8pt" style:language-complex="ar" style:country-complex="SA"/>
    </style:style>
    <style:style style:name="T38" style:family="text">
      <style:text-properties fo:color="#000000" loext:opacity="100%" style:font-name="NewsGotT" fo:font-size="8pt" officeooo:rsid="01c790d6" style:font-name-asian="Times New Roman" style:font-size-asian="8pt" style:font-name-complex="Times New Roman" style:font-size-complex="8pt" style:language-complex="ar" style:country-complex="SA"/>
    </style:style>
    <style:style style:name="T39" style:family="text">
      <style:text-properties fo:color="#000000" loext:opacity="100%" style:font-name="NewsGotT" fo:font-size="8pt" officeooo:rsid="01c7e36d" style:font-name-asian="Times New Roman" style:font-size-asian="8pt" style:font-name-complex="Times New Roman" style:font-size-complex="8pt" style:language-complex="ar" style:country-complex="SA"/>
    </style:style>
    <style:style style:name="T40" style:family="text">
      <style:text-properties fo:color="#000000" loext:opacity="100%" style:font-name="NewsGotT" fo:font-size="9pt" style:font-name-asian="Times New Roman" style:font-size-asian="9pt" style:font-name-complex="Times New Roman" style:font-size-complex="9pt" style:language-complex="ar" style:country-complex="SA"/>
    </style:style>
    <style:style style:name="T41" style:family="text">
      <style:text-properties fo:color="#000000" loext:opacity="100%" officeooo:rsid="004e03de"/>
    </style:style>
    <style:style style:name="T42" style:family="text">
      <style:text-properties fo:color="#000000" loext:opacity="100%" officeooo:rsid="005390fe"/>
    </style:style>
    <style:style style:name="T43" style:family="text">
      <style:text-properties fo:color="#000000" loext:opacity="100%" fo:font-size="9pt" officeooo:rsid="01ffbbc8" style:font-size-asian="7.84999990463257pt" style:font-size-complex="9pt"/>
    </style:style>
    <style:style style:name="T44" style:family="text">
      <style:text-properties fo:color="#000000" loext:opacity="100%" officeooo:rsid="0205771a"/>
    </style:style>
    <style:style style:name="T45" style:family="text">
      <style:text-properties fo:color="#000000" loext:opacity="100%" style:font-name="Arial" fo:font-size="10pt" fo:language="es" fo:country="ES" officeooo:rsid="0263ceb2" style:font-name-asian="Arial" style:font-size-asian="10pt" style:language-asian="es" style:country-asian="ES" style:font-name-complex="Arial" style:language-complex="es" style:country-complex="ES"/>
    </style:style>
    <style:style style:name="T46" style:family="text">
      <style:text-properties fo:color="#000000" loext:opacity="100%" style:font-name="Arial" fo:font-size="12pt" style:font-name-asian="Calibri" style:font-size-asian="12pt" style:font-name-complex="Calibri" style:font-size-complex="12pt"/>
    </style:style>
    <style:style style:name="T47" style:family="text">
      <style:text-properties fo:color="#000000" loext:opacity="100%" style:font-name="Arial" fo:font-size="12pt" officeooo:rsid="00604881" style:font-name-asian="Calibri" style:font-size-asian="12pt" style:font-name-complex="Calibri" style:font-size-complex="12pt"/>
    </style:style>
    <style:style style:name="T48" style:family="text">
      <style:text-properties fo:color="#000000" loext:opacity="100%" style:font-name="Arial" fo:font-size="12pt" officeooo:rsid="0349e3b5" style:font-name-asian="Calibri" style:font-size-asian="12pt" style:font-name-complex="Calibri" style:font-size-complex="12pt"/>
    </style:style>
    <style:style style:name="T49" style:family="text">
      <style:text-properties fo:color="#000000" loext:opacity="100%" style:font-name="Arial" fo:font-size="12pt" fo:language="es" fo:country="ES" officeooo:rsid="0349e3b5" style:font-name-asian="Calibri" style:font-size-asian="12pt" style:language-asian="es" style:country-asian="ES" style:font-name-complex="Calibri" style:font-size-complex="12pt" style:language-complex="es" style:country-complex="ES"/>
    </style:style>
    <style:style style:name="T50" style:family="text">
      <style:text-properties fo:color="#0000cc" loext:opacity="100%"/>
    </style:style>
    <style:style style:name="T51" style:family="text">
      <style:text-properties fo:color="#0000cc" loext:opacity="100%" fo:font-size="12pt" fo:font-weight="bold" style:font-size-asian="12pt" style:font-weight-asian="bold"/>
    </style:style>
    <style:style style:name="T52" style:family="text">
      <style:text-properties fo:font-size="12pt" style:font-size-asian="12pt"/>
    </style:style>
    <style:style style:name="T53" style:family="text">
      <style:text-properties fo:font-size="12pt" officeooo:rsid="00cb7afc" style:font-size-asian="12pt"/>
    </style:style>
    <style:style style:name="T54" style:family="text">
      <style:text-properties fo:font-size="12pt" officeooo:rsid="00d0a70f" style:font-size-asian="12pt"/>
    </style:style>
    <style:style style:name="T55" style:family="text">
      <style:text-properties fo:font-size="12pt" officeooo:rsid="00f33b4d" style:font-size-asian="12pt"/>
    </style:style>
    <style:style style:name="T56" style:family="text">
      <style:text-properties fo:font-size="12pt" style:font-size-asian="12pt" style:font-size-complex="12pt"/>
    </style:style>
    <style:style style:name="T57" style:family="text">
      <style:text-properties fo:font-size="12pt" officeooo:rsid="01ee15d8" style:font-size-asian="12pt" style:font-size-complex="12pt"/>
    </style:style>
    <style:style style:name="T58" style:family="text">
      <style:text-properties fo:font-size="12pt" fo:font-weight="bold" officeooo:rsid="008073ff" style:font-size-asian="12pt" style:font-weight-asian="bold" style:font-weight-complex="bold"/>
    </style:style>
    <style:style style:name="T59" style:family="text">
      <style:text-properties fo:font-size="12pt" fo:font-weight="bold" officeooo:rsid="001bf0be" style:font-size-asian="12pt" style:font-weight-asian="bold" style:font-weight-complex="bold"/>
    </style:style>
    <style:style style:name="T60" style:family="text">
      <style:text-properties fo:font-size="12pt" fo:font-weight="bold" officeooo:rsid="00d4454f" style:font-size-asian="12pt" style:font-weight-asian="bold" style:font-weight-complex="bold"/>
    </style:style>
    <style:style style:name="T61" style:family="text">
      <style:text-properties fo:font-size="12pt" fo:font-weight="bold" officeooo:rsid="00d5f022" style:font-size-asian="12pt" style:font-weight-asian="bold" style:font-weight-complex="bold"/>
    </style:style>
    <style:style style:name="T62" style:family="text">
      <style:text-properties fo:font-size="12pt" fo:font-weight="normal" style:font-size-asian="12pt" style:font-weight-asian="normal" style:font-weight-complex="normal"/>
    </style:style>
    <style:style style:name="T63" style:family="text">
      <style:text-properties fo:font-size="12pt" fo:font-weight="normal" officeooo:rsid="003e2430" style:font-size-asian="12pt" style:font-weight-asian="normal" style:font-weight-complex="normal"/>
    </style:style>
    <style:style style:name="T64" style:family="text">
      <style:text-properties fo:font-size="12pt" fo:font-weight="normal" officeooo:rsid="00e2bb44" style:font-size-asian="12pt" style:font-weight-asian="normal" style:font-weight-complex="normal"/>
    </style:style>
    <style:style style:name="T65" style:family="text">
      <style:text-properties fo:font-size="12pt" fo:font-weight="normal" officeooo:rsid="00e5f3ed" style:font-size-asian="12pt" style:font-weight-asian="normal" style:font-weight-complex="normal"/>
    </style:style>
    <style:style style:name="T66" style:family="text">
      <style:text-properties fo:font-size="12pt" fo:font-weight="normal" officeooo:rsid="00e72378" style:font-size-asian="12pt" style:font-weight-asian="normal" style:font-weight-complex="normal"/>
    </style:style>
    <style:style style:name="T67" style:family="text">
      <style:text-properties fo:font-size="12pt" officeooo:rsid="00c0ebb6" style:font-size-asian="10.5pt" style:font-size-complex="12pt"/>
    </style:style>
    <style:style style:name="T68" style:family="text">
      <style:text-properties fo:font-size="12pt" officeooo:rsid="00c1abcc" style:font-size-asian="10.5pt" style:font-size-complex="12pt"/>
    </style:style>
    <style:style style:name="T69" style:family="text">
      <style:text-properties fo:font-size="12pt" officeooo:rsid="00c35704" style:font-size-asian="10.5pt" style:font-size-complex="12pt"/>
    </style:style>
    <style:style style:name="T70" style:family="text">
      <style:text-properties fo:font-size="12pt" officeooo:rsid="00c50101" style:font-size-asian="10.5pt" style:font-size-complex="12pt"/>
    </style:style>
    <style:style style:name="T71" style:family="text">
      <style:text-properties fo:font-weight="bold" style:font-weight-asian="bold" style:font-weight-complex="bold"/>
    </style:style>
    <style:style style:name="T72" style:family="text">
      <style:text-properties fo:font-weight="bold" officeooo:rsid="0026aa13" style:font-weight-asian="bold" style:font-weight-complex="bold"/>
    </style:style>
    <style:style style:name="T73" style:family="text">
      <style:text-properties fo:font-weight="bold" officeooo:rsid="0123c046" style:font-weight-asian="bold" style:font-weight-complex="bold"/>
    </style:style>
    <style:style style:name="T74" style:family="text">
      <style:text-properties fo:font-weight="bold" officeooo:rsid="0285af5d" style:font-weight-asian="bold" style:font-weight-complex="bold"/>
    </style:style>
    <style:style style:name="T75" style:family="text">
      <style:text-properties fo:font-weight="bold" officeooo:rsid="02b00519" style:font-weight-asian="bold" style:font-weight-complex="bold"/>
    </style:style>
    <style:style style:name="T76" style:family="text">
      <style:text-properties fo:font-weight="bold" officeooo:rsid="00bcf3d4" style:font-weight-asian="bold" style:font-weight-complex="bold"/>
    </style:style>
    <style:style style:name="T77" style:family="text">
      <style:text-properties fo:font-weight="bold" officeooo:rsid="00742c4e" style:font-weight-asian="bold" style:font-weight-complex="bold"/>
    </style:style>
    <style:style style:name="T78" style:family="text">
      <style:text-properties officeooo:rsid="001e4452"/>
    </style:style>
    <style:style style:name="T79" style:family="text">
      <style:text-properties officeooo:rsid="001e89a8"/>
    </style:style>
    <style:style style:name="T80" style:family="text">
      <style:text-properties officeooo:rsid="002c3187"/>
    </style:style>
    <style:style style:name="T81" style:family="text">
      <style:text-properties officeooo:rsid="003074a8"/>
    </style:style>
    <style:style style:name="T82" style:family="text">
      <style:text-properties style:font-name="Arial"/>
    </style:style>
    <style:style style:name="T83" style:family="text">
      <style:text-properties style:font-name="Arial" fo:font-size="12pt" style:font-size-asian="12pt"/>
    </style:style>
    <style:style style:name="T84" style:family="text">
      <style:text-properties style:font-name="Arial" fo:font-size="12pt" style:font-size-asian="12pt" style:font-size-complex="12pt"/>
    </style:style>
    <style:style style:name="T85" style:family="text">
      <style:text-properties style:font-name="Arial" fo:font-size="12pt" officeooo:rsid="0034ddb2" style:font-size-asian="12pt" style:font-size-complex="12pt"/>
    </style:style>
    <style:style style:name="T86" style:family="text">
      <style:text-properties style:font-name="Arial" fo:font-size="12pt" officeooo:rsid="00016af5" style:font-size-asian="12pt" style:font-size-complex="12pt"/>
    </style:style>
    <style:style style:name="T87" style:family="text">
      <style:text-properties style:font-name="Arial" fo:font-size="12pt" officeooo:rsid="0002473f" style:font-size-asian="12pt" style:font-size-complex="12pt"/>
    </style:style>
    <style:style style:name="T88" style:family="text">
      <style:text-properties style:font-name="Arial" fo:font-size="12pt" officeooo:rsid="00d31d79" style:font-size-asian="12pt" style:font-size-complex="12pt"/>
    </style:style>
    <style:style style:name="T89" style:family="text">
      <style:text-properties style:font-name="Arial" fo:font-size="12pt" officeooo:rsid="0077df8d" style:font-size-asian="12pt" style:font-size-complex="12pt"/>
    </style:style>
    <style:style style:name="T90" style:family="text">
      <style:text-properties style:font-name="Arial" fo:font-size="12pt" officeooo:rsid="0078a7fe" style:font-size-asian="12pt" style:font-size-complex="12pt"/>
    </style:style>
    <style:style style:name="T91" style:family="text">
      <style:text-properties style:font-name="Arial" fo:font-size="12pt" officeooo:rsid="007a1c38" style:font-size-asian="12pt" style:font-size-complex="12pt"/>
    </style:style>
    <style:style style:name="T92" style:family="text">
      <style:text-properties style:font-name="Arial" fo:font-size="12pt" officeooo:rsid="007dd303" style:font-size-asian="12pt" style:font-size-complex="12pt"/>
    </style:style>
    <style:style style:name="T93" style:family="text">
      <style:text-properties style:font-name="Arial" fo:font-size="12pt" officeooo:rsid="007f70fa" style:font-size-asian="12pt" style:font-size-complex="12pt"/>
    </style:style>
    <style:style style:name="T94" style:family="text">
      <style:text-properties style:font-name="Arial" fo:font-size="12pt" officeooo:rsid="007c12ce" style:font-size-asian="12pt" style:font-size-complex="12pt"/>
    </style:style>
    <style:style style:name="T95" style:family="text">
      <style:text-properties style:font-name="Arial" fo:font-size="12pt" officeooo:rsid="003e2430" style:font-size-asian="12pt" style:font-size-complex="12pt"/>
    </style:style>
    <style:style style:name="T96" style:family="text">
      <style:text-properties style:font-name="Arial" fo:font-size="12pt" officeooo:rsid="00dfe2d2" style:font-size-asian="12pt" style:font-size-complex="12pt"/>
    </style:style>
    <style:style style:name="T97" style:family="text">
      <style:text-properties style:font-name="Arial" fo:font-size="12pt" officeooo:rsid="00ea837e" style:font-size-asian="12pt" style:font-size-complex="12pt"/>
    </style:style>
    <style:style style:name="T98" style:family="text">
      <style:text-properties style:font-name="Arial" fo:font-size="12pt" officeooo:rsid="00ecee45" style:font-size-asian="12pt" style:font-size-complex="12pt"/>
    </style:style>
    <style:style style:name="T99" style:family="text">
      <style:text-properties style:font-name="Arial" fo:font-size="12pt" officeooo:rsid="00ee89f0" style:font-size-asian="12pt" style:font-size-complex="12pt"/>
    </style:style>
    <style:style style:name="T100" style:family="text">
      <style:text-properties style:font-name="Arial" fo:font-size="12pt" officeooo:rsid="00eec4ab" style:font-size-asian="12pt" style:font-size-complex="12pt"/>
    </style:style>
    <style:style style:name="T101" style:family="text">
      <style:text-properties style:font-name="Arial" fo:font-size="12pt" officeooo:rsid="00f06808" style:font-size-asian="12pt" style:font-size-complex="12pt"/>
    </style:style>
    <style:style style:name="T102" style:family="text">
      <style:text-properties style:font-name="Arial" fo:font-size="12pt" officeooo:rsid="00f33b4d" style:font-size-asian="12pt" style:font-size-complex="12pt"/>
    </style:style>
    <style:style style:name="T103" style:family="text">
      <style:text-properties style:font-name="Arial" fo:font-size="12pt" officeooo:rsid="01c3eb45" style:font-size-asian="12pt" style:font-size-complex="12pt"/>
    </style:style>
    <style:style style:name="T104" style:family="text">
      <style:text-properties style:font-name="Arial" fo:font-size="12pt" officeooo:rsid="00da4d26" style:font-size-asian="12pt" style:font-size-complex="12pt"/>
    </style:style>
    <style:style style:name="T105" style:family="text">
      <style:text-properties style:font-name="Arial" fo:font-size="12pt" officeooo:rsid="003e2430" style:font-size-asian="12pt"/>
    </style:style>
    <style:style style:name="T106" style:family="text">
      <style:text-properties style:font-name="Arial" fo:font-size="12pt" officeooo:rsid="00d03dd0" style:font-size-asian="12pt"/>
    </style:style>
    <style:style style:name="T107" style:family="text">
      <style:text-properties style:font-name="Arial" fo:font-size="12pt" officeooo:rsid="00d31d79" style:font-size-asian="12pt"/>
    </style:style>
    <style:style style:name="T108" style:family="text">
      <style:text-properties style:font-name="Arial" fo:font-size="12pt" officeooo:rsid="00d68e9d" style:font-size-asian="12pt"/>
    </style:style>
    <style:style style:name="T109" style:family="text">
      <style:text-properties style:font-name="Arial" fo:font-size="12pt" officeooo:rsid="00d6d1f0" style:font-size-asian="12pt"/>
    </style:style>
    <style:style style:name="T110" style:family="text">
      <style:text-properties style:font-name="Arial" fo:font-size="12pt" officeooo:rsid="003bcd4d" style:font-size-asian="12pt"/>
    </style:style>
    <style:style style:name="T111" style:family="text">
      <style:text-properties style:font-name="Arial" fo:font-size="12pt" officeooo:rsid="0034e74e" style:font-size-asian="12pt"/>
    </style:style>
    <style:style style:name="T112" style:family="text">
      <style:text-properties style:font-name="Arial" fo:font-size="12pt" officeooo:rsid="003c2e66" style:font-size-asian="12pt"/>
    </style:style>
    <style:style style:name="T113" style:family="text">
      <style:text-properties style:font-name="Arial" fo:font-size="12pt" officeooo:rsid="00d0a5a4" style:font-size-asian="12pt"/>
    </style:style>
    <style:style style:name="T114" style:family="text">
      <style:text-properties style:font-name="Arial" fo:font-size="12pt" officeooo:rsid="003c37cc" style:font-size-asian="12pt"/>
    </style:style>
    <style:style style:name="T115" style:family="text">
      <style:text-properties style:font-name="Arial" fo:font-size="12pt" officeooo:rsid="00384fbb" style:font-size-asian="12pt"/>
    </style:style>
    <style:style style:name="T116" style:family="text">
      <style:text-properties style:font-name="Arial" fo:font-size="12pt" officeooo:rsid="00e13af4" style:font-size-asian="12pt"/>
    </style:style>
    <style:style style:name="T117" style:family="text">
      <style:text-properties style:font-name="Arial" fo:font-size="12pt" officeooo:rsid="00e72378" style:font-size-asian="12pt"/>
    </style:style>
    <style:style style:name="T118" style:family="text">
      <style:text-properties style:font-name="Arial" fo:font-size="12pt" officeooo:rsid="00e7b9fb" style:font-size-asian="12pt"/>
    </style:style>
    <style:style style:name="T119" style:family="text">
      <style:text-properties style:font-name="Arial" fo:font-size="12pt" officeooo:rsid="00e85d7c" style:font-size-asian="12pt"/>
    </style:style>
    <style:style style:name="T120" style:family="text">
      <style:text-properties style:font-name="Arial" fo:font-size="12pt" officeooo:rsid="011f6899" style:font-size-asian="12pt"/>
    </style:style>
    <style:style style:name="T121" style:family="text">
      <style:text-properties style:font-name="Arial" fo:font-size="12pt" officeooo:rsid="01be0988" style:font-size-asian="12pt"/>
    </style:style>
    <style:style style:name="T122" style:family="text">
      <style:text-properties style:font-name="Arial" fo:font-size="12pt" officeooo:rsid="01bf94a5" style:font-size-asian="12pt"/>
    </style:style>
    <style:style style:name="T123" style:family="text">
      <style:text-properties style:font-name="Arial" fo:font-size="12pt" officeooo:rsid="01c10542" style:font-size-asian="12pt"/>
    </style:style>
    <style:style style:name="T124" style:family="text">
      <style:text-properties style:font-name="Arial" fo:font-size="12pt" fo:font-weight="normal" officeooo:rsid="0032b9a4" style:font-size-asian="12pt" style:font-weight-asian="normal" style:font-size-complex="16pt" style:font-weight-complex="normal"/>
    </style:style>
    <style:style style:name="T125" style:family="text">
      <style:text-properties style:font-name="Arial" fo:font-size="12pt" fo:font-weight="normal" officeooo:rsid="0083b7de" style:font-size-asian="12pt" style:font-weight-asian="normal" style:font-weight-complex="normal"/>
    </style:style>
    <style:style style:name="T126" style:family="text">
      <style:text-properties style:font-name="Arial" fo:font-size="12pt" fo:font-weight="normal" officeooo:rsid="00e4cbe5" style:font-size-asian="12pt" style:font-weight-asian="normal" style:font-weight-complex="normal"/>
    </style:style>
    <style:style style:name="T127" style:family="text">
      <style:text-properties style:font-name="Arial" fo:font-size="12pt" fo:font-weight="normal" officeooo:rsid="003e2430" style:font-size-asian="12pt" style:font-weight-asian="normal" style:font-weight-complex="normal"/>
    </style:style>
    <style:style style:name="T128" style:family="text">
      <style:text-properties style:font-name="Arial" fo:font-size="12pt" fo:font-weight="normal" officeooo:rsid="00820e5e" style:font-size-asian="12pt" style:font-weight-asian="normal" style:font-weight-complex="normal"/>
    </style:style>
    <style:style style:name="T129" style:family="text">
      <style:text-properties style:font-name="Arial" fo:font-size="12pt" fo:font-weight="normal" officeooo:rsid="0083e19b" style:font-size-asian="12pt" style:font-weight-asian="normal" style:font-weight-complex="normal"/>
    </style:style>
    <style:style style:name="T130" style:family="text">
      <style:text-properties style:font-name="Arial" fo:font-size="12pt" fo:font-weight="normal" officeooo:rsid="02595900" style:font-size-asian="12pt" style:font-weight-asian="normal" style:font-weight-complex="normal"/>
    </style:style>
    <style:style style:name="T131" style:family="text">
      <style:text-properties style:font-name="Arial" fo:font-size="12pt" fo:font-weight="normal" officeooo:rsid="0259ba97" style:font-size-asian="12pt" style:font-weight-asian="normal" style:font-weight-complex="normal"/>
    </style:style>
    <style:style style:name="T132" style:family="text">
      <style:text-properties style:font-name="Arial" fo:font-size="12pt" fo:font-weight="normal" officeooo:rsid="025a6a9a" style:font-size-asian="12pt" style:font-weight-asian="normal" style:font-weight-complex="normal"/>
    </style:style>
    <style:style style:name="T133" style:family="text">
      <style:text-properties style:font-name="Arial" fo:font-size="12pt" fo:font-weight="normal" officeooo:rsid="025ab7da" style:font-size-asian="12pt" style:font-weight-asian="normal" style:font-weight-complex="normal"/>
    </style:style>
    <style:style style:name="T134" style:family="text">
      <style:text-properties style:font-name="Arial" fo:font-size="12pt" fo:font-weight="normal" officeooo:rsid="025b6d79" style:font-size-asian="12pt" style:font-weight-asian="normal" style:font-weight-complex="normal"/>
    </style:style>
    <style:style style:name="T135" style:family="text">
      <style:text-properties style:font-name="Arial" fo:font-size="12pt" fo:font-weight="normal" officeooo:rsid="025c6ac0" style:font-size-asian="12pt" style:font-weight-asian="normal" style:font-weight-complex="normal"/>
    </style:style>
    <style:style style:name="T136" style:family="text">
      <style:text-properties style:font-name="Arial" fo:font-size="12pt" fo:font-weight="normal" officeooo:rsid="025e3ce6" style:font-size-asian="12pt" style:font-weight-asian="normal" style:font-weight-complex="normal"/>
    </style:style>
    <style:style style:name="T137" style:family="text">
      <style:text-properties style:font-name="Arial" fo:font-size="12pt" fo:font-weight="normal" officeooo:rsid="025fd38a" style:font-size-asian="12pt" style:font-weight-asian="normal" style:font-weight-complex="normal"/>
    </style:style>
    <style:style style:name="T138" style:family="text">
      <style:text-properties style:font-name="Arial" fo:font-size="12pt" fo:font-weight="normal" officeooo:rsid="02605270" style:font-size-asian="12pt" style:font-weight-asian="normal" style:font-weight-complex="normal"/>
    </style:style>
    <style:style style:name="T139" style:family="text">
      <style:text-properties style:font-name="Arial" fo:font-size="12pt" fo:font-weight="normal" officeooo:rsid="02626e54" style:font-size-asian="12pt" style:font-weight-asian="normal" style:font-weight-complex="normal"/>
    </style:style>
    <style:style style:name="T140" style:family="text">
      <style:text-properties style:font-name="Arial" fo:font-size="12pt" fo:font-weight="normal" style:font-size-asian="12pt" style:font-weight-asian="normal" style:font-size-complex="12pt" style:font-weight-complex="normal"/>
    </style:style>
    <style:style style:name="T141" style:family="text">
      <style:text-properties style:font-name="Arial" fo:font-size="12pt" fo:font-weight="normal" officeooo:rsid="027cdef1" style:font-size-asian="12pt" style:font-weight-asian="normal" style:font-size-complex="12pt" style:font-weight-complex="normal"/>
    </style:style>
    <style:style style:name="T142" style:family="text">
      <style:text-properties style:font-name="Arial" fo:font-size="12pt" fo:font-weight="normal" officeooo:rsid="0031d030" style:font-size-asian="12pt" style:font-weight-asian="normal" style:font-size-complex="12pt" style:font-weight-complex="normal"/>
    </style:style>
    <style:style style:name="T143" style:family="text">
      <style:text-properties style:font-name="Arial" fo:font-size="12pt" fo:font-weight="normal" officeooo:rsid="0191d6e8" style:font-size-asian="10.5pt" style:font-weight-asian="normal" style:font-size-complex="12pt" style:font-weight-complex="normal"/>
    </style:style>
    <style:style style:name="T144" style:family="text">
      <style:text-properties style:font-name="Arial" fo:font-size="12pt" fo:font-weight="normal" officeooo:rsid="019e3b28" style:font-size-asian="10.5pt" style:font-weight-asian="normal" style:font-size-complex="12pt" style:font-weight-complex="normal"/>
    </style:style>
    <style:style style:name="T145" style:family="text">
      <style:text-properties style:font-name="Arial" fo:font-size="12pt" fo:font-weight="bold" officeooo:rsid="009e7ebb" style:font-size-asian="10.5pt" style:font-weight-asian="bold" style:font-size-complex="12pt" style:font-weight-complex="bold"/>
    </style:style>
    <style:style style:name="T146" style:family="text">
      <style:text-properties style:font-name="Arial" fo:font-size="12pt" fo:font-weight="bold" officeooo:rsid="00c0ebb6" style:font-size-asian="10.5pt" style:font-weight-asian="bold" style:font-size-complex="12pt" style:font-weight-complex="bold"/>
    </style:style>
    <style:style style:name="T147" style:family="text">
      <style:text-properties style:font-name="Arial" fo:font-size="12pt" fo:font-weight="bold" style:font-size-asian="12pt" style:font-weight-asian="bold" style:font-size-complex="12pt" style:font-weight-complex="bold"/>
    </style:style>
    <style:style style:name="T148" style:family="text">
      <style:text-properties style:font-name="Arial" fo:font-size="12pt" fo:font-weight="bold" officeooo:rsid="00e13af4" style:font-size-asian="12pt" style:font-weight-asian="bold" style:font-size-complex="12pt" style:font-weight-complex="bold"/>
    </style:style>
    <style:style style:name="T149" style:family="text">
      <style:text-properties style:font-name="Arial" fo:font-size="12pt" fo:font-weight="bold" officeooo:rsid="00bec910" style:font-size-asian="12pt" style:font-weight-asian="bold" style:font-size-complex="12pt" style:font-weight-complex="bold"/>
    </style:style>
    <style:style style:name="T150" style:family="text">
      <style:text-properties style:font-name="Arial" fo:font-size="12pt" fo:font-weight="bold" officeooo:rsid="007626d8" style:font-size-asian="12pt" style:font-weight-asian="bold" style:font-size-complex="12pt" style:font-weight-complex="bold"/>
    </style:style>
    <style:style style:name="T151" style:family="text">
      <style:text-properties style:font-name="Arial" fo:font-size="12pt" fo:font-weight="bold" officeooo:rsid="0076a7cf" style:font-size-asian="12pt" style:font-weight-asian="bold" style:font-size-complex="12pt" style:font-weight-complex="bold"/>
    </style:style>
    <style:style style:name="T152" style:family="text">
      <style:text-properties style:font-name="Arial" fo:font-size="12pt" fo:font-weight="bold" officeooo:rsid="00bc5382" style:font-size-asian="12pt" style:font-weight-asian="bold" style:font-size-complex="12pt" style:font-weight-complex="bold"/>
    </style:style>
    <style:style style:name="T153" style:family="text">
      <style:text-properties style:font-name="Arial" fo:font-size="12pt" fo:font-weight="bold" officeooo:rsid="00738324" style:font-size-asian="12pt" style:font-weight-asian="bold" style:font-size-complex="12pt" style:font-weight-complex="bold"/>
    </style:style>
    <style:style style:name="T154" style:family="text">
      <style:text-properties style:font-name="Arial" fo:font-size="12pt" fo:font-weight="bold" style:font-size-asian="12pt" style:font-weight-asian="bold" style:font-weight-complex="bold"/>
    </style:style>
    <style:style style:name="T155" style:family="text">
      <style:text-properties style:font-name="Arial" fo:font-size="12pt" fo:font-weight="bold" officeooo:rsid="0036105e" style:font-size-asian="12pt" style:font-weight-asian="bold" style:font-weight-complex="bold"/>
    </style:style>
    <style:style style:name="T156" style:family="text">
      <style:text-properties style:font-name="Arial" fo:font-size="12pt" fo:font-weight="bold" officeooo:rsid="003a4b28" style:font-size-asian="12pt" style:font-weight-asian="bold" style:font-weight-complex="bold"/>
    </style:style>
    <style:style style:name="T157" style:family="text">
      <style:text-properties style:font-name="Arial" fo:font-size="12pt" fo:font-weight="bold" officeooo:rsid="00d03dd0" style:font-size-asian="12pt" style:font-weight-asian="bold" style:font-weight-complex="bold"/>
    </style:style>
    <style:style style:name="T158" style:family="text">
      <style:text-properties style:font-name="Arial" fo:font-size="12pt" fo:font-weight="bold" officeooo:rsid="00dfe2d2" style:font-size-asian="12pt" style:font-weight-asian="bold" style:font-weight-complex="bold"/>
    </style:style>
    <style:style style:name="T159" style:family="text">
      <style:text-properties style:font-name="Arial" fo:font-size="12pt" fo:font-weight="bold" officeooo:rsid="00d0e9aa" style:font-size-asian="12pt" style:font-weight-asian="bold" style:font-weight-complex="bold"/>
    </style:style>
    <style:style style:name="T160" style:family="text">
      <style:text-properties style:font-name="Arial" fo:font-size="12pt" fo:font-weight="bold" officeooo:rsid="024eed33" style:font-size-asian="12pt" style:font-weight-asian="bold" style:font-weight-complex="bold"/>
    </style:style>
    <style:style style:name="T161" style:family="text">
      <style:text-properties style:font-name="Arial" fo:font-size="12pt" fo:font-weight="bold" officeooo:rsid="0258bc25" style:font-size-asian="12pt" style:font-weight-asian="bold" style:font-weight-complex="bold"/>
    </style:style>
    <style:style style:name="T162" style:family="text">
      <style:text-properties style:font-name="Arial" fo:font-size="12pt" fo:font-weight="bold" style:font-name-asian="Calibri" style:font-size-asian="12pt" style:font-weight-asian="bold" style:font-name-complex="Calibri" style:font-size-complex="12pt" style:font-weight-complex="bold"/>
    </style:style>
    <style:style style:name="T163" style:family="text">
      <style:text-properties style:font-name="Arial" fo:font-size="12pt" fo:font-weight="bold" officeooo:rsid="00bc5382" style:font-name-asian="Calibri" style:font-size-asian="12pt" style:font-weight-asian="bold" style:font-name-complex="Calibri" style:font-size-complex="12pt" style:font-weight-complex="bold"/>
    </style:style>
    <style:style style:name="T164" style:family="text">
      <style:text-properties style:font-name="Arial" fo:font-size="12pt" fo:font-weight="bold" officeooo:rsid="00722b01" style:font-name-asian="Calibri" style:font-size-asian="12pt" style:font-weight-asian="bold" style:font-name-complex="Calibri" style:font-size-complex="12pt" style:font-weight-complex="bold"/>
    </style:style>
    <style:style style:name="T165" style:family="text">
      <style:text-properties style:font-name="Arial" fo:font-size="12pt" fo:font-weight="bold" officeooo:rsid="026e11b9" style:font-name-asian="Calibri" style:font-size-asian="12pt" style:font-weight-asian="bold" style:font-name-complex="Calibri" style:font-size-complex="12pt" style:font-weight-complex="bold"/>
    </style:style>
    <style:style style:name="T166" style:family="text">
      <style:text-properties style:font-name="Arial" fo:font-size="12pt" fo:font-weight="bold" officeooo:rsid="00738324" style:font-name-asian="Calibri" style:font-size-asian="12pt" style:font-weight-asian="bold" style:font-name-complex="Calibri" style:font-size-complex="12pt" style:font-weight-complex="bold"/>
    </style:style>
    <style:style style:name="T167" style:family="text">
      <style:text-properties style:font-name="Arial" fo:font-size="12pt" fo:font-weight="bold" officeooo:rsid="00bcf3d4" style:font-name-asian="Calibri" style:font-size-asian="12pt" style:font-weight-asian="bold" style:font-name-complex="Calibri" style:font-size-complex="12pt" style:font-weight-complex="bold"/>
    </style:style>
    <style:style style:name="T168" style:family="text">
      <style:text-properties style:font-name="Arial" fo:font-size="12pt" style:text-underline-style="none" fo:font-weight="normal" officeooo:rsid="010c1121" style:font-size-asian="12pt" style:font-weight-asian="normal" style:font-size-complex="12pt" style:font-weight-complex="normal"/>
    </style:style>
    <style:style style:name="T169" style:family="text">
      <style:text-properties style:font-name="Arial" fo:font-size="12pt" style:text-underline-style="none" fo:font-weight="normal" officeooo:rsid="02848d9f" style:font-size-asian="12pt" style:font-weight-asian="normal" style:font-size-complex="12pt" style:font-weight-complex="normal"/>
    </style:style>
    <style:style style:name="T170" style:family="text">
      <style:text-properties style:font-name="Arial" fo:font-size="12pt" style:text-underline-style="none" fo:font-weight="normal" officeooo:rsid="026ae3df" style:font-size-asian="12pt" style:font-weight-asian="normal" style:font-size-complex="12pt" style:font-weight-complex="normal"/>
    </style:style>
    <style:style style:name="T171" style:family="text">
      <style:text-properties style:font-name="Arial" fo:font-size="12pt" style:text-underline-style="none" fo:font-weight="bold" officeooo:rsid="010c1121" style:font-size-asian="12pt" style:font-weight-asian="bold" style:font-size-complex="12pt" style:font-weight-complex="bold"/>
    </style:style>
    <style:style style:name="T172" style:family="text">
      <style:text-properties style:font-name="Arial" fo:font-size="12pt" style:font-name-asian="Calibri" style:font-size-asian="12pt" style:font-name-complex="Calibri" style:font-size-complex="12pt"/>
    </style:style>
    <style:style style:name="T173" style:family="text">
      <style:text-properties style:font-name="Arial" fo:font-size="12pt" officeooo:rsid="01b83d70" style:font-name-asian="Calibri" style:font-size-asian="12pt" style:font-name-complex="Calibri" style:font-size-complex="12pt"/>
    </style:style>
    <style:style style:name="T174" style:family="text">
      <style:text-properties style:font-name="Arial" fo:font-size="12pt" officeooo:rsid="01b7945d" style:font-name-asian="Calibri" style:font-size-asian="12pt" style:font-name-complex="Calibri" style:font-size-complex="12pt"/>
    </style:style>
    <style:style style:name="T175" style:family="text">
      <style:text-properties style:font-name="Arial" fo:font-size="12pt" officeooo:rsid="01b98486" style:font-name-asian="Calibri" style:font-size-asian="12pt" style:font-name-complex="Calibri" style:font-size-complex="12pt"/>
    </style:style>
    <style:style style:name="T176" style:family="text">
      <style:text-properties style:font-name="Arial" fo:font-size="12pt" officeooo:rsid="00287d5c" style:font-name-asian="Calibri" style:font-size-asian="12pt" style:font-name-complex="Calibri" style:font-size-complex="12pt"/>
    </style:style>
    <style:style style:name="T177" style:family="text">
      <style:text-properties style:font-name="Arial" fo:font-size="12pt" officeooo:rsid="01a70464" style:font-name-asian="Calibri" style:font-size-asian="12pt" style:font-name-complex="Calibri" style:font-size-complex="12pt"/>
    </style:style>
    <style:style style:name="T178" style:family="text">
      <style:text-properties style:font-name="Arial" fo:font-size="12pt" officeooo:rsid="034af8d5" style:font-name-asian="Calibri" style:font-size-asian="12pt" style:font-name-complex="Calibri" style:font-size-complex="12pt"/>
    </style:style>
    <style:style style:name="T179" style:family="text">
      <style:text-properties style:font-name="Arial" fo:font-size="12pt" fo:letter-spacing="-0.009cm" style:font-name-asian="Calibri" style:font-size-asian="12pt" style:font-name-complex="Calibri" style:font-size-complex="12pt"/>
    </style:style>
    <style:style style:name="T180" style:family="text">
      <style:text-properties style:font-name="Arial" fo:font-size="12pt" fo:letter-spacing="-0.06cm" style:font-name-asian="Calibri" style:font-size-asian="12pt" style:font-name-complex="Calibri" style:font-size-complex="12pt"/>
    </style:style>
    <style:style style:name="T181" style:family="text">
      <style:text-properties style:font-name="Arial" fo:font-size="12pt" fo:letter-spacing="-0.023cm" style:font-name-asian="Calibri" style:font-size-asian="12pt" style:font-name-complex="Calibri" style:font-size-complex="12pt"/>
    </style:style>
    <style:style style:name="T182" style:family="text">
      <style:text-properties style:font-name="Arial" fo:font-size="12pt" fo:letter-spacing="-0.002cm" style:font-name-asian="Calibri" style:font-size-asian="12pt" style:font-name-complex="Calibri" style:font-size-complex="12pt"/>
    </style:style>
    <style:style style:name="T183" style:family="text">
      <style:text-properties style:font-name="Arial" fo:font-size="12pt" fo:letter-spacing="-0.064cm" style:font-name-asian="Calibri" style:font-size-asian="12pt" style:font-name-complex="Calibri" style:font-size-complex="12pt"/>
    </style:style>
    <style:style style:name="T184" style:family="text">
      <style:text-properties style:font-name="Arial" fo:font-size="12pt" fo:letter-spacing="-0.004cm" style:font-name-asian="Calibri" style:font-size-asian="12pt" style:font-name-complex="Calibri" style:font-size-complex="12pt"/>
    </style:style>
    <style:style style:name="T185" style:family="text">
      <style:text-properties style:font-name="Arial" fo:font-size="12pt" fo:letter-spacing="-0.007cm" style:font-name-asian="Calibri" style:font-size-asian="12pt" style:font-name-complex="Calibri" style:font-size-complex="12pt"/>
    </style:style>
    <style:style style:name="T186" style:family="text">
      <style:text-properties style:font-name="Arial" fo:font-size="12pt" fo:letter-spacing="-0.007cm" fo:font-weight="bold" style:font-size-asian="12pt" style:font-weight-asian="bold" style:font-size-complex="12pt" style:font-weight-complex="bold"/>
    </style:style>
    <style:style style:name="T187" style:family="text">
      <style:text-properties style:font-name="Arial" fo:font-size="12pt" fo:letter-spacing="-0.007cm" fo:font-weight="bold" officeooo:rsid="007626d8" style:font-size-asian="12pt" style:font-weight-asian="bold" style:font-size-complex="12pt" style:font-weight-complex="bold"/>
    </style:style>
    <style:style style:name="T188" style:family="text">
      <style:text-properties style:font-name="Arial" fo:font-size="12pt" fo:letter-spacing="0.002cm" style:font-name-asian="Calibri" style:font-size-asian="12pt" style:font-name-complex="Calibri" style:font-size-complex="12pt"/>
    </style:style>
    <style:style style:name="T189" style:family="text">
      <style:text-properties style:font-name="Arial" fo:font-size="12pt" fo:letter-spacing="-0.005cm" fo:font-weight="bold" style:font-size-asian="12pt" style:font-weight-asian="bold" style:font-size-complex="12pt" style:font-weight-complex="bold"/>
    </style:style>
    <style:style style:name="T190" style:family="text">
      <style:text-properties style:font-name="Arial" fo:font-size="12pt" fo:language="es" fo:country="ES" officeooo:rsid="034f3388" style:font-name-asian="Calibri" style:font-size-asian="12pt" style:language-asian="es" style:country-asian="ES" style:font-name-complex="Calibri" style:font-size-complex="12pt" style:language-complex="es" style:country-complex="ES"/>
    </style:style>
    <style:style style:name="T191" style:family="text">
      <style:text-properties style:font-name="Arial" fo:font-size="12pt" fo:language="es" fo:country="ES" officeooo:rsid="03504f69" style:font-name-asian="Calibri" style:font-size-asian="12pt" style:language-asian="es" style:country-asian="ES" style:font-name-complex="Calibri" style:font-size-complex="12pt" style:language-complex="es" style:country-complex="ES"/>
    </style:style>
    <style:style style:name="T192" style:family="text">
      <style:text-properties style:font-name="Arial" fo:font-size="12pt" fo:language="es" fo:country="ES" officeooo:rsid="0351382e" style:font-name-asian="Calibri" style:font-size-asian="12pt" style:language-asian="es" style:country-asian="ES" style:font-name-complex="Calibri" style:font-size-complex="12pt" style:language-complex="es" style:country-complex="ES"/>
    </style:style>
    <style:style style:name="T193" style:family="text">
      <style:text-properties style:font-name="Arial" fo:font-size="16pt" officeooo:rsid="0042b9c5" style:font-size-asian="16pt" style:font-size-complex="16pt" style:font-weight-complex="bold"/>
    </style:style>
    <style:style style:name="T194" style:family="text">
      <style:text-properties style:font-name="Arial" fo:font-size="16pt" officeooo:rsid="004492d7" style:font-size-asian="16pt" style:font-size-complex="16pt" style:font-weight-complex="bold"/>
    </style:style>
    <style:style style:name="T195" style:family="text">
      <style:text-properties style:font-name="Arial" fo:font-size="16pt" fo:letter-spacing="-0.005cm" fo:font-weight="bold" style:font-size-asian="16pt" style:font-weight-asian="bold" style:font-size-complex="16pt" style:font-weight-complex="bold"/>
    </style:style>
    <style:style style:name="T196" style:family="text">
      <style:text-properties style:font-name="Arial" fo:font-size="16pt" fo:font-weight="bold" style:font-size-asian="16pt" style:font-weight-asian="bold" style:font-size-complex="16pt" style:font-weight-complex="bold"/>
    </style:style>
    <style:style style:name="T197" style:family="text">
      <style:text-properties style:font-name="Arial" fo:font-size="16pt" fo:font-weight="bold" officeooo:rsid="0041364f" style:font-size-asian="16pt" style:font-weight-asian="bold" style:font-size-complex="16pt" style:font-weight-complex="bold"/>
    </style:style>
    <style:style style:name="T198" style:family="text">
      <style:text-properties style:font-name="Arial" fo:font-size="16pt" fo:font-weight="bold" officeooo:rsid="0042b9c5" style:font-size-asian="16pt" style:font-weight-asian="bold" style:font-size-complex="16pt" style:font-weight-complex="bold"/>
    </style:style>
    <style:style style:name="T199" style:family="text">
      <style:text-properties style:font-name="Arial" fo:font-size="16pt" fo:font-weight="bold" officeooo:rsid="00442bee" style:font-size-asian="16pt" style:font-weight-asian="bold" style:font-size-complex="16pt" style:font-weight-complex="bold"/>
    </style:style>
    <style:style style:name="T200" style:family="text">
      <style:text-properties style:font-name="Arial" fo:font-size="16pt" fo:font-weight="bold" officeooo:rsid="0044d201" style:font-size-asian="16pt" style:font-weight-asian="bold" style:font-size-complex="16pt" style:font-weight-complex="bold"/>
    </style:style>
    <style:style style:name="T201" style:family="text">
      <style:text-properties style:font-name="Arial" fo:font-size="16pt" fo:font-weight="bold" officeooo:rsid="004492d7" style:font-size-asian="16pt" style:font-weight-asian="bold" style:font-size-complex="16pt" style:font-weight-complex="bold"/>
    </style:style>
    <style:style style:name="T202" style:family="text">
      <style:text-properties style:font-name="Arial" fo:font-size="16pt" fo:font-weight="bold" officeooo:rsid="0080165b" style:font-size-asian="16pt" style:font-weight-asian="bold" style:font-size-complex="16pt" style:font-weight-complex="bold"/>
    </style:style>
    <style:style style:name="T203" style:family="text">
      <style:text-properties style:font-name="Arial" fo:font-size="16pt" fo:font-weight="bold" officeooo:rsid="00af2c5a" style:font-size-asian="16pt" style:font-weight-asian="bold" style:font-size-complex="16pt" style:font-weight-complex="bold"/>
    </style:style>
    <style:style style:name="T204" style:family="text">
      <style:text-properties style:font-name="Arial" fo:font-size="16pt" fo:font-weight="bold" officeooo:rsid="009e7ebb" style:font-size-asian="16pt" style:font-weight-asian="bold" style:font-size-complex="16pt" style:font-weight-complex="bold"/>
    </style:style>
    <style:style style:name="T205" style:family="text">
      <style:text-properties style:font-name="Arial" fo:font-size="16pt" fo:font-weight="bold" officeooo:rsid="0090e6ef" style:font-size-asian="16pt" style:font-weight-asian="bold" style:font-size-complex="16pt" style:font-weight-complex="bold"/>
    </style:style>
    <style:style style:name="T206" style:family="text">
      <style:text-properties style:font-name="Arial" fo:font-size="16pt" fo:font-weight="bold" officeooo:rsid="011f846d" style:font-size-asian="16pt" style:font-weight-asian="bold" style:font-size-complex="16pt" style:font-weight-complex="bold"/>
    </style:style>
    <style:style style:name="T207" style:family="text">
      <style:text-properties style:font-name="Arial" fo:font-size="16pt" fo:font-weight="bold" officeooo:rsid="013c45de" style:font-size-asian="16pt" style:font-weight-asian="bold" style:font-size-complex="16pt" style:font-weight-complex="bold"/>
    </style:style>
    <style:style style:name="T208" style:family="text">
      <style:text-properties style:font-name="Arial" fo:font-size="16pt" fo:font-weight="bold" officeooo:rsid="008073ff" style:font-size-asian="16pt" style:font-weight-asian="bold" style:font-size-complex="16pt" style:font-weight-complex="bold"/>
    </style:style>
    <style:style style:name="T209" style:family="text">
      <style:text-properties style:font-name="Arial" fo:font-size="16pt" fo:font-weight="bold" officeooo:rsid="019ff826" style:font-size-asian="16pt" style:font-weight-asian="bold" style:font-size-complex="16pt" style:font-weight-complex="bold"/>
    </style:style>
    <style:style style:name="T210" style:family="text">
      <style:text-properties style:font-name="Arial" fo:font-size="16pt" fo:font-weight="bold" officeooo:rsid="00bc5382" style:font-size-asian="16pt" style:font-weight-asian="bold" style:font-size-complex="16pt" style:font-weight-complex="bold"/>
    </style:style>
    <style:style style:name="T211" style:family="text">
      <style:text-properties style:font-name="Arial" fo:font-size="16pt" fo:language="de" fo:country="AT" fo:font-weight="bold" officeooo:rsid="0044d201" style:font-name-asian="Times New Roman" style:font-size-asian="16pt" style:language-asian="de" style:country-asian="AT" style:font-weight-asian="bold" style:font-name-complex="Times New Roman" style:font-size-complex="16pt" style:font-weight-complex="bold"/>
    </style:style>
    <style:style style:name="T212" style:family="text">
      <style:text-properties style:font-name="Arial" fo:font-size="16pt" fo:language="de" fo:country="AT" fo:font-weight="bold" officeooo:rsid="019f0b26" style:font-name-asian="Times New Roman" style:font-size-asian="16pt" style:language-asian="de" style:country-asian="AT" style:font-weight-asian="bold" style:font-name-complex="Times New Roman" style:font-size-complex="16pt" style:font-weight-complex="bold"/>
    </style:style>
    <style:style style:name="T213" style:family="text">
      <style:text-properties style:font-name="Arial" fo:font-size="16pt" fo:language="de" fo:country="AT" fo:font-weight="bold" officeooo:rsid="0041364f" style:font-name-asian="Times New Roman" style:font-size-asian="16pt" style:language-asian="de" style:country-asian="AT" style:font-weight-asian="bold" style:font-name-complex="Times New Roman" style:font-size-complex="16pt" style:font-weight-complex="bold"/>
    </style:style>
    <style:style style:name="T214" style:family="text">
      <style:text-properties style:font-name="Arial" fo:font-size="16pt" fo:language="de" fo:country="AT" fo:font-weight="bold" officeooo:rsid="0042b9c5" style:font-name-asian="Times New Roman" style:font-size-asian="16pt" style:language-asian="de" style:country-asian="AT" style:font-weight-asian="bold" style:font-name-complex="Times New Roman" style:font-size-complex="16pt" style:font-weight-complex="bold"/>
    </style:style>
    <style:style style:name="T215" style:family="text">
      <style:text-properties style:font-name="Arial" style:font-weight-complex="bold"/>
    </style:style>
    <style:style style:name="T216" style:family="text">
      <style:text-properties style:font-name="Arial" officeooo:rsid="00916d49" style:font-weight-complex="bold"/>
    </style:style>
    <style:style style:name="T217" style:family="text">
      <style:text-properties style:font-name="Arial" officeooo:rsid="0042b9c5"/>
    </style:style>
    <style:style style:name="T218" style:family="text">
      <style:text-properties style:font-name="Arial" fo:font-weight="normal" style:font-weight-asian="normal" style:font-weight-complex="normal"/>
    </style:style>
    <style:style style:name="T219" style:family="text">
      <style:text-properties style:font-name="Arial" fo:font-weight="normal" officeooo:rsid="01704516" style:font-weight-asian="normal" style:font-weight-complex="normal"/>
    </style:style>
    <style:style style:name="T220" style:family="text">
      <style:text-properties style:font-name="Arial" fo:font-weight="normal" officeooo:rsid="01786867" style:font-weight-asian="normal" style:font-weight-complex="normal"/>
    </style:style>
    <style:style style:name="T221" style:family="text">
      <style:text-properties style:font-name="Arial" fo:font-weight="normal" officeooo:rsid="01793497" style:font-weight-asian="normal" style:font-weight-complex="normal"/>
    </style:style>
    <style:style style:name="T222" style:family="text">
      <style:text-properties style:font-name="Arial" fo:font-weight="normal" officeooo:rsid="017c672c" style:font-weight-asian="normal" style:font-weight-complex="normal"/>
    </style:style>
    <style:style style:name="T223" style:family="text">
      <style:text-properties style:font-name="Arial" fo:font-weight="normal" officeooo:rsid="017c7dac" style:font-weight-asian="normal" style:font-weight-complex="normal"/>
    </style:style>
    <style:style style:name="T224" style:family="text">
      <style:text-properties style:font-name="Arial" fo:font-weight="normal" officeooo:rsid="017dadff" style:font-weight-asian="normal" style:font-weight-complex="normal"/>
    </style:style>
    <style:style style:name="T225" style:family="text">
      <style:text-properties style:font-name="Arial" fo:font-weight="normal" officeooo:rsid="017e90f4" style:font-weight-asian="normal" style:font-weight-complex="normal"/>
    </style:style>
    <style:style style:name="T226" style:family="text">
      <style:text-properties style:font-name="Arial" fo:font-weight="normal" officeooo:rsid="017f3bd7" style:font-weight-asian="normal" style:font-weight-complex="normal"/>
    </style:style>
    <style:style style:name="T227" style:family="text">
      <style:text-properties style:font-name="Arial" fo:font-weight="normal" officeooo:rsid="017f8ef4" style:font-weight-asian="normal" style:font-weight-complex="normal"/>
    </style:style>
    <style:style style:name="T228" style:family="text">
      <style:text-properties style:font-name="Arial" fo:font-weight="normal" officeooo:rsid="0182f913" style:font-weight-asian="normal" style:font-weight-complex="normal"/>
    </style:style>
    <style:style style:name="T229" style:family="text">
      <style:text-properties style:font-name="Arial" fo:font-weight="normal" officeooo:rsid="01834fff" style:font-weight-asian="normal" style:font-weight-complex="normal"/>
    </style:style>
    <style:style style:name="T230" style:family="text">
      <style:text-properties style:font-name="Arial" fo:font-weight="normal" officeooo:rsid="01863c18" style:font-weight-asian="normal" style:font-weight-complex="normal"/>
    </style:style>
    <style:style style:name="T231" style:family="text">
      <style:text-properties style:font-name="Arial" fo:font-weight="normal" officeooo:rsid="018665a0" style:font-weight-asian="normal" style:font-weight-complex="normal"/>
    </style:style>
    <style:style style:name="T232" style:family="text">
      <style:text-properties style:font-name="Arial" fo:font-weight="normal" officeooo:rsid="0191d6e8" style:font-weight-asian="normal" style:font-weight-complex="normal"/>
    </style:style>
    <style:style style:name="T233" style:family="text">
      <style:text-properties style:font-name="Arial" fo:font-weight="normal" officeooo:rsid="0199876d" style:font-weight-asian="normal" style:font-weight-complex="normal"/>
    </style:style>
    <style:style style:name="T234" style:family="text">
      <style:text-properties style:font-name="Arial" fo:font-weight="normal" officeooo:rsid="01e73c17" style:font-weight-asian="normal" style:font-weight-complex="normal"/>
    </style:style>
    <style:style style:name="T235" style:family="text">
      <style:text-properties style:font-name="Arial" fo:font-weight="normal" officeooo:rsid="01e74de2" style:font-weight-asian="normal" style:font-weight-complex="normal"/>
    </style:style>
    <style:style style:name="T236" style:family="text">
      <style:text-properties style:font-name="Arial" fo:font-weight="normal" officeooo:rsid="01e867d3" style:font-weight-asian="normal" style:font-weight-complex="normal"/>
    </style:style>
    <style:style style:name="T237" style:family="text">
      <style:text-properties style:font-name="Arial" fo:font-weight="normal" officeooo:rsid="0208f23c" style:font-weight-asian="normal" style:font-weight-complex="normal"/>
    </style:style>
    <style:style style:name="T238" style:family="text">
      <style:text-properties style:font-name="Arial" style:text-underline-style="none" fo:font-weight="normal" officeooo:rsid="010c1121" style:font-weight-asian="normal" style:font-weight-complex="normal"/>
    </style:style>
    <style:style style:name="T239" style:family="text">
      <style:text-properties style:font-name="Arial" style:text-underline-style="none" fo:font-weight="normal" officeooo:rsid="02848d9f" style:font-weight-asian="normal" style:font-weight-complex="normal"/>
    </style:style>
    <style:style style:name="T240" style:family="text">
      <style:text-properties style:font-name="Arial" style:text-underline-style="none" fo:font-weight="normal" officeooo:rsid="026ae3df" style:font-weight-asian="normal" style:font-weight-complex="normal"/>
    </style:style>
    <style:style style:name="T241" style:family="text">
      <style:text-properties style:font-name="Arial" officeooo:rsid="01793497"/>
    </style:style>
    <style:style style:name="T242" style:family="text">
      <style:text-properties style:font-name="Arial" officeooo:rsid="017a72f9"/>
    </style:style>
    <style:style style:name="T243" style:family="text">
      <style:text-properties style:font-name="Arial" officeooo:rsid="01834fff"/>
    </style:style>
    <style:style style:name="T244" style:family="text">
      <style:text-properties style:font-name="Arial" officeooo:rsid="019afd76"/>
    </style:style>
    <style:style style:name="T245" style:family="text">
      <style:text-properties style:font-name="Arial" fo:font-size="12.5pt" fo:letter-spacing="-0.012cm" fo:font-weight="bold" style:font-size-asian="12.5pt" style:font-weight-asian="bold"/>
    </style:style>
    <style:style style:name="T246" style:family="text">
      <style:text-properties style:font-name="Arial" fo:font-size="12.5pt" fo:letter-spacing="-0.011cm" fo:font-weight="bold" style:font-size-asian="12.5pt" style:font-weight-asian="bold"/>
    </style:style>
    <style:style style:name="T247" style:family="text">
      <style:text-properties style:font-name="Arial" fo:font-size="12.5pt" fo:letter-spacing="-0.007cm" fo:font-weight="bold" style:font-size-asian="12.5pt" style:font-weight-asian="bold"/>
    </style:style>
    <style:style style:name="T248" style:family="text">
      <style:text-properties style:font-name="Arial" fo:font-size="12.5pt" fo:letter-spacing="0.034cm" fo:font-weight="bold" style:font-size-asian="12.5pt" style:font-weight-asian="bold"/>
    </style:style>
    <style:style style:name="T249" style:family="text">
      <style:text-properties style:font-name="Arial" fo:font-size="12.5pt" fo:letter-spacing="-0.005cm" fo:font-weight="bold" style:font-size-asian="12.5pt" style:font-weight-asian="bold"/>
    </style:style>
    <style:style style:name="T250" style:family="text">
      <style:text-properties style:font-name="Arial" fo:font-size="12.5pt" fo:letter-spacing="0.035cm" fo:font-weight="bold" style:font-size-asian="12.5pt" style:font-weight-asian="bold"/>
    </style:style>
    <style:style style:name="T251" style:family="text">
      <style:text-properties style:font-name="Arial" fo:font-size="12.5pt" fo:letter-spacing="-0.009cm" fo:font-weight="bold" style:font-size-asian="12.5pt" style:font-weight-asian="bold"/>
    </style:style>
    <style:style style:name="T252" style:family="text">
      <style:text-properties style:font-name="Arial" fo:font-size="12.5pt" fo:letter-spacing="0.009cm" fo:font-weight="bold" style:font-size-asian="12.5pt" style:font-weight-asian="bold"/>
    </style:style>
    <style:style style:name="T253" style:family="text">
      <style:text-properties style:font-name="Arial" fo:font-size="9.5pt" fo:letter-spacing="-0.002cm" fo:font-weight="bold" style:font-size-asian="9.5pt" style:font-weight-asian="bold"/>
    </style:style>
    <style:style style:name="T254" style:family="text">
      <style:text-properties style:font-name="Arial" fo:font-size="9.5pt" fo:letter-spacing="0.035cm" fo:font-weight="bold" style:font-size-asian="9.5pt" style:font-weight-asian="bold"/>
    </style:style>
    <style:style style:name="T255" style:family="text">
      <style:text-properties style:font-name="Arial" fo:font-size="9.5pt" fo:letter-spacing="-0.005cm" fo:font-weight="bold" style:font-size-asian="9.5pt" style:font-weight-asian="bold"/>
    </style:style>
    <style:style style:name="T256" style:family="text">
      <style:text-properties style:font-name="Arial" fo:font-size="9.5pt" fo:letter-spacing="-0.004cm" fo:font-weight="bold" style:font-size-asian="9.5pt" style:font-weight-asian="bold"/>
    </style:style>
    <style:style style:name="T257" style:family="text">
      <style:text-properties style:font-name="Arial" fo:font-size="9.5pt" fo:letter-spacing="-0.004cm" fo:font-weight="bold" style:font-name-asian="Arial" style:font-size-asian="9.5pt" style:font-weight-asian="bold" style:font-name-complex="Arial" style:font-size-complex="9.5pt" style:font-weight-complex="bold"/>
    </style:style>
    <style:style style:name="T258" style:family="text">
      <style:text-properties style:font-name="Arial" fo:font-size="9.5pt" fo:letter-spacing="-0.007cm" fo:font-weight="bold" style:font-size-asian="9.5pt" style:font-weight-asian="bold"/>
    </style:style>
    <style:style style:name="T259" style:family="text">
      <style:text-properties style:font-name="Arial" fo:font-size="9.5pt" fo:letter-spacing="0.023cm" fo:font-weight="bold" style:font-size-asian="9.5pt" style:font-weight-asian="bold"/>
    </style:style>
    <style:style style:name="T260" style:family="text">
      <style:text-properties style:font-name="Arial" fo:font-size="9.5pt" fo:font-weight="bold" style:font-size-asian="9.5pt" style:font-weight-asian="bold"/>
    </style:style>
    <style:style style:name="T261" style:family="text">
      <style:text-properties style:font-name="Arial" fo:font-size="9.5pt" fo:font-weight="bold" style:font-name-asian="Arial" style:font-size-asian="9.5pt" style:font-weight-asian="bold" style:font-name-complex="Arial" style:font-size-complex="9.5pt" style:font-weight-complex="bold"/>
    </style:style>
    <style:style style:name="T262" style:family="text">
      <style:text-properties style:font-name="Arial" fo:font-size="9.5pt" fo:letter-spacing="0.053cm" fo:font-weight="bold" style:font-size-asian="9.5pt" style:font-weight-asian="bold"/>
    </style:style>
    <style:style style:name="T263" style:family="text">
      <style:text-properties style:font-name="Arial" fo:font-size="9.5pt" fo:letter-spacing="0.056cm" fo:font-weight="bold" style:font-size-asian="9.5pt" style:font-weight-asian="bold"/>
    </style:style>
    <style:style style:name="T264" style:family="text">
      <style:text-properties style:font-name="Arial" fo:font-size="9.5pt" fo:letter-spacing="0.065cm" fo:font-weight="bold" style:font-name-asian="Arial" style:font-size-asian="9.5pt" style:font-weight-asian="bold" style:font-name-complex="Arial" style:font-size-complex="9.5pt" style:font-weight-complex="bold"/>
    </style:style>
    <style:style style:name="T265" style:family="text">
      <style:text-properties style:font-name="Arial" fo:font-size="20pt" fo:letter-spacing="0.004cm" fo:font-weight="bold" style:font-size-asian="20pt" style:font-weight-asian="bold"/>
    </style:style>
    <style:style style:name="T266" style:family="text">
      <style:text-properties style:font-name="Arial" fo:font-size="10pt" style:font-name-asian="Arial" style:font-size-asian="10pt" style:font-name-complex="Arial" style:font-size-complex="10pt"/>
    </style:style>
    <style:style style:name="T267" style:family="text">
      <style:text-properties style:font-name="Arial" fo:font-size="9pt" fo:letter-spacing="0.005cm" fo:font-weight="normal" style:font-size-asian="9pt" style:font-weight-asian="normal" style:font-weight-complex="normal"/>
    </style:style>
    <style:style style:name="T268" style:family="text">
      <style:text-properties style:font-name="Arial" fo:font-size="9pt" fo:letter-spacing="0.002cm" officeooo:rsid="01f720d5" style:font-size-asian="9pt"/>
    </style:style>
    <style:style style:name="T269" style:family="text">
      <style:text-properties style:font-name="Arial" fo:font-size="9pt" fo:letter-spacing="0.002cm" style:font-name-asian="Arial" style:font-size-asian="9pt" style:font-name-complex="Arial" style:font-size-complex="9pt"/>
    </style:style>
    <style:style style:name="T270" style:family="text">
      <style:text-properties style:font-name="Arial" fo:font-size="9pt" fo:letter-spacing="0.002cm" officeooo:rsid="01f720d5" style:font-name-asian="Arial" style:font-size-asian="9pt" style:font-name-complex="Arial" style:font-size-complex="9pt"/>
    </style:style>
    <style:style style:name="T271" style:family="text">
      <style:text-properties style:font-name="Arial" fo:font-size="9pt" fo:letter-spacing="0.002cm" officeooo:rsid="01f8c20d" style:font-name-asian="Arial" style:font-size-asian="9pt" style:font-name-complex="Arial" style:font-size-complex="9pt"/>
    </style:style>
    <style:style style:name="T272" style:family="text">
      <style:text-properties style:font-name="Arial" fo:font-size="9pt" fo:letter-spacing="0.002cm" fo:font-weight="bold" style:font-name-asian="Arial" style:font-size-asian="9pt" style:font-weight-asian="bold" style:font-name-complex="Arial" style:font-size-complex="9pt" style:font-weight-complex="bold"/>
    </style:style>
    <style:style style:name="T273" style:family="text">
      <style:text-properties style:font-name="Arial" fo:font-size="9pt" fo:letter-spacing="0.002cm" fo:font-weight="bold" officeooo:rsid="01a95f22" style:font-name-asian="Arial" style:font-size-asian="9pt" style:font-weight-asian="bold" style:font-name-complex="Arial" style:font-size-complex="9pt" style:font-weight-complex="bold"/>
    </style:style>
    <style:style style:name="T274" style:family="text">
      <style:text-properties style:font-name="Arial" fo:font-size="9pt" fo:letter-spacing="0.002cm" fo:font-weight="bold" officeooo:rsid="01f9067f" style:font-name-asian="Arial" style:font-size-asian="9pt" style:font-weight-asian="bold" style:font-name-complex="Arial" style:font-size-complex="9pt" style:font-weight-complex="bold"/>
    </style:style>
    <style:style style:name="T275" style:family="text">
      <style:text-properties style:font-name="Arial" fo:font-size="9pt" fo:letter-spacing="0.002cm" fo:font-weight="normal" style:font-name-asian="Arial" style:font-size-asian="9pt" style:font-weight-asian="normal" style:font-name-complex="Arial" style:font-size-complex="9pt" style:font-weight-complex="normal"/>
    </style:style>
    <style:style style:name="T276" style:family="text">
      <style:text-properties style:font-name="Arial" fo:font-size="9pt" fo:letter-spacing="0.002cm" fo:font-weight="normal" officeooo:rsid="01f9067f" style:font-name-asian="Arial" style:font-size-asian="9pt" style:font-weight-asian="normal" style:font-name-complex="Arial" style:font-size-complex="9pt" style:font-weight-complex="normal"/>
    </style:style>
    <style:style style:name="T277" style:family="text">
      <style:text-properties style:font-name="Arial" fo:font-size="9pt" fo:letter-spacing="0.002cm" fo:font-weight="normal" style:font-size-asian="9pt" style:font-weight-asian="normal" style:font-weight-complex="normal"/>
    </style:style>
    <style:style style:name="T278" style:family="text">
      <style:text-properties style:font-name="Arial" fo:font-size="9pt" fo:letter-spacing="0.002cm" fo:font-weight="normal" officeooo:rsid="01ed71d1" style:font-size-asian="9pt" style:font-weight-asian="normal" style:font-weight-complex="normal"/>
    </style:style>
    <style:style style:name="T279" style:family="text">
      <style:text-properties style:font-name="Arial" fo:font-size="9pt" fo:letter-spacing="0.009cm" style:font-name-asian="Arial" style:font-size-asian="9pt" style:font-name-complex="Arial" style:font-size-complex="9pt"/>
    </style:style>
    <style:style style:name="T280" style:family="text">
      <style:text-properties style:font-name="Arial" fo:font-size="9pt" fo:letter-spacing="0.009cm" fo:font-weight="normal" style:font-size-asian="9pt" style:font-weight-asian="normal" style:font-weight-complex="normal"/>
    </style:style>
    <style:style style:name="T281" style:family="text">
      <style:text-properties style:font-name="Arial" fo:font-size="9pt" fo:letter-spacing="0.009cm" fo:font-weight="normal" officeooo:rsid="01ed71d1" style:font-size-asian="9pt" style:font-weight-asian="normal" style:font-weight-complex="normal"/>
    </style:style>
    <style:style style:name="T282" style:family="text">
      <style:text-properties style:font-name="Arial" fo:font-size="9pt" fo:letter-spacing="0.007cm" style:font-name-asian="Arial" style:font-size-asian="9pt" style:font-name-complex="Arial" style:font-size-complex="9pt"/>
    </style:style>
    <style:style style:name="T283" style:family="text">
      <style:text-properties style:font-name="Arial" fo:font-size="9pt" fo:letter-spacing="0.007cm" fo:font-weight="bold" style:font-name-asian="Arial" style:font-size-asian="9pt" style:font-weight-asian="bold" style:font-name-complex="Arial" style:font-size-complex="9pt" style:font-weight-complex="bold"/>
    </style:style>
    <style:style style:name="T284" style:family="text">
      <style:text-properties style:font-name="Arial" fo:font-size="9pt" fo:letter-spacing="0.007cm" fo:font-weight="normal" style:font-name-asian="Arial" style:font-size-asian="9pt" style:font-weight-asian="normal" style:font-name-complex="Arial" style:font-size-complex="9pt" style:font-weight-complex="normal"/>
    </style:style>
    <style:style style:name="T285" style:family="text">
      <style:text-properties style:font-name="Arial" fo:font-size="9pt" fo:letter-spacing="0.007cm" fo:font-weight="normal" style:font-size-asian="9pt" style:font-weight-asian="normal" style:font-weight-complex="normal"/>
    </style:style>
    <style:style style:name="T286" style:family="text">
      <style:text-properties style:font-name="Arial" fo:font-size="9pt" fo:letter-spacing="0.016cm" style:font-size-asian="9pt"/>
    </style:style>
    <style:style style:name="T287" style:family="text">
      <style:text-properties style:font-name="Arial" fo:font-size="9pt" fo:letter-spacing="0.016cm" fo:font-weight="normal" style:font-size-asian="9pt" style:font-weight-asian="normal" style:font-weight-complex="normal"/>
    </style:style>
    <style:style style:name="T288" style:family="text">
      <style:text-properties style:font-name="Arial" fo:font-size="9pt" fo:letter-spacing="0.016cm" fo:language="es" fo:country="ES" officeooo:rsid="0324f260" style:font-name-asian="Arial" style:font-size-asian="9pt" style:language-asian="es" style:country-asian="ES" style:font-name-complex="Arial" style:language-complex="es" style:country-complex="ES"/>
    </style:style>
    <style:style style:name="T289" style:family="text">
      <style:text-properties style:font-name="Arial" fo:font-size="9pt" fo:letter-spacing="0.012cm" fo:font-weight="normal" style:font-size-asian="9pt" style:font-weight-asian="normal" style:font-weight-complex="normal"/>
    </style:style>
    <style:style style:name="T290" style:family="text">
      <style:text-properties style:font-name="Arial" fo:font-size="9pt" fo:letter-spacing="0.025cm" fo:font-weight="bold" style:font-name-asian="Arial" style:font-size-asian="9pt" style:font-weight-asian="bold" style:font-name-complex="Arial" style:font-size-complex="9pt" style:font-weight-complex="bold"/>
    </style:style>
    <style:style style:name="T291" style:family="text">
      <style:text-properties style:font-name="Arial" fo:font-size="9pt" fo:letter-spacing="0.025cm" fo:font-weight="normal" style:font-size-asian="9pt" style:font-weight-asian="normal" style:font-weight-complex="normal"/>
    </style:style>
    <style:style style:name="T292" style:family="text">
      <style:text-properties style:font-name="Arial" fo:font-size="9pt" fo:letter-spacing="0.051cm" fo:font-weight="bold" style:font-name-asian="Arial" style:font-size-asian="9pt" style:font-weight-asian="bold" style:font-name-complex="Arial" style:font-size-complex="9pt" style:font-weight-complex="bold"/>
    </style:style>
    <style:style style:name="T293" style:family="text">
      <style:text-properties style:font-name="Arial" fo:font-size="9pt" fo:letter-spacing="0.051cm" fo:font-weight="normal" style:font-size-asian="9pt" style:font-weight-asian="normal" style:font-weight-complex="normal"/>
    </style:style>
    <style:style style:name="T294" style:family="text">
      <style:text-properties style:font-name="Arial" fo:font-size="9pt" style:font-name-asian="Arial" style:font-size-asian="9pt" style:font-name-complex="Arial" style:font-size-complex="9pt"/>
    </style:style>
    <style:style style:name="T295" style:family="text">
      <style:text-properties style:font-name="Arial" fo:font-size="9pt" fo:letter-spacing="-0.009cm" style:font-size-asian="9pt"/>
    </style:style>
    <style:style style:name="T296" style:family="text">
      <style:text-properties style:font-name="Arial" fo:font-size="9pt" fo:letter-spacing="-0.009cm" fo:font-weight="bold" style:font-name-asian="Arial" style:font-size-asian="9pt" style:font-weight-asian="bold" style:font-name-complex="Arial" style:font-size-complex="9pt" style:font-weight-complex="bold"/>
    </style:style>
    <style:style style:name="T297" style:family="text">
      <style:text-properties style:font-name="Arial" fo:font-size="9pt" fo:letter-spacing="-0.005cm" fo:font-weight="bold" style:font-name-asian="Arial" style:font-size-asian="9pt" style:font-weight-asian="bold" style:font-name-complex="Arial" style:font-size-complex="9pt" style:font-weight-complex="bold"/>
    </style:style>
    <style:style style:name="T298" style:family="text">
      <style:text-properties style:font-name="Arial" fo:font-size="9pt" fo:letter-spacing="-0.011cm" fo:font-weight="bold" style:font-name-asian="Arial" style:font-size-asian="9pt" style:font-weight-asian="bold" style:font-name-complex="Arial" style:font-size-complex="9pt" style:font-weight-complex="bold"/>
    </style:style>
    <style:style style:name="T299" style:family="text">
      <style:text-properties style:font-name="Arial" fo:font-size="9pt" fo:font-weight="bold" style:font-name-asian="Arial" style:font-size-asian="9pt" style:font-weight-asian="bold" style:font-name-complex="Arial" style:font-size-complex="9pt" style:font-weight-complex="bold"/>
    </style:style>
    <style:style style:name="T300" style:family="text">
      <style:text-properties style:font-name="Arial" fo:font-size="9pt" fo:letter-spacing="0.058cm" fo:font-weight="bold" style:font-name-asian="Arial" style:font-size-asian="9pt" style:font-weight-asian="bold" style:font-name-complex="Arial" style:font-size-complex="9pt" style:font-weight-complex="bold"/>
    </style:style>
    <style:style style:name="T301" style:family="text">
      <style:text-properties style:font-name="Arial" fo:font-size="9pt" fo:letter-spacing="-0.019cm" fo:font-weight="bold" style:font-name-asian="Arial" style:font-size-asian="9pt" style:font-weight-asian="bold" style:font-name-complex="Arial" style:font-size-complex="9pt" style:font-weight-complex="bold"/>
    </style:style>
    <style:style style:name="T302" style:family="text">
      <style:text-properties style:font-name="Arial" fo:font-size="9pt" fo:letter-spacing="0.065cm" fo:font-weight="bold" style:font-name-asian="Arial" style:font-size-asian="9pt" style:font-weight-asian="bold" style:font-name-complex="Arial" style:font-size-complex="9pt" style:font-weight-complex="bold"/>
    </style:style>
    <style:style style:name="T303" style:family="text">
      <style:text-properties style:font-name="Arial" fo:font-size="9pt" fo:font-weight="normal" style:font-name-asian="Arial" style:font-size-asian="9pt" style:font-weight-asian="normal" style:font-name-complex="Arial" style:font-size-complex="9pt" style:font-weight-complex="normal"/>
    </style:style>
    <style:style style:name="T304" style:family="text">
      <style:text-properties style:font-name="Arial" fo:font-size="9pt" fo:font-weight="normal" style:font-size-asian="9pt" style:font-weight-asian="normal" style:font-weight-complex="normal"/>
    </style:style>
    <style:style style:name="T305" style:family="text">
      <style:text-properties style:font-name="Arial" fo:font-size="9pt" fo:letter-spacing="0.004cm" fo:font-weight="normal" style:font-size-asian="9pt" style:font-weight-asian="normal" style:font-weight-complex="normal"/>
    </style:style>
    <style:style style:name="T306" style:family="text">
      <style:text-properties style:font-name="Arial" fo:font-size="9pt" fo:letter-spacing="0.004cm" fo:font-weight="normal" officeooo:rsid="01ed71d1" style:font-size-asian="9pt" style:font-weight-asian="normal" style:font-weight-complex="normal"/>
    </style:style>
    <style:style style:name="T307" style:family="text">
      <style:text-properties style:font-name="Arial" fo:font-size="9pt" fo:letter-spacing="0.011cm" fo:font-weight="normal" style:font-size-asian="9pt" style:font-weight-asian="normal" style:font-weight-complex="normal"/>
    </style:style>
    <style:style style:name="T308" style:family="text">
      <style:text-properties style:font-name="Arial" fo:font-size="9pt" fo:letter-spacing="0.081cm" fo:font-weight="normal" style:font-size-asian="9pt" style:font-weight-asian="normal" style:font-weight-complex="normal"/>
    </style:style>
    <style:style style:name="T309" style:family="text">
      <style:text-properties style:font-name="Arial" fo:font-size="9pt" fo:letter-spacing="0.035cm" fo:font-weight="normal" style:font-size-asian="9pt" style:font-weight-asian="normal" style:font-weight-complex="normal"/>
    </style:style>
    <style:style style:name="T310" style:family="text">
      <style:text-properties style:font-name="Arial" fo:font-size="9pt" fo:letter-spacing="0.014cm" fo:font-weight="normal" style:font-size-asian="9pt" style:font-weight-asian="normal" style:font-weight-complex="normal"/>
    </style:style>
    <style:style style:name="T311" style:family="text">
      <style:text-properties style:font-name="Arial" fo:font-size="9pt" fo:letter-spacing="0.018cm" fo:font-weight="normal" style:font-size-asian="9pt" style:font-weight-asian="normal" style:font-weight-complex="normal"/>
    </style:style>
    <style:style style:name="T312" style:family="text">
      <style:text-properties style:font-name="Arial" fo:font-size="9pt" fo:letter-spacing="0.064cm" fo:font-weight="normal" style:font-size-asian="9pt" style:font-weight-asian="normal" style:font-weight-complex="normal"/>
    </style:style>
    <style:style style:name="T313" style:family="text">
      <style:text-properties style:font-name="Arial" fo:font-size="9pt" fo:letter-spacing="0.074cm" fo:font-weight="normal" style:font-size-asian="9pt" style:font-weight-asian="normal" style:font-weight-complex="normal"/>
    </style:style>
    <style:style style:name="T314" style:family="text">
      <style:text-properties style:font-name="Arial" fo:font-size="9pt" fo:letter-spacing="0.034cm" fo:font-weight="normal" style:font-size-asian="9pt" style:font-weight-asian="normal" style:font-weight-complex="normal"/>
    </style:style>
    <style:style style:name="T315" style:family="text">
      <style:text-properties style:font-name="Arial" fo:font-size="9pt" fo:letter-spacing="0.03cm" fo:font-weight="normal" style:font-size-asian="9pt" style:font-weight-asian="normal" style:font-weight-complex="normal"/>
    </style:style>
    <style:style style:name="T316" style:family="text">
      <style:text-properties style:font-name="Arial" fo:font-size="9pt" fo:letter-spacing="0.019cm" fo:font-weight="normal" style:font-size-asian="9pt" style:font-weight-asian="normal" style:font-weight-complex="normal"/>
    </style:style>
    <style:style style:name="T317" style:family="text">
      <style:text-properties style:font-name="Arial" officeooo:rsid="031ce2fc"/>
    </style:style>
    <style:style style:name="T318" style:family="text">
      <style:text-properties style:font-name="Arial" officeooo:rsid="031fd339"/>
    </style:style>
    <style:style style:name="T319" style:family="text">
      <style:text-properties style:font-name="Arial" fo:font-size="10.5pt" fo:letter-spacing="-0.002cm" officeooo:rsid="0391ee28" style:font-size-asian="10.5pt" style:font-size-complex="10.5pt"/>
    </style:style>
    <style:style style:name="T320" style:family="text">
      <style:text-properties officeooo:rsid="004e03de"/>
    </style:style>
    <style:style style:name="T321" style:family="text">
      <style:text-properties style:font-name="Times New Roman" fo:font-size="10pt" style:font-size-asian="10pt" style:font-size-complex="10pt"/>
    </style:style>
    <style:style style:name="T322" style:family="text">
      <style:text-properties style:font-name="Times New Roman" fo:font-size="10pt" officeooo:rsid="0207373c" style:font-size-asian="10pt" style:font-size-complex="10pt"/>
    </style:style>
    <style:style style:name="T323" style:family="text">
      <style:text-properties officeooo:rsid="0055aa11"/>
    </style:style>
    <style:style style:name="T324" style:family="text">
      <style:text-properties officeooo:rsid="0056ef54"/>
    </style:style>
    <style:style style:name="T325" style:family="text">
      <style:text-properties fo:font-weight="normal" style:font-weight-asian="normal" style:font-weight-complex="normal"/>
    </style:style>
    <style:style style:name="T326" style:family="text">
      <style:text-properties fo:font-weight="normal" officeooo:rsid="005b5f71" style:font-weight-asian="normal" style:font-weight-complex="normal"/>
    </style:style>
    <style:style style:name="T327" style:family="text">
      <style:text-properties fo:font-weight="normal" officeooo:rsid="005c99f3" style:font-weight-asian="normal" style:font-weight-complex="normal"/>
    </style:style>
    <style:style style:name="T328" style:family="text">
      <style:text-properties fo:font-weight="normal" officeooo:rsid="00123a5b" style:font-weight-asian="normal" style:font-weight-complex="normal"/>
    </style:style>
    <style:style style:name="T329" style:family="text">
      <style:text-properties fo:font-weight="normal" officeooo:rsid="0013bcc9" style:font-weight-asian="normal" style:font-weight-complex="normal"/>
    </style:style>
    <style:style style:name="T330" style:family="text">
      <style:text-properties fo:font-weight="normal" officeooo:rsid="0013aac9" style:font-weight-asian="normal" style:font-weight-complex="normal"/>
    </style:style>
    <style:style style:name="T331" style:family="text">
      <style:text-properties fo:font-weight="normal" officeooo:rsid="001863f9" style:font-weight-asian="normal" style:font-weight-complex="normal"/>
    </style:style>
    <style:style style:name="T332" style:family="text">
      <style:text-properties fo:font-weight="normal" officeooo:rsid="00108c48" style:font-weight-asian="normal" style:font-weight-complex="normal"/>
    </style:style>
    <style:style style:name="T333" style:family="text">
      <style:text-properties fo:font-weight="normal" officeooo:rsid="0019a1dd" style:font-weight-asian="normal" style:font-weight-complex="normal"/>
    </style:style>
    <style:style style:name="T334" style:family="text">
      <style:text-properties fo:font-weight="normal" officeooo:rsid="005849ab" style:font-weight-asian="normal" style:font-weight-complex="normal"/>
    </style:style>
    <style:style style:name="T335" style:family="text">
      <style:text-properties fo:font-weight="normal" officeooo:rsid="0058c046" style:font-weight-asian="normal" style:font-weight-complex="normal"/>
    </style:style>
    <style:style style:name="T336" style:family="text">
      <style:text-properties fo:font-weight="normal" officeooo:rsid="00b5fad0" style:font-weight-asian="normal" style:font-weight-complex="normal"/>
    </style:style>
    <style:style style:name="T337" style:family="text">
      <style:text-properties fo:font-weight="normal" officeooo:rsid="00b6c0ae" style:font-weight-asian="normal" style:font-weight-complex="normal"/>
    </style:style>
    <style:style style:name="T338" style:family="text">
      <style:text-properties fo:font-weight="normal" officeooo:rsid="011d6f0d" style:font-weight-asian="normal" style:font-weight-complex="normal"/>
    </style:style>
    <style:style style:name="T339" style:family="text">
      <style:text-properties fo:font-weight="normal" officeooo:rsid="01de7b9b" style:font-weight-asian="normal" style:font-weight-complex="normal"/>
    </style:style>
    <style:style style:name="T340" style:family="text">
      <style:text-properties fo:font-weight="normal" officeooo:rsid="003d0a0a" style:font-weight-asian="normal" style:font-weight-complex="normal"/>
    </style:style>
    <style:style style:name="T341" style:family="text">
      <style:text-properties fo:font-weight="normal" officeooo:rsid="016587b3" style:font-weight-asian="normal" style:font-weight-complex="normal"/>
    </style:style>
    <style:style style:name="T342" style:family="text">
      <style:text-properties fo:font-weight="normal" officeooo:rsid="0182f913" style:font-weight-asian="normal" style:font-weight-complex="normal"/>
    </style:style>
    <style:style style:name="T343" style:family="text">
      <style:text-properties fo:font-weight="normal" officeooo:rsid="01834fff" style:font-weight-asian="normal" style:font-weight-complex="normal"/>
    </style:style>
    <style:style style:name="T344" style:family="text">
      <style:text-properties fo:font-weight="normal" officeooo:rsid="017c672c" style:font-weight-asian="normal" style:font-weight-complex="normal"/>
    </style:style>
    <style:style style:name="T345" style:family="text">
      <style:text-properties fo:font-weight="normal" officeooo:rsid="0194f16c" style:font-weight-asian="normal" style:font-weight-complex="normal"/>
    </style:style>
    <style:style style:name="T346" style:family="text">
      <style:text-properties fo:font-weight="normal" officeooo:rsid="017c7dac" style:font-weight-asian="normal" style:font-weight-complex="normal"/>
    </style:style>
    <style:style style:name="T347" style:family="text">
      <style:text-properties fo:font-weight="normal" officeooo:rsid="017dadff" style:font-weight-asian="normal" style:font-weight-complex="normal"/>
    </style:style>
    <style:style style:name="T348" style:family="text">
      <style:text-properties fo:font-weight="normal" officeooo:rsid="01969c5f" style:font-weight-asian="normal" style:font-weight-complex="normal"/>
    </style:style>
    <style:style style:name="T349" style:family="text">
      <style:text-properties fo:font-weight="normal" officeooo:rsid="019762f6" style:font-weight-asian="normal" style:font-weight-complex="normal"/>
    </style:style>
    <style:style style:name="T350" style:family="text">
      <style:text-properties fo:font-weight="normal" officeooo:rsid="019b0ee6" style:font-weight-asian="normal" style:font-weight-complex="normal"/>
    </style:style>
    <style:style style:name="T351" style:family="text">
      <style:text-properties fo:font-weight="normal" officeooo:rsid="019cb833" style:font-weight-asian="normal" style:font-weight-complex="normal"/>
    </style:style>
    <style:style style:name="T352" style:family="text">
      <style:text-properties fo:font-weight="normal" officeooo:rsid="019cf13d" style:font-weight-asian="normal" style:font-weight-complex="normal"/>
    </style:style>
    <style:style style:name="T353" style:family="text">
      <style:text-properties fo:font-weight="normal" officeooo:rsid="019d40c7" style:font-weight-asian="normal" style:font-weight-complex="normal"/>
    </style:style>
    <style:style style:name="T354" style:family="text">
      <style:text-properties fo:font-weight="normal" officeooo:rsid="01ea1e5f" style:font-weight-asian="normal" style:font-weight-complex="normal"/>
    </style:style>
    <style:style style:name="T355" style:family="text">
      <style:text-properties fo:font-weight="normal" officeooo:rsid="02106dbf" style:font-weight-asian="normal" style:font-weight-complex="normal"/>
    </style:style>
    <style:style style:name="T356" style:family="text">
      <style:text-properties fo:font-weight="normal" officeooo:rsid="0215532b" style:font-weight-asian="normal" style:font-weight-complex="normal"/>
    </style:style>
    <style:style style:name="T357" style:family="text">
      <style:text-properties fo:font-weight="normal" officeooo:rsid="02184633" style:font-weight-asian="normal" style:font-weight-complex="normal"/>
    </style:style>
    <style:style style:name="T358" style:family="text">
      <style:text-properties fo:font-weight="normal" officeooo:rsid="02198fc3" style:font-weight-asian="normal" style:font-weight-complex="normal"/>
    </style:style>
    <style:style style:name="T359" style:family="text">
      <style:text-properties fo:font-weight="normal" officeooo:rsid="021a82df" style:font-weight-asian="normal" style:font-weight-complex="normal"/>
    </style:style>
    <style:style style:name="T360" style:family="text">
      <style:text-properties fo:font-weight="normal" officeooo:rsid="022a5fd6" style:font-weight-asian="normal" style:font-weight-complex="normal"/>
    </style:style>
    <style:style style:name="T361" style:family="text">
      <style:text-properties fo:font-weight="normal" officeooo:rsid="022d3eea" style:font-weight-asian="normal" style:font-weight-complex="normal"/>
    </style:style>
    <style:style style:name="T362" style:family="text">
      <style:text-properties fo:font-weight="normal" officeooo:rsid="022e50ab" style:font-weight-asian="normal" style:font-weight-complex="normal"/>
    </style:style>
    <style:style style:name="T363" style:family="text">
      <style:text-properties fo:font-weight="normal" officeooo:rsid="022f8a69" style:font-weight-asian="normal" style:font-weight-complex="normal"/>
    </style:style>
    <style:style style:name="T364" style:family="text">
      <style:text-properties fo:font-weight="normal" officeooo:rsid="0232685c" style:font-weight-asian="normal" style:font-weight-complex="normal"/>
    </style:style>
    <style:style style:name="T365" style:family="text">
      <style:text-properties fo:font-weight="normal" officeooo:rsid="0232c696" style:font-weight-asian="normal" style:font-weight-complex="normal"/>
    </style:style>
    <style:style style:name="T366" style:family="text">
      <style:text-properties fo:font-weight="normal" officeooo:rsid="02340c9d" style:font-weight-asian="normal" style:font-weight-complex="normal"/>
    </style:style>
    <style:style style:name="T367" style:family="text">
      <style:text-properties fo:font-weight="normal" officeooo:rsid="02359561" style:font-weight-asian="normal" style:font-weight-complex="normal"/>
    </style:style>
    <style:style style:name="T368" style:family="text">
      <style:text-properties fo:font-weight="normal" officeooo:rsid="02393896" style:font-weight-asian="normal" style:font-weight-complex="normal"/>
    </style:style>
    <style:style style:name="T369" style:family="text">
      <style:text-properties fo:font-weight="normal" officeooo:rsid="023a2c19" style:font-weight-asian="normal" style:font-weight-complex="normal"/>
    </style:style>
    <style:style style:name="T370" style:family="text">
      <style:text-properties fo:font-weight="normal" officeooo:rsid="023c60d1" style:font-weight-asian="normal" style:font-weight-complex="normal"/>
    </style:style>
    <style:style style:name="T371" style:family="text">
      <style:text-properties fo:font-weight="normal" officeooo:rsid="023d8a7e" style:font-weight-asian="normal" style:font-weight-complex="normal"/>
    </style:style>
    <style:style style:name="T372" style:family="text">
      <style:text-properties fo:font-weight="normal" officeooo:rsid="023f25e7" style:font-weight-asian="normal" style:font-weight-complex="normal"/>
    </style:style>
    <style:style style:name="T373" style:family="text">
      <style:text-properties fo:font-weight="normal" officeooo:rsid="023fec6b" style:font-weight-asian="normal" style:font-weight-complex="normal"/>
    </style:style>
    <style:style style:name="T374" style:family="text">
      <style:text-properties fo:font-weight="normal" officeooo:rsid="024140d0" style:font-weight-asian="normal" style:font-weight-complex="normal"/>
    </style:style>
    <style:style style:name="T375" style:family="text">
      <style:text-properties fo:font-weight="normal" officeooo:rsid="024254cf" style:font-weight-asian="normal" style:font-weight-complex="normal"/>
    </style:style>
    <style:style style:name="T376" style:family="text">
      <style:text-properties fo:font-weight="normal" officeooo:rsid="0246c786" style:font-weight-asian="normal" style:font-weight-complex="normal"/>
    </style:style>
    <style:style style:name="T377" style:family="text">
      <style:text-properties fo:font-weight="normal" officeooo:rsid="02487a1e" style:font-weight-asian="normal" style:font-weight-complex="normal"/>
    </style:style>
    <style:style style:name="T378" style:family="text">
      <style:text-properties fo:font-weight="normal" officeooo:rsid="026be774" style:font-weight-asian="normal" style:font-weight-complex="normal"/>
    </style:style>
    <style:style style:name="T379" style:family="text">
      <style:text-properties fo:font-weight="normal" officeooo:rsid="026d42e7" style:font-weight-asian="normal" style:font-weight-complex="normal"/>
    </style:style>
    <style:style style:name="T380" style:family="text">
      <style:text-properties fo:font-weight="normal" officeooo:rsid="026da629" style:font-weight-asian="normal" style:font-weight-complex="normal"/>
    </style:style>
    <style:style style:name="T381" style:family="text">
      <style:text-properties fo:font-weight="normal" officeooo:rsid="027030fb" style:font-weight-asian="normal" style:font-weight-complex="normal"/>
    </style:style>
    <style:style style:name="T382" style:family="text">
      <style:text-properties fo:font-weight="normal" officeooo:rsid="02779f6d" style:font-weight-asian="normal" style:font-weight-complex="normal"/>
    </style:style>
    <style:style style:name="T383" style:family="text">
      <style:text-properties fo:font-weight="normal" officeooo:rsid="0277f01b" style:font-weight-asian="normal" style:font-weight-complex="normal"/>
    </style:style>
    <style:style style:name="T384" style:family="text">
      <style:text-properties fo:font-weight="normal" officeooo:rsid="027dbff0" style:font-weight-asian="normal" style:font-weight-complex="normal"/>
    </style:style>
    <style:style style:name="T385" style:family="text">
      <style:text-properties fo:font-weight="normal" officeooo:rsid="027dd490" style:font-weight-asian="normal" style:font-weight-complex="normal"/>
    </style:style>
    <style:style style:name="T386" style:family="text">
      <style:text-properties fo:font-weight="normal" officeooo:rsid="0281de29" style:font-weight-asian="normal" style:font-weight-complex="normal"/>
    </style:style>
    <style:style style:name="T387" style:family="text">
      <style:text-properties fo:font-weight="normal" officeooo:rsid="028348a6" style:font-weight-asian="normal" style:font-weight-complex="normal"/>
    </style:style>
    <style:style style:name="T388" style:family="text">
      <style:text-properties fo:font-weight="normal" officeooo:rsid="028742d9" style:font-weight-asian="normal" style:font-weight-complex="normal"/>
    </style:style>
    <style:style style:name="T389" style:family="text">
      <style:text-properties fo:font-weight="normal" officeooo:rsid="0287af9e" style:font-weight-asian="normal" style:font-weight-complex="normal"/>
    </style:style>
    <style:style style:name="T390" style:family="text">
      <style:text-properties fo:font-weight="normal" officeooo:rsid="0289ace1" style:font-weight-asian="normal" style:font-weight-complex="normal"/>
    </style:style>
    <style:style style:name="T391" style:family="text">
      <style:text-properties fo:font-weight="normal" officeooo:rsid="028b87ba" style:font-weight-asian="normal" style:font-weight-complex="normal"/>
    </style:style>
    <style:style style:name="T392" style:family="text">
      <style:text-properties fo:font-weight="normal" officeooo:rsid="028eee7b" style:font-weight-asian="normal" style:font-weight-complex="normal"/>
    </style:style>
    <style:style style:name="T393" style:family="text">
      <style:text-properties fo:font-weight="normal" officeooo:rsid="02964fef" style:font-weight-asian="normal" style:font-weight-complex="normal"/>
    </style:style>
    <style:style style:name="T394" style:family="text">
      <style:text-properties fo:font-weight="normal" officeooo:rsid="0296f3d4" style:font-weight-asian="normal" style:font-weight-complex="normal"/>
    </style:style>
    <style:style style:name="T395" style:family="text">
      <style:text-properties fo:font-weight="normal" officeooo:rsid="02982acc" style:font-weight-asian="normal" style:font-weight-complex="normal"/>
    </style:style>
    <style:style style:name="T396" style:family="text">
      <style:text-properties fo:font-weight="normal" officeooo:rsid="029a0fae" style:font-weight-asian="normal" style:font-weight-complex="normal"/>
    </style:style>
    <style:style style:name="T397" style:family="text">
      <style:text-properties fo:font-weight="normal" officeooo:rsid="029b5458" style:font-weight-asian="normal" style:font-weight-complex="normal"/>
    </style:style>
    <style:style style:name="T398" style:family="text">
      <style:text-properties fo:font-weight="normal" officeooo:rsid="029f1469" style:font-weight-asian="normal" style:font-weight-complex="normal"/>
    </style:style>
    <style:style style:name="T399" style:family="text">
      <style:text-properties fo:font-weight="normal" officeooo:rsid="02a097b0" style:font-weight-asian="normal" style:font-weight-complex="normal"/>
    </style:style>
    <style:style style:name="T400" style:family="text">
      <style:text-properties fo:font-weight="normal" officeooo:rsid="02a524c2" style:font-weight-asian="normal" style:font-weight-complex="normal"/>
    </style:style>
    <style:style style:name="T401" style:family="text">
      <style:text-properties fo:font-weight="normal" officeooo:rsid="0319694e" style:font-weight-asian="normal" style:font-weight-complex="normal"/>
    </style:style>
    <style:style style:name="T402" style:family="text">
      <style:text-properties fo:font-weight="normal" officeooo:rsid="0326ef17" style:font-weight-asian="normal" style:font-weight-complex="normal"/>
    </style:style>
    <style:style style:name="T403" style:family="text">
      <style:text-properties fo:font-weight="normal" officeooo:rsid="0225caf5" style:font-weight-asian="normal" style:font-weight-complex="normal"/>
    </style:style>
    <style:style style:name="T404" style:family="text">
      <style:text-properties fo:font-weight="normal" officeooo:rsid="032c7f44" style:font-weight-asian="normal" style:font-weight-complex="normal"/>
    </style:style>
    <style:style style:name="T405" style:family="text">
      <style:text-properties fo:font-weight="normal" officeooo:rsid="032d6147" style:font-weight-asian="normal" style:font-weight-complex="normal"/>
    </style:style>
    <style:style style:name="T406" style:family="text">
      <style:text-properties fo:font-weight="normal" officeooo:rsid="032df054" style:font-weight-asian="normal" style:font-weight-complex="normal"/>
    </style:style>
    <style:style style:name="T407" style:family="text">
      <style:text-properties fo:font-weight="normal" officeooo:rsid="0341646f" style:font-weight-asian="normal" style:font-weight-complex="normal"/>
    </style:style>
    <style:style style:name="T408" style:family="text">
      <style:text-properties fo:font-weight="normal" officeooo:rsid="034459c6" style:font-weight-asian="normal" style:font-weight-complex="normal"/>
    </style:style>
    <style:style style:name="T409" style:family="text">
      <style:text-properties fo:font-weight="normal" officeooo:rsid="03897333" style:font-weight-asian="normal" style:font-weight-complex="normal"/>
    </style:style>
    <style:style style:name="T410" style:family="text">
      <style:text-properties fo:font-weight="normal" officeooo:rsid="038dfb57" style:font-weight-asian="normal" style:font-weight-complex="normal"/>
    </style:style>
    <style:style style:name="T411" style:family="text">
      <style:text-properties fo:font-weight="normal" officeooo:rsid="038f04e7" style:font-weight-asian="normal" style:font-weight-complex="normal"/>
    </style:style>
    <style:style style:name="T412" style:family="text">
      <style:text-properties officeooo:rsid="00016af5"/>
    </style:style>
    <style:style style:name="T413" style:family="text">
      <style:text-properties officeooo:rsid="006d73de"/>
    </style:style>
    <style:style style:name="T414" style:family="text">
      <style:text-properties officeooo:rsid="00250c8f"/>
    </style:style>
    <style:style style:name="T415" style:family="text">
      <style:text-properties officeooo:rsid="0026aa13"/>
    </style:style>
    <style:style style:name="T416" style:family="text">
      <style:text-properties officeooo:rsid="00595d3a"/>
    </style:style>
    <style:style style:name="T417" style:family="text">
      <style:text-properties officeooo:rsid="0086a921"/>
    </style:style>
    <style:style style:name="T418" style:family="text">
      <style:text-properties officeooo:rsid="008795df"/>
    </style:style>
    <style:style style:name="T419" style:family="text">
      <style:text-properties officeooo:rsid="00882b9a"/>
    </style:style>
    <style:style style:name="T420" style:family="text">
      <style:text-properties officeooo:rsid="008a1c3b"/>
    </style:style>
    <style:style style:name="T421" style:family="text">
      <style:text-properties officeooo:rsid="009c38f3"/>
    </style:style>
    <style:style style:name="T422" style:family="text">
      <style:text-properties officeooo:rsid="009e7ebb"/>
    </style:style>
    <style:style style:name="T423" style:family="text">
      <style:text-properties officeooo:rsid="009fe097"/>
    </style:style>
    <style:style style:name="T424" style:family="text">
      <style:text-properties officeooo:rsid="00a098f4"/>
    </style:style>
    <style:style style:name="T425" style:family="text">
      <style:text-properties officeooo:rsid="00a19465"/>
    </style:style>
    <style:style style:name="T426" style:family="text">
      <style:text-properties officeooo:rsid="00b27684"/>
    </style:style>
    <style:style style:name="T427" style:family="text">
      <style:text-properties officeooo:rsid="00dbf6c0"/>
    </style:style>
    <style:style style:name="T428" style:family="text">
      <style:text-properties officeooo:rsid="00e157f7"/>
    </style:style>
    <style:style style:name="T429" style:family="text">
      <style:text-properties style:text-underline-style="none"/>
    </style:style>
    <style:style style:name="T430" style:family="text">
      <style:text-properties style:text-underline-style="none" fo:font-weight="normal" style:font-weight-asian="normal" style:font-weight-complex="normal"/>
    </style:style>
    <style:style style:name="T431" style:family="text">
      <style:text-properties style:text-underline-style="none" fo:font-weight="normal" officeooo:rsid="010c1121" style:font-weight-asian="normal" style:font-weight-complex="normal"/>
    </style:style>
    <style:style style:name="T432" style:family="text">
      <style:text-properties style:text-underline-style="none" fo:font-weight="normal" officeooo:rsid="006d7e0a" style:font-weight-asian="normal" style:font-weight-complex="normal"/>
    </style:style>
    <style:style style:name="T433" style:family="text">
      <style:text-properties style:text-underline-style="none" fo:font-weight="normal" officeooo:rsid="00a7ae9c" style:font-weight-asian="normal" style:font-weight-complex="normal"/>
    </style:style>
    <style:style style:name="T434" style:family="text">
      <style:text-properties style:text-underline-style="none" fo:font-weight="normal" officeooo:rsid="0261ac8c" style:font-weight-asian="normal" style:font-weight-complex="normal"/>
    </style:style>
    <style:style style:name="T435" style:family="text">
      <style:text-properties style:text-underline-style="none" fo:font-weight="normal" officeooo:rsid="01d261c9" style:font-weight-asian="normal" style:font-weight-complex="normal"/>
    </style:style>
    <style:style style:name="T436" style:family="text">
      <style:text-properties style:text-underline-style="none" fo:font-weight="normal" officeooo:rsid="01252e85" style:font-weight-asian="normal" style:font-weight-complex="normal"/>
    </style:style>
    <style:style style:name="T437" style:family="text">
      <style:text-properties style:text-underline-style="none" fo:font-weight="normal" officeooo:rsid="02736651" style:font-weight-asian="normal" style:font-weight-complex="normal"/>
    </style:style>
    <style:style style:name="T438" style:family="text">
      <style:text-properties style:text-underline-style="none" fo:font-weight="normal" officeooo:rsid="01dca5ad" style:font-weight-asian="normal" style:font-weight-complex="normal"/>
    </style:style>
    <style:style style:name="T439" style:family="text">
      <style:text-properties style:text-underline-style="none" fo:font-weight="normal" officeooo:rsid="01de7b9b" style:font-weight-asian="normal" style:font-weight-complex="normal"/>
    </style:style>
    <style:style style:name="T440" style:family="text">
      <style:text-properties style:text-underline-style="none" fo:font-weight="normal" officeooo:rsid="02777a3c" style:font-weight-asian="normal" style:font-weight-complex="normal"/>
    </style:style>
    <style:style style:name="T441" style:family="text">
      <style:text-properties style:text-underline-style="none" fo:font-weight="normal" officeooo:rsid="012d5155" style:font-weight-asian="normal" style:font-weight-complex="normal"/>
    </style:style>
    <style:style style:name="T442" style:family="text">
      <style:text-properties style:text-underline-style="none" fo:font-weight="normal" officeooo:rsid="0136d5c5" style:font-weight-asian="normal" style:font-weight-complex="normal"/>
    </style:style>
    <style:style style:name="T443" style:family="text">
      <style:text-properties style:text-underline-style="none" fo:font-weight="normal" officeooo:rsid="0041f42b" style:font-weight-asian="normal" style:font-weight-complex="normal"/>
    </style:style>
    <style:style style:name="T444" style:family="text">
      <style:text-properties style:text-underline-style="none" fo:font-weight="normal" officeooo:rsid="015c82c9" style:font-weight-asian="normal" style:font-weight-complex="normal"/>
    </style:style>
    <style:style style:name="T445" style:family="text">
      <style:text-properties style:text-underline-style="none" fo:font-weight="normal" officeooo:rsid="00575b8e" style:font-weight-asian="normal" style:font-weight-complex="normal"/>
    </style:style>
    <style:style style:name="T446" style:family="text">
      <style:text-properties style:text-underline-style="none" fo:font-weight="normal" officeooo:rsid="01d0c91d" style:font-weight-asian="normal" style:font-weight-complex="normal"/>
    </style:style>
    <style:style style:name="T447" style:family="text">
      <style:text-properties style:text-underline-style="none" fo:font-weight="normal" officeooo:rsid="024a92c5" style:font-weight-asian="normal" style:font-weight-complex="normal"/>
    </style:style>
    <style:style style:name="T448" style:family="text">
      <style:text-properties style:text-underline-style="none" fo:font-weight="normal" officeooo:rsid="02804da4" style:font-weight-asian="normal" style:font-weight-complex="normal"/>
    </style:style>
    <style:style style:name="T449" style:family="text">
      <style:text-properties style:text-underline-style="none" fo:font-weight="normal" officeooo:rsid="016ce4bd" style:font-weight-asian="normal" style:font-weight-complex="normal"/>
    </style:style>
    <style:style style:name="T450" style:family="text">
      <style:text-properties style:text-underline-style="none" fo:font-weight="normal" officeooo:rsid="0315398e" style:font-weight-asian="normal" style:font-weight-complex="normal"/>
    </style:style>
    <style:style style:name="T451" style:family="text">
      <style:text-properties style:text-underline-style="none" officeooo:rsid="010c1121"/>
    </style:style>
    <style:style style:name="T452" style:family="text">
      <style:text-properties style:text-underline-style="none" officeooo:rsid="006d7e0a"/>
    </style:style>
    <style:style style:name="T453" style:family="text">
      <style:text-properties style:text-underline-style="none" officeooo:rsid="00a7ae9c"/>
    </style:style>
    <style:style style:name="T454" style:family="text">
      <style:text-properties style:text-underline-style="none" officeooo:rsid="00d21c20"/>
    </style:style>
    <style:style style:name="T455" style:family="text">
      <style:text-properties style:text-underline-style="none" officeooo:rsid="0037d144"/>
    </style:style>
    <style:style style:name="T456" style:family="text">
      <style:text-properties style:text-underline-style="none" officeooo:rsid="0255dbb0"/>
    </style:style>
    <style:style style:name="T457" style:family="text">
      <style:text-properties style:text-underline-style="none" officeooo:rsid="00c27ae1"/>
    </style:style>
    <style:style style:name="T458" style:family="text">
      <style:text-properties style:text-underline-style="none" officeooo:rsid="025cc755"/>
    </style:style>
    <style:style style:name="T459" style:family="text">
      <style:text-properties style:text-underline-style="none" officeooo:rsid="0286b9fb"/>
    </style:style>
    <style:style style:name="T460" style:family="text">
      <style:text-properties style:text-underline-style="none" officeooo:rsid="02887598"/>
    </style:style>
    <style:style style:name="T461" style:family="text">
      <style:text-properties style:text-underline-style="none" officeooo:rsid="01c824f2"/>
    </style:style>
    <style:style style:name="T462" style:family="text">
      <style:text-properties style:text-underline-style="none" officeooo:rsid="01c990e0"/>
    </style:style>
    <style:style style:name="T463" style:family="text">
      <style:text-properties style:text-underline-style="none" officeooo:rsid="001bcb7c"/>
    </style:style>
    <style:style style:name="T464" style:family="text">
      <style:text-properties style:text-underline-style="none" officeooo:rsid="00062e64"/>
    </style:style>
    <style:style style:name="T465" style:family="text">
      <style:text-properties style:text-underline-style="none" officeooo:rsid="028a6796"/>
    </style:style>
    <style:style style:name="T466" style:family="text">
      <style:text-properties style:text-underline-style="none" officeooo:rsid="028bc83c"/>
    </style:style>
    <style:style style:name="T467" style:family="text">
      <style:text-properties style:text-underline-style="none" officeooo:rsid="0263b646"/>
    </style:style>
    <style:style style:name="T468" style:family="text">
      <style:text-properties style:text-underline-style="none" officeooo:rsid="028c7c3a"/>
    </style:style>
    <style:style style:name="T469" style:family="text">
      <style:text-properties style:text-underline-style="none" officeooo:rsid="0266181d"/>
    </style:style>
    <style:style style:name="T470" style:family="text">
      <style:text-properties style:text-underline-style="none" officeooo:rsid="00cafeb2"/>
    </style:style>
    <style:style style:name="T471" style:family="text">
      <style:text-properties style:text-underline-style="none" officeooo:rsid="028ff4b3"/>
    </style:style>
    <style:style style:name="T472" style:family="text">
      <style:text-properties style:text-underline-style="none" officeooo:rsid="0296a938"/>
    </style:style>
    <style:style style:name="T473" style:family="text">
      <style:text-properties style:text-underline-style="none" officeooo:rsid="029cb003"/>
    </style:style>
    <style:style style:name="T474" style:family="text">
      <style:text-properties style:text-underline-style="none" officeooo:rsid="025e213d"/>
    </style:style>
    <style:style style:name="T475" style:family="text">
      <style:text-properties style:text-underline-style="none" officeooo:rsid="00e41aee"/>
    </style:style>
    <style:style style:name="T476" style:family="text">
      <style:text-properties style:text-underline-style="none" officeooo:rsid="00e39407"/>
    </style:style>
    <style:style style:name="T477" style:family="text">
      <style:text-properties style:text-underline-style="none" officeooo:rsid="0297de89"/>
    </style:style>
    <style:style style:name="T478" style:family="text">
      <style:text-properties style:text-underline-style="none" officeooo:rsid="00cc218d"/>
    </style:style>
    <style:style style:name="T479" style:family="text">
      <style:text-properties style:text-underline-style="none" officeooo:rsid="00cd6e92"/>
    </style:style>
    <style:style style:name="T480" style:family="text">
      <style:text-properties style:text-underline-style="none" officeooo:rsid="00cecb3a"/>
    </style:style>
    <style:style style:name="T481" style:family="text">
      <style:text-properties style:text-underline-style="none" officeooo:rsid="00d05abf"/>
    </style:style>
    <style:style style:name="T482" style:family="text">
      <style:text-properties style:text-underline-style="none" officeooo:rsid="01cbd564"/>
    </style:style>
    <style:style style:name="T483" style:family="text">
      <style:text-properties style:text-underline-style="none" officeooo:rsid="00ba487b"/>
    </style:style>
    <style:style style:name="T484" style:family="text">
      <style:text-properties style:text-underline-style="none" officeooo:rsid="00f2515e"/>
    </style:style>
    <style:style style:name="T485" style:family="text">
      <style:text-properties style:text-underline-style="none" officeooo:rsid="00bf632b"/>
    </style:style>
    <style:style style:name="T486" style:family="text">
      <style:text-properties style:text-underline-style="none" officeooo:rsid="00ee725a"/>
    </style:style>
    <style:style style:name="T487" style:family="text">
      <style:text-properties style:text-underline-style="none" officeooo:rsid="00ef26bc"/>
    </style:style>
    <style:style style:name="T488" style:family="text">
      <style:text-properties style:text-underline-style="none" officeooo:rsid="00e24d9e"/>
    </style:style>
    <style:style style:name="T489" style:family="text">
      <style:text-properties style:text-underline-style="none" officeooo:rsid="00efe33d"/>
    </style:style>
    <style:style style:name="T490" style:family="text">
      <style:text-properties style:text-underline-style="none" officeooo:rsid="00ee21f6"/>
    </style:style>
    <style:style style:name="T491" style:family="text">
      <style:text-properties style:text-underline-style="none" officeooo:rsid="019b33f8"/>
    </style:style>
    <style:style style:name="T492" style:family="text">
      <style:text-properties style:text-underline-style="none" officeooo:rsid="013aa708"/>
    </style:style>
    <style:style style:name="T493" style:family="text">
      <style:text-properties style:text-underline-style="none" officeooo:rsid="00e90840"/>
    </style:style>
    <style:style style:name="T494" style:family="text">
      <style:text-properties style:text-underline-style="none" officeooo:rsid="006163a4"/>
    </style:style>
    <style:style style:name="T495" style:family="text">
      <style:text-properties style:text-underline-style="none" officeooo:rsid="027d3731"/>
    </style:style>
    <style:style style:name="T496" style:family="text">
      <style:text-properties style:text-underline-style="none" officeooo:rsid="008c6558"/>
    </style:style>
    <style:style style:name="T497" style:family="text">
      <style:text-properties style:text-underline-style="none" officeooo:rsid="008d67b5"/>
    </style:style>
    <style:style style:name="T498" style:family="text">
      <style:text-properties style:text-underline-style="none" officeooo:rsid="008e432c"/>
    </style:style>
    <style:style style:name="T499" style:family="text">
      <style:text-properties style:text-underline-style="none" officeooo:rsid="0136d5c5"/>
    </style:style>
    <style:style style:name="T500" style:family="text">
      <style:text-properties style:text-underline-style="none" officeooo:rsid="01372a40"/>
    </style:style>
    <style:style style:name="T501" style:family="text">
      <style:text-properties style:text-underline-style="none" officeooo:rsid="01240e81"/>
    </style:style>
    <style:style style:name="T502" style:family="text">
      <style:text-properties style:text-underline-style="none" officeooo:rsid="0125b081"/>
    </style:style>
    <style:style style:name="T503" style:family="text">
      <style:text-properties style:text-underline-style="none" officeooo:rsid="02063eef"/>
    </style:style>
    <style:style style:name="T504" style:family="text">
      <style:text-properties style:text-underline-style="none" officeooo:rsid="0142d3c3"/>
    </style:style>
    <style:style style:name="T505" style:family="text">
      <style:text-properties style:text-underline-style="none" officeooo:rsid="01935782"/>
    </style:style>
    <style:style style:name="T506" style:family="text">
      <style:text-properties style:text-underline-style="none" officeooo:rsid="027e28ec"/>
    </style:style>
    <style:style style:name="T507" style:family="text">
      <style:text-properties style:text-underline-style="none" officeooo:rsid="016c684d"/>
    </style:style>
    <style:style style:name="T508" style:family="text">
      <style:text-properties style:text-underline-style="none" officeooo:rsid="008325b8"/>
    </style:style>
    <style:style style:name="T509" style:family="text">
      <style:text-properties style:text-underline-style="none" officeooo:rsid="02804da4"/>
    </style:style>
    <style:style style:name="T510" style:family="text">
      <style:text-properties style:text-underline-style="none" officeooo:rsid="013b0c88"/>
    </style:style>
    <style:style style:name="T511" style:family="text">
      <style:text-properties style:text-underline-style="none" officeooo:rsid="015cfc7e"/>
    </style:style>
    <style:style style:name="T512" style:family="text">
      <style:text-properties style:text-underline-style="none" officeooo:rsid="014f897c"/>
    </style:style>
    <style:style style:name="T513" style:family="text">
      <style:text-properties style:text-underline-style="none" officeooo:rsid="01257a47"/>
    </style:style>
    <style:style style:name="T514" style:family="text">
      <style:text-properties style:text-underline-style="none" officeooo:rsid="021ed9e1"/>
    </style:style>
    <style:style style:name="T515" style:family="text">
      <style:text-properties style:text-underline-style="none" officeooo:rsid="028f09d7"/>
    </style:style>
    <style:style style:name="T516" style:family="text">
      <style:text-properties style:text-underline-style="none" officeooo:rsid="028d9b3e"/>
    </style:style>
    <style:style style:name="T517" style:family="text">
      <style:text-properties style:text-underline-style="none" officeooo:rsid="012817a2"/>
    </style:style>
    <style:style style:name="T518" style:family="text">
      <style:text-properties style:text-underline-style="none" officeooo:rsid="01cd6a33"/>
    </style:style>
    <style:style style:name="T519" style:family="text">
      <style:text-properties style:text-underline-style="none" officeooo:rsid="025eff77"/>
    </style:style>
    <style:style style:name="T520" style:family="text">
      <style:text-properties style:text-underline-style="none" officeooo:rsid="01ce0273"/>
    </style:style>
    <style:style style:name="T521" style:family="text">
      <style:text-properties style:text-underline-style="none" officeooo:rsid="012cac4e"/>
    </style:style>
    <style:style style:name="T522" style:family="text">
      <style:text-properties style:text-underline-style="none" officeooo:rsid="027de993"/>
    </style:style>
    <style:style style:name="T523" style:family="text">
      <style:text-properties style:text-underline-style="none" officeooo:rsid="027ec3bd"/>
    </style:style>
    <style:style style:name="T524" style:family="text">
      <style:text-properties style:text-underline-style="none" officeooo:rsid="005603b8"/>
    </style:style>
    <style:style style:name="T525" style:family="text">
      <style:text-properties style:text-underline-style="none" officeooo:rsid="01381151"/>
    </style:style>
    <style:style style:name="T526" style:family="text">
      <style:text-properties style:text-underline-style="none" officeooo:rsid="014934a1"/>
    </style:style>
    <style:style style:name="T527" style:family="text">
      <style:text-properties style:text-underline-style="none" officeooo:rsid="014f4f8d"/>
    </style:style>
    <style:style style:name="T528" style:family="text">
      <style:text-properties style:text-underline-style="none" officeooo:rsid="022524e6"/>
    </style:style>
    <style:style style:name="T529" style:family="text">
      <style:text-properties style:text-underline-style="none" officeooo:rsid="02493d2b"/>
    </style:style>
    <style:style style:name="T530" style:family="text">
      <style:text-properties style:text-underline-style="none" officeooo:rsid="01252b86"/>
    </style:style>
    <style:style style:name="T531" style:family="text">
      <style:text-properties style:text-underline-style="none" officeooo:rsid="01416057"/>
    </style:style>
    <style:style style:name="T532" style:family="text">
      <style:text-properties style:text-underline-style="none" officeooo:rsid="02c404cb"/>
    </style:style>
    <style:style style:name="T533" style:family="text">
      <style:text-properties style:text-underline-style="none" officeooo:rsid="02c51d27"/>
    </style:style>
    <style:style style:name="T534" style:family="text">
      <style:text-properties style:text-underline-style="none" officeooo:rsid="02c7da6a"/>
    </style:style>
    <style:style style:name="T535" style:family="text">
      <style:text-properties style:text-underline-style="none" officeooo:rsid="02c9a354"/>
    </style:style>
    <style:style style:name="T536" style:family="text">
      <style:text-properties style:text-underline-style="none" officeooo:rsid="02d5569f"/>
    </style:style>
    <style:style style:name="T537" style:family="text">
      <style:text-properties style:text-underline-style="none" officeooo:rsid="02d68842"/>
    </style:style>
    <style:style style:name="T538" style:family="text">
      <style:text-properties style:text-underline-style="none" officeooo:rsid="02da5f85"/>
    </style:style>
    <style:style style:name="T539" style:family="text">
      <style:text-properties style:text-underline-style="none" officeooo:rsid="02dd7024"/>
    </style:style>
    <style:style style:name="T540" style:family="text">
      <style:text-properties style:text-underline-style="none" officeooo:rsid="02def3bd"/>
    </style:style>
    <style:style style:name="T541" style:family="text">
      <style:text-properties style:text-underline-style="none" officeooo:rsid="02e82b85"/>
    </style:style>
    <style:style style:name="T542" style:family="text">
      <style:text-properties style:text-underline-style="none" officeooo:rsid="02e896e3"/>
    </style:style>
    <style:style style:name="T543" style:family="text">
      <style:text-properties style:text-underline-style="none" officeooo:rsid="02e9893d"/>
    </style:style>
    <style:style style:name="T544" style:family="text">
      <style:text-properties style:text-underline-style="none" officeooo:rsid="017f71b2"/>
    </style:style>
    <style:style style:name="T545" style:family="text">
      <style:text-properties style:text-underline-style="none" officeooo:rsid="02eb270c"/>
    </style:style>
    <style:style style:name="T546" style:family="text">
      <style:text-properties style:text-underline-style="none" officeooo:rsid="02fbcfd2"/>
    </style:style>
    <style:style style:name="T547" style:family="text">
      <style:text-properties style:text-underline-style="none" officeooo:rsid="02fd1fd8"/>
    </style:style>
    <style:style style:name="T548" style:family="text">
      <style:text-properties style:text-underline-style="none" officeooo:rsid="02fece24"/>
    </style:style>
    <style:style style:name="T549" style:family="text">
      <style:text-properties style:text-underline-style="none" officeooo:rsid="02ff85de"/>
    </style:style>
    <style:style style:name="T550" style:family="text">
      <style:text-properties style:text-underline-style="none" officeooo:rsid="0306705c"/>
    </style:style>
    <style:style style:name="T551" style:family="text">
      <style:text-properties style:text-underline-style="none" officeooo:rsid="030861a7"/>
    </style:style>
    <style:style style:name="T552" style:family="text">
      <style:text-properties style:text-underline-style="none" officeooo:rsid="030ce4f9"/>
    </style:style>
    <style:style style:name="T553" style:family="text">
      <style:text-properties style:text-underline-style="none" officeooo:rsid="030de4ed"/>
    </style:style>
    <style:style style:name="T554" style:family="text">
      <style:text-properties style:text-underline-style="none" officeooo:rsid="030e75fa"/>
    </style:style>
    <style:style style:name="T555" style:family="text">
      <style:text-properties style:text-underline-style="none" officeooo:rsid="030ed6c6"/>
    </style:style>
    <style:style style:name="T556" style:family="text">
      <style:text-properties style:text-underline-style="none" officeooo:rsid="01328346"/>
    </style:style>
    <style:style style:name="T557" style:family="text">
      <style:text-properties style:text-underline-style="none" officeooo:rsid="01347f52"/>
    </style:style>
    <style:style style:name="T558" style:family="text">
      <style:text-properties style:text-underline-style="none" officeooo:rsid="0313eba3"/>
    </style:style>
    <style:style style:name="T559" style:family="text">
      <style:text-properties style:text-underline-style="none" officeooo:rsid="03148c37"/>
    </style:style>
    <style:style style:name="T560" style:family="text">
      <style:text-properties style:text-underline-style="none" officeooo:rsid="03180a7a"/>
    </style:style>
    <style:style style:name="T561" style:family="text">
      <style:text-properties style:text-underline-style="none" officeooo:rsid="036c115f"/>
    </style:style>
    <style:style style:name="T562" style:family="text">
      <style:text-properties style:text-underline-style="none" officeooo:rsid="013dbf4d" style:font-size-asian="10.5pt"/>
    </style:style>
    <style:style style:name="T563" style:family="text">
      <style:text-properties style:text-underline-style="none" officeooo:rsid="013f183e" style:font-size-asian="10.5pt"/>
    </style:style>
    <style:style style:name="T564" style:family="text">
      <style:text-properties officeooo:rsid="000135eb"/>
    </style:style>
    <style:style style:name="T565" style:family="text">
      <style:text-properties officeooo:rsid="00062e64"/>
    </style:style>
    <style:style style:name="T566" style:family="text">
      <style:text-properties officeooo:rsid="0002d3be"/>
    </style:style>
    <style:style style:name="T567" style:family="text">
      <style:text-properties style:text-underline-style="solid" style:text-underline-width="auto" style:text-underline-color="font-color"/>
    </style:style>
    <style:style style:name="T568" style:family="text">
      <style:text-properties style:text-underline-style="solid" style:text-underline-width="auto" style:text-underline-color="font-color" officeooo:rsid="00062e64"/>
    </style:style>
    <style:style style:name="T569" style:family="text">
      <style:text-properties style:text-underline-style="solid" style:text-underline-width="auto" style:text-underline-color="font-color" officeooo:rsid="021c51c8"/>
    </style:style>
    <style:style style:name="T570" style:family="text">
      <style:text-properties style:text-underline-style="solid" style:text-underline-width="auto" style:text-underline-color="font-color" fo:font-weight="normal" officeooo:rsid="021c51c8" style:font-weight-asian="normal" style:font-weight-complex="normal"/>
    </style:style>
    <style:style style:name="T571" style:family="text">
      <style:text-properties style:text-underline-style="solid" style:text-underline-width="auto" style:text-underline-color="font-color" fo:font-weight="normal" officeooo:rsid="002972df" style:font-weight-asian="normal" style:font-weight-complex="normal"/>
    </style:style>
    <style:style style:name="T572" style:family="text">
      <style:text-properties style:text-underline-style="solid" style:text-underline-width="auto" style:text-underline-color="font-color" officeooo:rsid="002972df"/>
    </style:style>
    <style:style style:name="T573" style:family="text">
      <style:text-properties officeooo:rsid="022771c4"/>
    </style:style>
    <style:style style:name="T574" style:family="text">
      <style:text-properties officeooo:rsid="0229d138"/>
    </style:style>
    <style:style style:name="T575" style:family="text">
      <style:text-properties officeooo:rsid="022e31d3"/>
    </style:style>
    <style:style style:name="T576" style:family="text">
      <style:text-properties officeooo:rsid="023293d7"/>
    </style:style>
    <style:style style:name="T577" style:family="text">
      <style:text-properties officeooo:rsid="02235d7b"/>
    </style:style>
    <style:style style:name="T578" style:family="text">
      <style:text-properties officeooo:rsid="0246a987"/>
    </style:style>
    <style:style style:name="T579" style:family="text">
      <style:text-properties officeooo:rsid="022cd593"/>
    </style:style>
    <style:style style:name="T580" style:family="text">
      <style:text-properties officeooo:rsid="021c51c8"/>
    </style:style>
    <style:style style:name="T581" style:family="text">
      <style:text-properties officeooo:rsid="022dbe0f"/>
    </style:style>
    <style:style style:name="T582" style:family="text">
      <style:text-properties officeooo:rsid="021ed9e1"/>
    </style:style>
    <style:style style:name="T583" style:family="text">
      <style:text-properties officeooo:rsid="0230bbe8"/>
    </style:style>
    <style:style style:name="T584" style:family="text">
      <style:text-properties officeooo:rsid="02253b6b"/>
    </style:style>
    <style:style style:name="T585" style:family="text">
      <style:text-properties officeooo:rsid="021d09fc"/>
    </style:style>
    <style:style style:name="T586" style:family="text">
      <style:text-properties officeooo:rsid="02444952"/>
    </style:style>
    <style:style style:name="T587" style:family="text">
      <style:text-properties officeooo:rsid="0231a2b6"/>
    </style:style>
    <style:style style:name="T588" style:family="text">
      <style:text-properties officeooo:rsid="02848d9f"/>
    </style:style>
    <style:style style:name="T589" style:family="text">
      <style:text-properties officeooo:rsid="002aa312"/>
    </style:style>
    <style:style style:name="T590" style:family="text">
      <style:text-properties officeooo:rsid="025ca652"/>
    </style:style>
    <style:style style:name="T591" style:family="text">
      <style:text-properties officeooo:rsid="01d50bde"/>
    </style:style>
    <style:style style:name="T592" style:family="text">
      <style:text-properties officeooo:rsid="0255dbb0"/>
    </style:style>
    <style:style style:name="T593" style:family="text">
      <style:text-properties officeooo:rsid="026b2efa"/>
    </style:style>
    <style:style style:name="T594" style:family="text">
      <style:text-properties officeooo:rsid="00393cab"/>
    </style:style>
    <style:style style:name="T595" style:family="text">
      <style:text-properties officeooo:rsid="0031d321"/>
    </style:style>
    <style:style style:name="T596" style:family="text">
      <style:text-properties officeooo:rsid="01bd1a64"/>
    </style:style>
    <style:style style:name="T597" style:family="text">
      <style:text-properties officeooo:rsid="0037d144"/>
    </style:style>
    <style:style style:name="T598" style:family="text">
      <style:text-properties officeooo:rsid="01c22dc3"/>
    </style:style>
    <style:style style:name="T599" style:family="text">
      <style:text-properties officeooo:rsid="01cb30e5"/>
    </style:style>
    <style:style style:name="T600" style:family="text">
      <style:text-properties officeooo:rsid="01d01451"/>
    </style:style>
    <style:style style:name="T601" style:family="text">
      <style:text-properties officeooo:rsid="002152e7"/>
    </style:style>
    <style:style style:name="T602" style:family="text">
      <style:text-properties officeooo:rsid="02a0bc2c"/>
    </style:style>
    <style:style style:name="T603" style:family="text">
      <style:text-properties officeooo:rsid="02958800"/>
    </style:style>
    <style:style style:name="T604" style:family="text">
      <style:text-properties officeooo:rsid="02736651"/>
    </style:style>
    <style:style style:name="T605" style:family="text">
      <style:text-properties officeooo:rsid="0286b9fb"/>
    </style:style>
    <style:style style:name="T606" style:family="text">
      <style:text-properties officeooo:rsid="02936aef"/>
    </style:style>
    <style:style style:name="T607" style:family="text">
      <style:text-properties officeooo:rsid="02956a86"/>
    </style:style>
    <style:style style:name="T608" style:family="text">
      <style:text-properties officeooo:rsid="0296a938"/>
    </style:style>
    <style:style style:name="T609" style:family="text">
      <style:text-properties fo:font-size="14pt" fo:font-weight="bold" style:font-size-asian="14pt" style:font-weight-asian="bold" style:font-size-complex="14pt" style:font-weight-complex="bold"/>
    </style:style>
    <style:style style:name="T610" style:family="text">
      <style:text-properties fo:font-size="14pt" fo:font-weight="bold" officeooo:rsid="00b41e59" style:font-size-asian="14pt" style:font-weight-asian="bold" style:font-size-complex="14pt" style:font-weight-complex="bold"/>
    </style:style>
    <style:style style:name="T611" style:family="text">
      <style:text-properties fo:font-size="14pt" fo:font-weight="bold" officeooo:rsid="002f0cc8" style:font-size-asian="14pt" style:font-weight-asian="bold" style:font-size-complex="14pt" style:font-weight-complex="bold"/>
    </style:style>
    <style:style style:name="T612" style:family="text">
      <style:text-properties fo:font-size="14pt" fo:font-weight="bold" officeooo:rsid="0123c046" style:font-size-asian="14pt" style:font-weight-asian="bold" style:font-size-complex="14pt" style:font-weight-complex="bold"/>
    </style:style>
    <style:style style:name="T613" style:family="text">
      <style:text-properties fo:font-size="14pt" fo:font-weight="bold" officeooo:rsid="014cd8ee" style:font-size-asian="14pt" style:font-weight-asian="bold" style:font-size-complex="14pt" style:font-weight-complex="bold"/>
    </style:style>
    <style:style style:name="T614" style:family="text">
      <style:text-properties fo:font-size="14pt" fo:font-weight="bold" officeooo:rsid="014d7bc7" style:font-size-asian="14pt" style:font-weight-asian="bold" style:font-size-complex="14pt" style:font-weight-complex="bold"/>
    </style:style>
    <style:style style:name="T615" style:family="text">
      <style:text-properties fo:font-size="14pt" fo:font-weight="bold" officeooo:rsid="0150c752" style:font-size-asian="14pt" style:font-weight-asian="bold" style:font-size-complex="14pt" style:font-weight-complex="bold"/>
    </style:style>
    <style:style style:name="T616" style:family="text">
      <style:text-properties fo:font-size="14pt" fo:font-weight="bold" officeooo:rsid="0154599b" style:font-size-asian="14pt" style:font-weight-asian="bold" style:font-size-complex="14pt" style:font-weight-complex="bold"/>
    </style:style>
    <style:style style:name="T617" style:family="text">
      <style:text-properties fo:font-size="14pt" fo:font-weight="bold" officeooo:rsid="01560f45" style:font-size-asian="14pt" style:font-weight-asian="bold" style:font-size-complex="14pt" style:font-weight-complex="bold"/>
    </style:style>
    <style:style style:name="T618" style:family="text">
      <style:text-properties fo:font-size="14pt" fo:font-weight="bold" officeooo:rsid="02aca93c" style:font-size-asian="14pt" style:font-weight-asian="bold" style:font-size-complex="14pt" style:font-weight-complex="bold"/>
    </style:style>
    <style:style style:name="T619" style:family="text">
      <style:text-properties fo:font-size="14pt" fo:font-weight="bold" officeooo:rsid="02ae3dd6" style:font-size-asian="14pt" style:font-weight-asian="bold" style:font-size-complex="14pt" style:font-weight-complex="bold"/>
    </style:style>
    <style:style style:name="T620" style:family="text">
      <style:text-properties fo:font-size="14pt" fo:font-weight="bold" officeooo:rsid="02b00519" style:font-size-asian="14pt" style:font-weight-asian="bold" style:font-size-complex="14pt" style:font-weight-complex="bold"/>
    </style:style>
    <style:style style:name="T621" style:family="text">
      <style:text-properties fo:font-size="14pt" style:text-underline-style="none" fo:font-weight="bold" officeooo:rsid="005603b8" style:font-size-asian="14pt" style:font-weight-asian="bold" style:font-size-complex="14pt" style:font-weight-complex="bold"/>
    </style:style>
    <style:style style:name="T622" style:family="text">
      <style:text-properties fo:font-size="14pt" style:text-underline-style="none" fo:font-weight="bold" officeooo:rsid="012d5155" style:font-size-asian="14pt" style:font-weight-asian="bold" style:font-size-complex="14pt" style:font-weight-complex="bold"/>
    </style:style>
    <style:style style:name="T623" style:family="text">
      <style:text-properties fo:font-size="14pt" style:text-underline-style="none" fo:font-weight="bold" officeooo:rsid="0136d5c5" style:font-size-asian="14pt" style:font-weight-asian="bold" style:font-size-complex="14pt" style:font-weight-complex="bold"/>
    </style:style>
    <style:style style:name="T624" style:family="text">
      <style:text-properties fo:font-size="14pt" style:text-underline-style="none" fo:font-weight="bold" officeooo:rsid="0116a0f7" style:font-size-asian="14pt" style:font-weight-asian="bold" style:font-size-complex="14pt" style:font-weight-complex="bold"/>
    </style:style>
    <style:style style:name="T625" style:family="text">
      <style:text-properties fo:font-size="14pt" style:text-underline-style="none" fo:font-weight="bold" officeooo:rsid="0165ea8e" style:font-size-asian="14pt" style:font-weight-asian="bold" style:font-size-complex="14pt" style:font-weight-complex="bold"/>
    </style:style>
    <style:style style:name="T626" style:family="text">
      <style:text-properties fo:font-size="14pt" style:text-underline-style="none" fo:font-weight="bold" officeooo:rsid="014f897c" style:font-size-asian="14pt" style:font-weight-asian="bold" style:font-size-complex="14pt" style:font-weight-complex="bold"/>
    </style:style>
    <style:style style:name="T627" style:family="text">
      <style:text-properties fo:font-size="14pt" style:text-underline-style="none" fo:font-weight="bold" officeooo:rsid="015c1a8d" style:font-size-asian="14pt" style:font-weight-asian="bold" style:font-size-complex="14pt" style:font-weight-complex="bold"/>
    </style:style>
    <style:style style:name="T628" style:family="text">
      <style:text-properties fo:font-size="14pt" style:text-underline-style="none" fo:font-weight="bold" officeooo:rsid="02a0bc2c" style:font-size-asian="14pt" style:font-weight-asian="bold" style:font-size-complex="14pt" style:font-weight-complex="bold"/>
    </style:style>
    <style:style style:name="T629" style:family="text">
      <style:text-properties officeooo:rsid="008325b8"/>
    </style:style>
    <style:style style:name="T630" style:family="text">
      <style:text-properties officeooo:rsid="00ea965b"/>
    </style:style>
    <style:style style:name="T631" style:family="text">
      <style:text-properties officeooo:rsid="00f425a0"/>
    </style:style>
    <style:style style:name="T632" style:family="text">
      <style:text-properties officeooo:rsid="00f52ac2"/>
    </style:style>
    <style:style style:name="T633" style:family="text">
      <style:text-properties officeooo:rsid="027de993"/>
    </style:style>
    <style:style style:name="T634" style:family="text">
      <style:text-properties officeooo:rsid="009cfa2b"/>
    </style:style>
    <style:style style:name="T635" style:family="text">
      <style:text-properties officeooo:rsid="012daf4a"/>
    </style:style>
    <style:style style:name="T636" style:family="text">
      <style:text-properties officeooo:rsid="01372a40"/>
    </style:style>
    <style:style style:name="T637" style:family="text">
      <style:text-properties officeooo:rsid="01298f42"/>
    </style:style>
    <style:style style:name="T638" style:family="text">
      <style:text-properties officeooo:rsid="02063eef"/>
    </style:style>
    <style:style style:name="T639" style:family="text">
      <style:text-properties officeooo:rsid="0129ae00"/>
    </style:style>
    <style:style style:name="T640" style:family="text">
      <style:text-properties officeooo:rsid="014e3dad"/>
    </style:style>
    <style:style style:name="T641" style:family="text">
      <style:text-properties officeooo:rsid="012a8a11"/>
    </style:style>
    <style:style style:name="T642" style:family="text">
      <style:text-properties officeooo:rsid="01390b38"/>
    </style:style>
    <style:style style:name="T643" style:family="text">
      <style:text-properties officeooo:rsid="018c7bce"/>
    </style:style>
    <style:style style:name="T644" style:family="text">
      <style:text-properties officeooo:rsid="0190cc17"/>
    </style:style>
    <style:style style:name="T645" style:family="text">
      <style:text-properties officeooo:rsid="0193df8a"/>
    </style:style>
    <style:style style:name="T646" style:family="text">
      <style:text-properties officeooo:rsid="016c8f6e"/>
    </style:style>
    <style:style style:name="T647" style:family="text">
      <style:text-properties officeooo:rsid="01fc70c1"/>
    </style:style>
    <style:style style:name="T648" style:family="text">
      <style:text-properties officeooo:rsid="013b0c88"/>
    </style:style>
    <style:style style:name="T649" style:family="text">
      <style:text-properties officeooo:rsid="0158453c"/>
    </style:style>
    <style:style style:name="T650" style:family="text">
      <style:text-properties officeooo:rsid="02805f6a"/>
    </style:style>
    <style:style style:name="T651" style:family="text">
      <style:text-properties officeooo:rsid="018b716f"/>
    </style:style>
    <style:style style:name="T652" style:family="text">
      <style:text-properties officeooo:rsid="0123c046"/>
    </style:style>
    <style:style style:name="T653" style:family="text">
      <style:text-properties officeooo:rsid="01252b86"/>
    </style:style>
    <style:style style:name="T654" style:family="text">
      <style:text-properties officeooo:rsid="01252e85"/>
    </style:style>
    <style:style style:name="T655" style:family="text">
      <style:text-properties officeooo:rsid="002972df"/>
    </style:style>
    <style:style style:name="T656" style:family="text">
      <style:text-properties officeooo:rsid="012cac4e"/>
    </style:style>
    <style:style style:name="T657" style:family="text">
      <style:text-properties officeooo:rsid="012da87b"/>
    </style:style>
    <style:style style:name="T658" style:family="text">
      <style:text-properties officeooo:rsid="01363c4c"/>
    </style:style>
    <style:style style:name="T659" style:family="text">
      <style:text-properties officeooo:rsid="01725d57"/>
    </style:style>
    <style:style style:name="T660" style:family="text">
      <style:text-properties officeooo:rsid="0136502d"/>
    </style:style>
    <style:style style:name="T661" style:family="text">
      <style:text-properties officeooo:rsid="01381151"/>
    </style:style>
    <style:style style:name="T662" style:family="text">
      <style:text-properties officeooo:rsid="0138e746"/>
    </style:style>
    <style:style style:name="T663" style:family="text">
      <style:text-properties officeooo:rsid="013a9b29"/>
    </style:style>
    <style:style style:name="T664" style:family="text">
      <style:text-properties officeooo:rsid="013dbf4d" style:font-size-asian="10.5pt"/>
    </style:style>
    <style:style style:name="T665" style:family="text">
      <style:text-properties officeooo:rsid="013f183e" style:font-size-asian="10.5pt"/>
    </style:style>
    <style:style style:name="T666" style:family="text">
      <style:text-properties officeooo:rsid="013fafdd" style:font-size-asian="10.5pt"/>
    </style:style>
    <style:style style:name="T667" style:family="text">
      <style:text-properties officeooo:rsid="0036912b"/>
    </style:style>
    <style:style style:name="T668" style:family="text">
      <style:text-properties officeooo:rsid="0157b6ea"/>
    </style:style>
    <style:style style:name="T669" style:family="text">
      <style:text-properties officeooo:rsid="01593b8d"/>
    </style:style>
    <style:style style:name="T670" style:family="text">
      <style:text-properties officeooo:rsid="005adf86"/>
    </style:style>
    <style:style style:name="T671" style:family="text">
      <style:text-properties officeooo:rsid="005d67cd"/>
    </style:style>
    <style:style style:name="T672" style:family="text">
      <style:text-properties officeooo:rsid="0064c22d"/>
    </style:style>
    <style:style style:name="T673" style:family="text">
      <style:text-properties officeooo:rsid="01606af8"/>
    </style:style>
    <style:style style:name="T674" style:family="text">
      <style:text-properties officeooo:rsid="016153f7"/>
    </style:style>
    <style:style style:name="T675" style:family="text">
      <style:text-properties style:font-name="Consolas"/>
    </style:style>
    <style:style style:name="T676" style:family="text">
      <style:text-properties style:font-name="Consolas" fo:font-size="10pt" fo:font-weight="normal" style:font-size-asian="10pt" style:font-weight-asian="normal" style:font-size-complex="10pt" style:font-weight-complex="normal"/>
    </style:style>
    <style:style style:name="T677" style:family="text">
      <style:text-properties style:font-name="Consolas" officeooo:rsid="018952aa"/>
    </style:style>
    <style:style style:name="T678" style:family="text">
      <style:text-properties style:font-name="Consolas" officeooo:rsid="018a57a2"/>
    </style:style>
    <style:style style:name="T679" style:family="text">
      <style:text-properties style:font-name="Consolas" officeooo:rsid="018be001"/>
    </style:style>
    <style:style style:name="T680" style:family="text">
      <style:text-properties style:font-name="Consolas" officeooo:rsid="018c43db"/>
    </style:style>
    <style:style style:name="T681" style:family="text">
      <style:text-properties style:font-name="Consolas" officeooo:rsid="018e3716"/>
    </style:style>
    <style:style style:name="T682" style:family="text">
      <style:text-properties officeooo:rsid="0193b12d"/>
    </style:style>
    <style:style style:name="T683" style:family="text">
      <style:text-properties officeooo:rsid="01a197b3"/>
    </style:style>
    <style:style style:name="T684" style:family="text">
      <style:text-properties officeooo:rsid="01a31787"/>
    </style:style>
    <style:style style:name="T685" style:family="text">
      <style:text-properties officeooo:rsid="01a46169"/>
    </style:style>
    <style:style style:name="T686" style:family="text">
      <style:text-properties fo:font-variant="normal" fo:text-transform="none" fo:color="#555555" loext:opacity="100%" style:font-name="Roboto" fo:font-size="10.5pt" fo:letter-spacing="normal" fo:font-style="normal" fo:font-weight="normal"/>
    </style:style>
    <style:style style:name="T687" style:family="text">
      <style:text-properties officeooo:rsid="01b17e4c"/>
    </style:style>
    <style:style style:name="T688" style:family="text">
      <style:text-properties officeooo:rsid="01bb5fd4"/>
    </style:style>
    <style:style style:name="T689" style:family="text">
      <style:text-properties officeooo:rsid="01bc8684"/>
    </style:style>
    <style:style style:name="T690" style:family="text">
      <style:text-properties officeooo:rsid="01c99363"/>
    </style:style>
    <style:style style:name="T691" style:family="text">
      <style:text-properties officeooo:rsid="01cb41ba"/>
    </style:style>
    <style:style style:name="T692" style:family="text">
      <style:text-properties officeooo:rsid="01ced467"/>
    </style:style>
    <style:style style:name="T693" style:family="text">
      <style:text-properties officeooo:rsid="01d4a597"/>
    </style:style>
    <style:style style:name="T694" style:family="text">
      <style:text-properties officeooo:rsid="01d96208"/>
    </style:style>
    <style:style style:name="T695" style:family="text">
      <style:text-properties officeooo:rsid="01e340cc"/>
    </style:style>
    <style:style style:name="T696" style:family="text">
      <style:text-properties officeooo:rsid="01e46001"/>
    </style:style>
    <style:style style:name="T697" style:family="text">
      <style:text-properties officeooo:rsid="01e60f20"/>
    </style:style>
    <style:style style:name="T698" style:family="text">
      <style:text-properties officeooo:rsid="01f25d8b"/>
    </style:style>
    <style:style style:name="T699" style:family="text">
      <style:text-properties officeooo:rsid="01fd3721"/>
    </style:style>
    <style:style style:name="T700" style:family="text">
      <style:text-properties officeooo:rsid="02019f1b"/>
    </style:style>
    <style:style style:name="T701" style:family="text">
      <style:text-properties officeooo:rsid="02029c17"/>
    </style:style>
    <style:style style:name="T702" style:family="text">
      <style:text-properties officeooo:rsid="0205771a"/>
    </style:style>
    <style:style style:name="T703" style:family="text">
      <style:text-properties officeooo:rsid="02089f5a"/>
    </style:style>
    <style:style style:name="T704" style:family="text">
      <style:text-properties officeooo:rsid="020c462e"/>
    </style:style>
    <style:style style:name="T705" style:family="text">
      <style:text-properties officeooo:rsid="021162fc"/>
    </style:style>
    <style:style style:name="T706" style:family="text">
      <style:text-properties officeooo:rsid="0215532b"/>
    </style:style>
    <style:style style:name="T707" style:family="text">
      <style:text-properties officeooo:rsid="0216a56b"/>
    </style:style>
    <style:style style:name="T708" style:family="text">
      <style:text-properties officeooo:rsid="02184633"/>
    </style:style>
    <style:style style:name="T709" style:family="text">
      <style:text-properties officeooo:rsid="021cba14"/>
    </style:style>
    <style:style style:name="T710" style:family="text">
      <style:text-properties officeooo:rsid="021fa3d6"/>
    </style:style>
    <style:style style:name="T711" style:family="text">
      <style:text-properties officeooo:rsid="023620a9"/>
    </style:style>
    <style:style style:name="T712" style:family="text">
      <style:text-properties officeooo:rsid="0238f59c"/>
    </style:style>
    <style:style style:name="T713" style:family="text">
      <style:text-properties officeooo:rsid="02393896"/>
    </style:style>
    <style:style style:name="T714" style:family="text">
      <style:text-properties officeooo:rsid="023a2c19"/>
    </style:style>
    <style:style style:name="T715" style:family="text">
      <style:text-properties officeooo:rsid="02433c94"/>
    </style:style>
    <style:style style:name="T716" style:family="text">
      <style:text-properties officeooo:rsid="02442937"/>
    </style:style>
    <style:style style:name="T717" style:family="text">
      <style:text-properties officeooo:rsid="02493d2b"/>
    </style:style>
    <style:style style:name="T718" style:family="text">
      <style:text-properties officeooo:rsid="024adc73"/>
    </style:style>
    <style:style style:name="T719" style:family="text">
      <style:text-properties officeooo:rsid="024ca51e"/>
    </style:style>
    <style:style style:name="T720" style:family="text">
      <style:text-properties officeooo:rsid="026462b1"/>
    </style:style>
    <style:style style:name="T721" style:family="text">
      <style:text-properties officeooo:rsid="02654282"/>
    </style:style>
    <style:style style:name="T722" style:family="text">
      <style:text-properties officeooo:rsid="0268e2fe"/>
    </style:style>
    <style:style style:name="T723" style:family="text">
      <style:text-properties officeooo:rsid="02695ca1"/>
    </style:style>
    <style:style style:name="T724" style:family="text">
      <style:text-properties officeooo:rsid="02797a5a"/>
    </style:style>
    <style:style style:name="T725" style:family="text">
      <style:text-properties officeooo:rsid="027cbf76"/>
    </style:style>
    <style:style style:name="T726" style:family="text">
      <style:text-properties officeooo:rsid="027dd490"/>
    </style:style>
    <style:style style:name="T727" style:family="text">
      <style:text-properties officeooo:rsid="029029b4"/>
    </style:style>
    <style:style style:name="T728" style:family="text">
      <style:text-properties officeooo:rsid="0293e580"/>
    </style:style>
    <style:style style:name="T729" style:family="text">
      <style:text-properties officeooo:rsid="02a86b0e"/>
    </style:style>
    <style:style style:name="T730" style:family="text">
      <style:text-properties officeooo:rsid="02b00519"/>
    </style:style>
    <style:style style:name="T731" style:family="text">
      <style:text-properties officeooo:rsid="02b0ba65"/>
    </style:style>
    <style:style style:name="T732" style:family="text">
      <style:text-properties officeooo:rsid="02b47fb3"/>
    </style:style>
    <style:style style:name="T733" style:family="text">
      <style:text-properties officeooo:rsid="02b57ee4"/>
    </style:style>
    <style:style style:name="T734" style:family="text">
      <style:text-properties officeooo:rsid="02b6ab21"/>
    </style:style>
    <style:style style:name="T735" style:family="text">
      <style:text-properties officeooo:rsid="02b97349"/>
    </style:style>
    <style:style style:name="T736" style:family="text">
      <style:text-properties officeooo:rsid="02bb0b02"/>
    </style:style>
    <style:style style:name="T737" style:family="text">
      <style:text-properties officeooo:rsid="02bb1b85"/>
    </style:style>
    <style:style style:name="T738" style:family="text">
      <style:text-properties officeooo:rsid="02bb2524"/>
    </style:style>
    <style:style style:name="T739" style:family="text">
      <style:text-properties officeooo:rsid="02c19223"/>
    </style:style>
    <style:style style:name="T740" style:family="text">
      <style:text-properties officeooo:rsid="02c1a140"/>
    </style:style>
    <style:style style:name="T741" style:family="text">
      <style:text-properties officeooo:rsid="02c2ba1a"/>
    </style:style>
    <style:style style:name="T742" style:family="text">
      <style:text-properties officeooo:rsid="02c2ed02"/>
    </style:style>
    <style:style style:name="T743" style:family="text">
      <style:text-properties officeooo:rsid="02c53054"/>
    </style:style>
    <style:style style:name="T744" style:family="text">
      <style:text-properties officeooo:rsid="02cb75f6"/>
    </style:style>
    <style:style style:name="T745" style:family="text">
      <style:text-properties officeooo:rsid="02ce9053"/>
    </style:style>
    <style:style style:name="T746" style:family="text">
      <style:text-properties officeooo:rsid="02cf0d01"/>
    </style:style>
    <style:style style:name="T747" style:family="text">
      <style:text-properties officeooo:rsid="02d059c1"/>
    </style:style>
    <style:style style:name="T748" style:family="text">
      <style:text-properties officeooo:rsid="02d36969"/>
    </style:style>
    <style:style style:name="T749" style:family="text">
      <style:text-properties officeooo:rsid="02d36ed8"/>
    </style:style>
    <style:style style:name="T750" style:family="text">
      <style:text-properties officeooo:rsid="02d68842"/>
    </style:style>
    <style:style style:name="T751" style:family="text">
      <style:text-properties officeooo:rsid="02e1b11e"/>
    </style:style>
    <style:style style:name="T752" style:family="text">
      <style:text-properties officeooo:rsid="02e35b44"/>
    </style:style>
    <style:style style:name="T753" style:family="text">
      <style:text-properties officeooo:rsid="02e38076"/>
    </style:style>
    <style:style style:name="T754" style:family="text">
      <style:text-properties officeooo:rsid="02eaaf02"/>
    </style:style>
    <style:style style:name="T755" style:family="text">
      <style:text-properties officeooo:rsid="02eb270c"/>
    </style:style>
    <style:style style:name="T756" style:family="text">
      <style:text-properties officeooo:rsid="02ef3b57"/>
    </style:style>
    <style:style style:name="T757" style:family="text">
      <style:text-properties officeooo:rsid="017f71b2"/>
    </style:style>
    <style:style style:name="T758" style:family="text">
      <style:text-properties officeooo:rsid="02f17394"/>
    </style:style>
    <style:style style:name="T759" style:family="text">
      <style:text-properties officeooo:rsid="02f193e7"/>
    </style:style>
    <style:style style:name="T760" style:family="text">
      <style:text-properties officeooo:rsid="02f679b6"/>
    </style:style>
    <style:style style:name="T761" style:family="text">
      <style:text-properties officeooo:rsid="030878f8"/>
    </style:style>
    <style:style style:name="T762" style:family="text">
      <style:text-properties officeooo:rsid="0312c769"/>
    </style:style>
    <style:style style:name="T763" style:family="text">
      <style:text-properties officeooo:rsid="0312eb6d"/>
    </style:style>
    <style:style style:name="T764" style:family="text">
      <style:text-properties officeooo:rsid="0314742c"/>
    </style:style>
    <style:style style:name="T765" style:family="text">
      <style:text-properties officeooo:rsid="031a4913"/>
    </style:style>
    <style:style style:name="T766" style:family="text">
      <style:text-properties style:font-name-asian="Calibri" style:font-name-complex="Calibri"/>
    </style:style>
    <style:style style:name="T767" style:family="text">
      <style:text-properties officeooo:rsid="01bc8684" style:font-name-asian="Calibri" style:font-name-complex="Calibri"/>
    </style:style>
    <style:style style:name="T768" style:family="text">
      <style:text-properties officeooo:rsid="01ef9db0"/>
    </style:style>
    <style:style style:name="T769" style:family="text">
      <style:text-properties fo:language="es" fo:country="ES" officeooo:rsid="035263b8" style:language-asian="es" style:country-asian="ES" style:language-complex="es" style:country-complex="ES"/>
    </style:style>
    <style:style style:name="T770" style:family="text">
      <style:text-properties fo:language="es" fo:country="ES" officeooo:rsid="035307ad" style:font-name-asian="Calibri" style:language-asian="es" style:country-asian="ES" style:font-name-complex="Calibri" style:language-complex="es" style:country-complex="ES"/>
    </style:style>
    <style:style style:name="T771" style:family="text">
      <style:text-properties fo:language="es" fo:country="ES" officeooo:rsid="027aef5d" style:font-name-asian="Arial" style:language-asian="es" style:country-asian="ES" style:font-name-complex="Arial" style:language-complex="es" style:country-complex="ES"/>
    </style:style>
    <style:style style:name="T772" style:family="text">
      <style:text-properties officeooo:rsid="0354cbe6"/>
    </style:style>
    <style:style style:name="T773" style:family="text">
      <style:text-properties officeooo:rsid="00c6e112"/>
    </style:style>
    <style:style style:name="T774" style:family="text">
      <style:text-properties officeooo:rsid="01f6b69f"/>
    </style:style>
    <style:style style:name="T775" style:family="text">
      <style:text-properties officeooo:rsid="02789db7"/>
    </style:style>
    <style:style style:name="T776" style:family="text">
      <style:text-properties officeooo:rsid="00cad719"/>
    </style:style>
    <style:style style:name="T777" style:family="text">
      <style:text-properties officeooo:rsid="037eb5b8"/>
    </style:style>
    <style:style style:name="T778" style:family="text">
      <style:text-properties officeooo:rsid="037f375e"/>
    </style:style>
    <style:style style:name="T779" style:family="text">
      <style:text-properties officeooo:rsid="03817271"/>
    </style:style>
    <style:style style:name="T780" style:family="text">
      <style:text-properties officeooo:rsid="03878561"/>
    </style:style>
    <style:style style:name="T781" style:family="text">
      <style:text-properties officeooo:rsid="0388441a"/>
    </style:style>
    <style:style style:name="T782" style:family="text">
      <style:text-properties officeooo:rsid="03937e32"/>
    </style:style>
    <style:style style:name="T783" style:family="text">
      <style:text-properties officeooo:rsid="03950d27"/>
    </style:style>
    <style:style style:name="T784" style:family="text">
      <style:text-properties officeooo:rsid="039647e2"/>
    </style:style>
    <style:style style:name="T785" style:family="text">
      <style:text-properties officeooo:rsid="03981fd5"/>
    </style:style>
    <style:style style:name="T786" style:family="text">
      <style:text-properties officeooo:rsid="039994c3"/>
    </style:style>
    <style:style style:name="fr1" style:family="graphic" style:parent-style-name="Graphics">
      <style:graphic-properties style:run-through="foreground" style:wrap="run-through" style:number-wrapped-paragraphs="no-limit" style:vertical-pos="from-top" style:horizontal-pos="from-left" style:horizontal-rel="char" fo:background-color="transparent" draw:fill="none" draw:fill-color="#ffffff" fo:padding="0cm" fo:border="0.85pt solid #000000" style:writing-mode="lr-tb" draw:textarea-vertical-align="top"/>
    </style:style>
    <style:style style:name="fr2" style:family="graphic" style:parent-style-name="Graphics">
      <style:graphic-properties style:wrap="none" style:vertical-pos="from-top" style:vertical-rel="paragraph" style:horizontal-pos="from-left" style:horizontal-rel="page" fo:background-color="transparent" draw:fill="none" draw:fill-color="#ffffff" draw:opacity="100%" fo:padding="0cm" fo:border="0.99pt solid #ffffff" style:writing-mode="lr-tb" draw:textarea-vertical-align="top"/>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718cm" fo:text-indent="-0.635cm" fo:margin-left="2.71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53cm" fo:text-indent="-0.635cm" fo:margin-left="3.35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88cm" fo:text-indent="-0.635cm" fo:margin-left="3.98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23cm" fo:text-indent="-0.635cm" fo:margin-left="4.62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58cm" fo:text-indent="-0.635cm" fo:margin-left="5.25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93cm" fo:text-indent="-0.635cm" fo:margin-left="5.89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28cm" fo:text-indent="-0.635cm" fo:margin-left="6.52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63cm" fo:text-indent="-0.635cm" fo:margin-left="7.16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98cm" fo:text-indent="-0.635cm" fo:margin-left="7.79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33cm" fo:text-indent="-0.635cm" fo:margin-left="8.43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4"/>
      <table:table table:name="Table28" table:style-name="Table28">
        <table:table-column table:style-name="Table28.A"/>
        <table:table-column table:style-name="Table28.B"/>
        <table:table-row table:style-name="Table28.1">
          <table:table-cell table:style-name="Table28.A1" office:value-type="string">
            <text:p text:style-name="P306"/>
            <text:p text:style-name="P332">Título del proyecto</text:p>
          </table:table-cell>
          <table:table-cell table:style-name="Table28.A1" office:value-type="string">
            <text:p text:style-name="P306"/>
            <text:p text:style-name="P337">PINF<text:span text:style-name="T79">bet.</text:span></text:p>
          </table:table-cell>
        </table:table-row>
        <table:table-row table:style-name="Table28.2">
          <table:table-cell table:style-name="Table28.A1" office:value-type="string">
            <text:p text:style-name="P333">Código del proyecto</text:p>
          </table:table-cell>
          <table:table-cell table:style-name="Table28.A1" office:value-type="string">
            <text:p text:style-name="P339">0<text:span text:style-name="T80">35.</text:span></text:p>
          </table:table-cell>
        </table:table-row>
        <table:table-row table:style-name="Table28.3">
          <table:table-cell table:style-name="Table28.A1" office:value-type="string">
            <text:p text:style-name="P285"/>
            <text:p text:style-name="P330"/>
            <text:p text:style-name="P340"><text:span text:style-name="Default_20_Paragraph_20_Font"><text:span text:style-name="T7">Organización para quien se redacta</text:span></text:span><text:span text:style-name="Default_20_Paragraph_20_Font"><text:span text:style-name="T9"> </text:span></text:span><text:span text:style-name="Default_20_Paragraph_20_Font"><text:span text:style-name="T7">el proyecto</text:span></text:span></text:p>
          </table:table-cell>
          <table:table-cell table:style-name="Table28.A1" office:value-type="string">
            <text:p text:style-name="P338"/>
            <text:p text:style-name="P337">Cliente para quien se redacta el proyecto:</text:p>
            <text:p text:style-name="P338"/>
            <text:p text:style-name="P451"><text:span text:style-name="T320"><text:s/></text:span>Rioja del Río, Carlos.</text:p>
          </table:table-cell>
        </table:table-row>
        <table:table-row table:style-name="Table28.4">
          <table:table-cell table:style-name="Table28.A1" office:value-type="string">
            <text:p text:style-name="P285"/>
            <text:p text:style-name="P327"/>
            <text:p text:style-name="P332">Suministrador</text:p>
          </table:table-cell>
          <table:table-cell table:style-name="Table28.A1" office:value-type="string">
            <text:p text:style-name="P342"/>
            <text:p text:style-name="P344"><text:span text:style-name="Default_20_Paragraph_20_Font"><text:span text:style-name="T12"><text:s/></text:span></text:span><text:span text:style-name="Default_20_Paragraph_20_Font"><text:span text:style-name="T11">Persona jurídica que ha recibido el encargo de la realización del</text:span></text:span><text:span text:style-name="Default_20_Paragraph_20_Font"><text:span text:style-name="T16"> </text:span></text:span><text:span text:style-name="Default_20_Paragraph_20_Font"><text:span text:style-name="T11">proyecto:</text:span></text:span></text:p>
            <text:p text:style-name="P344"><text:span text:style-name="Default_20_Paragraph_20_Font"><text:span text:style-name="T11"/></text:span></text:p>
            <text:p text:style-name="P344"><text:span text:style-name="Default_20_Paragraph_20_Font"><text:span text:style-name="T12"><text:s/></text:span></text:span><text:span text:style-name="Default_20_Paragraph_20_Font"><text:span text:style-name="T11">Rodríguez Raposo, Daniel.</text:span></text:span></text:p>
          </table:table-cell>
        </table:table-row>
        <table:table-row table:style-name="Table28.5">
          <table:table-cell table:style-name="Table28.A1" office:value-type="string">
            <text:p text:style-name="P285"/>
            <text:p text:style-name="P327"/>
            <text:p text:style-name="P332">Autor (es)</text:p>
          </table:table-cell>
          <table:table-cell table:style-name="Table28.A1" office:value-type="string">
            <text:p text:style-name="P282"><text:s/></text:p>
            <text:p text:style-name="P284"><text:span text:style-name="T320"><text:s/></text:span>Rosso Giner, Rafael (<text:span text:style-name="T78">Director </text:span>del Proyecto).</text:p>
            <text:p text:style-name="P283"/>
            <text:p text:style-name="P283"><text:span text:style-name="T320"><text:s/></text:span>Crespo Álvarez, Abdón<text:span text:style-name="T78">.</text:span></text:p>
            <text:p text:style-name="P283"/>
            <text:p text:style-name="P283"><text:span text:style-name="T320"><text:s/></text:span>Riqué Bermúdez, Borja Manuel<text:span text:style-name="T78">.</text:span></text:p>
            <text:p text:style-name="P283"/>
            <text:p text:style-name="P343"><text:span text:style-name="Default_20_Paragraph_20_Font"><text:span text:style-name="T41"><text:s/></text:span></text:span><text:span text:style-name="Default_20_Paragraph_20_Font"><text:span text:style-name="T10">Rodríguez Raposo, Daniel.</text:span></text:span></text:p>
            <text:p text:style-name="P343"><text:span text:style-name="Default_20_Paragraph_20_Font"><text:span text:style-name="T10"/></text:span></text:p>
          </table:table-cell>
        </table:table-row>
        <table:table-row table:style-name="Table28.1">
          <table:table-cell table:style-name="Table28.A1" office:value-type="string">
            <text:p text:style-name="P306"/>
            <text:p text:style-name="P332">Resumen</text:p>
          </table:table-cell>
          <table:table-cell table:style-name="Table28.A1" office:value-type="string">
            <text:p text:style-name="P298"><text:s/></text:p>
            <text:p text:style-name="P300"><text:span text:style-name="T701"><text:s/></text:span>Aquí se encuentra toda la documentación general relativa al proyecto integrado de<text:span text:style-name="T700"> <text:s text:c="2"/></text:span></text:p>
            <text:p text:style-name="P299"><text:s/>la asignatura de Proyectos informáticos del grado en ingeniería informática de la</text:p>
            <text:p text:style-name="P299"><text:span text:style-name="T700"><text:s/></text:span>ESI del grupo 035. El proyecto PINFbet es un sistema de apuestas académicas.</text:p>
            <text:p text:style-name="P299"/>
          </table:table-cell>
        </table:table-row>
        <table:table-row table:style-name="Table28.7">
          <table:table-cell table:style-name="Table28.A1" office:value-type="string">
            <text:p text:style-name="P350"/>
            <text:p text:style-name="P483"><text:span text:style-name="Default_20_Paragraph_20_Font"><text:span text:style-name="T7">Duración estimada en </text:span></text:span><text:span text:style-name="Default_20_Paragraph_20_Font"><text:span text:style-name="T8">días</text:span></text:span><text:span text:style-name="Default_20_Paragraph_20_Font"><text:span text:style-name="T7">:</text:span></text:span><text:span text:style-name="Default_20_Paragraph_20_Font"><text:span text:style-name="T13"> 81</text:span></text:span><text:span text:style-name="Default_20_Paragraph_20_Font"><text:span text:style-name="T14"> (2 meses y 21 días trabajando </text:span></text:span><text:span text:style-name="Default_20_Paragraph_20_Font"><text:span text:style-name="T45">en</text:span></text:span><text:span text:style-name="Default_20_Paragraph_20_Font"><text:span text:style-name="T14"> años comerciales)</text:span></text:span></text:p>
            <text:p text:style-name="P483"><text:span text:style-name="Default_20_Paragraph_20_Font"><text:span text:style-name="T14"/></text:span></text:p>
          </table:table-cell>
          <table:table-cell table:style-name="Table28.A1" office:value-type="string">
            <text:p text:style-name="P485"><text:span text:style-name="Default_20_Paragraph_20_Font"><text:span text:style-name="T43"><text:s/></text:span></text:span></text:p>
            <text:p text:style-name="P485"><text:span text:style-name="Default_20_Paragraph_20_Font"><text:span text:style-name="T43"><text:s text:c="2"/></text:span></text:span><text:span text:style-name="Default_20_Paragraph_20_Font"><text:span text:style-name="T15">F</text:span></text:span><text:span text:style-name="Default_20_Paragraph_20_Font"><text:span text:style-name="T11">echa</text:span></text:span><text:span text:style-name="Default_20_Paragraph_20_Font"><text:span text:style-name="T17"> </text:span></text:span><text:span text:style-name="Default_20_Paragraph_20_Font"><text:span text:style-name="T11">de</text:span></text:span><text:span text:style-name="Default_20_Paragraph_20_Font"><text:span text:style-name="T18"> </text:span></text:span><text:span text:style-name="Default_20_Paragraph_20_Font"><text:span text:style-name="T11">inicio:18/10/2020.<text:tab/></text:span></text:span></text:p>
            <text:p text:style-name="P484"><text:span text:style-name="T699"><text:s text:c="2"/></text:span>Fecha de finalización: <text:span text:style-name="T783">12</text:span>/01/2020.</text:p>
          </table:table-cell>
        </table:table-row>
        <table:table-row table:style-name="Table28.8">
          <table:table-cell table:style-name="Table28.A1" office:value-type="string">
            <text:p text:style-name="P285"/>
            <text:p text:style-name="P331">Presupuesto y moneda</text:p>
          </table:table-cell>
          <table:table-cell table:style-name="Table28.A1" office:value-type="string">
            <text:p text:style-name="P334"/>
            <text:p text:style-name="P335">Importe total del proyecto<text:span text:style-name="T325">: </text:span><text:span text:style-name="Absatz-Standardschriftart"><text:span text:style-name="T275">1</text:span></text:span><text:span text:style-name="Absatz-Standardschriftart"><text:span text:style-name="T276">1</text:span></text:span><text:span text:style-name="Absatz-Standardschriftart"><text:span text:style-name="T275">.9</text:span></text:span><text:span text:style-name="Absatz-Standardschriftart"><text:span text:style-name="T276">23</text:span></text:span><text:span text:style-name="Absatz-Standardschriftart"><text:span text:style-name="T275">,00</text:span></text:span><text:span text:style-name="Absatz-Standardschriftart"><text:span text:style-name="T284"> </text:span></text:span><text:span text:style-name="Absatz-Standardschriftart"><text:span text:style-name="T303">€.</text:span></text:span></text:p>
            <text:p text:style-name="P336"/>
            <text:p text:style-name="P281"/>
          </table:table-cell>
        </table:table-row>
      </table:table>
      <text:p text:style-name="P515"/>
      <text:h text:style-name="P519" text:outline-level="2"><text:span text:style-name="Default_20_Paragraph_20_Font"><text:span text:style-name="T10">ELABORADO POR</text:span></text:span><text:span text:style-name="Default_20_Paragraph_20_Font"><text:span text:style-name="T50">:</text:span></text:span></text:h>
      <table:table table:name="Table29" table:style-name="Table29">
        <table:table-column table:style-name="Table29.A"/>
        <table:table-column table:style-name="Table29.B"/>
        <table:table-row table:style-name="Table29.1">
          <table:table-cell table:style-name="Table29.A1" office:value-type="string">
            <text:p text:style-name="P356"/>
            <text:p text:style-name="P354">Nombre</text:p>
          </table:table-cell>
          <table:table-cell table:style-name="Table29.A1" office:value-type="string">
            <text:p text:style-name="P341"><text:span text:style-name="Default_20_Paragraph_20_Font"><text:span text:style-name="T44"><text:s/></text:span></text:span><text:span text:style-name="Default_20_Paragraph_20_Font"><text:span text:style-name="T10">Rodríguez Raposo, Daniel.</text:span></text:span></text:p>
          </table:table-cell>
        </table:table-row>
        <table:table-row table:style-name="Table29.2">
          <table:table-cell table:style-name="Table29.A1" office:value-type="string">
            <text:p text:style-name="P307"/>
            <text:p text:style-name="P355">Fecha</text:p>
          </table:table-cell>
          <table:table-cell table:style-name="Table29.A1" office:value-type="string">
            <text:p text:style-name="P292"><text:span text:style-name="T702"><text:s/></text:span>25/11/2020.</text:p>
          </table:table-cell>
        </table:table-row>
      </table:table>
      <text:p text:style-name="P316"/>
      <text:p text:style-name="P316"/>
      <text:p text:style-name="P351"><text:span text:style-name="Default_20_Paragraph_20_Font"><text:span text:style-name="T19">REVISADO POR</text:span></text:span><text:span text:style-name="Default_20_Paragraph_20_Font"><text:span text:style-name="T51">:</text:span></text:span></text:p>
      <table:table table:name="Table30" table:style-name="Table30">
        <table:table-column table:style-name="Table30.A"/>
        <table:table-column table:style-name="Table30.B"/>
        <table:table-row table:style-name="Table30.1">
          <table:table-cell table:style-name="Table30.A1" office:value-type="string">
            <text:p text:style-name="P328"/>
            <text:p text:style-name="P355">Nombre</text:p>
          </table:table-cell>
          <table:table-cell table:style-name="Table30.A1" office:value-type="string">
            <text:p text:style-name="P290"><text:s/>Crespo Álvarez, Abdón.</text:p>
          </table:table-cell>
        </table:table-row>
        <table:table-row table:style-name="Table30.2">
          <table:table-cell table:style-name="Table30.A1" office:value-type="string">
            <text:p text:style-name="P307"/>
            <text:p text:style-name="P355">Fecha</text:p>
          </table:table-cell>
          <table:table-cell table:style-name="Table30.A1" office:value-type="string">
            <text:p text:style-name="P292"><text:span text:style-name="T702"><text:s/></text:span>14/12/2020.</text:p>
          </table:table-cell>
        </table:table-row>
      </table:table>
      <text:p text:style-name="P316"/>
      <text:p text:style-name="P316"/>
      <text:p text:style-name="P351"><text:span text:style-name="Default_20_Paragraph_20_Font"><text:span text:style-name="T19">APROBADO POR</text:span></text:span><text:span text:style-name="Default_20_Paragraph_20_Font"><text:span text:style-name="T51">:</text:span></text:span></text:p>
      <table:table table:name="Table31" table:style-name="Table31">
        <table:table-column table:style-name="Table31.A"/>
        <table:table-column table:style-name="Table31.B"/>
        <table:table-row table:style-name="Table31.1">
          <table:table-cell table:style-name="Table31.A1" office:value-type="string">
            <text:p text:style-name="P328"/>
            <text:p text:style-name="P355">Nombre</text:p>
          </table:table-cell>
          <table:table-cell table:style-name="Table31.A1" office:value-type="string">
            <text:p text:style-name="P291"><text:span text:style-name="T702"><text:s/></text:span>Rosso Giner, Rafael.</text:p>
          </table:table-cell>
        </table:table-row>
        <table:table-row table:style-name="Table31.2">
          <table:table-cell table:style-name="Table31.A1" office:value-type="string">
            <text:p text:style-name="P307"/>
            <text:p text:style-name="P355">Fecha</text:p>
          </table:table-cell>
          <table:table-cell table:style-name="Table31.A1" office:value-type="string">
            <text:p text:style-name="P295"><text:span text:style-name="T702"><text:s/></text:span><text:span text:style-name="T785">12</text:span>/01/2020.</text:p>
          </table:table-cell>
        </table:table-row>
      </table:table>
      <text:p text:style-name="P516"/>
      <text:p text:style-name="P353">FICHA DEL DOCUMENTO</text:p>
      <text:p text:style-name="P360"/>
      <table:table table:name="Table32" table:style-name="Table32">
        <table:table-column table:style-name="Table32.A"/>
        <table:table-column table:style-name="Table32.B"/>
        <table:table-row table:style-name="Table32.1">
          <table:table-cell table:style-name="Table32.A1" office:value-type="string">
            <text:p text:style-name="P357"/>
            <text:p text:style-name="P361">AUTOR:</text:p>
          </table:table-cell>
          <table:table-cell table:style-name="Table32.A1" office:value-type="string">
            <text:p text:style-name="P341"><text:span text:style-name="Default_20_Paragraph_20_Font"><text:span text:style-name="T10"/></text:span></text:p>
            <text:p text:style-name="P341"><text:span text:style-name="Default_20_Paragraph_20_Font"><text:span text:style-name="T42"><text:s/></text:span></text:span><text:span text:style-name="Default_20_Paragraph_20_Font"><text:span text:style-name="T10">Rodríguez Raposo, Daniel.</text:span></text:span></text:p>
          </table:table-cell>
        </table:table-row>
        <table:table-row table:style-name="Table32.2">
          <table:table-cell table:style-name="Table32.A1" office:value-type="string">
            <text:p text:style-name="P357"/>
            <text:p text:style-name="P361">RESPONSABLE:</text:p>
          </table:table-cell>
          <table:table-cell table:style-name="Table32.A1" office:value-type="string">
            <text:p text:style-name="P341"><text:span text:style-name="Default_20_Paragraph_20_Font"><text:span text:style-name="T10"/></text:span></text:p>
            <text:p text:style-name="P341"><text:span text:style-name="Default_20_Paragraph_20_Font"><text:span text:style-name="T42"><text:s/></text:span></text:span><text:span text:style-name="Default_20_Paragraph_20_Font"><text:span text:style-name="T10">Rodríguez Raposo, Daniel.</text:span></text:span></text:p>
          </table:table-cell>
        </table:table-row>
        <table:table-row table:style-name="Table32.2">
          <table:table-cell table:style-name="Table32.A1" office:value-type="string">
            <text:p text:style-name="P357"/>
            <text:p text:style-name="P361">PROYECTO:</text:p>
          </table:table-cell>
          <table:table-cell table:style-name="Table32.A1" office:value-type="string">
            <text:p text:style-name="P357"/>
            <text:p text:style-name="P450"><text:s/><text:span text:style-name="T321">PINF</text:span><text:span text:style-name="T322">bet.</text:span></text:p>
          </table:table-cell>
        </table:table-row>
        <table:table-row table:style-name="Table32.1">
          <table:table-cell table:style-name="Table32.A1" office:value-type="string">
            <text:p text:style-name="P357"/>
            <text:p text:style-name="P361">LUGAR DE REALIZACIÓN:</text:p>
          </table:table-cell>
          <table:table-cell table:style-name="Table32.A1" office:value-type="string">
            <text:p text:style-name="P296"><text:s/></text:p>
            <text:p text:style-name="P296"><text:s/>Domicilio personal (debido a la situación sanitaria de la COVID-19).</text:p>
          </table:table-cell>
        </table:table-row>
        <table:table-row table:style-name="Table32.5">
          <table:table-cell table:style-name="Table32.A1" office:value-type="string">
            <text:p text:style-name="P358"/>
            <text:p text:style-name="P361">NOMBRE DEL DOCUMENTO:</text:p>
          </table:table-cell>
          <table:table-cell table:style-name="Table32.A1" office:value-type="string">
            <text:p text:style-name="P287"/>
            <text:p text:style-name="P297"><text:s/>Documentación del proyecto PINFbet.</text:p>
          </table:table-cell>
        </table:table-row>
        <table:table-row table:style-name="Table32.6">
          <table:table-cell table:style-name="Table32.A1" office:value-type="string">
            <text:p text:style-name="P357"/>
            <text:p text:style-name="P361">CÓDIGO<text:span text:style-name="T323"> DEL PROYECTO</text:span>:</text:p>
          </table:table-cell>
          <table:table-cell table:style-name="Table32.A1" office:value-type="string">
            <text:p text:style-name="P288"/>
            <text:p text:style-name="P293"><text:span text:style-name="T324"><text:s/></text:span>035.</text:p>
          </table:table-cell>
        </table:table-row>
        <table:table-row table:style-name="Table32.2">
          <table:table-cell table:style-name="Table32.A1" office:value-type="string">
            <text:p text:style-name="P329"/>
            <text:p text:style-name="P361">APROBACIÓN:</text:p>
          </table:table-cell>
          <table:table-cell table:style-name="Table32.A1" office:value-type="string">
            <text:p text:style-name="P289"/>
            <text:p text:style-name="P294">Aprobado.</text:p>
          </table:table-cell>
        </table:table-row>
      </table:table>
      <text:p text:style-name="P316"/>
      <text:p text:style-name="P326"/>
      <text:p text:style-name="P352">CONTROL DE VERSIONES</text:p>
      <text:p text:style-name="P308"/>
      <table:table table:name="Table33" table:style-name="Table33">
        <table:table-column table:style-name="Table33.A"/>
        <table:table-column table:style-name="Table33.B"/>
        <table:table-row table:style-name="Table33.1">
          <table:table-cell table:style-name="Table33.A1" office:value-type="string">
            <text:p text:style-name="P365">Versión.</text:p>
          </table:table-cell>
          <table:table-cell table:style-name="Table33.A1" office:value-type="string">
            <text:p text:style-name="P366">Descripción del cambio.</text:p>
          </table:table-cell>
        </table:table-row>
        <table:table-row table:style-name="Table33.2">
          <table:table-cell table:style-name="Table33.A1" office:value-type="string">
            <text:p text:style-name="P367">V1.0</text:p>
          </table:table-cell>
          <table:table-cell table:style-name="Table33.A1" office:value-type="string">
            <text:p text:style-name="P362">Versión inicial de la plantilla.</text:p>
          </table:table-cell>
        </table:table-row>
        <table:table-row table:style-name="Table33.1">
          <table:table-cell table:style-name="Table33.A1" office:value-type="string">
            <text:p text:style-name="P368">V1.5</text:p>
          </table:table-cell>
          <table:table-cell table:style-name="Table33.A1" office:value-type="string">
            <text:p text:style-name="P363">Revisión de los índices<text:span text:style-name="T81">, </text:span>del formato general del documento<text:span text:style-name="T81"> y de los contenidos del mismo.</text:span></text:p>
          </table:table-cell>
        </table:table-row>
        <table:table-row table:style-name="Table33.1">
          <table:table-cell table:style-name="Table33.A1" office:value-type="string">
            <text:p text:style-name="P369">V1.<text:span text:style-name="T698">7</text:span></text:p>
          </table:table-cell>
          <table:table-cell table:style-name="Table33.A1" office:value-type="string">
            <text:p text:style-name="P364">Revisión <text:span text:style-name="T698">y cambios menores correctores.</text:span></text:p>
          </table:table-cell>
        </table:table-row>
        <table:table-row table:style-name="Table33.1">
          <table:table-cell table:style-name="Table33.A5" office:value-type="string">
            <text:p text:style-name="P635">V1.8</text:p>
          </table:table-cell>
          <table:table-cell table:style-name="Table33.A5" office:value-type="string">
            <text:p text:style-name="P636">Cambios menores correctores y <text:span text:style-name="T786">correción sobre el formato del texto.</text:span></text:p>
          </table:table-cell>
        </table:table-row>
      </table:table>
      <text:p text:style-name="P315"/>
      <text:p text:style-name="P379"><draw:frame draw:style-name="fr2" draw:name="Text Box 141" text:anchor-type="paragraph" svg:x="20.168cm" svg:y="1.651cm" svg:width="0.125cm" style:rel-width="scale" svg:height="0.536cm" style:rel-height="scale" draw:z-index="44"><draw:text-box><text:p text:style-name="P370"/></draw:text-box></draw:frame></text:p>
      <text:p text:style-name="P379"/>
      <text:p text:style-name="P614"><text:span text:style-name="T194">Indice</text:span><text:span text:style-name="T193">.</text:span></text:p>
      <text:list xml:id="list3815233851" text:style-name="L1">
        <text:list-item>
          <text:p text:style-name="P615">Introducción.</text:p>
        </text:list-item>
        <text:list-item>
          <text:p text:style-name="P616">Objeto del proyecto.</text:p>
        </text:list-item>
        <text:list-item>
          <text:p text:style-name="P618">Explicaci<text:span text:style-name="T424">ó</text:span>n <text:span text:style-name="T423">del</text:span> documento.</text:p>
        </text:list-item>
        <text:list-item>
          <text:p text:style-name="P617">Descripción de la situación actual<text:span text:style-name="T422">, estudio de alternativas y viabilidad</text:span>.</text:p>
        </text:list-item>
        <text:list-item>
          <text:p text:style-name="P619">Descripción de la solución propue<text:span text:style-name="T421">s</text:span>ta.</text:p>
        </text:list-item>
        <text:list-item>
          <text:p text:style-name="P615">Normas y referencias.</text:p>
        </text:list-item>
        <text:list-item>
          <text:p text:style-name="P620"><text:span text:style-name="T425">Planificación</text:span>.</text:p>
        </text:list-item>
        <text:list-item>
          <text:p text:style-name="P621">Análisis de riesgos.</text:p>
        </text:list-item>
        <text:list-item>
          <text:p text:style-name="P628"><text:span text:style-name="T215">Requisitos iniciales</text:span><text:span text:style-name="T216">.</text:span></text:p>
        </text:list-item>
        <text:list-item>
          <text:p text:style-name="P622">Especificaciones del sistema.</text:p>
        </text:list-item>
        <text:list-item>
          <text:p text:style-name="P623">Diseño.</text:p>
        </text:list-item>
        <text:list-item>
          <text:p text:style-name="P624">Implementación.</text:p>
        </text:list-item>
        <text:list-item>
          <text:p text:style-name="P624">Pruebas.</text:p>
        </text:list-item>
        <text:list-item>
          <text:p text:style-name="P625">Presupuesto.</text:p>
        </text:list-item>
        <text:list-item>
          <text:p text:style-name="P615">Anexos.</text:p>
        </text:list-item>
      </text:list>
      <text:p text:style-name="P379"/>
      <text:p text:style-name="P383"><text:span text:style-name="T201">1</text:span><text:span text:style-name="T197">. </text:span><text:span text:style-name="T201">Introducción</text:span><text:span text:style-name="T198">.</text:span></text:p>
      <text:p text:style-name="P372"/>
      <text:p text:style-name="P12">Este documento contiene toda la documentación e información sobre el proyecto</text:p>
      <text:p text:style-name="P12">PINFBET de PROPINF. <text:span text:style-name="T412">El objetivo de PINFBET es establecerse como un servicio de apuestas sobre las calificaciones académicas del alumnado del grado en ingeniería</text:span></text:p>
      <text:p text:style-name="P527">informática de la ESI.</text:p>
      <text:p text:style-name="P11"/>
      <text:p text:style-name="P5">En este documento podrá encontrar todo lo relacionado con dicho proyecto: objeto del mismo, descripción del estado actual, términos de condiciones de uso y política de</text:p>
      <text:p text:style-name="P5">privacidad y protección de datos de la aplicación... </text:p>
      <text:p text:style-name="P4"/>
      <text:p text:style-name="P5">También puede encontrar referencias a todos los métodos, herramientas, modelos,</text:p>
      <text:p text:style-name="P255"><text:span text:style-name="T86">métricas y prototipos usados durante el desarrollo del proyecto PINFBET</text:span><text:span text:style-name="T87">, los requisitos </text:span></text:p>
      <text:p text:style-name="P529">iniciales del mismo, el estudio realizado de alternativas y viabilidad, descripción de la </text:p>
      <text:p text:style-name="P529">solución propuesta, análisis de riesgos para el proyecto, organización y gestión de éste, especificaciones del sistema (que incluye la especificación de requisitos funcionales y no funcionales), el presupuesto del proyecto, casos de uso... Es decir, todo lo necesario para documentarse sobre el proyecto en cuestión.</text:p>
      <text:p text:style-name="P254"><text:soft-page-break/><text:span text:style-name="T201">2</text:span><text:span text:style-name="T197">. </text:span><text:span text:style-name="T201">Objeto del proyecto</text:span><text:span text:style-name="T198">.</text:span></text:p>
      <text:p text:style-name="P317"/>
      <text:p text:style-name="P99"><text:span text:style-name="T325">El objetivo de éste proyecto PINF</text:span><text:span text:style-name="T326">bet</text:span><text:span text:style-name="T325"> consiste en crear un servicio de apuestas </text:span></text:p>
      <text:p text:style-name="P99"><text:span text:style-name="T325">académicas en el grado de ingeniería informática de la ESI</text:span><text:span text:style-name="T326">.</text:span></text:p>
      <text:p text:style-name="P102"/>
      <text:p text:style-name="P80"><text:span text:style-name="T325">La motivación que ha impulsado a PROPINF a llevar a cabo la realización de este proyecto es el descubrimiento de este mercado de apuestas en el ámbito universitario en el cual se ve una oportunidad de asentarse en él como principal referencia de sistema de apuestas del tipo académico </text:span><text:span text:style-name="T327">en el grado de ingeniería informática de la Escuela superior de ingenieria de la UCA.</text:span></text:p>
      <text:p text:style-name="P103"/>
      <text:p text:style-name="P81"><text:span text:style-name="T327">E</text:span><text:span text:style-name="T325">ste objetivo se desglosa en los siguientes subobjetivos:</text:span></text:p>
      <text:p text:style-name="P104"/>
      <text:p text:style-name="P81"><text:span text:style-name="T325"><text:tab/></text:span>SO_1.<text:span text:style-name="T325"> Crear una base de datos donde alojar la información relacionada con las <text:tab/>cuentas de PINFbet de los usuarios.</text:span></text:p>
      <text:p text:style-name="P104"/>
      <text:p text:style-name="P81"><text:span text:style-name="T325"><text:tab/></text:span><text:span text:style-name="T713">SO_2.</text:span><text:span text:style-name="T368"> Crear un servidor que maneje todas las peticiones al sistema de PINFbet <text:tab/>por parte de los usuarios y realice las operaciones necesarias en la base de datos.</text:span></text:p>
      <text:p text:style-name="P104"/>
      <text:p text:style-name="P83"><text:span text:style-name="T325"><text:tab/></text:span>SO_<text:span text:style-name="T713">3</text:span>.<text:span text:style-name="T325"> Crear un documento </text:span><text:span text:style-name="T360">legal </text:span><text:span text:style-name="T325">que trate los temas de responsabilidad, condi<text:tab/>ciones y </text:span><text:span text:style-name="T360">t</text:span><text:span text:style-name="T325">érminos de uso por parte del usuario, los de políticas de privacidad y </text:span></text:p>
      <text:p text:style-name="P83"><text:span text:style-name="T325"><text:tab/></text:span><text:span text:style-name="T360">pro</text:span><text:span text:style-name="T325">tección de los datos y los de responsabilidad del usuario por daños y perjuicios.</text:span></text:p>
      <text:p text:style-name="P105"/>
      <text:p text:style-name="P84"><text:span text:style-name="T325"><text:tab/></text:span>SO_<text:span text:style-name="T713">4</text:span>.<text:span text:style-name="T325"> </text:span><text:span text:style-name="T361">Crear un sistema de </text:span><text:span text:style-name="T374">usuarios con</text:span><text:span text:style-name="T361"> registro y de inicio de sesión en el que se <text:tab/>vele por la seguridad de las cuentas de los usuarios. </text:span><text:span text:style-name="T366">Este sistema será el <text:tab/><text:tab/>respons</text:span><text:span text:style-name="T371">a</text:span><text:span text:style-name="T366">ble de otorgar PINFcoins a los usuarios en base a sus expedientes <text:tab/>académicos </text:span><text:span text:style-name="T372">y de solicitar a los usuarios la información relacionada con su</text:span><text:span text:style-name="T373">s</text:span><text:span text:style-name="T372"> <text:tab/>expediente</text:span><text:span text:style-name="T373">s </text:span><text:span text:style-name="T375">cuando sea necesario</text:span><text:span text:style-name="T366">. </text:span><text:span text:style-name="T376">También deberá velar porque el usuario acepte <text:tab/>el contrato necesario para </text:span><text:span text:style-name="T377">registrarse y </text:span><text:span text:style-name="T376">usar PINFbet.</text:span></text:p>
      <text:p text:style-name="P106"/>
      <text:p text:style-name="P85"><text:tab/>SO_<text:span text:style-name="T713">5</text:span>.<text:span text:style-name="T325"> </text:span><text:span text:style-name="T362">Crear un sistema para crear, comprobar y borrar apuestas de un usuario <text:tab/>sobre sus próximas notas o las de un amigo. </text:span><text:span text:style-name="T366">Este sistema será el respons</text:span><text:span text:style-name="T371">a</text:span><text:span text:style-name="T366">ble de <text:tab/>otorgar o no PINFcoins a los usuarios en base a los resultados de las apuestas que <text:tab/>han realizado.</text:span></text:p>
      <text:p text:style-name="P107"/>
      <text:p text:style-name="P107"/>
      <text:p text:style-name="P86"><text:soft-page-break/><text:span text:style-name="T362"><text:tab/></text:span>SO_<text:span text:style-name="T713">6</text:span>.<text:span text:style-name="T325"> </text:span><text:span text:style-name="T363">Crear un sistema social, con capacidad para que los usuarios puedan <text:tab/>añadirse como amigos y puedan hablar entre ellos mediante un chat asíncrono.</text:span></text:p>
      <text:p text:style-name="P108"/>
      <text:p text:style-name="P82"><text:span text:style-name="T363"><text:tab/></text:span>SO_<text:span text:style-name="T713">7</text:span>.<text:span text:style-name="T325"> </text:span><text:span text:style-name="T364">Crear un sistema de ranking de tal forma que un usuario pueda compararse <text:tab/>con </text:span><text:span text:style-name="T365">otros con respecto al número de PINFcoins que poseen</text:span><text:span text:style-name="T364">.</text:span></text:p>
      <text:p text:style-name="P109"/>
      <text:p text:style-name="P87"><text:span text:style-name="T364"><text:tab/></text:span>SO_<text:span text:style-name="T713">8</text:span>.<text:span text:style-name="T325"> </text:span><text:span text:style-name="T367">Crear una aplicación que actuará como cliente del servidor de PINFbet que <text:tab/>integrará menús con los cuales el usuario interactuará con el sistema. </text:span><text:span text:style-name="T369">Esta <text:tab/>aplicación se destinará a móviles Android e iOS.</text:span></text:p>
      <text:p text:style-name="P110"/>
      <text:p text:style-name="P87"><text:span text:style-name="T367"><text:tab/></text:span><text:span text:style-name="T714">SO_9.</text:span><text:span text:style-name="T369"> Crear un sistema de comunicación entre la aplicación </text:span><text:span text:style-name="T370">móvil y el servidor de <text:tab/>PINFbet.</text:span></text:p>
      <text:p text:style-name="P109"/>
      <text:p text:style-name="P249">3. Explicación del documento.</text:p>
      <text:p text:style-name="P153"/>
      <text:p text:style-name="P153">El documento se descompone en las siguientes partes:</text:p>
      <text:p text:style-name="P153"/>
      <text:list xml:id="list858082100" text:style-name="L2">
        <text:list-item>
          <text:p text:style-name="P530"><text:span text:style-name="T71">Introducción y objeto del proyecto.</text:span><text:line-break/><text:span text:style-name="T780">2 páginas </text:span><text:span text:style-name="T781">aproximadamente</text:span><text:span text:style-name="T720"> debido a que se debe explicar de forma sencilla y precisa en qué consiste este documento y el objeto del proyecto documentado en </text:span><text:span text:style-name="T721">éste</text:span><text:span text:style-name="T720">.</text:span></text:p>
        </text:list-item>
        <text:list-item>
          <text:p text:style-name="P569">Explicación del documento.</text:p>
          <text:p text:style-name="P569"><text:span text:style-name="T325">Es este apartado que está leyendo.<text:line-break/>2 páginas </text:span><text:span text:style-name="T409">y media aproximadamente </text:span><text:span text:style-name="T325">debido a que se explica en qué partes está dividida la documentación, cuántas páginas ocupa cada una y por qué.</text:span></text:p>
        </text:list-item>
        <text:list-item>
          <text:p text:style-name="P531"><text:span text:style-name="T71">Descripción de la situación actual, estudio de alternativas y de viabilidad y descripción de la solución propuesta.</text:span><text:line-break/>2 páginas debido a que <text:span text:style-name="T722">se explica un poco el estado actual del mercado de las apuestas académicas, a que se estudiaron varios conjuntos alternativos de</text:span></text:p>
          <text:p text:style-name="P531"><text:span text:style-name="T722">herramientas y se tiene que justificar las decisiones tomadas respecto a las que se han usado al final. Esto es lo que más ocupa, dado que el estudio de viabilidad no se puede hacer debido a las razones explicadas en el punto 4.3 del documento y que la descripción de la solución propuesta debe </text:span><text:span text:style-name="T723">ser breve</text:span><text:span text:style-name="T722"> y clara.</text:span></text:p>
        </text:list-item>
      </text:list>
      <text:p text:style-name="P154"/>
      <text:p text:style-name="P154"/>
      <text:p text:style-name="P154"/>
      <text:p text:style-name="P154"><text:soft-page-break/></text:p>
      <text:list xml:id="list203418086028056" text:continue-numbering="true" text:style-name="L2">
        <text:list-item>
          <text:p text:style-name="P570">Normas y referencias.<text:span text:style-name="T325"><text:line-break/></text:span><text:span text:style-name="T378">3 páginas y media. </text:span><text:span text:style-name="T379">La parte que más ocupa es la referente a normas y a todos los asuntos legales con respecto al proyecto, </text:span><text:span text:style-name="T380">dado que se incluyen los términos y condiciones de uso de PINFbet, </text:span><text:span text:style-name="T381">la política de privacidad y protección de datos y el contrato de responsabilidad del usuario por daños y perjuicios. La otra parte ocupa menos dado que son referencias de herramientas, métodos, modelos, métricas y prototipos usados para el proyecto con una breve descripción acompañada por un enlace web de referencia.</text:span></text:p>
        </text:list-item>
        <text:list-item>
          <text:p text:style-name="P571">Planificación.<text:span text:style-name="T325"><text:line-break/></text:span><text:span text:style-name="T382">6 páginas aproximadamente </text:span><text:span text:style-name="T383">debido a que se tratan los temas de la composición y organización del equipo, </text:span><text:span text:style-name="T384">secciones del proyecto y división del trabajo, directrices sobre la organización y gestión del proyecto y los recursos de los que dispone el equipo. De entre todos estos, la parte que más ocupa es la de las directrices, dado que la intención era abarcar una amplia variedad de situaciones que puedan ocurrir durante el desarrollo del proyecto para tenerlas reguladas y así todo el equipo sepa qué es lo que hay que hacer, con el fin de minimizar el tiempo perdido causado por las dudas y porque no se sepa lo que hay que hacer dada una situación </text:span></text:p>
          <text:p text:style-name="P571"><text:span text:style-name="T384">determinada. </text:span><text:span text:style-name="T385">El resto de los temas tratados se explican de forma breve y precisa y ocupan más o menos lo mismo.</text:span></text:p>
        </text:list-item>
        <text:list-item>
          <text:p text:style-name="P572"><text:span text:style-name="T726">A</text:span>nálisis de riesgos.<text:span text:style-name="T325"><text:line-break/>1 página aproximadamente </text:span><text:span text:style-name="T386">debido a que </text:span><text:span text:style-name="T387">los riesgos y las actividades a ejecutar para responder a éstos (junto con los recursos necesarios) cuando se materialicen se reunén y explican de forma breve y concisa en tablas.</text:span></text:p>
        </text:list-item>
        <text:list-item>
          <text:p text:style-name="P573">Requisitos iniciales y especificaciones del sistema.</text:p>
          <text:p text:style-name="P574"><text:span text:style-name="T325">1</text:span><text:span text:style-name="T410">5</text:span><text:span text:style-name="T325"> pág</text:span><text:span text:style-name="T388">in</text:span><text:span text:style-name="T325">as aproximadamente. Se compone de tres partes: los requisitos recogidos al incio del proyecto y luego los requisitos funcionales y no funcionales ya detallados y recogidos plenamente.<text:line-break/></text:span><text:span text:style-name="T389">La parte que más ocupa es la de los requisitos funcionales, dado que se usan</text:span></text:p>
          <text:p text:style-name="P574"><text:span text:style-name="T389">casos de uso para recoger la funcionalidad completa que el sistema debe proveer </text:span><text:span text:style-name="T390">y que el cliente ha especificado y que el objetivo era recoger dichos requisitos de la forma más detallada posible para que el proyecto se ajuste lo máximo posible a lo que quiere el cliente</text:span><text:span text:style-name="T389">. </text:span><text:span text:style-name="T391">La segunda parte que más ocupa es la de los requisitos no funcionales, dado que la de requisitos iniciales solo se compone de los primeros esbozos de lo que el cliente quería, explicados de una manera muy sencilla y</text:span></text:p>
          <text:p text:style-name="P532">general.</text:p>
        </text:list-item>
      </text:list>
      <text:p text:style-name="P155"/>
      <text:p text:style-name="P155"><text:soft-page-break/></text:p>
      <text:list xml:id="list203417556347740" text:continue-numbering="true" text:style-name="L2">
        <text:list-item>
          <text:p text:style-name="P575">Diseño.<text:span text:style-name="T325"><text:line-break/></text:span><text:span text:style-name="T392">2 páginas </text:span><text:span text:style-name="T393">y media aproximadamente. </text:span><text:span text:style-name="T394">Se compone del diseño de interfaz, de los datos y de la comunicación servidor-aplicación móvil. </text:span><text:span text:style-name="T395">La</text:span><text:span text:style-name="T397">s</text:span><text:span text:style-name="T395"> parte</text:span><text:span text:style-name="T397">s</text:span><text:span text:style-name="T395"> que más ocupa</text:span><text:span text:style-name="T397">n</text:span><text:span text:style-name="T395"> (alrededor de 1 página) </text:span><text:span text:style-name="T397">son</text:span><text:span text:style-name="T395"> la parte del diseño de datos, pues </text:span><text:span text:style-name="T397">está compuesta</text:span><text:span text:style-name="T395"> varias tablas con varios campos acompañadas por breves descripciones </text:span><text:span text:style-name="T396">en</text:span></text:p>
          <text:p text:style-name="P575"><text:span text:style-name="T396">algunas </text:span><text:span text:style-name="T397">y la de interfaz, pues en ésta parte se explica el comportamiento y las</text:span></text:p>
          <text:p text:style-name="P533">decisiones tomadas con respecto a la interfaz que posee la aplicación móvil.</text:p>
        </text:list-item>
        <text:list-item>
          <text:p text:style-name="P576">Implementación.<text:span text:style-name="T325"><text:line-break/></text:span><text:span text:style-name="T398">1 página </text:span><text:span text:style-name="T399">y media</text:span><text:span text:style-name="T398"> aproximadamente dado que en este apartado se describe de forma breve y concisa la parte técnica relacionada con la aplicación móvil y el </text:span></text:p>
          <text:p text:style-name="P576"><text:span text:style-name="T398">servidor </text:span><text:span text:style-name="T400">(qué lenguajes están implicados, métodos HTTP usados, con qué se </text:span></text:p>
          <text:p text:style-name="P576"><text:span text:style-name="T400">implementa la base de datos…)</text:span><text:span text:style-name="T398"> </text:span><text:span text:style-name="T401">y t</text:span><text:span text:style-name="T400">ambién se incluye una lista de los ficheros de código que hay para la aplicación móvil y el servidor.</text:span></text:p>
        </text:list-item>
        <text:list-item>
          <text:p text:style-name="P577">Pruebas.</text:p>
          <text:p text:style-name="P578"><text:span text:style-name="T411">2</text:span><text:span text:style-name="T325"> páginas </text:span><text:span text:style-name="T411">y media </text:span><text:span text:style-name="T325">aproximadamente debido a que </text:span><text:span text:style-name="T402">se describe 4 pruebas en total con </text:span></text:p>
          <text:p text:style-name="P534">detalle y descripciones y tablas sobre entregables que deben generar dichas </text:p>
          <text:p text:style-name="P534">pruebas al ser realizadas.</text:p>
        </text:list-item>
        <text:list-item>
          <text:p text:style-name="P579">Presupuesto.</text:p>
          <text:p text:style-name="P535">1 página debido a que en ella se presenta de forma clara y formal el presupuesto para este proyecto.</text:p>
        </text:list-item>
        <text:list-item>
          <text:p text:style-name="P580">Anexos.</text:p>
          <text:p text:style-name="P581"><text:span text:style-name="T325">1 página y </text:span><text:span text:style-name="T405">media debido a que en ella se especifican de manera clara y breve </text:span></text:p>
          <text:p text:style-name="P536">todos los ficheros adicionales aportados junto con este documento, los cuales son: los casos de uso en un documento separado, imágenes del diagrama de Gantt</text:p>
          <text:p text:style-name="P581"><text:span text:style-name="T405">hecho en Asana, código de la aplicación móvil documentado, </text:span><text:span text:style-name="T406">código del servidor documentado, manual de instalación, manual de explotación, manual de usuario y enlace al repositorio público de GitHub del proyecto PINFbet.</text:span></text:p>
        </text:list-item>
      </text:list>
      <text:p text:style-name="P156"/>
      <text:p text:style-name="P156"/>
      <text:p text:style-name="P156"/>
      <text:p text:style-name="P156"/>
      <text:p text:style-name="P156"/>
      <text:p text:style-name="P156"/>
      <text:p text:style-name="P156"/>
      <text:p text:style-name="P156"/>
      <text:p text:style-name="P156"><text:soft-page-break/></text:p>
      <text:p text:style-name="P321"><text:span text:style-name="T203">4</text:span><text:span text:style-name="T196">. Descripción de la situación actual</text:span><text:span text:style-name="T203">,</text:span><text:span text:style-name="T145"> </text:span><text:span text:style-name="T204">estudio de alternativas y viabilidad</text:span><text:span text:style-name="T205">.</text:span></text:p>
      <text:p text:style-name="P322"/>
      <text:p text:style-name="P323">4.1 Situación actual.</text:p>
      <text:p text:style-name="P118">En EEUU, un casino electrónico permite a los estudiantes de las universidades de Nueva York y Pensilvania apostar por las futuras notas que éstos van a obtener. El sistema </text:p>
      <text:p text:style-name="P118">también se expande hasta llegar a alcancar a otros 30 centros superiores repartidos por EEUU.</text:p>
      <text:p text:style-name="P117"/>
      <text:p text:style-name="P119">Básicamente, cuanta más nota saque el estudiante sobre el objetivo que se ha marcado, más dinero ganará. No obstante, si no consigue alcanzar dicho objetivo, lo pierde todo en esa apuesta.</text:p>
      <text:p text:style-name="P119"/>
      <text:p text:style-name="P88"><text:span text:style-name="T325">El portal de apuestas, Ultrinsic, a pesar de que su supuesto twitter oficial lleva sin publicar mensajes desde 2014 y que el enlace hacia la página no funciona, supone que, antes de la creación de este proyecto en 2020, ya hubo al menos un proyecto precursor con ideas similares a las de este proyecto</text:span><text:span text:style-name="T328">, con la</text:span><text:span text:style-name="T329">s</text:span><text:span text:style-name="T328"> diferencia</text:span><text:span text:style-name="T329">s</text:span><text:span text:style-name="T330"> clave</text:span><text:span text:style-name="T328"> de que PINFBET no usa dinero real, mientras que Ultrinsic sí</text:span><text:span text:style-name="T329"> y PINFBET solo se centra en el grado en ingeniería </text:span></text:p>
      <text:p text:style-name="P88"><text:span text:style-name="T329">informática de la ESI y Ultrinsic alcanza varios centros superiores de enseñanza en EEUU</text:span><text:span text:style-name="T328">.</text:span></text:p>
      <text:p text:style-name="P89"><text:span text:style-name="T328">A</text:span><text:span text:style-name="T325">unque al parecer se podía acceder al portal de apuestas dando tus credenciales de </text:span></text:p>
      <text:p text:style-name="P89"><text:span text:style-name="T325">acceso a tu cuenta de la universidad, lo que produjo cierto revuelo</text:span><text:span text:style-name="T331">, llegando algunas </text:span></text:p>
      <text:p text:style-name="P537">universidades a que adviertieran a los estudiantes sobre que no se registraran en </text:p>
      <text:p text:style-name="P89"><text:span text:style-name="T332">Ultrinsic</text:span><text:span text:style-name="T331">.</text:span><text:span text:style-name="T333"> PINFBET no comete este error tan grave para la seguridad de las cuentas académicas de los usuarios.</text:span></text:p>
      <text:p text:style-name="P120"/>
      <text:p text:style-name="P90">Referencias<text:span text:style-name="T413"> sobre Ultrinsic para más información</text:span>:</text:p>
      <text:p text:style-name="P121">https://www.fastcompany.com/1679910/gamble-your-grades-ultrinsic-website</text:p>
      <text:p text:style-name="P121">https://elpais.com/sociedad/2010/08/15/actualidad/1281823201_850215.html</text:p>
      <text:p text:style-name="P121">http://www.pokergurublog.com/content/bet-your-college-grades</text:p>
      <text:p text:style-name="P121">https://www.404techsupport.com/2010/09/29/colleges-warn-students-should-avoid-ultrinsic-com-and-betting-on-their-grades/</text:p>
      <text:p text:style-name="P121"/>
      <text:p text:style-name="P121"/>
      <text:p text:style-name="P121"/>
      <text:p text:style-name="P121"><text:soft-page-break/></text:p>
      <text:p text:style-name="P91">4.2 <text:span text:style-name="T426">Estudio de alternativas.</text:span></text:p>
      <text:p text:style-name="P122">Se consideró al principio del proyecto el usar Trello en vez de Asana como herramienta para las fases de planificación y seguimiento y control del proyecto, debido a que </text:p>
      <text:p text:style-name="P122">proporcionaba una interfaz sencilla con tarjetas y tareas con las cuales realizar dichas fases. Sin embargo, se acabó usando Asana, dado que proporcionaba todo lo que ya tenía Trello y además nos posibilitaba el uso de diagramas de Gantt, lo cual era más </text:p>
      <text:p text:style-name="P122">sencillo y claro a la hora de modificarlo que las tarjetas que solo ofrecía Trello.</text:p>
      <text:p text:style-name="P124"/>
      <text:p text:style-name="P125">En cuanto a la aplicación móvil, se propuso usar el motor Unreal Engine como alternativa a Unity, pero dado a que Unity posee una interfaz más sencilla de manejar que </text:p>
      <text:p text:style-name="P125">Unreal Engine y, además, no necesitábamos la potencia gráfica que ofrece Unreal Engine para l versión móvil de PINFbet, decidimos, finalmente, optar por desarrollar la aplicación con el motor Unity.</text:p>
      <text:p text:style-name="P123"/>
      <text:p text:style-name="P92"><text:span text:style-name="T325">En cuanto al servidor, se propuso el realizar </text:span><text:span text:style-name="T407">el almacenamiento</text:span><text:span text:style-name="T325"> de los datos de los </text:span></text:p>
      <text:p text:style-name="P538">usuarios mediante ficheros JSON pero, dada la complejidad y la poca escalabilidad que tenía esta alternativa se decidió usar una base de datos con MySQL, ya que entonces </text:p>
      <text:p text:style-name="P93"><text:span text:style-name="T325">todas las actualizaciones de datos de los usuarios se reducían a usar </text:span><text:span text:style-name="T336">consultas sencillas de SQL </text:span><text:span text:style-name="T408">y éstos erán más fácilmente almacenables de forma que el sistema fuera </text:span></text:p>
      <text:p text:style-name="P93"><text:span text:style-name="T408">escalable</text:span><text:span text:style-name="T337">.</text:span></text:p>
      <text:p text:style-name="P95"/>
      <text:p text:style-name="P94">4.3 Estudio de viabilidad.</text:p>
      <text:p text:style-name="P127">Dado que el entorno en el cual se desenvuelve este proyecto es uno académico y teórico, no hay estudio de viabilidad alguno.</text:p>
      <text:p text:style-name="P128"/>
      <text:p text:style-name="P539">En el caso en el que hubiera tal estudio, se debería comprobar si merece la pena el</text:p>
      <text:p text:style-name="P96"><text:span text:style-name="T325">desarrollo del proyecto en función de lo que se ha invertido en él. Es decir, ver si el proyecto al finalizar generará beneficio o no (si lo que aportará el proyecto será mayor que lo que ha costado</text:span><text:span text:style-name="T338"> llevarlo a cabo</text:span><text:span text:style-name="T325">).</text:span></text:p>
      <text:p text:style-name="P126"/>
      <text:p text:style-name="P250">5. Descripción de la solución propuesta.</text:p>
      <text:p text:style-name="P157"/>
      <text:p text:style-name="P158">La solución propuesta consiste en implementar un sistema de apuestas académicas con un sistema social y un ranking en el cual los usuarios del grado en ingeniería informática de la ESI apuesten sobre qué notas van a sacar en el curso actual.</text:p>
      <text:p text:style-name="P325"><text:soft-page-break/></text:p>
      <text:p text:style-name="P384"><text:span text:style-name="T210">6</text:span><text:span text:style-name="T197">.</text:span><text:span text:style-name="T201"> Normas y referencias</text:span><text:span text:style-name="T198">.</text:span></text:p>
      <text:p text:style-name="P627"/>
      <text:p text:style-name="P384"><text:span text:style-name="T152">6</text:span><text:span text:style-name="T147">.1 Disposiciones legales y normas</text:span><text:span text:style-name="Default_20_Paragraph_20_Font"><text:span text:style-name="T189"> </text:span></text:span><text:span text:style-name="T147">aplicadas</text:span><text:span text:style-name="T153">.</text:span></text:p>
      <text:p text:style-name="P626"/>
      <text:p text:style-name="P384"><text:span text:style-name="T163">6.1.1 </text:span><text:span text:style-name="T162">Términos y condiciones</text:span><text:span text:style-name="T164">. Condiciones de uso de la aplicación móvil, servicios y contenidos </text:span><text:span text:style-name="T165">de PINFbet</text:span><text:span text:style-name="T164">.</text:span></text:p>
      <text:p text:style-name="P384"><text:span text:style-name="Default_20_Paragraph_20_Font"><text:span text:style-name="T172">El primer paso para poder realizar apuestas en PINF</text:span></text:span><text:span text:style-name="Default_20_Paragraph_20_Font"><text:span text:style-name="T173">bet</text:span></text:span><text:span text:style-name="Default_20_Paragraph_20_Font"><text:span text:style-name="T172"> es crear una cuenta de usuario.</text:span></text:span></text:p>
      <text:p text:style-name="P384"><text:span text:style-name="Default_20_Paragraph_20_Font"><text:span text:style-name="T172"/></text:span></text:p>
      <text:p text:style-name="P385"><text:span text:style-name="Default_20_Paragraph_20_Font"><text:span text:style-name="T172">Con el acceso a y/o uso de PINF</text:span></text:span><text:span text:style-name="Default_20_Paragraph_20_Font"><text:span text:style-name="T173">bet</text:span></text:span><text:span text:style-name="Default_20_Paragraph_20_Font"><text:span text:style-name="T172">, el usuario se compromete a utilizar la</text:span></text:span><text:span text:style-name="Default_20_Paragraph_20_Font"><text:span text:style-name="T174"> aplicación móvil </text:span></text:span><text:span text:style-name="Default_20_Paragraph_20_Font"><text:span text:style-name="T172">y sus servicios y contenidos sin contravenir la legislación vigente, la buena fe, la moral, los usos generalmente aceptados y el orden público. Asimismo, queda prohibido, el uso de la </text:span></text:span><text:span text:style-name="Default_20_Paragraph_20_Font"><text:span text:style-name="T174">aplicación </text:span></text:span><text:span text:style-name="Default_20_Paragraph_20_Font"><text:span text:style-name="T172">con fines ilícitos o lesivos contra PINF</text:span></text:span><text:span text:style-name="Default_20_Paragraph_20_Font"><text:span text:style-name="T173">bet</text:span></text:span><text:span text:style-name="Default_20_Paragraph_20_Font"><text:span text:style-name="T172"> o cualquier tercero, o que, de cualquier forma, puedan causar perjuicio o impedir el normal funcionamiento del</text:span></text:span></text:p>
      <text:p text:style-name="P386"><text:span text:style-name="Default_20_Paragraph_20_Font"><text:span text:style-name="T173">servicio</text:span></text:span><text:span text:style-name="Default_20_Paragraph_20_Font"><text:span text:style-name="T172">, así como la transmisión o envío a través de la </text:span></text:span><text:span text:style-name="Default_20_Paragraph_20_Font"><text:span text:style-name="T175">aplicación</text:span></text:span><text:span text:style-name="Default_20_Paragraph_20_Font"><text:span text:style-name="T172"> de cualquier contenido ilegal o ilícito, mensajes, virus informáticos, </text:span></text:span><text:span text:style-name="Default_20_Paragraph_20_Font"><text:span text:style-name="T178">entre otros</text:span></text:span><text:span text:style-name="Default_20_Paragraph_20_Font"><text:span text:style-name="T172">, que en algún modo afecten o</text:span></text:span></text:p>
      <text:p text:style-name="P386"><text:span text:style-name="Default_20_Paragraph_20_Font"><text:span text:style-name="T172">violen los derechos de PINF</text:span></text:span><text:span text:style-name="Default_20_Paragraph_20_Font"><text:span text:style-name="T173">bet</text:span></text:span><text:span text:style-name="Default_20_Paragraph_20_Font"><text:span text:style-name="T172"> o de terceros. </text:span></text:span></text:p>
      <text:p text:style-name="P489"><text:span text:style-name="Default_20_Paragraph_20_Font"><text:span text:style-name="T172">Respecto de los contenidos (informaciones, textos, gráficos y/o imagen, fotografías, diseños,</text:span></text:span><text:span text:style-name="Default_20_Paragraph_20_Font"><text:span text:style-name="T179"> </text:span></text:span><text:span text:style-name="Default_20_Paragraph_20_Font"><text:span text:style-name="T172">etc)</text:span></text:span><text:span text:style-name="Default_20_Paragraph_20_Font"><text:span text:style-name="T176"> s</text:span></text:span><text:span text:style-name="T172">e prohíbe:</text:span></text:p>
      <text:list xml:id="list4013842372" text:style-name="L3">
        <text:list-item>
          <text:p text:style-name="P520"><text:span text:style-name="Default_20_Paragraph_20_Font"><text:span text:style-name="T172">Su reproducción, distribución o modificación, a menos que se cuente con</text:span></text:span><text:span text:style-name="Default_20_Paragraph_20_Font"><text:span text:style-name="T180"> </text:span></text:span><text:span text:style-name="Default_20_Paragraph_20_Font"><text:span text:style-name="T172">la autorización de sus legítimos titulares o resulte legalmente</text:span></text:span><text:span text:style-name="Default_20_Paragraph_20_Font"><text:span text:style-name="T181"> </text:span></text:span><text:span text:style-name="Default_20_Paragraph_20_Font"><text:span text:style-name="T172">permitido.</text:span></text:span></text:p>
        </text:list-item>
        <text:list-item>
          <text:p text:style-name="P520"><text:span text:style-name="Default_20_Paragraph_20_Font"><text:span text:style-name="T172">Cualquier vulneración de los derechos de PINF</text:span></text:span><text:span text:style-name="Default_20_Paragraph_20_Font"><text:span text:style-name="T191">b</text:span></text:span><text:span text:style-name="Default_20_Paragraph_20_Font"><text:span text:style-name="T192">et</text:span></text:span><text:span text:style-name="Default_20_Paragraph_20_Font"><text:span text:style-name="T172"> o de los legítimos titulares sobre los</text:span></text:span><text:span text:style-name="Default_20_Paragraph_20_Font"><text:span text:style-name="T182"> </text:span></text:span><text:span text:style-name="Default_20_Paragraph_20_Font"><text:span text:style-name="T172">mismos.</text:span></text:span></text:p>
        </text:list-item>
        <text:list-item>
          <text:p text:style-name="P521"><text:span text:style-name="Default_20_Paragraph_20_Font"><text:span text:style-name="T172">Su utilización para todo tipo de fines comerciales o publicitarios, distintos</text:span></text:span><text:span text:style-name="Default_20_Paragraph_20_Font"><text:span text:style-name="T183"> </text:span></text:span><text:span text:style-name="Default_20_Paragraph_20_Font"><text:span text:style-name="T172">de los estrictamente</text:span></text:span><text:span text:style-name="Default_20_Paragraph_20_Font"><text:span text:style-name="T184"> </text:span></text:span><text:span text:style-name="Default_20_Paragraph_20_Font"><text:span text:style-name="T172">permitidos.</text:span></text:span></text:p>
        </text:list-item>
        <text:list-item>
          <text:p text:style-name="P522"><text:span text:style-name="Default_20_Paragraph_20_Font"><text:span text:style-name="T46">L</text:span></text:span><text:span text:style-name="Default_20_Paragraph_20_Font"><text:span text:style-name="T48">a</text:span></text:span><text:span text:style-name="Default_20_Paragraph_20_Font"><text:span text:style-name="T46"> </text:span></text:span><text:span text:style-name="Default_20_Paragraph_20_Font"><text:span text:style-name="T49">utilización</text:span></text:span><text:span text:style-name="Default_20_Paragraph_20_Font"><text:span text:style-name="T46"> </text:span></text:span><text:span text:style-name="Default_20_Paragraph_20_Font"><text:span text:style-name="T49">e</text:span></text:span><text:span text:style-name="Default_20_Paragraph_20_Font"><text:span text:style-name="T47"> </text:span></text:span><text:span text:style-name="Default_20_Paragraph_20_Font"><text:span text:style-name="T49">introducción</text:span></text:span><text:span text:style-name="Default_20_Paragraph_20_Font"><text:span text:style-name="T47"> </text:span></text:span><text:span text:style-name="Default_20_Paragraph_20_Font"><text:span text:style-name="T49">de</text:span></text:span><text:span text:style-name="Default_20_Paragraph_20_Font"><text:span text:style-name="T46"> </text:span></text:span><text:span text:style-name="Default_20_Paragraph_20_Font"><text:span text:style-name="T49">datos</text:span></text:span><text:span text:style-name="Default_20_Paragraph_20_Font"><text:span text:style-name="T46"> </text:span></text:span><text:span text:style-name="Default_20_Paragraph_20_Font"><text:span text:style-name="T49">no</text:span></text:span><text:span text:style-name="Default_20_Paragraph_20_Font"><text:span text:style-name="T46"> </text:span></text:span><text:span text:style-name="Default_20_Paragraph_20_Font"><text:span text:style-name="T49">verdaderos.</text:span></text:span></text:p>
        </text:list-item>
      </text:list>
      <text:p text:style-name="P523"/>
      <text:p text:style-name="P523"/>
      <text:p text:style-name="P523"/>
      <text:p text:style-name="P523"/>
      <text:p text:style-name="P523"/>
      <text:p text:style-name="P523"/>
      <text:p text:style-name="P523"/>
      <text:p text:style-name="P523"><text:soft-page-break/></text:p>
      <text:p text:style-name="P309"><text:span text:style-name="T167">6.1.2 </text:span><text:span text:style-name="T162">Política de privacidad y protección de datos</text:span><text:span text:style-name="T166">.</text:span></text:p>
      <text:p text:style-name="P309"><text:span text:style-name="Default_20_Paragraph_20_Font"><text:span text:style-name="T172">PINFBET puede recabar en diversos formularios, datos personales e información de los usuarios para el alta o registro de los mismos en orden a acceder a determinados contenidos o servicios. Los datos facilitados por los Usuarios, se incorporarán a un fichero automatizado titularidad de la sociedad (en adelante, el "Responsable del Fichero"), cuyo tratamiento se ajustará a lo establecido en la Ley Orgánica 15/1999, de 13 de diciembre de Protección de Datos de carácter personal y su normativa de desarrollo. En cada uno de los formularios en los que se recaben datos de carácter personal, el Usuario recibirá del Responsable del Fichero información detallada sobre el tratamiento, su finalidad, el uso de sus datos, el carácter obligatorio o facultativo de sus respuestas, las consecuencias de la negativa a proporcionarlos y, en general, de todas las menciones requeridas por la legislación aplicable en materia de protección de datos de carácter personal, las cuales, en todo caso, deberán ser aceptadas expresamente por el</text:span></text:span><text:span text:style-name="Default_20_Paragraph_20_Font"><text:span text:style-name="T185"> </text:span></text:span><text:span text:style-name="Default_20_Paragraph_20_Font"><text:span text:style-name="T172">usuario.</text:span></text:span></text:p>
      <text:p text:style-name="P309"><text:span text:style-name="Default_20_Paragraph_20_Font"><text:span text:style-name="T172"/></text:span></text:p>
      <text:p text:style-name="P491"><text:span text:style-name="Default_20_Paragraph_20_Font"><text:span text:style-name="T172">El usuario podrá ejercitar los derechos de acceso, rectificación, cancelación y oposición, respecto de sus datos personales, dirigiéndose por escrito a la siguiente dirección</text:span></text:span><text:span text:style-name="Default_20_Paragraph_20_Font"><text:span text:style-name="T177"> de correo electrónico</text:span></text:span><text:span text:style-name="Default_20_Paragraph_20_Font"><text:span text:style-name="T172">: </text:span></text:span></text:p>
      <text:p text:style-name="P378">PROPINF<text:span text:style-name="T768">035</text:span>@gmail.com</text:p>
      <text:p text:style-name="P492">El Responsable del Fichero se compromete a tratar los datos de carácter personal de los <text:span text:style-name="T772">u</text:span>suarios de conformidad con lo establecido en la normativa aplicable y, en particular:</text:p>
      <text:list xml:id="list2163748785" text:style-name="L4">
        <text:list-item>
          <text:p text:style-name="P524"><text:span text:style-name="Default_20_Paragraph_20_Font"><text:span text:style-name="T172">A tratar confidencialmente los datos de carácter personal del Usuario a los que tenga acceso como consecuencia del uso de PINF</text:span></text:span><text:span text:style-name="Default_20_Paragraph_20_Font"><text:span text:style-name="T190">bet</text:span></text:span><text:span text:style-name="Default_20_Paragraph_20_Font"><text:span text:style-name="T172">. No obstante, el Responsable del Fichero podrá revelar los datos de carácter personal y cualquier otra información del usuario cuando le sea requerida por autoridades públicas en el ejercicio de las funciones que tienen legítimamente atribuidas y conforme a las disposiciones que resulten</text:span></text:span><text:span text:style-name="Default_20_Paragraph_20_Font"><text:span text:style-name="T188"> </text:span></text:span><text:span text:style-name="Default_20_Paragraph_20_Font"><text:span text:style-name="T172">aplicables.</text:span></text:span></text:p>
        </text:list-item>
        <text:list-item>
          <text:p text:style-name="P525"><text:span text:style-name="Default_20_Paragraph_20_Font"><text:span text:style-name="T172">A adoptar las medidas de seguridad de índole técnica y organizativas necesarias para evitar la alteración, pérdida y el tratamiento o acceso no autorizado a dichos datos, conforme Real Decreto 1720/2007, de 21 de diciembre, de 11 de junio, relativo a las medidas de seguridad de los ficheros automatizados que contengan datos de carácter personal, habida cuenta del estado de la tecnología, la naturaleza de los datos almacenados y los riesgos a que están expuestos, en </text:span></text:span><text:soft-page-break/><text:span text:style-name="Default_20_Paragraph_20_Font"><text:span text:style-name="T172">cumplimiento del artículo 9 de la Ley Orgánica de Protección de</text:span></text:span><text:span text:style-name="Default_20_Paragraph_20_Font"><text:span text:style-name="T182"> </text:span></text:span><text:span text:style-name="Default_20_Paragraph_20_Font"><text:span text:style-name="T172">Datos.</text:span></text:span></text:p>
        </text:list-item>
      </text:list>
      <text:p text:style-name="P493">Toda la información facilitada por el usuario deberá ser veraz. El usuario se compromete a mantener los datos proporcionados al Responsable del Fichero debidamente actualizados, siendo responsable de la falta de veracidad, inexactitud, falta de vigencia y autenticidad de los datos facilitados.</text:p>
      <text:p text:style-name="P494">No obstante lo anterior, se hace constar que el Reglamento de desarrollo de la Ley Orgánica 15/1999, de 13 de diciembre de protección de datos de carácter personal, no es aplicable a los tratamientos de datos referidos a personas jurídicas, ni a los ficheros que se limitan a incorporar los datos de las personas físicas que presten sus servicios en aquellas, consistentes únicamente en su nombre y apellidos, las funciones o puestos desempeñados, así como la dirección postal o electrónica, teléfono y número fax profesionales.</text:p>
      <text:p text:style-name="P494"><text:span text:style-name="T76">6</text:span><text:span text:style-name="T77">.1.3 </text:span><text:span text:style-name="T71">Responsabilidad del usuario por daños y perjuicios</text:span><text:span text:style-name="T77">.</text:span></text:p>
      <text:p text:style-name="P490">El uso de<text:span text:style-name="T688"> la aplicación</text:span> se realizará bajo la única y exclusiva responsabilidad del Usuario. Dicha responsabilidad se extenderá al uso, por parte del usuario o de cualquier tercero, de cualquier contraseña o similares asignadas para el acceso a <text:span text:style-name="T688">la aplicación</text:span> o a cualesquiera de sus servicios. Sin perjuicio de lo anterior, PINF<text:span text:style-name="T769">bet</text:span>, se reserva el derecho a denegar o suspender en cualquier momento y sin necesidad de aviso previo, el acceso a<text:span text:style-name="T689"> la aplicación</text:span> a aquellos usuarios que incumplan las condiciones de uso.</text:p>
      <text:p text:style-name="P495"><text:span text:style-name="T766">PINF</text:span><text:span text:style-name="T770">bet</text:span><text:span text:style-name="T766"> podrá modificar unilateralmente y sin previo aviso, siempre que lo considere oportuno, la estructura y diseño de</text:span><text:span text:style-name="T767"> la aplicación</text:span><text:span text:style-name="T766">, así como modificar o eliminar, los servicios, los contenidos y las condiciones de acceso y/o uso de</text:span><text:bookmark text:name="5.3._Métodos,_Herramientas,_Modelos,_Mét"/><text:bookmark text:name="_bookmark10"/><text:span text:style-name="T767"> la aplicación</text:span><text:span text:style-name="T766">.</text:span></text:p>
      <text:p text:style-name="P496"><text:span text:style-name="T149">6</text:span><text:span text:style-name="T147">.2 </text:span><text:span text:style-name="T150">Refere</text:span><text:span text:style-name="T151">n</text:span><text:span text:style-name="T150">c</text:span><text:span text:style-name="T151">i</text:span><text:span text:style-name="T150">as a m</text:span><text:span text:style-name="T147">étodos, </text:span><text:span text:style-name="T150">h</text:span><text:span text:style-name="T147">erramientas, </text:span><text:span text:style-name="T150">m</text:span><text:span text:style-name="T147">odelos, </text:span><text:span text:style-name="T150">m</text:span><text:span text:style-name="T147">étricas y</text:span><text:span text:style-name="Default_20_Paragraph_20_Font"><text:span text:style-name="T186"> </text:span></text:span><text:span text:style-name="Default_20_Paragraph_20_Font"><text:span text:style-name="T187">p</text:span></text:span><text:span text:style-name="T147">rototipos</text:span><text:span text:style-name="T150">.</text:span></text:p>
      <text:p text:style-name="P278"><text:span text:style-name="Default_20_Paragraph_20_Font"><text:span text:style-name="T84">Asana (planificación y seguimiento del proyecto, calendario de tareas del proyecto,</text:span></text:span></text:p>
      <text:p text:style-name="P278"><text:span text:style-name="Default_20_Paragraph_20_Font"><text:span text:style-name="T84">diagramas de Gantt...).</text:span></text:span></text:p>
      <text:p text:style-name="Standard"><text:a xlink:type="simple" xlink:href="https://asana.com/" text:style-name="Internet_20_link" text:visited-style-name="Visited_20_Internet_20_Link"><text:span text:style-name="Default_20_Paragraph_20_Font"><text:span text:style-name="T84">https://asana.com/</text:span></text:span></text:a><text:span text:style-name="Default_20_Paragraph_20_Font"><text:span text:style-name="T84"> </text:span></text:span></text:p>
      <text:p text:style-name="Standard"><text:span text:style-name="Default_20_Paragraph_20_Font"><text:span text:style-name="T84"/></text:span></text:p>
      <text:p text:style-name="P278"><text:span text:style-name="Default_20_Paragraph_20_Font"><text:span text:style-name="T89">Discord (plataforma de comunicación mediante chat de texto y reuniones de voz y vídeo usada tanto para las reuniones debido a la situación sanitaria actual como para la </text:span></text:span></text:p>
      <text:p text:style-name="P278"><text:span text:style-name="Default_20_Paragraph_20_Font"><text:span text:style-name="T89">coordinación entre los miembros del equipo de trabajo).</text:span></text:span></text:p>
      <text:p text:style-name="P277"><text:a xlink:type="simple" xlink:href="https://discord.com/" text:style-name="Internet_20_link" text:visited-style-name="Visited_20_Internet_20_Link"><text:span text:style-name="Default_20_Paragraph_20_Font"><text:span text:style-name="T89">https://discord.com/</text:span></text:span></text:a><text:span text:style-name="Default_20_Paragraph_20_Font"><text:span text:style-name="T89"> </text:span></text:span></text:p>
      <text:p text:style-name="P275"><text:span text:style-name="Default_20_Paragraph_20_Font"><text:span text:style-name="T90"/></text:span></text:p>
      <text:p text:style-name="P275"><text:soft-page-break/><text:span text:style-name="Default_20_Paragraph_20_Font"><text:span text:style-name="T90"/></text:span></text:p>
      <text:p text:style-name="P275"><text:span text:style-name="Default_20_Paragraph_20_Font"><text:span text:style-name="T90"/></text:span></text:p>
      <text:p text:style-name="P275"><text:span text:style-name="Default_20_Paragraph_20_Font"><text:span text:style-name="T90">Unity (motor de videojuegos multiplataforma que </text:span></text:span><text:span text:style-name="Default_20_Paragraph_20_Font"><text:span text:style-name="T91">posibilita la creación de scripts en el lenguaje C# para los desarrolladores de aplicaciones y luego traduce a C++ para una mayor eficiencia, ofreciendo una interfaz sencilla para el diseño de aplicaciones).</text:span></text:span></text:p>
      <text:p text:style-name="P275"><text:a xlink:type="simple" xlink:href="https://unity.com/" text:style-name="Internet_20_link" text:visited-style-name="Visited_20_Internet_20_Link"><text:span text:style-name="Default_20_Paragraph_20_Font"><text:span text:style-name="T91">https://unity.com/</text:span></text:span></text:a><text:span text:style-name="Default_20_Paragraph_20_Font"><text:span text:style-name="T91"> </text:span></text:span></text:p>
      <text:p text:style-name="P275"><text:span text:style-name="Default_20_Paragraph_20_Font"><text:span text:style-name="T91"/></text:span></text:p>
      <text:p text:style-name="P276"><text:span text:style-name="Default_20_Paragraph_20_Font"><text:span text:style-name="T92">Visual Studio (IDE de desarrollo con extensión de integración con el motor Unity usado para la creación de scripts</text:span></text:span><text:span text:style-name="Default_20_Paragraph_20_Font"><text:span text:style-name="T93">, depuración de los mismos y análisis del rendimiento de los mismos</text:span></text:span><text:span text:style-name="Default_20_Paragraph_20_Font"><text:span text:style-name="T92">).</text:span></text:span></text:p>
      <text:p text:style-name="P276"><text:a xlink:type="simple" xlink:href="https://visualstudio.microsoft.com/" text:style-name="Internet_20_link" text:visited-style-name="Visited_20_Internet_20_Link"><text:span text:style-name="Default_20_Paragraph_20_Font"><text:span text:style-name="T92">https://visualstudio.microsoft.com/</text:span></text:span></text:a><text:span text:style-name="Default_20_Paragraph_20_Font"><text:span text:style-name="T92"> </text:span></text:span></text:p>
      <text:p text:style-name="P275"><text:span text:style-name="Default_20_Paragraph_20_Font"><text:span text:style-name="T91"/></text:span></text:p>
      <text:p text:style-name="P278"><text:span text:style-name="Default_20_Paragraph_20_Font"><text:span text:style-name="T94">GitHub (repositorio online usado para almacenar, organizar y distribuir entre todos los miembros del equipo de una forma sencilla y transparente todos los documentos </text:span></text:span></text:p>
      <text:p text:style-name="P278"><text:span text:style-name="Default_20_Paragraph_20_Font"><text:span text:style-name="T94">generados por el proyecto).</text:span></text:span></text:p>
      <text:p text:style-name="P274"><text:a xlink:type="simple" xlink:href="https://github.com/" text:style-name="Internet_20_link" text:visited-style-name="Visited_20_Internet_20_Link"><text:span text:style-name="Default_20_Paragraph_20_Font"><text:span text:style-name="T94">https://github.com/</text:span></text:span></text:a><text:span text:style-name="Default_20_Paragraph_20_Font"><text:span text:style-name="T94"> </text:span></text:span></text:p>
      <text:p text:style-name="P274"><text:span text:style-name="Default_20_Paragraph_20_Font"><text:span text:style-name="T94"/></text:span></text:p>
      <text:p text:style-name="P380"><text:span text:style-name="Default_20_Paragraph_20_Font"><text:span text:style-name="T56">Presupuesto generado con Contasimple</text:span></text:span><text:span text:style-name="Default_20_Paragraph_20_Font"><text:span text:style-name="T57">.</text:span></text:span></text:p>
      <text:p text:style-name="P380"><text:a xlink:type="simple" xlink:href="https://www.contasimple.com/" text:style-name="Internet_20_link" text:visited-style-name="Visited_20_Internet_20_Link"><text:span text:style-name="Default_20_Paragraph_20_Font"><text:span text:style-name="T56">https://www.contasimple.com/</text:span></text:span></text:a><text:span text:style-name="Default_20_Paragraph_20_Font"><text:span text:style-name="T56"> </text:span></text:span></text:p>
      <text:p text:style-name="P101"/>
      <text:p text:style-name="P251">7. Planificación.</text:p>
      <text:p text:style-name="P3"/>
      <text:p text:style-name="P79"><text:span text:style-name="T773">7</text:span>.1 <text:span text:style-name="T774">Organización </text:span><text:span text:style-name="T775">y composición</text:span><text:span text:style-name="T774"> del e</text:span><text:span text:style-name="T776">quipo</text:span>.</text:p>
      <text:p text:style-name="P3">Tras las reuniones iniciales hemos adoptado las siguientes medidas para la organización y gestión del proyecto <text:span text:style-name="T724">que se detallan en los siguientes </text:span><text:span text:style-name="T725">sub</text:span><text:span text:style-name="T724">apartados que componen el </text:span><text:span text:style-name="T771">apartado</text:span><text:span text:style-name="T724"> 7 de este documento</text:span>.</text:p>
      <text:p text:style-name="P3">Para la organización del proyecto vamos a utilizar la aplicación web Asana.</text:p>
      <text:p text:style-name="P3">Nuestro equipo se compone de los siguientes integrantes:</text:p>
      <text:list xml:id="list3333402206" text:style-name="L5">
        <text:list-item>
          <text:p text:style-name="P599"><text:span text:style-name="Default_20_Paragraph_20_Font"><text:span text:style-name="T84">Rafael Rosso Giner</text:span></text:span><text:span text:style-name="Default_20_Paragraph_20_Font"><text:span text:style-name="T104"> (director de proyecto)</text:span></text:span><text:span text:style-name="Default_20_Paragraph_20_Font"><text:span text:style-name="T88">.</text:span></text:span></text:p>
        </text:list-item>
        <text:list-item>
          <text:p text:style-name="P599"><text:span text:style-name="Default_20_Paragraph_20_Font"><text:span text:style-name="T84">Daniel Rodríguez Raposo</text:span></text:span><text:span text:style-name="Default_20_Paragraph_20_Font"><text:span text:style-name="T88">.</text:span></text:span></text:p>
        </text:list-item>
        <text:list-item>
          <text:p text:style-name="P599"><text:span text:style-name="Default_20_Paragraph_20_Font"><text:span text:style-name="T84">Borja Manuel Riqué Bermúdez</text:span></text:span><text:span text:style-name="Default_20_Paragraph_20_Font"><text:span text:style-name="T88">.</text:span></text:span></text:p>
        </text:list-item>
        <text:list-item>
          <text:p text:style-name="P599"><text:span text:style-name="Default_20_Paragraph_20_Font"><text:span text:style-name="T84">Abdón Crespo Álvare</text:span></text:span><text:span text:style-name="Default_20_Paragraph_20_Font"><text:span text:style-name="T88">z</text:span></text:span><text:span text:style-name="Default_20_Paragraph_20_Font"><text:span text:style-name="T85">.</text:span></text:span></text:p>
        </text:list-item>
      </text:list>
      <text:p text:style-name="Standard"><text:span text:style-name="Default_20_Paragraph_20_Font"><text:span text:style-name="T85"/></text:span></text:p>
      <text:p text:style-name="Standard"><text:span text:style-name="Default_20_Paragraph_20_Font"><text:span text:style-name="T85"/></text:span></text:p>
      <text:p text:style-name="Standard"><text:span text:style-name="Default_20_Paragraph_20_Font"><text:span text:style-name="T85"/></text:span></text:p>
      <text:p text:style-name="Standard"><text:span text:style-name="Default_20_Paragraph_20_Font"><text:span text:style-name="T85"/></text:span></text:p>
      <text:p text:style-name="Standard"><text:soft-page-break/><text:span text:style-name="Default_20_Paragraph_20_Font"><text:span text:style-name="T85"/></text:span></text:p>
      <text:p text:style-name="Standard"><text:span text:style-name="Default_20_Paragraph_20_Font"><text:span text:style-name="T85"/></text:span></text:p>
      <text:p text:style-name="P79">7.2 Secciones del proyecto.</text:p>
      <text:p text:style-name="Standard"><text:span text:style-name="T52">Se divide el proyecto en </text:span><text:span text:style-name="T54">cuatro</text:span><text:span text:style-name="T52"> </text:span><text:span text:style-name="T53">secciones</text:span><text:span text:style-name="T52">:</text:span></text:p>
      <text:list xml:id="list3081614403" text:style-name="L6">
        <text:list-item>
          <text:p text:style-name="P526"><text:span text:style-name="T52">Planificación</text:span><text:span text:style-name="T55"> y gestión</text:span><text:span text:style-name="T52">.</text:span><text:span text:style-name="T62"><text:line-break/></text:span><text:span text:style-name="Default_20_Paragraph_20_Font"><text:span text:style-name="T62">R</text:span></text:span><text:span text:style-name="Default_20_Paragraph_20_Font"><text:span text:style-name="T63">ealización</text:span></text:span><text:span text:style-name="Default_20_Paragraph_20_Font"><text:span text:style-name="T64"> del diagrama de Gantt</text:span></text:span><text:span text:style-name="Default_20_Paragraph_20_Font"><text:span text:style-name="T62">, </text:span></text:span><text:span text:style-name="Default_20_Paragraph_20_Font"><text:span text:style-name="T66">del </text:span></text:span><text:span text:style-name="Default_20_Paragraph_20_Font"><text:span text:style-name="T62">análisis de riesgos </text:span></text:span><text:span text:style-name="Default_20_Paragraph_20_Font"><text:span text:style-name="T63">y de los </text:span></text:span><text:span text:style-name="Default_20_Paragraph_20_Font"><text:span text:style-name="T62">de presupuestos</text:span></text:span><text:span text:style-name="Default_20_Paragraph_20_Font"><text:span text:style-name="T65">.</text:span></text:span></text:p>
        </text:list-item>
      </text:list>
      <text:list xml:id="list4076265534" text:style-name="L7">
        <text:list-header>
          <text:p text:style-name="P602"/>
        </text:list-header>
      </text:list>
      <text:list xml:id="list2792225472" text:style-name="L8">
        <text:list-item>
          <text:p text:style-name="P582"><text:span text:style-name="Default_20_Paragraph_20_Font"><text:span text:style-name="T428">Análisis y </text:span></text:span>Diseño.</text:p>
          <text:p text:style-name="P604"><text:span text:style-name="Default_20_Paragraph_20_Font"><text:span text:style-name="T126">R</text:span></text:span><text:span text:style-name="Default_20_Paragraph_20_Font"><text:span text:style-name="T127">ealización </text:span></text:span><text:span text:style-name="Default_20_Paragraph_20_Font"><text:span text:style-name="T105">de</text:span></text:span><text:span text:style-name="Default_20_Paragraph_20_Font"><text:span text:style-name="T106"> los casos de uso</text:span></text:span><text:span text:style-name="Default_20_Paragraph_20_Font"><text:span text:style-name="T107"> </text:span></text:span><text:span text:style-name="Default_20_Paragraph_20_Font"><text:span text:style-name="T117">del </text:span></text:span><text:span text:style-name="Default_20_Paragraph_20_Font"><text:span text:style-name="T107">diseño de l</text:span></text:span><text:span text:style-name="Default_20_Paragraph_20_Font"><text:span text:style-name="T108">os datos de los usuarios y diseño de interfaz</text:span></text:span><text:span text:style-name="Default_20_Paragraph_20_Font"><text:span text:style-name="T109"> en las aplicaci</text:span></text:span><text:span text:style-name="Default_20_Paragraph_20_Font"><text:span text:style-name="T121">ón</text:span></text:span><text:span text:style-name="Default_20_Paragraph_20_Font"><text:span text:style-name="T122"> móvil</text:span></text:span><text:span text:style-name="Default_20_Paragraph_20_Font"><text:span text:style-name="T108">.</text:span></text:span></text:p>
          <text:p text:style-name="P603"><text:span text:style-name="Default_20_Paragraph_20_Font"><text:span text:style-name="T108"/></text:span></text:p>
        </text:list-item>
      </text:list>
      <text:list xml:id="list3325667291" text:style-name="L9">
        <text:list-item>
          <text:p text:style-name="P605"><text:span text:style-name="Default_20_Paragraph_20_Font"><text:span text:style-name="T155">A</text:span></text:span><text:span text:style-name="Default_20_Paragraph_20_Font"><text:span text:style-name="T154">plicación </text:span></text:span><text:span text:style-name="Default_20_Paragraph_20_Font"><text:span text:style-name="T156">móvil</text:span></text:span><text:span text:style-name="Default_20_Paragraph_20_Font"><text:span text:style-name="T157">.<text:line-break/></text:span></text:span><text:span text:style-name="Default_20_Paragraph_20_Font"><text:span text:style-name="T110">I</text:span></text:span><text:span text:style-name="Default_20_Paragraph_20_Font"><text:span text:style-name="T111">mplementar la funcionalidad deseada</text:span></text:span><text:span text:style-name="Default_20_Paragraph_20_Font"><text:span text:style-name="T110"> para elaborar una aplicación para móviles que cubra la mayor cantidad de sistemas operativos dentro de lo posible</text:span></text:span><text:span text:style-name="Default_20_Paragraph_20_Font"><text:span text:style-name="T118"> y que sea ligera y eficiente</text:span></text:span><text:span text:style-name="Default_20_Paragraph_20_Font"><text:span text:style-name="T119"> para dichos dispositivos</text:span></text:span><text:span text:style-name="Default_20_Paragraph_20_Font"><text:span text:style-name="T83">.</text:span></text:span></text:p>
        </text:list-item>
      </text:list>
      <text:p text:style-name="Standard"><text:span text:style-name="Default_20_Paragraph_20_Font"><text:span text:style-name="T112"/></text:span></text:p>
      <text:list xml:id="list203417199488052" text:continue-numbering="true" text:style-name="L9">
        <text:list-item>
          <text:p text:style-name="P605"><text:span text:style-name="Default_20_Paragraph_20_Font"><text:span text:style-name="T154">Servidor</text:span></text:span><text:span text:style-name="Default_20_Paragraph_20_Font"><text:span text:style-name="T157">.<text:line-break/></text:span></text:span><text:span text:style-name="Default_20_Paragraph_20_Font"><text:span text:style-name="T83">Hacer la interfaz de peticiones</text:span></text:span><text:span text:style-name="Default_20_Paragraph_20_Font"><text:span text:style-name="T113"> entre el servidor</text:span></text:span><text:span text:style-name="Default_20_Paragraph_20_Font"><text:span text:style-name="T114"> </text:span></text:span><text:span text:style-name="Default_20_Paragraph_20_Font"><text:span text:style-name="T113">y</text:span></text:span><text:span text:style-name="Default_20_Paragraph_20_Font"><text:span text:style-name="T114"> la aplicaci</text:span></text:span><text:span text:style-name="Default_20_Paragraph_20_Font"><text:span text:style-name="T123">ón</text:span></text:span><text:span text:style-name="Default_20_Paragraph_20_Font"><text:span text:style-name="T114"> móvil</text:span></text:span><text:span text:style-name="Default_20_Paragraph_20_Font"><text:span text:style-name="T123"> </text:span></text:span><text:span text:style-name="Default_20_Paragraph_20_Font"><text:span text:style-name="T115">y almacenar los datos de los usuarios</text:span></text:span><text:span text:style-name="Default_20_Paragraph_20_Font"><text:span text:style-name="T114"> de PINFbet</text:span></text:span><text:span text:style-name="Default_20_Paragraph_20_Font"><text:span text:style-name="T115">.</text:span></text:span></text:p>
          <text:p text:style-name="P605"><text:span text:style-name="Default_20_Paragraph_20_Font"><text:span text:style-name="T158"/></text:span></text:p>
        </text:list-item>
        <text:list-item>
          <text:p text:style-name="P606"><text:span text:style-name="Default_20_Paragraph_20_Font"><text:span text:style-name="T158">A</text:span></text:span><text:span text:style-name="Default_20_Paragraph_20_Font"><text:span text:style-name="T159">suntos legales</text:span></text:span><text:span text:style-name="Default_20_Paragraph_20_Font"><text:span text:style-name="T157">.<text:line-break/></text:span></text:span><text:span text:style-name="Default_20_Paragraph_20_Font"><text:span text:style-name="T83">Confección del documento de políticas de uso</text:span></text:span><text:span text:style-name="Default_20_Paragraph_20_Font"><text:span text:style-name="T116">, del contrato de responsabilidad del usuario, de la política de privacidad</text:span></text:span><text:span text:style-name="Default_20_Paragraph_20_Font"><text:span text:style-name="T120"> y protección de datos</text:span></text:span><text:span text:style-name="Default_20_Paragraph_20_Font"><text:span text:style-name="T116">. </text:span></text:span></text:p>
          <text:p text:style-name="P606"><text:span text:style-name="Default_20_Paragraph_20_Font"><text:span text:style-name="T148"/></text:span></text:p>
        </text:list-item>
      </text:list>
      <text:p text:style-name="Standard"><text:span text:style-name="Default_20_Paragraph_20_Font"><text:span text:style-name="T147">7.3 División del trabajo.</text:span></text:span></text:p>
      <text:p text:style-name="P3"><text:span text:style-name="T427">Cada integrante se ocupará de lo siguiente</text:span>:</text:p>
      <text:p text:style-name="P3"/>
      <text:list xml:id="list203417337743024" text:continue-list="list3333402206" text:style-name="L5">
        <text:list-item>
          <text:p text:style-name="P599"><text:span text:style-name="Default_20_Paragraph_20_Font"><text:span text:style-name="T84">Rafael Rosso Giner</text:span></text:span><text:span text:style-name="Default_20_Paragraph_20_Font"><text:span text:style-name="T96">.</text:span></text:span></text:p>
          <text:list>
            <text:list-item>
              <text:p text:style-name="P600"><text:span text:style-name="Default_20_Paragraph_20_Font"><text:span text:style-name="T96">Servidor</text:span></text:span><text:span text:style-name="Default_20_Paragraph_20_Font"><text:span text:style-name="T100">, análisis y diseño</text:span></text:span><text:span text:style-name="Default_20_Paragraph_20_Font"><text:span text:style-name="T96">.</text:span></text:span></text:p>
            </text:list-item>
          </text:list>
        </text:list-item>
        <text:list-item>
          <text:p text:style-name="P599"><text:span text:style-name="Default_20_Paragraph_20_Font"><text:span text:style-name="T84">Daniel Rodríguez Raposo</text:span></text:span><text:span text:style-name="Default_20_Paragraph_20_Font"><text:span text:style-name="T88">.</text:span></text:span></text:p>
          <text:list>
            <text:list-item>
              <text:p text:style-name="P600"><text:span text:style-name="Default_20_Paragraph_20_Font"><text:span text:style-name="T97">Planificación</text:span></text:span><text:span text:style-name="Default_20_Paragraph_20_Font"><text:span text:style-name="T102"> y gestión</text:span></text:span><text:span text:style-name="Default_20_Paragraph_20_Font"><text:span text:style-name="T98">, asuntos legales</text:span></text:span><text:span text:style-name="Default_20_Paragraph_20_Font"><text:span text:style-name="T96">.</text:span></text:span></text:p>
            </text:list-item>
          </text:list>
        </text:list-item>
        <text:list-item>
          <text:p text:style-name="P599"><text:span text:style-name="Default_20_Paragraph_20_Font"><text:span text:style-name="T84">Borja Manuel Riqué Bermúdez</text:span></text:span><text:span text:style-name="Default_20_Paragraph_20_Font"><text:span text:style-name="T88">.</text:span></text:span></text:p>
          <text:list>
            <text:list-item>
              <text:p text:style-name="P600"><text:span text:style-name="Default_20_Paragraph_20_Font"><text:span text:style-name="T96">Aplicación </text:span></text:span><text:span text:style-name="Default_20_Paragraph_20_Font"><text:span text:style-name="T103">móvil</text:span></text:span><text:span text:style-name="Default_20_Paragraph_20_Font"><text:span text:style-name="T96">.</text:span></text:span></text:p>
            </text:list-item>
          </text:list>
        </text:list-item>
        <text:list-item>
          <text:p text:style-name="P601"><text:span text:style-name="Default_20_Paragraph_20_Font"><text:span text:style-name="T84">Abdón Crespo Álvare</text:span></text:span><text:span text:style-name="Default_20_Paragraph_20_Font"><text:span text:style-name="T88">z</text:span></text:span><text:span text:style-name="Default_20_Paragraph_20_Font"><text:span text:style-name="T85">.</text:span></text:span></text:p>
          <text:list>
            <text:list-item>
              <text:p text:style-name="P600"><text:span text:style-name="Default_20_Paragraph_20_Font"><text:span text:style-name="T96">Aplicación móvil</text:span></text:span><text:span text:style-name="Default_20_Paragraph_20_Font"><text:span text:style-name="T99">, análisis y diseño.</text:span></text:span></text:p>
            </text:list-item>
          </text:list>
        </text:list-item>
      </text:list>
      <text:p text:style-name="P258"><text:soft-page-break/><text:span text:style-name="Default_20_Paragraph_20_Font"><text:span text:style-name="T99"/></text:span></text:p>
      <text:p text:style-name="P258"><text:span text:style-name="Default_20_Paragraph_20_Font"><text:span text:style-name="T99"/></text:span></text:p>
      <text:p text:style-name="P259"><text:span text:style-name="Default_20_Paragraph_20_Font"><text:span text:style-name="T101">Además,</text:span></text:span><text:span text:style-name="Default_20_Paragraph_20_Font"><text:span text:style-name="T95"> todos los miembros del equipo </text:span></text:span><text:span text:style-name="Default_20_Paragraph_20_Font"><text:span text:style-name="T101">realizarán y </text:span></text:span><text:span text:style-name="Default_20_Paragraph_20_Font"><text:span text:style-name="T95">aporta</text:span></text:span><text:span text:style-name="Default_20_Paragraph_20_Font"><text:span text:style-name="T101">rán</text:span></text:span><text:span text:style-name="Default_20_Paragraph_20_Font"><text:span text:style-name="T95"> documentación de cada una de sus partes de las cuales son responsables.</text:span></text:span></text:p>
      <text:p text:style-name="P3"/>
      <text:p text:style-name="P488"><text:span text:style-name="Default_20_Paragraph_20_Font"><text:span text:style-name="T60">7</text:span></text:span><text:span text:style-name="Default_20_Paragraph_20_Font"><text:span text:style-name="T58">.</text:span></text:span><text:span text:style-name="Default_20_Paragraph_20_Font"><text:span text:style-name="T61">4</text:span></text:span><text:span text:style-name="Default_20_Paragraph_20_Font"><text:span text:style-name="T58"> </text:span></text:span><text:span text:style-name="Default_20_Paragraph_20_Font"><text:span text:style-name="T59">Directrices sobre la organización y gestión del proyecto.</text:span></text:span></text:p>
      <text:list xml:id="list885608779" text:style-name="L10">
        <text:list-item>
          <text:p text:style-name="P540">Usar canal de comunicación habilitado en la aplicación Discord para informar </text:p>
          <text:p text:style-name="P540">acerca de cualquier error, problema, circunstancia, dificultad o duda acerca de la organización y gestión del proyecto, sobre la división de trabajo realizada, o sobre algún aspecto en concreto de la parte del proyecto asignada.</text:p>
        </text:list-item>
      </text:list>
      <text:p text:style-name="P111"/>
      <text:list xml:id="list203416720570431" text:continue-numbering="true" text:style-name="L10">
        <text:list-item>
          <text:p text:style-name="P541">Usar Asana como referencia a toda la planificación del proyecto de forma gráfica. Cada individuo del equipo está obligado a añadir y actualizar de forma correcta </text:p>
          <text:p text:style-name="P541">todos los aspectos de planificación sobre la parte asignada a éste. En caso de que varios individuos del equipo estén asignados a una misma parte del proyecto</text:p>
          <text:p text:style-name="P541">PINFBET, deberán ponerse de acuerdo (y notificarlo en el canal de comunicación mencionado anteriormente en la zona indicada en la aplicación) sobre quién va a ser el responsable de mantener la información relativa a la planificación de dicha sección del proyecto.</text:p>
        </text:list-item>
      </text:list>
      <text:p text:style-name="P129"/>
      <text:list xml:id="list203417652907078" text:continue-numbering="true" text:style-name="L10">
        <text:list-item>
          <text:p text:style-name="P542">Semanalmente se deben actualizar los contenidos sobre todas y cada una de las secciones en las que se divide el proyecto en GitHub, de forma que se tenga una traza sobre la progresión en todos los aspectos del proyecto. No importa si es solo texto o solo código, lo que importa es que cada versión del fichero se suba con un número de versión identificativo para así no sobreescribir los antiguos ficheros y poder tener una traza en caso de que surjan problemas como errores, falta de </text:p>
          <text:p text:style-name="P542">consistencia, pérdida de información o progreso...</text:p>
        </text:list-item>
      </text:list>
      <text:p text:style-name="P130"/>
      <text:list xml:id="list203418174231759" text:continue-numbering="true" text:style-name="L10">
        <text:list-item>
          <text:p text:style-name="P543">También es recomendable que cada individuo del equipo realice al menos una copia de seguridad en un dispositivo seguro y distinto al que usan para trabajar. Así se reduce el riesgo de perder progreso en el proyecto por, por ejemplo, fallos en el disco duro de los equipos usados para trabajar, caída de GitHub o Discord, </text:p>
          <text:p text:style-name="P543">eliminación consciente o inconscientemente del progreso efectuado en GitHub o Discord relacionado con el proyecto...</text:p>
        </text:list-item>
      </text:list>
      <text:p text:style-name="P112"/>
      <text:p text:style-name="P112"/>
      <text:p text:style-name="P112"><text:soft-page-break/></text:p>
      <text:p text:style-name="P112"/>
      <text:list xml:id="list203417000344452" text:continue-numbering="true" text:style-name="L10">
        <text:list-item>
          <text:p text:style-name="P544">Si por algún motivo tiene que compartir un documento no muy pesado con algún otro integrante del equipo, puede usar Discord para compartir dicho archivo. Pero esto es una situación excepcional, lo normal será que todo individuo del proyecto acceda a <text:span text:style-name="T414">los documentos relacionados con el proyecto a través del repositorio de GitHub,</text:span></text:p>
          <text:p text:style-name="P544"/>
        </text:list-item>
        <text:list-item>
          <text:p text:style-name="P545">Todos los individuos que estén en la sección del proyecto encargada sobre la </text:p>
          <text:p text:style-name="P545">aplicación móvil de PINFBET deberán tener una cuenta de Unity creada para </text:p>
          <text:p text:style-name="P545">acceder al motor sobre el cual se realizará dicha aplicación y deberán realizar </text:p>
          <text:p text:style-name="P545">todos sus cambios en el proyecto compartido mediante Collaborate.</text:p>
          <text:p text:style-name="P546">En caso de duda, póngase en contacto con Abdón Crespo Álvarez.</text:p>
        </text:list-item>
      </text:list>
      <text:p text:style-name="P113"/>
      <text:list xml:id="list203417692144611" text:continue-numbering="true" text:style-name="L10">
        <text:list-item>
          <text:p text:style-name="P545">En el caso de que varios <text:span text:style-name="T415">individuos tengan que modificar los mismos ficheros </text:span></text:p>
          <text:p text:style-name="P547">relacionados con el proyecto, deberán notificar previamente por el canal de </text:p>
          <text:p text:style-name="P545"><text:span text:style-name="T415">comunicación de Discord qué partes concretas de esos ficheros se le han asignado y deberá estár marcado en el documento de edición (</text:span><text:span text:style-name="T72">importante: </text:span><text:span text:style-name="T415">no en la versión final de dicho documento) qué parte corresponde a quién. El acuerdo sobre la </text:span></text:p>
          <text:p text:style-name="P547">división de trabajo deberá realizarse mediante reunión en el canal de voz y vídeo de Discord habilitado para ello.</text:p>
        </text:list-item>
      </text:list>
      <text:p text:style-name="P113"/>
      <text:list xml:id="list203416891636226" text:continue-numbering="true" text:style-name="L10">
        <text:list-item>
          <text:p text:style-name="P548">Todas las reuniones sobre el proyecto (de seguimiento, de planificación, de votación, iniciales, finales, de discusión sobre un tema en particular...) deben </text:p>
          <text:p text:style-name="P548">realizarse a través del canal de voz y vídeo habilitado en Discord. Por tanto, todos los integrantes del equipo, dado que deben participar en dichas reuniones, deben tener una cuenta de Discord creada y unida al servidor habilitado para este proyecto.</text:p>
        </text:list-item>
      </text:list>
      <text:p text:style-name="P131"/>
      <text:list xml:id="list203417672393661" text:continue-numbering="true" text:style-name="L10">
        <text:list-item>
          <text:p text:style-name="P549">El responsable de las reuniones deberá encargarse de proponer la fecha y el </text:p>
          <text:p text:style-name="P549">contenido de la reunión de forma oficial, aunque los distintos miembros del equipo pueden ofrecerle recomendaciones.</text:p>
          <text:p text:style-name="P550">El responsable será elegido en la primera reunión que se haga, que tendrá una fecha puesta en común por todos los miembros del equipo por el canal de texto de Discord habilitado para ello.</text:p>
        </text:list-item>
      </text:list>
      <text:p text:style-name="P114"/>
      <text:p text:style-name="P114"/>
      <text:p text:style-name="P114"><text:soft-page-break/></text:p>
      <text:p text:style-name="P114"/>
      <text:list xml:id="list203417128518756" text:continue-numbering="true" text:style-name="L10">
        <text:list-item>
          <text:p text:style-name="P551">En caso de presentación en clase sobre el proyecto, se deberá saber (con fecha límite el día antes de la presentación) quiénes van a realizar y cuál será el </text:p>
          <text:p text:style-name="P552">contenido del proyecto expuesto durante dicha presentación. El objetivo de esta regla es asegurarse de que el contenido y la presentación en sí misma estén </text:p>
          <text:p text:style-name="P552">presentables el día clave.</text:p>
          <text:p text:style-name="P553"/>
        </text:list-item>
        <text:list-item>
          <text:p text:style-name="P554">Todos los cambios en la planificación del proyecto deberán ser notificados </text:p>
          <text:p text:style-name="P554">mediante el canal de texto de Discord habilitado para ello. En caso de desacuerdo sobre dichos cambios el responsable de reuniones deberá organizar una reunión sobre este asunto.</text:p>
        </text:list-item>
      </text:list>
      <text:p text:style-name="P132"/>
      <text:list xml:id="list203416417530321" text:continue-numbering="true" text:style-name="L10">
        <text:list-item>
          <text:p text:style-name="P555">Todos los entregables del proyecto deben pasar una revisión por los individuos designados mediante votación en la reunión que trate este asunto para realizar las comprobaciones que se requieran para verificar la calidad y aprobar la entrega de estos documentos.</text:p>
          <text:p text:style-name="P555"/>
        </text:list-item>
        <text:list-item>
          <text:p text:style-name="P607"><text:span text:style-name="Default_20_Paragraph_20_Font"><text:span text:style-name="T142">Debido a la situación de emergencia sanitaria global por el COVID-19, todas las </text:span></text:span></text:p>
          <text:p text:style-name="P607"><text:span text:style-name="Default_20_Paragraph_20_Font"><text:span text:style-name="T142">reuniones se realizarán de forma no presencial mediante el canal de voz y vídeo de Discord y bajo ningún concepto estarán permitidas las reuniones presenciales. El trabajo de cada individuo deberá realizarse en su domicilio y todos los individuos deberán seguir todas y cada una de las recomendaciones del ministerio de sanidad en caso de que no haya otra alternativa que exponerse a la enfermedad debido a cualquier motivo de peso justificable.</text:span></text:span></text:p>
        </text:list-item>
      </text:list>
      <text:p text:style-name="P486"><text:span text:style-name="Default_20_Paragraph_20_Font"><text:span text:style-name="T128">En caso de cualquier discrepancia, problema, imprevisto, incompatibilidad o cualquier otro impedimento que ponga en incumplimiento alguna de las directrices especificadas anteriormente o impida el cumplimiento adecuado de las mismas deberá ponerse en contacto inmediatamente con el director del proyecto mediante la información de contacto proporcionada </text:span></text:span><text:span text:style-name="Default_20_Paragraph_20_Font"><text:span text:style-name="T125">en el servidor de Discord proporcionado para el proyecto PINFbet y, en caso de no tener acceso de dicho servidor, deberá recurrir a la forma de contacto proporcionada a través del Campus Virtual de la UCA</text:span></text:span><text:span text:style-name="Default_20_Paragraph_20_Font"><text:span text:style-name="T129"> mediante los mensajes en el campus virtual especificado para la asignatura de Proyectos Informáticos</text:span></text:span><text:span text:style-name="Default_20_Paragraph_20_Font"><text:span text:style-name="T125">.</text:span></text:span></text:p>
      <text:p text:style-name="P486"><text:span text:style-name="Default_20_Paragraph_20_Font"><text:span text:style-name="T125"/></text:span></text:p>
      <text:p text:style-name="P486"><text:span text:style-name="Default_20_Paragraph_20_Font"><text:span text:style-name="T125"/></text:span></text:p>
      <text:p text:style-name="P486"><text:soft-page-break/><text:span text:style-name="Default_20_Paragraph_20_Font"><text:span text:style-name="T125"/></text:span></text:p>
      <text:p text:style-name="Standard"><text:span text:style-name="Default_20_Paragraph_20_Font"><text:span text:style-name="T160">7.5 </text:span></text:span><text:span text:style-name="Default_20_Paragraph_20_Font"><text:span text:style-name="T161">Recursos del equipo.</text:span></text:span></text:p>
      <text:p text:style-name="P260"><text:span text:style-name="Default_20_Paragraph_20_Font"><text:span text:style-name="T130">Los miembros en general del equipo dispondrán de los siguientes recursos:</text:span></text:span></text:p>
      <text:list xml:id="list1308340311" text:style-name="L11">
        <text:list-item>
          <text:p text:style-name="P608"><text:span text:style-name="Default_20_Paragraph_20_Font"><text:span text:style-name="T130">Un computador con Windows </text:span></text:span><text:span text:style-name="Default_20_Paragraph_20_Font"><text:span text:style-name="T131">10</text:span></text:span><text:span text:style-name="Default_20_Paragraph_20_Font"><text:span text:style-name="T130"> o </text:span></text:span><text:span text:style-name="Default_20_Paragraph_20_Font"><text:span text:style-name="T131">alguna distribución </text:span></text:span><text:span text:style-name="Default_20_Paragraph_20_Font"><text:span text:style-name="T132">de </text:span></text:span><text:span text:style-name="Default_20_Paragraph_20_Font"><text:span text:style-name="T130">Linux.</text:span></text:span></text:p>
        </text:list-item>
        <text:list-item>
          <text:p text:style-name="P608"><text:span text:style-name="Default_20_Paragraph_20_Font"><text:span text:style-name="T130">Conexión a internet.</text:span></text:span></text:p>
        </text:list-item>
        <text:list-item>
          <text:p text:style-name="P609"><text:span text:style-name="Default_20_Paragraph_20_Font"><text:span text:style-name="T133">Herramientas de edición de documentos: LibreOffic</text:span></text:span><text:span text:style-name="Default_20_Paragraph_20_Font"><text:span text:style-name="T134">e,</text:span></text:span><text:span text:style-name="Default_20_Paragraph_20_Font"><text:span text:style-name="T133"> Microsoft Office </text:span></text:span><text:span text:style-name="Default_20_Paragraph_20_Font"><text:span text:style-name="T134">o Google Docs</text:span></text:span><text:span text:style-name="Default_20_Paragraph_20_Font"><text:span text:style-name="T133">.</text:span></text:span></text:p>
        </text:list-item>
      </text:list>
      <text:p text:style-name="P261"><text:span text:style-name="Default_20_Paragraph_20_Font"><text:span text:style-name="T135">En cuanto a los miembros que se encarguen del desarrollo de la aplicación móvil, tendrán a su disposición, además, lo siguiente:</text:span></text:span></text:p>
      <text:list xml:id="list731418657" text:style-name="L12">
        <text:list-item>
          <text:p text:style-name="P610"><text:span text:style-name="Default_20_Paragraph_20_Font"><text:span text:style-name="T135">Unity Hub (necesario instalar el motor Unity bajo una versión específica).</text:span></text:span></text:p>
        </text:list-item>
        <text:list-item>
          <text:p text:style-name="P611"><text:span text:style-name="Default_20_Paragraph_20_Font"><text:span text:style-name="T135">Unity versión 2020.1.13f1 </text:span></text:span><text:span text:style-name="Default_20_Paragraph_20_Font"><text:span text:style-name="T136">(versión con la cual se empezó a desarrollar la</text:span></text:span></text:p>
          <text:p text:style-name="P612"><text:span text:style-name="Default_20_Paragraph_20_Font"><text:span text:style-name="T136">aplicación, </text:span></text:span><text:span text:style-name="Default_20_Paragraph_20_Font"><text:span text:style-name="T137">aunque mientras esté en la versión 2020.1.X no debería haber</text:span></text:span></text:p>
          <text:p text:style-name="P612"><text:span text:style-name="Default_20_Paragraph_20_Font"><text:span text:style-name="T137">problemas de compatibilidad entre versiones</text:span></text:span><text:span text:style-name="Default_20_Paragraph_20_Font"><text:span text:style-name="T136">)</text:span></text:span><text:span text:style-name="Default_20_Paragraph_20_Font"><text:span text:style-name="T135">.</text:span></text:span></text:p>
        </text:list-item>
        <text:list-item>
          <text:p text:style-name="P612"><text:span text:style-name="Default_20_Paragraph_20_Font"><text:span text:style-name="T137">Visual studio (versión 2019 en adelante, requiere tener como sistema operativo Windows 10) </text:span></text:span><text:span text:style-name="Default_20_Paragraph_20_Font"><text:span text:style-name="T138">para la edición de scripts .cs en C# junto con la integración con la API de </text:span></text:span><text:span text:style-name="Default_20_Paragraph_20_Font"><text:span text:style-name="T139">U</text:span></text:span><text:span text:style-name="Default_20_Paragraph_20_Font"><text:span text:style-name="T138">nity.</text:span></text:span></text:p>
          <text:p text:style-name="P598"><text:span text:style-name="Default_20_Paragraph_20_Font"><text:span text:style-name="T125"/></text:span></text:p>
        </text:list-item>
      </text:list>
      <text:p text:style-name="P387"><text:span text:style-name="T202">8</text:span><text:span text:style-name="T197">. </text:span><text:span text:style-name="T199">Análisis de riesgos</text:span><text:span text:style-name="T198">.</text:span></text:p>
      <text:p text:style-name="P389"/>
      <text:p text:style-name="P346">INVENTARIO DE RIESGOS</text:p>
      <text:p text:style-name="P348">Ordenado en orden descendente según el impacto en el proyecto.</text:p>
      <text:p text:style-name="P373"/>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374"><text:span text:style-name="Default_20_Paragraph_20_Font"><text:span text:style-name="T20">Riesgo / Problema</text:span></text:span></text:p>
          </table:table-cell>
          <table:covered-table-cell/>
          <table:covered-table-cell/>
          <table:covered-table-cell/>
          <table:covered-table-cell/>
        </table:table-row>
        <table:table-row table:style-name="Table1.1">
          <table:table-cell table:style-name="Table1.A1" office:value-type="string">
            <text:p text:style-name="P374"><text:span text:style-name="Default_20_Paragraph_20_Font"><text:span text:style-name="T20">Código</text:span></text:span></text:p>
          </table:table-cell>
          <table:table-cell table:style-name="Table1.A1" office:value-type="string">
            <text:p text:style-name="P374"><text:span text:style-name="Default_20_Paragraph_20_Font"><text:span text:style-name="T20">Descripción</text:span></text:span></text:p>
          </table:table-cell>
          <table:table-cell table:style-name="Table1.A1" office:value-type="string">
            <text:p text:style-name="P374"><text:span text:style-name="Default_20_Paragraph_20_Font"><text:span text:style-name="T20">Impacto (*)</text:span></text:span></text:p>
          </table:table-cell>
          <table:table-cell table:style-name="Table1.A1" office:value-type="string">
            <text:p text:style-name="P374"><text:span text:style-name="Default_20_Paragraph_20_Font"><text:span text:style-name="T20">Probabilidad</text:span></text:span></text:p>
          </table:table-cell>
          <table:table-cell table:style-name="Table1.A1" office:value-type="string">
            <text:p text:style-name="P374"><text:span text:style-name="Default_20_Paragraph_20_Font"><text:span text:style-name="T20">Fecha Detección</text:span></text:span></text:p>
          </table:table-cell>
        </table:table-row>
        <table:table-row table:style-name="Table1.1">
          <table:table-cell table:style-name="Table1.A3" office:value-type="string">
            <text:p text:style-name="P455"><text:span text:style-name="Default_20_Paragraph_20_Font"><text:span text:style-name="T22">R1</text:span></text:span></text:p>
          </table:table-cell>
          <table:table-cell table:style-name="Table1.B3" office:value-type="string">
            <text:p text:style-name="P460"><text:span text:style-name="Default_20_Paragraph_20_Font"><text:span text:style-name="T21">Pérdidas de los equipos informáticos debido a desastres naturales.</text:span></text:span></text:p>
          </table:table-cell>
          <table:table-cell table:style-name="Table1.C3" office:value-type="string">
            <text:p text:style-name="P374"><text:span text:style-name="Default_20_Paragraph_20_Font"><text:span text:style-name="T21">ALTO</text:span></text:span></text:p>
          </table:table-cell>
          <table:table-cell table:style-name="Table1.D3" office:value-type="string">
            <text:p text:style-name="P374"><text:span text:style-name="Default_20_Paragraph_20_Font"><text:span text:style-name="T34">(0.4) </text:span></text:span><text:span text:style-name="Default_20_Paragraph_20_Font"><text:span text:style-name="T21">Muy Baja</text:span></text:span></text:p>
          </table:table-cell>
          <table:table-cell table:style-name="Table1.E3" office:value-type="string">
            <text:p text:style-name="P374"><text:span text:style-name="Default_20_Paragraph_20_Font"><text:span text:style-name="T21">17/11/2020</text:span></text:span></text:p>
          </table:table-cell>
        </table:table-row>
        <table:table-row table:style-name="Table1.1">
          <table:table-cell table:style-name="Table1.A4" office:value-type="string">
            <text:p text:style-name="P455"><text:span text:style-name="Default_20_Paragraph_20_Font"><text:span text:style-name="T22">R2</text:span></text:span></text:p>
          </table:table-cell>
          <table:table-cell table:style-name="Table1.B4" office:value-type="string">
            <text:p text:style-name="P460"><text:span text:style-name="Default_20_Paragraph_20_Font"><text:span text:style-name="T21">Pérdida de información debido a un</text:span></text:span><text:span text:style-name="Default_20_Paragraph_20_Font"><text:span text:style-name="T23"> ataque</text:span></text:span><text:span text:style-name="Default_20_Paragraph_20_Font"><text:span text:style-name="T21"> de ransomware en nuestro sistema</text:span></text:span><text:span text:style-name="Default_20_Paragraph_20_Font"><text:span text:style-name="T32">.</text:span></text:span></text:p>
          </table:table-cell>
          <table:table-cell table:style-name="Table1.C4" office:value-type="string">
            <text:p text:style-name="P374"><text:span text:style-name="Default_20_Paragraph_20_Font"><text:span text:style-name="T21">ALTO</text:span></text:span></text:p>
          </table:table-cell>
          <table:table-cell table:style-name="Table1.D4" office:value-type="string">
            <text:p text:style-name="P374"><text:span text:style-name="Default_20_Paragraph_20_Font"><text:span text:style-name="T34">(0.10) </text:span></text:span><text:span text:style-name="Default_20_Paragraph_20_Font"><text:span text:style-name="T21">Baja</text:span></text:span></text:p>
          </table:table-cell>
          <table:table-cell table:style-name="Table1.E4" office:value-type="string">
            <text:p text:style-name="P374"><text:span text:style-name="Default_20_Paragraph_20_Font"><text:span text:style-name="T21">17/11/2020</text:span></text:span></text:p>
          </table:table-cell>
        </table:table-row>
        <table:table-row table:style-name="Table1.1">
          <table:table-cell table:style-name="Table1.A5" office:value-type="string">
            <text:p text:style-name="P455"><text:span text:style-name="Default_20_Paragraph_20_Font"><text:span text:style-name="T22">R</text:span></text:span><text:span text:style-name="Default_20_Paragraph_20_Font"><text:span text:style-name="T37">3</text:span></text:span></text:p>
          </table:table-cell>
          <table:table-cell table:style-name="Table1.B5" office:value-type="string">
            <text:p text:style-name="P460"><text:span text:style-name="Default_20_Paragraph_20_Font"><text:span text:style-name="T21">Debido a la imposibilidad de la herramienta o desconocimiento de su implementación no es posible que </text:span></text:span><text:span text:style-name="Default_20_Paragraph_20_Font"><text:span text:style-name="T26">la aplicación móvil</text:span></text:span><text:span text:style-name="Default_20_Paragraph_20_Font"><text:span text:style-name="T21"> se comunique correctamente con la API del serv</text:span></text:span><text:span text:style-name="Default_20_Paragraph_20_Font"><text:span text:style-name="T22">idor</text:span></text:span><text:span text:style-name="Default_20_Paragraph_20_Font"><text:span text:style-name="T21">.</text:span></text:span></text:p>
          </table:table-cell>
          <table:table-cell table:style-name="Table1.C5" office:value-type="string">
            <text:p text:style-name="P374"><text:span text:style-name="Default_20_Paragraph_20_Font"><text:span text:style-name="T21">MEDIO</text:span></text:span></text:p>
          </table:table-cell>
          <table:table-cell table:style-name="Table1.D5" office:value-type="string">
            <text:p text:style-name="P374"><text:span text:style-name="Default_20_Paragraph_20_Font"><text:span text:style-name="T34">(0.17) </text:span></text:span><text:span text:style-name="Default_20_Paragraph_20_Font"><text:span text:style-name="T21">Baja</text:span></text:span></text:p>
          </table:table-cell>
          <table:table-cell table:style-name="Table1.E5" office:value-type="string">
            <text:p text:style-name="P374"><text:span text:style-name="Default_20_Paragraph_20_Font"><text:span text:style-name="T21">5/11/2020</text:span></text:span></text:p>
          </table:table-cell>
        </table:table-row>
        <table:table-row table:style-name="Table1.1">
          <table:table-cell table:style-name="Table1.A6" office:value-type="string">
            <text:p text:style-name="P455"><text:span text:style-name="Default_20_Paragraph_20_Font"><text:span text:style-name="T22">R</text:span></text:span><text:span text:style-name="Default_20_Paragraph_20_Font"><text:span text:style-name="T37">4</text:span></text:span></text:p>
          </table:table-cell>
          <table:table-cell table:style-name="Table1.B6" office:value-type="string">
            <text:p text:style-name="P460"><text:span text:style-name="Default_20_Paragraph_20_Font"><text:span text:style-name="T21">Nueva carga excesiva de trabajo no prevista o espontánea</text:span></text:span><text:span text:style-name="Default_20_Paragraph_20_Font"><text:span text:style-name="T27"> que altere la planificación</text:span></text:span><text:span text:style-name="Default_20_Paragraph_20_Font"><text:span text:style-name="T21">.</text:span></text:span></text:p>
          </table:table-cell>
          <table:table-cell table:style-name="Table1.C6" office:value-type="string">
            <text:p text:style-name="P375"><text:span text:style-name="Default_20_Paragraph_20_Font"><text:span text:style-name="T27">MEDIO</text:span></text:span></text:p>
          </table:table-cell>
          <table:table-cell table:style-name="Table1.D6" office:value-type="string">
            <text:p text:style-name="P374"><text:span text:style-name="Default_20_Paragraph_20_Font"><text:span text:style-name="T35">(0.59) </text:span></text:span><text:span text:style-name="Default_20_Paragraph_20_Font"><text:span text:style-name="T36">Alta</text:span></text:span></text:p>
          </table:table-cell>
          <table:table-cell table:style-name="Table1.E6" office:value-type="string">
            <text:p text:style-name="P374"><text:span text:style-name="Default_20_Paragraph_20_Font"><text:span text:style-name="T21">21/10/2020</text:span></text:span></text:p>
          </table:table-cell>
        </table:table-row>
      </table:table>
      <text:p text:style-name="P346"/>
      <text:p text:style-name="P346"/>
      <text:p text:style-name="P346"/>
      <text:p text:style-name="P346"><text:soft-page-break/></text:p>
      <text:p text:style-name="P346">ACTIVIDADES A EJECUTAR</text:p>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374"><text:span text:style-name="Default_20_Paragraph_20_Font"><text:span text:style-name="T20">Actividades a Ejecutar</text:span></text:span></text:p>
          </table:table-cell>
          <table:covered-table-cell/>
          <table:covered-table-cell/>
        </table:table-row>
        <table:table-row table:style-name="Table2.1">
          <table:table-cell table:style-name="Table2.A1" office:value-type="string">
            <text:p text:style-name="P374"><text:span text:style-name="Default_20_Paragraph_20_Font"><text:span text:style-name="T20">Código</text:span></text:span></text:p>
          </table:table-cell>
          <table:table-cell table:style-name="Table2.A1" office:value-type="string">
            <text:p text:style-name="P374"><text:span text:style-name="Default_20_Paragraph_20_Font"><text:span text:style-name="T20">Actividad</text:span></text:span></text:p>
          </table:table-cell>
          <table:table-cell table:style-name="Table2.A1" office:value-type="string">
            <text:p text:style-name="P374"><text:span text:style-name="Default_20_Paragraph_20_Font"><text:span text:style-name="T20">Descripción</text:span></text:span></text:p>
          </table:table-cell>
        </table:table-row>
        <table:table-row table:style-name="Table2.1">
          <table:table-cell table:style-name="Table2.A3" office:value-type="string">
            <text:p text:style-name="P455"><text:span text:style-name="Default_20_Paragraph_20_Font"><text:span text:style-name="T22">R1</text:span></text:span></text:p>
          </table:table-cell>
          <table:table-cell table:style-name="Table2.B3" office:value-type="string">
            <text:p text:style-name="P371"><text:span text:style-name="Default_20_Paragraph_20_Font"><text:span text:style-name="T21">Sustitución de equipos</text:span></text:span></text:p>
          </table:table-cell>
          <table:table-cell table:style-name="Table2.C3" office:value-type="string">
            <text:p text:style-name="P371"><text:span text:style-name="Default_20_Paragraph_20_Font"><text:span text:style-name="T21">Se solicitará, si es posible la compra o sustitución temporal de equipos nuevos de forma inmediata. A fin de poder continuar con la planificación con la menor cantidad de retrasos posible.</text:span></text:span></text:p>
          </table:table-cell>
        </table:table-row>
        <table:table-row table:style-name="Table2.1">
          <table:table-cell table:style-name="Table2.A4" office:value-type="string">
            <text:p text:style-name="P455"><text:span text:style-name="Default_20_Paragraph_20_Font"><text:span text:style-name="T22">R2</text:span></text:span></text:p>
          </table:table-cell>
          <table:table-cell table:style-name="Table2.B4" office:value-type="string">
            <text:p text:style-name="P371"><text:span text:style-name="Default_20_Paragraph_20_Font"><text:span text:style-name="T21">Copias de Seguridad</text:span></text:span></text:p>
          </table:table-cell>
          <table:table-cell table:style-name="Table2.C4" office:value-type="string">
            <text:p text:style-name="P371"><text:span text:style-name="Default_20_Paragraph_20_Font"><text:span text:style-name="T21">Se realizarán copias de seguridad de forma iterativa a fin de que pueda recuperarse el progreso perdido ante cualquier situación inesperada.</text:span></text:span></text:p>
          </table:table-cell>
        </table:table-row>
        <table:table-row table:style-name="Table2.1">
          <table:table-cell table:style-name="Table2.A5" office:value-type="string">
            <text:p text:style-name="P456"><text:span text:style-name="Default_20_Paragraph_20_Font"><text:span text:style-name="T25">R</text:span></text:span><text:span text:style-name="Default_20_Paragraph_20_Font"><text:span text:style-name="T38">3</text:span></text:span></text:p>
          </table:table-cell>
          <table:table-cell table:style-name="Table2.B5" office:value-type="string">
            <text:p text:style-name="P371"><text:span text:style-name="Default_20_Paragraph_20_Font"><text:span text:style-name="T21">Emplear otro sistema de comunicación.</text:span></text:span></text:p>
          </table:table-cell>
          <table:table-cell table:style-name="Table2.C5" office:value-type="string">
            <text:p text:style-name="P371"><text:span text:style-name="Default_20_Paragraph_20_Font"><text:span text:style-name="T21">Se intentará buscar un método de comunicación alternativo</text:span></text:span><text:span text:style-name="Default_20_Paragraph_20_Font"><text:span text:style-name="T24">, organizando</text:span></text:span><text:span text:style-name="Default_20_Paragraph_20_Font"><text:span text:style-name="T33"> en el proceso</text:span></text:span><text:span text:style-name="Default_20_Paragraph_20_Font"><text:span text:style-name="T24"> una reunión de emergencia.</text:span></text:span></text:p>
          </table:table-cell>
        </table:table-row>
        <table:table-row table:style-name="Table2.1">
          <table:table-cell table:style-name="Table2.A6" office:value-type="string">
            <text:p text:style-name="P457"><text:span text:style-name="Default_20_Paragraph_20_Font"><text:span text:style-name="T28">R</text:span></text:span><text:span text:style-name="Default_20_Paragraph_20_Font"><text:span text:style-name="T38">4</text:span></text:span></text:p>
          </table:table-cell>
          <table:table-cell table:style-name="Table2.B6" office:value-type="string">
            <text:p text:style-name="P371"><text:span text:style-name="Default_20_Paragraph_20_Font"><text:span text:style-name="T21">Reorganización del proyecto</text:span></text:span></text:p>
          </table:table-cell>
          <table:table-cell table:style-name="Table2.C6" office:value-type="string">
            <text:p text:style-name="P371"><text:span text:style-name="Default_20_Paragraph_20_Font"><text:span text:style-name="T21">Se llevará a cabo una reunión de emergencia para la reorganización de las tareas restantes junto a la inclusión de las nuevas.</text:span></text:span></text:p>
          </table:table-cell>
        </table:table-row>
      </table:table>
      <text:p text:style-name="P347"/>
      <text:p text:style-name="P346">RECURSOS NECESARIO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61"><text:span text:style-name="Default_20_Paragraph_20_Font"><text:span text:style-name="T20">Código</text:span></text:span></text:p>
          </table:table-cell>
          <table:table-cell table:style-name="Table3.A1" office:value-type="string">
            <text:p text:style-name="P461"><text:span text:style-name="Default_20_Paragraph_20_Font"><text:span text:style-name="T20">Actividad</text:span></text:span></text:p>
          </table:table-cell>
          <table:table-cell table:style-name="Table3.A1" office:value-type="string">
            <text:p text:style-name="P461"><text:span text:style-name="Default_20_Paragraph_20_Font"><text:span text:style-name="T20">Recursos</text:span></text:span></text:p>
          </table:table-cell>
        </table:table-row>
        <table:table-row table:style-name="Table3.1">
          <table:table-cell table:style-name="Table3.A2" office:value-type="string">
            <text:p text:style-name="P376"><text:span text:style-name="Default_20_Paragraph_20_Font"><text:span text:style-name="T29">R1</text:span></text:span></text:p>
          </table:table-cell>
          <table:table-cell table:style-name="Table3.B2" office:value-type="string">
            <text:p text:style-name="P371"><text:span text:style-name="Default_20_Paragraph_20_Font"><text:span text:style-name="T21">Sustitución de equipos</text:span></text:span></text:p>
          </table:table-cell>
          <table:table-cell table:style-name="Table3.C2" office:value-type="string">
            <text:p text:style-name="P371"><text:span text:style-name="Default_20_Paragraph_20_Font"><text:span text:style-name="T40">Económicos para la sustitución de los equipos y personal para recuperar los datos y poner a punto los sistemas.</text:span></text:span></text:p>
          </table:table-cell>
        </table:table-row>
        <table:table-row table:style-name="Table3.1">
          <table:table-cell table:style-name="Table3.A3" office:value-type="string">
            <text:p text:style-name="P376"><text:span text:style-name="Default_20_Paragraph_20_Font"><text:span text:style-name="T29">R2</text:span></text:span></text:p>
          </table:table-cell>
          <table:table-cell table:style-name="Table3.B3" office:value-type="string">
            <text:p text:style-name="P371"><text:span text:style-name="Default_20_Paragraph_20_Font"><text:span text:style-name="T21">Copias de Seguridad</text:span></text:span></text:p>
          </table:table-cell>
          <table:table-cell table:style-name="Table3.C3" office:value-type="string">
            <text:p text:style-name="P371"><text:span text:style-name="Default_20_Paragraph_20_Font"><text:span text:style-name="T40">Recursos electrónicos para almacenamiento y distribución de las copias de seguridad en un entorno seguro y fiable.</text:span></text:span></text:p>
          </table:table-cell>
        </table:table-row>
        <table:table-row table:style-name="Table3.1">
          <table:table-cell table:style-name="Table3.A4" office:value-type="string">
            <text:p text:style-name="P458"><text:span text:style-name="Default_20_Paragraph_20_Font"><text:span text:style-name="T31"><text:s/></text:span></text:span><text:span text:style-name="Default_20_Paragraph_20_Font"><text:span text:style-name="T29">R</text:span></text:span><text:span text:style-name="Default_20_Paragraph_20_Font"><text:span text:style-name="T39">3</text:span></text:span></text:p>
          </table:table-cell>
          <table:table-cell table:style-name="Table3.B4" office:value-type="string">
            <text:p text:style-name="P371"><text:span text:style-name="Default_20_Paragraph_20_Font"><text:span text:style-name="T21">Emplear otro sistema de comunicación.</text:span></text:span></text:p>
          </table:table-cell>
          <table:table-cell table:style-name="Table3.C4" office:value-type="string">
            <text:p text:style-name="P371"><text:span text:style-name="Default_20_Paragraph_20_Font"><text:span text:style-name="T40">Personal para la investigación de métodos alternativos.</text:span></text:span></text:p>
          </table:table-cell>
        </table:table-row>
        <table:table-row table:style-name="Table3.1">
          <table:table-cell table:style-name="Table3.A5" office:value-type="string">
            <text:p text:style-name="P459"><text:span text:style-name="Default_20_Paragraph_20_Font"><text:span text:style-name="T31"><text:s/></text:span></text:span><text:span text:style-name="Default_20_Paragraph_20_Font"><text:span text:style-name="T30">R</text:span></text:span><text:span text:style-name="Default_20_Paragraph_20_Font"><text:span text:style-name="T39">4</text:span></text:span></text:p>
          </table:table-cell>
          <table:table-cell table:style-name="Table3.B5" office:value-type="string">
            <text:p text:style-name="P371"><text:span text:style-name="Default_20_Paragraph_20_Font"><text:span text:style-name="T21">Reorganización del proyecto</text:span></text:span></text:p>
          </table:table-cell>
          <table:table-cell table:style-name="Table3.C5" office:value-type="string">
            <text:p text:style-name="P371"><text:span text:style-name="Default_20_Paragraph_20_Font"><text:span text:style-name="T40">Personal de análisis para <text:s/>la reestructuración general del proyecto.</text:span></text:span></text:p>
          </table:table-cell>
        </table:table-row>
      </table:table>
      <text:p text:style-name="P349"/>
      <text:p text:style-name="P382"><text:span text:style-name="T206">9</text:span><text:span text:style-name="T197">. </text:span><text:span text:style-name="T199">Requisitos iniciales</text:span><text:span text:style-name="T198">.</text:span></text:p>
      <text:p text:style-name="P382"><text:span text:style-name="Default_20_Paragraph_20_Font"><text:span text:style-name="T146"/></text:span></text:p>
      <text:list xml:id="list1144716869" text:style-name="L13">
        <text:list-item>
          <text:p text:style-name="P517"><text:span text:style-name="Default_20_Paragraph_20_Font"><text:span text:style-name="T68">I</text:span></text:span><text:span text:style-name="Default_20_Paragraph_20_Font"><text:span text:style-name="T67">mplementar un sistema de apuestas académicas (con una moneda inventada sin valor económico real)</text:span></text:span><text:span text:style-name="Default_20_Paragraph_20_Font"><text:span text:style-name="T69"> entre usuarios del grado en ingeniería informática de la ESI.</text:span></text:span></text:p>
        </text:list-item>
        <text:list-item>
          <text:p text:style-name="P518"><text:span text:style-name="Default_20_Paragraph_20_Font"><text:span text:style-name="T69">Elaborar un sistema social en el que los usuarios de PINFbet se comuniquen a través de un chat y puedan mandarse solicitudes de amistad.</text:span></text:span></text:p>
        </text:list-item>
        <text:list-item>
          <text:p text:style-name="P518"><text:span text:style-name="Default_20_Paragraph_20_Font"><text:span text:style-name="T69">Hacer posible que un usuario pueda apostar sobre sus notas y sobre las de sus amigos.</text:span></text:span></text:p>
        </text:list-item>
        <text:list-item>
          <text:p text:style-name="P518"><text:span text:style-name="Default_20_Paragraph_20_Font"><text:span text:style-name="T69">El usuario subirá sus notas del curso pasado a PINFbet para recibir en base a éstas una determinada cantidad de PINFcoins</text:span></text:span><text:span text:style-name="Default_20_Paragraph_20_Font"><text:span text:style-name="T70">, la moneda de PINFbet</text:span></text:span><text:span text:style-name="Default_20_Paragraph_20_Font"><text:span text:style-name="T69">.</text:span></text:span></text:p>
        </text:list-item>
      </text:list>
      <text:p text:style-name="P388"><text:soft-page-break/><text:span text:style-name="Default_20_Paragraph_20_Font"><text:span text:style-name="T124"/></text:span></text:p>
      <text:p text:style-name="P487"><text:span text:style-name="T200">10</text:span><text:span text:style-name="T197">. </text:span><text:span text:style-name="T196">Especificaciones del</text:span><text:span text:style-name="Default_20_Paragraph_20_Font"><text:span text:style-name="T195"> </text:span></text:span><text:span text:style-name="T196">sistema</text:span><text:span text:style-name="T197">.</text:span></text:p>
      <text:p text:style-name="P345"/>
      <text:p text:style-name="P318">10.1 Requisitos funcionales.</text:p>
      <text:p text:style-name="P320"/>
      <text:p text:style-name="P268"><text:span text:style-name="T652">10.1.1 </text:span>Caso de Uso: <text:span text:style-name="T564">Registro del usuario.</text:span></text:p>
      <text:p text:style-name="P246">Descripción<text:span text:style-name="T565">.</text:span></text:p>
      <text:p text:style-name="P77"><text:span text:style-name="T566">Registrar a un nuevo usuario en el sistema de PINFbet</text:span>. </text:p>
      <text:p text:style-name="P77"/>
      <text:p text:style-name="P246">Actores<text:span text:style-name="T565">.</text:span></text:p>
      <text:p text:style-name="P13">El usuario que desea registrarse.</text:p>
      <text:p text:style-name="P77"><text:s/></text:p>
      <text:p text:style-name="P77"><text:span text:style-name="T567">Precondiciones</text:span><text:span text:style-name="T568">.</text:span></text:p>
      <text:p text:style-name="P77"/>
      <text:p text:style-name="P239">Postcondiciones<text:span text:style-name="T565">.</text:span></text:p>
      <text:p text:style-name="P14">El usuario es registrado en el sistema.</text:p>
      <text:p text:style-name="P77"/>
      <text:p text:style-name="P184"><text:span text:style-name="T569">E</text:span><text:span text:style-name="T567">scenario principal.</text:span></text:p>
      <text:p text:style-name="P161">1. El sistema inicializa los campos "Nombre", "Contraseña", “<text:span text:style-name="T731">Nombre completo” y “Repita la contraseña”</text:span> respectivamente con <text:span text:style-name="T573">el siguiente texto: </text:span>"Nombre", "Contraseña", “<text:span text:style-name="T731">Nombre completo” y “Repita la contraseña”.</text:span></text:p>
      <text:p text:style-name="P163"><text:span text:style-name="T574">2</text:span>. El sistema muestra al usuario<text:span text:style-name="T575"> los campos: </text:span><text:span text:style-name="T574">"Nombre", "Contraseña", “</text:span><text:span text:style-name="T731">Nombre completo” y “Repita la contraseña”</text:span><text:span text:style-name="T576"> con sus respectivos valores.</text:span></text:p>
      <text:p text:style-name="P185"><text:span text:style-name="T574">3</text:span>. El usuario <text:span text:style-name="T573">modifica los campos </text:span><text:span text:style-name="T574">"Nombre", "Contraseña", “</text:span><text:span text:style-name="T731">Nombre completo” y “Repita la contraseña”.</text:span></text:p>
      <text:p text:style-name="P186"><text:span text:style-name="T574">4</text:span>. El sistema comprueba que <text:span text:style-name="T577">los campos mencionados tienen valores correctos</text:span></text:p>
      <text:p text:style-name="P186"><text:span text:style-name="T732">(no comprueba nada en </text:span><text:span text:style-name="T759">el campo </text:span><text:span text:style-name="T732">“Nombre completo”</text:span><text:span text:style-name="T759">)</text:span><text:span text:style-name="T577">.</text:span></text:p>
      <text:p text:style-name="P184"><text:span text:style-name="T574">5</text:span>. El sistema muestra al usuario el contrato de responsabilidad.</text:p>
      <text:p text:style-name="P184"><text:span text:style-name="T574">6.</text:span> El usuario acepta el contrato de responsabilidad<text:span text:style-name="T578"> seleccionado la opción "Confirmar"</text:span>.</text:p>
      <text:p text:style-name="P184"><text:span text:style-name="T574">7</text:span>. El sistema envía al servidor de PINFbet una petición para crear un nuevo usuario en el sistema, enviándole al mismo el nombre y la contraseña introducidos por el usuario.</text:p>
      <text:p text:style-name="P184"/>
      <text:p text:style-name="P239">Extensiones.</text:p>
      <text:p text:style-name="P184"><text:span text:style-name="T579">4</text:span>a. Nombre no disponible.</text:p>
      <text:p text:style-name="P184"><text:span text:style-name="T580"><text:tab/></text:span>1. El sistema comprueba que el nombre introducido por el usuario no está <text:span text:style-name="T653"><text:tab/></text:span>disponible, <text:span text:style-name="T653">i</text:span>nforma al<text:span text:style-name="T580"> </text:span>usuario del error y le solicita que introduzca un nuevo nombre <text:soft-page-break/><text:span text:style-name="T653"><text:tab/></text:span>(paso <text:span text:style-name="T581">2</text:span>).</text:p>
      <text:p text:style-name="P184"><text:span text:style-name="T579">4b</text:span>. Contraseña demasiado corta.</text:p>
      <text:p text:style-name="P184"><text:span text:style-name="T582"><text:tab/></text:span>1. El sistema comprueba que la contraseña introducida por el usuario no tiene <text:span text:style-name="T653"><text:tab/></text:span>mínimo 8 carácteres <text:span text:style-name="T734">e </text:span>informa al usuario del error (paso<text:span text:style-name="T583"> 2</text:span>).</text:p>
      <text:p text:style-name="P184"/>
      <text:p text:style-name="P166">4c. Campos “Contraseña” y “Repita la contraseña” no coinciden.</text:p>
      <text:p text:style-name="P165"><text:tab/><text:span text:style-name="T734">1. El sistema detecta que los campos</text:span> “Contraseña” y “Repita la contraseña” <text:span text:style-name="T734">no <text:tab/>tienen el mismo valor e informa al usuario de ello (paso 2).</text:span></text:p>
      <text:p text:style-name="P184"/>
      <text:p text:style-name="P184"><text:span text:style-name="T579">4</text:span><text:span text:style-name="T733">d</text:span>. Error de conexión al comprobar<text:span text:style-name="T584"> datos</text:span>.</text:p>
      <text:p text:style-name="P184"><text:span text:style-name="T585"><text:tab/></text:span>1. El sistema informa al <text:span text:style-name="T586">usuario</text:span> de que se ha producido un error de conexión a la <text:span text:style-name="T653"><text:tab/></text:span>hora de comunicarse con el servidor PINFbet<text:span text:style-name="T587"> e</text:span> informa de ello al usuario<text:span text:style-name="T587"> (paso 2)</text:span>.</text:p>
      <text:p text:style-name="P184"/>
      <text:p text:style-name="P184">7a. Error de conexión con el servidor.</text:p>
      <text:p text:style-name="P77"><text:span text:style-name="T514"><text:tab/></text:span><text:span text:style-name="T429">1. El sistema informa al cliente de que se ha producido un error de conexión a la </text:span><text:span text:style-name="T530"><text:tab/></text:span><text:span text:style-name="T429">hora de comunicarse con el servidor PINFbet para registrar al usuario e informa a </text:span><text:span text:style-name="T530"><text:tab/></text:span><text:span text:style-name="T429">éste de ello</text:span><text:span text:style-name="T531"> (paso 2)</text:span><text:span text:style-name="T429">.</text:span></text:p>
      <text:p text:style-name="P167"/>
      <text:p text:style-name="P168"><text:span text:style-name="T588">*</text:span><text:span text:style-name="T735">a</text:span>. <text:span text:style-name="T588">Inicio de sesión del</text:span> usuario.</text:p>
      <text:p text:style-name="P168"><text:tab/>1. El usuario selecciona la opción "<text:span text:style-name="T588">Login</text:span>".</text:p>
      <text:p text:style-name="P263"><text:span text:style-name="T171"><text:tab/></text:span><text:span text:style-name="T168">2. </text:span><text:span text:style-name="T169">Se cancela el registro y se inicializa el menú de inicio de sesión</text:span><text:span text:style-name="T170">.</text:span></text:p>
      <text:p text:style-name="P198"/>
      <text:p text:style-name="P270"><text:span text:style-name="T652">10.1.2 </text:span>Caso de Uso: <text:span text:style-name="T589">Inicio de sesión en el sistema.</text:span></text:p>
      <text:p text:style-name="P246">Descripción<text:span text:style-name="T565">.</text:span></text:p>
      <text:p text:style-name="P77"><text:span text:style-name="T589">Iniciar la sesión de un usuario en el sistema de PINFbet</text:span>. </text:p>
      <text:p text:style-name="P77"/>
      <text:p text:style-name="P246">Actores<text:span text:style-name="T565">.</text:span></text:p>
      <text:p text:style-name="P13">El usuario que desea <text:span text:style-name="T589">iniciar su sesión</text:span>.</text:p>
      <text:p text:style-name="P77"><text:s/></text:p>
      <text:p text:style-name="P77"><text:span text:style-name="T567">Precondiciones</text:span><text:span text:style-name="T568">.</text:span></text:p>
      <text:p text:style-name="P77"/>
      <text:p text:style-name="P239">Postcondiciones<text:span text:style-name="T565">.</text:span></text:p>
      <text:p text:style-name="P14">El usuario <text:span text:style-name="T589">inicia su sesión</text:span> en el sistema.</text:p>
      <text:p text:style-name="P239"/>
      <text:p text:style-name="P239"/>
      <text:p text:style-name="P239"/>
      <text:p text:style-name="P239"/>
      <text:p text:style-name="P239"><text:soft-page-break/></text:p>
      <text:p text:style-name="P239">Escenario principal.</text:p>
      <text:p text:style-name="P162">1. El sistema inicializa los campos "Nombre" y "Contraseña" respectivamente con <text:span text:style-name="T573">el</text:span></text:p>
      <text:p text:style-name="P592">siguiente texto: "Nombre" y "Contraseña".</text:p>
      <text:p text:style-name="P164"><text:span text:style-name="T574">2</text:span>. El sistema muestra al usuario<text:span text:style-name="T575"> los campos: </text:span>"<text:span text:style-name="T573">N</text:span>ombre" y "<text:span text:style-name="T573">C</text:span>ontraseña"<text:span text:style-name="T576"> con sus</text:span></text:p>
      <text:p text:style-name="P593">respectivos valores.</text:p>
      <text:p text:style-name="P169"><text:span text:style-name="T574">3</text:span>. El usuario <text:span text:style-name="T573">modifica los campos "Nombre" y "Contraseña" para introducir su nombre y su contraseña.</text:span></text:p>
      <text:p text:style-name="P160"><text:span text:style-name="T574">4</text:span>. El sistema comprueba que <text:span text:style-name="T577">los campos mencionados corresponden a una cuenta</text:span></text:p>
      <text:p text:style-name="P164">registrada.</text:p>
      <text:p text:style-name="P8">5. El sistema inicia la sesión del usuario.</text:p>
      <text:p text:style-name="P8">6. El sistema comprueba que el usuario ya ha <text:span text:style-name="T590">introducido las notas</text:span> del curso anterior.</text:p>
      <text:p text:style-name="P15">7. El sistema comprueba que el usuario ya ha especificado las asignaturas de las que está matriculado.</text:p>
      <text:p text:style-name="P16"><text:span text:style-name="T591">8.</text:span> <text:span text:style-name="T452">El sistema comprueba todas las apuestas </text:span><text:span text:style-name="T453">que han </text:span><text:span text:style-name="T452">finalizad</text:span><text:span text:style-name="T453">o</text:span><text:span text:style-name="T452"> del usuario y aplica el</text:span></text:p>
      <text:p text:style-name="P16"><text:span text:style-name="T452">resultado de éstas</text:span><text:span text:style-name="T454"> a su cantidad actual de PINFcoins</text:span><text:span text:style-name="T452">.</text:span></text:p>
      <text:p text:style-name="P17"/>
      <text:p text:style-name="P239">Extensiones.</text:p>
      <text:p text:style-name="P170"><text:span text:style-name="T592">4</text:span>a. Nombre de usuario inexistente.</text:p>
      <text:p text:style-name="P170"><text:tab/>1. El sistema detecta que no existe cuenta con el nombre de usuario introducido en <text:span text:style-name="T654"><text:tab/></text:span>PINFbet, informa al usuario del error (paso<text:span text:style-name="T593"> 2</text:span>).</text:p>
      <text:p text:style-name="P170"/>
      <text:p text:style-name="P18"><text:span text:style-name="T455">4</text:span><text:span text:style-name="T456">b</text:span><text:span text:style-name="T429">. </text:span><text:span text:style-name="T455">Contraseña</text:span><text:span text:style-name="T429"> </text:span><text:span text:style-name="T455">incorrecta</text:span><text:span text:style-name="T429">.</text:span></text:p>
      <text:p text:style-name="P170"><text:tab/>1. El sistema detecta que <text:span text:style-name="T594">la</text:span> <text:span text:style-name="T594">contraseña introducida no coincide con la de la </text:span>cuenta <text:span text:style-name="T654"><text:tab/>especificada <text:tab/></text:span>con el nombre de usuario introducido, informa al usuario del error y le <text:span text:style-name="T654"><text:tab/></text:span>solicita que introduzca <text:span text:style-name="T594">de</text:span> nuevo <text:span text:style-name="T594">la contraseña</text:span> (paso<text:span text:style-name="T593"> 2</text:span>).</text:p>
      <text:p text:style-name="P170"/>
      <text:p text:style-name="P7"><text:span text:style-name="T592">4c</text:span>. Error de conexión<text:span text:style-name="T595"> al comprobar el nombre</text:span>.</text:p>
      <text:p text:style-name="P6"><text:tab/>1. El sistema informa al cliente de que se ha producido un error de conexión a la <text:tab/>hora de comunicarse con el servidor PINFbet<text:span text:style-name="T596"> para comprobar el nombre</text:span></text:p>
      <text:p text:style-name="P6"><text:span text:style-name="T596"><text:tab/>introducido e informa al usuario de ello </text:span><text:span text:style-name="T760">(paso 2)</text:span>.</text:p>
      <text:p text:style-name="P170"/>
      <text:p text:style-name="P7"><text:span text:style-name="T597">4b</text:span>. Error de conexión<text:span text:style-name="T595"> al comprobar la contraseña</text:span>.</text:p>
      <text:p text:style-name="P6"><text:tab/>1. El sistema informa al cliente de que se ha producido un error de conexión a la <text:tab/>hora de comunicarse con el servidor PINFbet<text:span text:style-name="T598"> para comprobar la contraseña e</text:span></text:p>
      <text:p text:style-name="P6"><text:span text:style-name="T598"><text:s/><text:tab/></text:span><text:span text:style-name="T738">i</text:span><text:span text:style-name="T598">nforma al usuario de ello </text:span><text:span text:style-name="T760">(paso 2).</text:span></text:p>
      <text:p text:style-name="P190"/>
      <text:p text:style-name="P190"><text:soft-page-break/></text:p>
      <text:p text:style-name="P133"><text:span text:style-name="T429">6a.</text:span><text:span text:style-name="T457"> </text:span><text:span text:style-name="T458">Notas</text:span><text:span text:style-name="T457"> del curso anterior no subid</text:span><text:span text:style-name="T458">as</text:span><text:span text:style-name="T457">.</text:span></text:p>
      <text:p text:style-name="P134"><text:span text:style-name="T457"><text:tab/></text:span><text:span text:style-name="T459">1. Include </text:span><text:span text:style-name="T460">S</text:span><text:span text:style-name="T459">ubir notas.</text:span></text:p>
      <text:p text:style-name="P135"><text:span text:style-name="T459"><text:tab/></text:span><text:span text:style-name="T429">2. Volver al paso 6.</text:span></text:p>
      <text:p text:style-name="P191"/>
      <text:p text:style-name="P136"><text:span text:style-name="T429">6b</text:span><text:span text:style-name="T461">. </text:span><text:span text:style-name="T462">Error de conexión al comprobar el expediente.</text:span></text:p>
      <text:p text:style-name="P192"><text:tab/>1. El sistema un error de conexión a la hora de comprobar si el usuario ha subido el <text:span text:style-name="T654"><text:tab/></text:span>expediente del curso anterior e informa al usuario de ello<text:span text:style-name="T599"> (paso 2).</text:span></text:p>
      <text:p text:style-name="P193"/>
      <text:p text:style-name="P194">7a. Asignaturas matriculadas no especificadas.</text:p>
      <text:p text:style-name="P195"><text:tab/>1. Include Especificar asignaturas matriculadas.</text:p>
      <text:p text:style-name="P195"><text:tab/>2. Volver al paso 7.</text:p>
      <text:p text:style-name="P190"/>
      <text:p text:style-name="P137"><text:span text:style-name="T463">7</text:span><text:span text:style-name="T429">b. Error de conexión al comprobar las asignaturas.</text:span></text:p>
      <text:p text:style-name="P196"><text:tab/>1. El sistema detecta un error de conexión a la hora de comprobar si el usuario ya <text:span text:style-name="T654"><text:tab/></text:span>especificó todas las asignaturas en las que está matriculado e informa a éste de <text:span text:style-name="T654"><text:tab/></text:span>ello<text:span text:style-name="T600"> (paso 2).</text:span></text:p>
      <text:p text:style-name="P197"/>
      <text:p text:style-name="P138"><text:span text:style-name="T429">8a. Error de conexión al </text:span><text:span text:style-name="T452">compr</text:span><text:span text:style-name="T429">obar</text:span><text:span text:style-name="T452"> todas las apuestas </text:span><text:span text:style-name="T453">que han </text:span><text:span text:style-name="T452">finalizad</text:span><text:span text:style-name="T453">o</text:span><text:span text:style-name="T429">.</text:span></text:p>
      <text:p text:style-name="P19"><text:span text:style-name="T430"><text:tab/>1. El sistema detecta un error de conexión a la hora de comprobar </text:span><text:span text:style-name="T432">las apuestas </text:span><text:span text:style-name="T436"><text:tab/></text:span><text:span text:style-name="T433">que han </text:span><text:span text:style-name="T432">finalizad</text:span><text:span text:style-name="T433">o</text:span><text:span text:style-name="T432"> del usuario</text:span><text:span text:style-name="T430"> e informa a éste de ello</text:span><text:span text:style-name="T434"> </text:span><text:span text:style-name="T430">(paso</text:span><text:span text:style-name="T434"> 2</text:span><text:span text:style-name="T435">)</text:span><text:span text:style-name="T430">.</text:span></text:p>
      <text:p text:style-name="P159"/>
      <text:p text:style-name="P168"><text:span text:style-name="T588">*</text:span><text:span text:style-name="T736">a</text:span>. Registro de usuario.</text:p>
      <text:p text:style-name="P168"><text:tab/>1. El usuario selecciona la opción "<text:span text:style-name="T737">Register</text:span>".</text:p>
      <text:p text:style-name="P267"><text:span text:style-name="T238"><text:tab/>2. </text:span><text:span text:style-name="T239">Se cancela el inicio de sesión y se inicializa el menú de registro del usuario</text:span><text:span text:style-name="T240">.</text:span></text:p>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text:soft-page-break/></text:p>
      <text:p text:style-name="P270"><text:span text:style-name="T652">10.1.3 </text:span>Caso de Uso: <text:span text:style-name="T602">Ver ranking.</text:span></text:p>
      <text:p text:style-name="P246">Descripción<text:span text:style-name="T565">.</text:span></text:p>
      <text:p text:style-name="P20">Un usuario comprueba <text:span text:style-name="T717">el ranking de sus amigos</text:span>.</text:p>
      <text:p text:style-name="P77"/>
      <text:p text:style-name="P246">Actores<text:span text:style-name="T565">.</text:span></text:p>
      <text:p text:style-name="P13">El usuario<text:span text:style-name="T603">.</text:span></text:p>
      <text:p text:style-name="P77"><text:s/></text:p>
      <text:p text:style-name="P77"><text:span text:style-name="T567">Precondiciones</text:span><text:span text:style-name="T568">.</text:span></text:p>
      <text:p text:style-name="P21"><text:span text:style-name="T464">E</text:span><text:span text:style-name="T429">l usuario ha iniciado sesión.</text:span></text:p>
      <text:p text:style-name="P77"/>
      <text:p text:style-name="P77"><text:span text:style-name="T567">Postcondiciones</text:span><text:span text:style-name="T568">.</text:span></text:p>
      <text:p text:style-name="P22"><text:span text:style-name="T464">E</text:span><text:span text:style-name="T429">l usuario obtiene una lista </text:span><text:span text:style-name="T529">ordenada en orden decreciente de sus amigos según sus </text:span></text:p>
      <text:p text:style-name="P22"><text:span text:style-name="T529">PINFcoins</text:span><text:span text:style-name="T429">.</text:span></text:p>
      <text:p text:style-name="P14"/>
      <text:p text:style-name="P23"><text:span text:style-name="T570">E</text:span><text:span text:style-name="T571">scenario principal.</text:span></text:p>
      <text:p text:style-name="P23"><text:span text:style-name="T437">1</text:span><text:span text:style-name="T430">. </text:span><text:span text:style-name="T438">El sistema muestra al usuario </text:span><text:span text:style-name="T447">una lista de sus amigos ordenada en orden decreciente según las PINFcoins de éstos</text:span><text:span text:style-name="T430">.</text:span></text:p>
      <text:p text:style-name="P24"><text:span text:style-name="T437">2</text:span><text:span text:style-name="T439">. El usuario selecciona la opción "Atrás" </text:span><text:span text:style-name="T440">y se inicializa el menú principal del usuario con la sesión iniciada</text:span><text:span text:style-name="T439">.</text:span></text:p>
      <text:p text:style-name="P199"/>
      <text:p text:style-name="P240"><text:span text:style-name="T339">E</text:span><text:span text:style-name="T325">xtensiones.</text:span></text:p>
      <text:p text:style-name="P200"><text:span text:style-name="T604">1</text:span>a. Error de conexión a la hora de mostrar el ranking.</text:p>
      <text:p text:style-name="P264"><text:span text:style-name="T140"><text:tab/>1. El sistema detecta un error de conexión a la hora de mostrar al usuario el <text:tab/><text:tab/>ranking</text:span><text:span text:style-name="T141">,</text:span><text:span text:style-name="T140"> informa a éste de ello</text:span><text:span text:style-name="T141"> e inicializa el menú del usuario</text:span><text:span text:style-name="T140">.</text:span></text:p>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text:soft-page-break/></text:p>
      <text:p text:style-name="P271"><text:span text:style-name="T73">10.1.</text:span><text:span text:style-name="T75">4</text:span><text:span text:style-name="T73"> </text:span><text:span text:style-name="T71">Caso de Uso: </text:span><text:span text:style-name="T74">Subir notas.</text:span></text:p>
      <text:p text:style-name="P246">Descripción<text:span text:style-name="T565">.</text:span></text:p>
      <text:p text:style-name="P77"><text:span text:style-name="T605">Un usuario sube sus notas del año pasado.</text:span> </text:p>
      <text:p text:style-name="P77"/>
      <text:p text:style-name="P246">Actores<text:span text:style-name="T565">.</text:span></text:p>
      <text:p text:style-name="P13">El usuario<text:span text:style-name="T603">.</text:span></text:p>
      <text:p text:style-name="P77"><text:s/></text:p>
      <text:p text:style-name="P77"><text:span text:style-name="T567">Precondiciones</text:span><text:span text:style-name="T568">.</text:span></text:p>
      <text:p text:style-name="P25"><text:span text:style-name="T429">El sistema detecta que, a la hora de iniciar sesión, el usuario no tiene subidas las notas del año pasado</text:span><text:span text:style-name="T526">.</text:span></text:p>
      <text:p text:style-name="P77"/>
      <text:p text:style-name="P239">Postcondiciones<text:span text:style-name="T565">.</text:span></text:p>
      <text:p text:style-name="P26">Las notas del usuario del curso pasado quedan registradas en PINFbet<text:span text:style-name="T606"> y se otorga al usuario las PINFcoins correspondientes a las notas introducidas</text:span>.</text:p>
      <text:p text:style-name="P77"><text:span text:style-name="T569">E</text:span><text:span text:style-name="T572">scenario principal.</text:span></text:p>
      <text:p text:style-name="P140"><text:span text:style-name="T465">1</text:span><text:span text:style-name="T429">. El sistema muestra al usuario una lista de todas las asignaturas </text:span><text:span text:style-name="T549">en las que se ha</text:span></text:p>
      <text:p text:style-name="P140"><text:span text:style-name="T549">matriculado pero todavía no ha introducido la nota</text:span><text:span text:style-name="T466"> y sus notas correspondientes</text:span><text:span text:style-name="T467"> e informa al usuario de que las notas van del 0 al 10</text:span><text:span text:style-name="T468"> y </text:span><text:span text:style-name="T551">que </text:span><text:span text:style-name="T528">no introducir una nota en una asignatura</text:span><text:span text:style-name="T468"> significa que no se cursó dicha asignatura</text:span><text:span text:style-name="T467">.</text:span><text:span text:style-name="T466"> <text:line-break/></text:span><text:span text:style-name="T546">Al principio las notas relacionadas con cada asignatura </text:span><text:span text:style-name="T550">de la lista</text:span><text:span text:style-name="T546"> no tienen valor </text:span><text:span text:style-name="T547">asignado </text:span><text:span text:style-name="T548">(valor por defecto)</text:span><text:span text:style-name="T546">.</text:span></text:p>
      <text:p text:style-name="P139"><text:span text:style-name="T465">2</text:span><text:span text:style-name="T429">. El usuario selecciona una de las asignaturas de la lista</text:span><text:span text:style-name="T469"> e introduce una nota</text:span><text:span text:style-name="T470">.</text:span></text:p>
      <text:p text:style-name="P141"><text:span text:style-name="T465">3</text:span><text:span text:style-name="T429">. El sistema comprueba que la nota es válida.</text:span></text:p>
      <text:p text:style-name="P201">4. Volver al paso 2 hasta que el usuario seleccione la opción “Confirmar”.</text:p>
      <text:p text:style-name="P202"><text:span text:style-name="T655">5</text:span>. El sistema otorga al usuario las PINFcoins equivalentes a las notas sacadas el año pasado.</text:p>
      <text:p text:style-name="P203"/>
      <text:p text:style-name="P242"><text:span text:style-name="T655">E</text:span>xtensiones.</text:p>
      <text:p text:style-name="P204">3a. Nota no válida.</text:p>
      <text:p text:style-name="P243"><text:span text:style-name="T429"><text:tab/>1. El sistema detecta que la nota introducida no es válida, no </text:span><text:span text:style-name="T515">modif</text:span><text:span text:style-name="T561">i</text:span><text:span text:style-name="T515">ca la nota de </text:span><text:span text:style-name="T517"><text:tab/></text:span><text:span text:style-name="T515">esa asignatura</text:span><text:span text:style-name="T516"> (paso 1)</text:span><text:span text:style-name="T429">.</text:span></text:p>
      <text:p text:style-name="P204"/>
      <text:p text:style-name="P206">5a. Error de conexión al otorgar las PINFcoins.</text:p>
      <text:p text:style-name="P205"><text:tab/>1. El sistema detecta que no se puede comunicar con el servidor de PINFbet e</text:p>
      <text:p text:style-name="P205"><text:tab/>informa al usuario de ello (paso <text:span text:style-name="T761">1</text:span>).</text:p>
      <text:p text:style-name="P272"/>
      <text:p text:style-name="P269"><text:soft-page-break/><text:span text:style-name="T652">10.1.</text:span><text:span text:style-name="T730">5</text:span><text:span text:style-name="T729"> </text:span>Caso de Uso: <text:span text:style-name="T471">Especificar asignaturas matriculadas</text:span><text:span text:style-name="T589">.</text:span></text:p>
      <text:p text:style-name="P246">Descripción<text:span text:style-name="T565">.</text:span></text:p>
      <text:p text:style-name="P26">El usuario <text:span text:style-name="T607">especifica las asignaturas en las que está matriculado este año.</text:span></text:p>
      <text:p text:style-name="P77"/>
      <text:p text:style-name="P246">Actores<text:span text:style-name="T565">.</text:span></text:p>
      <text:p text:style-name="P13">El usuario.</text:p>
      <text:p text:style-name="P77"><text:s/></text:p>
      <text:p text:style-name="P77"><text:span text:style-name="T567">Precondiciones</text:span><text:span text:style-name="T568">.</text:span></text:p>
      <text:p text:style-name="P27"><text:span text:style-name="T464">E</text:span><text:span text:style-name="T429">l sistema detecta que, a la hora de iniciar su sesión, el usuario no ha especificado de qué asignaturas está matriculado.</text:span></text:p>
      <text:p text:style-name="P77"/>
      <text:p text:style-name="P239">Postcondiciones<text:span text:style-name="T565">.</text:span></text:p>
      <text:p text:style-name="P28">El servidor almacena las asignaturas en las que el usuario está matriculado este año.</text:p>
      <text:p text:style-name="P239"/>
      <text:p text:style-name="P243">Escenario principal.</text:p>
      <text:p text:style-name="P139"><text:span text:style-name="T472">1</text:span><text:span text:style-name="T429">. El sistema muestra al usuario una lista de todas las asignaturas en las que es posible</text:span><text:span text:style-name="T473"> </text:span><text:span text:style-name="T474">matricularse</text:span><text:span text:style-name="T475">,</text:span><text:span text:style-name="T476"> mostrando </text:span><text:span text:style-name="T475">si están ya marcadas o no</text:span><text:span text:style-name="T429">.</text:span><text:span text:style-name="T477"> Por defecto ninguna está marcada.</text:span></text:p>
      <text:p text:style-name="P139"><text:span text:style-name="T472">2</text:span><text:span text:style-name="T429">. El usuario selecciona una de las asignaturas de la lista</text:span><text:span text:style-name="T470">.</text:span></text:p>
      <text:p text:style-name="P142"><text:span text:style-name="T472">3</text:span><text:span text:style-name="T478">. El sistema marca esa asignatura seleccionada si no lo estaba y le quita la marca si la tenía.</text:span></text:p>
      <text:p text:style-name="P207"><text:span text:style-name="T608">4</text:span>. Volver al paso 2 hasta que el usuario seleccione la opción "Confirmar".</text:p>
      <text:p text:style-name="P143"><text:span text:style-name="T472">5</text:span><text:span text:style-name="T479">. </text:span><text:span text:style-name="T480">El sistema almacena en el servidor todas las </text:span><text:span text:style-name="T481">asignaturas</text:span><text:span text:style-name="T480"> marcadas de la lista como asignaturas en las cuales se ha matriculado el usuario.</text:span></text:p>
      <text:p text:style-name="P208"/>
      <text:p text:style-name="P244">Extensiones.</text:p>
      <text:p text:style-name="P143"><text:span text:style-name="T472">5</text:span><text:span text:style-name="T482">a. Error de conexión al registrar las asignaturas.</text:span></text:p>
      <text:p text:style-name="P245"><text:span text:style-name="T429">1. El sistema detecta un error de conexión a la hora de almacenar el en servidor todas las asignaturas en las que se ha matriculado el usuario e informa a éste de ello</text:span><text:span text:style-name="T474"> </text:span><text:span text:style-name="T518">(paso</text:span><text:span text:style-name="T519"> </text:span><text:span text:style-name="T552">2</text:span><text:span text:style-name="T474">)</text:span><text:span text:style-name="T520">.</text:span></text:p>
      <text:p text:style-name="P268"/>
      <text:p text:style-name="P268"/>
      <text:p text:style-name="P268"/>
      <text:p text:style-name="P268"/>
      <text:p text:style-name="P268"/>
      <text:p text:style-name="P268"/>
      <text:p text:style-name="P268"/>
      <text:p text:style-name="P273"><text:soft-page-break/><text:span text:style-name="T612">10.1</text:span><text:span text:style-name="T613">.</text:span><text:span text:style-name="T620">6</text:span><text:span text:style-name="T613"> </text:span><text:span text:style-name="T609">Caso de Uso: </text:span><text:span text:style-name="T610">Realizar</text:span><text:span text:style-name="T621"> apuesta</text:span><text:span text:style-name="T611">.</text:span></text:p>
      <text:p text:style-name="P246">Descripción<text:span text:style-name="T565">.</text:span></text:p>
      <text:p text:style-name="P30">El usuario realiza una apuesta sobre las calificaciones de asignaturas en las que está</text:p>
      <text:p text:style-name="P30">matriculado o en las que está matriculado un amigo del usuario.</text:p>
      <text:p text:style-name="P77"/>
      <text:p text:style-name="P246">Actores<text:span text:style-name="T565">.</text:span></text:p>
      <text:p text:style-name="P13">El usuario que <text:span text:style-name="T629">desea realizar la apuesta.</text:span></text:p>
      <text:p text:style-name="P77"><text:s/></text:p>
      <text:p text:style-name="P77"><text:span text:style-name="T567">Precondiciones</text:span><text:span text:style-name="T568">.</text:span></text:p>
      <text:p text:style-name="P32"><text:span text:style-name="T464">E</text:span><text:span text:style-name="T429">l usuario ha iniciado sesión.</text:span></text:p>
      <text:p text:style-name="P77"/>
      <text:p text:style-name="P77"><text:span text:style-name="T567">Postcondiciones</text:span><text:span text:style-name="T568">.</text:span></text:p>
      <text:p text:style-name="P33"><text:span text:style-name="T464">E</text:span><text:span text:style-name="T429">l usuario </text:span><text:span text:style-name="T483">realiza una nueva apuesta.</text:span></text:p>
      <text:p text:style-name="P77"/>
      <text:p text:style-name="P239">Escenario principal.</text:p>
      <text:p text:style-name="P171">1. El sistema muestra al usuario una lista de posibles usuarios sobre los que apostar</text:p>
      <text:p text:style-name="P171">(él mismo o sus amigos).</text:p>
      <text:p text:style-name="P34"><text:span text:style-name="T484">2</text:span><text:span text:style-name="T429">. </text:span><text:span text:style-name="T485">El usuario selecciona</text:span><text:span text:style-name="T486"> sobre quién apostará</text:span><text:span text:style-name="T484"> de la lista</text:span><text:span text:style-name="T487">.</text:span></text:p>
      <text:p text:style-name="P36"><text:span text:style-name="T484">3</text:span><text:span text:style-name="T429">. El sistema muestra al usuario una lista con las </text:span><text:span text:style-name="T488">asignaturas en las que está matriculado</text:span><text:span text:style-name="T489"> el usuario sobre el que se está apostando</text:span><text:span text:style-name="T488">.</text:span></text:p>
      <text:p text:style-name="P37"><text:span text:style-name="T484">4</text:span><text:span text:style-name="T429">. El usuario </text:span><text:span text:style-name="T489">que desea hacer la apuesta </text:span><text:span text:style-name="T429">selecciona una asignatura de la lista.</text:span></text:p>
      <text:p text:style-name="P172"><text:span text:style-name="T739">5</text:span>. El usuario introduce la nota final esperada.</text:p>
      <text:p text:style-name="P173"><text:span text:style-name="T740">6</text:span>. El sistema comprueba que la nota final introducida es válida</text:p>
      <text:p text:style-name="P173">(mayor o igual que 0 y menor o igual que 10)<text:span text:style-name="T630">.</text:span></text:p>
      <text:p text:style-name="P175"><text:span text:style-name="T742">7</text:span>. El usuario introduce la cantidad de PINFcoins que desea apostar.</text:p>
      <text:p text:style-name="P174"><text:span text:style-name="T745">8</text:span>. El sistema comprueba que el usuario dispone de PINFcoins suficientes para realizar la apuesta.</text:p>
      <text:p text:style-name="P176"><text:span text:style-name="T745">9</text:span>. <text:span text:style-name="T747">Volver al paso 1 hasta que e</text:span><text:span text:style-name="T741">l usuario selecciona la opción</text:span> "Confirmar".</text:p>
      <text:p text:style-name="P77"><text:span text:style-name="T532">10</text:span><text:span text:style-name="T490">. El sistema crea la apuesta</text:span><text:span text:style-name="T491"> e informa al usuario de que se ha creado existosamente</text:span><text:span text:style-name="T490">.</text:span></text:p>
      <text:p text:style-name="P38"><text:span text:style-name="T490">1</text:span><text:span text:style-name="T533">1</text:span><text:span text:style-name="T429">. </text:span><text:span text:style-name="T492">El sistema inicializa el </text:span><text:span text:style-name="T560">m</text:span><text:span text:style-name="T451">enú principal </text:span><text:span text:style-name="T560">del </text:span><text:span text:style-name="T451">usuario</text:span><text:span text:style-name="T492">.</text:span></text:p>
      <text:p text:style-name="P239"/>
      <text:p text:style-name="P239">Extensiones.</text:p>
      <text:p text:style-name="P39"><text:span text:style-name="T743">6</text:span>a. Nota no válida.</text:p>
      <text:p text:style-name="P39"><text:tab/>1. <text:span text:style-name="T493">El sistema comprueba que la nota final introducida</text:span><text:span text:style-name="T429"> no</text:span><text:span text:style-name="T493"> es válida </text:span><text:span text:style-name="T554">e</text:span><text:span text:style-name="T429"> informa al </text:span><text:span text:style-name="T521"><text:tab/></text:span><text:span text:style-name="T429">usuario de ello (paso </text:span><text:span text:style-name="T534">5</text:span><text:span text:style-name="T429">).</text:span></text:p>
      <text:p text:style-name="P595"/>
      <text:p text:style-name="P595"/>
      <text:p text:style-name="P177"><text:soft-page-break/><text:span text:style-name="T746">8</text:span>a. Cantidad de PINFcoins insuficiente.</text:p>
      <text:p text:style-name="P40"><text:span text:style-name="T429"><text:tab/>1. </text:span><text:span text:style-name="T490">El sistema comprueba que el usuario </text:span><text:span text:style-name="T429">no </text:span><text:span text:style-name="T490">dispone de PINFcoins suficientes para </text:span><text:span text:style-name="T521"><text:tab/></text:span><text:span text:style-name="T490">realizar la apuesta</text:span><text:span text:style-name="T553"> e </text:span><text:span text:style-name="T429">informa al usuario del error (paso </text:span><text:span text:style-name="T535">7</text:span><text:span text:style-name="T429">).</text:span></text:p>
      <text:p text:style-name="P177"/>
      <text:p text:style-name="P178">1<text:span text:style-name="T744">0</text:span>a. Error de conexión al crear la apuesta.</text:p>
      <text:p text:style-name="P41"><text:span text:style-name="T429"><text:tab/>1. </text:span><text:span text:style-name="T555">El sistema detecta un </text:span><text:span text:style-name="T429">n error de conexión con el servidor de PINFbet para crear <text:tab/>la nueva apuesta </text:span><text:span text:style-name="T555">e</text:span><text:span text:style-name="T429"> informa al usuario de ello </text:span><text:span text:style-name="T555">(paso 1).</text:span></text:p>
      <text:p text:style-name="P42"/>
      <text:p text:style-name="P42">*a. Cancelar <text:span text:style-name="T631">creación de apuesta</text:span>.</text:p>
      <text:p text:style-name="P42"><text:tab/>1. El <text:span text:style-name="T601">usuario</text:span> selecciona la opción "Cancelar".</text:p>
      <text:p text:style-name="P42"><text:tab/>2. El sistema cancela <text:span text:style-name="T632">la creación de la apuesta</text:span>.</text:p>
      <text:p text:style-name="P43"><text:span text:style-name="T494"><text:tab/></text:span><text:span text:style-name="T429">3. Se inicializa el </text:span><text:span text:style-name="T495">m</text:span><text:span text:style-name="T429">enú principal</text:span><text:span text:style-name="T495"> del</text:span><text:span text:style-name="T429"> usuario.</text:span></text:p>
      <text:p text:style-name="P262"/>
      <text:p text:style-name="P273"><text:span text:style-name="T612">10.1.</text:span><text:span text:style-name="T620">7</text:span><text:span text:style-name="T614"> </text:span><text:span text:style-name="T609">Caso de Uso: </text:span><text:span text:style-name="T621">Comprobar apuestas</text:span><text:span text:style-name="T611">.</text:span></text:p>
      <text:p text:style-name="P246">Descripción<text:span text:style-name="T565">.</text:span></text:p>
      <text:p text:style-name="P31">El usuario comprueba toda las apuestas que ha realizado y que todavía no se han </text:p>
      <text:p text:style-name="P31">terminado.</text:p>
      <text:p text:style-name="P77"/>
      <text:p text:style-name="P246">Actores<text:span text:style-name="T565">.</text:span></text:p>
      <text:p text:style-name="P13">El usuario que <text:span text:style-name="T629">desea comprobar sus apuestas realizadas</text:span>.</text:p>
      <text:p text:style-name="P77"><text:s/></text:p>
      <text:p text:style-name="P78"><text:span text:style-name="T567">Precondiciones</text:span><text:span text:style-name="T568">.</text:span></text:p>
      <text:p text:style-name="P78"><text:span text:style-name="T464">E</text:span><text:span text:style-name="T527">l usuario ha iniciado sesión.</text:span></text:p>
      <text:p text:style-name="P77"/>
      <text:p text:style-name="P77"><text:span text:style-name="T567">Postcondiciones</text:span><text:span text:style-name="T568">.</text:span></text:p>
      <text:p text:style-name="P33"><text:span text:style-name="T464">E</text:span><text:span text:style-name="T429">l usuario </text:span><text:span text:style-name="T496">comprueba sus apuestas y puede que elimine apuesta</text:span><text:span text:style-name="T497">s suyas.</text:span></text:p>
      <text:p text:style-name="P77"/>
      <text:p text:style-name="P239">Escenario principal.</text:p>
      <text:p text:style-name="P35"><text:span text:style-name="T429">1. </text:span><text:span text:style-name="T498">El sistema muestra al usuario una lista de todas las apuestas que ha realizado y que</text:span></text:p>
      <text:p text:style-name="P596">todavía no han finalizado.</text:p>
      <text:p text:style-name="P44"><text:span text:style-name="T429">2. </text:span><text:span text:style-name="T536">El usuario </text:span><text:span text:style-name="T538">selecciona la opción “Volver”.</text:span></text:p>
      <text:p text:style-name="P45"><text:span text:style-name="T538">3. </text:span><text:span text:style-name="T429">El sistema inicializa el menú principal de usuario.</text:span></text:p>
      <text:p text:style-name="P17"/>
      <text:p text:style-name="P17"/>
      <text:p text:style-name="P17"/>
      <text:p text:style-name="P17"/>
      <text:p text:style-name="P17"/>
      <text:p text:style-name="P239"><text:soft-page-break/>Extensiones.</text:p>
      <text:p text:style-name="P179">1a. Error de conexión al obtener las apuestas.</text:p>
      <text:p text:style-name="P179"><text:tab/>1. El sistema detecta un error de conexión al obtener la lista de apuestas realizadas <text:span text:style-name="T656"><text:tab/></text:span>y no finalizadas del usuario<text:span text:style-name="T633">,</text:span> informa a éste de ello<text:span text:style-name="T633"> e inicializa el menú principal del <text:tab/>usuario</text:span>.</text:p>
      <text:p text:style-name="P184"/>
      <text:p text:style-name="P46"><text:span text:style-name="T748">2</text:span>a. El usuario selecciona la opción "Eliminar apuesta" <text:span text:style-name="T749">sobre una de las apuestas</text:span>.</text:p>
      <text:p text:style-name="P46"><text:tab/><text:span text:style-name="T657">1</text:span>. El sistema elimina la apuesta<text:span text:style-name="T634"> seleccionada (paso 1)</text:span>.</text:p>
      <text:p text:style-name="P47"><text:tab/><text:tab/><text:span text:style-name="T657">1</text:span>a. Error de conexión para eliminar la apuesta.</text:p>
      <text:p text:style-name="P48"><text:tab/><text:tab/><text:tab/>1. El sistema detecta un error de conexión con el servidor para <text:span text:style-name="T656"><text:tab/><text:tab/><text:tab/><text:tab/></text:span>eliminar la apuesta <text:span text:style-name="T750">e</text:span> informa de ello al usuario <text:span text:style-name="T537">(paso 1).</text:span></text:p>
      <text:p text:style-name="P268"/>
      <text:p text:style-name="P273"><text:span text:style-name="T612">10.1</text:span><text:span text:style-name="T615">.</text:span><text:span text:style-name="T620">8</text:span><text:span text:style-name="T615"> </text:span><text:span text:style-name="T609">Caso de Uso: </text:span><text:span text:style-name="T622">Gestionar solicitud</text:span><text:span text:style-name="T623">es</text:span><text:span text:style-name="T622"> de amistad</text:span><text:span text:style-name="T624">.</text:span></text:p>
      <text:p text:style-name="P246">Descripción<text:span text:style-name="T565">.</text:span></text:p>
      <text:p text:style-name="P29">El usuario <text:span text:style-name="T635">gestiona las solicitudes de amistad.</text:span></text:p>
      <text:p text:style-name="P77"/>
      <text:p text:style-name="P246">Actores<text:span text:style-name="T565">.</text:span></text:p>
      <text:p text:style-name="P13">El usuario que <text:span text:style-name="T629">desea gestionar las solicitudes de amistad.</text:span></text:p>
      <text:p text:style-name="P77"><text:s/></text:p>
      <text:p text:style-name="P77"><text:span text:style-name="T567">Precondiciones</text:span><text:span text:style-name="T568">.</text:span></text:p>
      <text:p text:style-name="P49"><text:span text:style-name="T464">E</text:span><text:span text:style-name="T429">l usuario ha iniciado sesión.</text:span></text:p>
      <text:p text:style-name="P77"/>
      <text:p text:style-name="P77"><text:span text:style-name="T567">Postcondiciones</text:span><text:span text:style-name="T568">.</text:span></text:p>
      <text:p text:style-name="P50"><text:span text:style-name="T499">E</text:span><text:span text:style-name="T429">l usuario gestiona </text:span><text:span text:style-name="T499">sus solicitudes de amistad que ha enviado y que ha recibido</text:span><text:span text:style-name="T429">.</text:span></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239"><text:soft-page-break/>Escenario principal.</text:p>
      <text:p text:style-name="P241"><text:span text:style-name="T500">1</text:span><text:span text:style-name="T429">. </text:span><text:span text:style-name="T501">El sistema muestra al usuario una lista de</text:span><text:span text:style-name="T502"> todas las solicitudes de amistad pendientes </text:span><text:span text:style-name="T539">enviadas por él </text:span><text:span text:style-name="T540">a otros usuarios</text:span><text:span text:style-name="T539"> y por otros usuarios a él</text:span><text:span text:style-name="T501">.</text:span></text:p>
      <text:p text:style-name="P51"><text:span text:style-name="T636">2</text:span>. <text:span text:style-name="T637">El usuario selecciona una solicitud de amistad que le ha enviado otro usuario.</text:span></text:p>
      <text:p text:style-name="P52"><text:span text:style-name="T636">3</text:span>. El usuario acepta la solicitud de amistad.</text:p>
      <text:p text:style-name="P52"><text:span text:style-name="T636">4</text:span>. El sistema registra que este usuario y el que envió la solicitud son ahora amigos<text:span text:style-name="T638"> y borra la solicitud en el receptor y en el emisor.</text:span></text:p>
      <text:p text:style-name="P52"><text:tab/><text:span text:style-name="T636">4</text:span>a. Error de conexión al registrar <text:span text:style-name="T639">a </text:span>los nuevos amigos<text:span text:style-name="T640"> o borrar las solicitudes</text:span>.</text:p>
      <text:p text:style-name="P52"><text:tab/><text:tab/><text:span text:style-name="T641">1. El sistema detecta un error de conexión con el servidor de PINFbet a la <text:tab/><text:tab/>hora de registrar a los nuevos amigos o borrar las solicitudes e informa al <text:tab/><text:tab/><text:tab/>usuario de ello (paso 1).</text:span></text:p>
      <text:p text:style-name="P53"><text:span text:style-name="T503">5</text:span><text:span text:style-name="T429">. Volver al paso 1</text:span><text:span text:style-name="T504">.</text:span></text:p>
      <text:p text:style-name="P180"/>
      <text:p text:style-name="P239">Extensiones.</text:p>
      <text:p text:style-name="P181">1a. Error de conexión al obtener la lista de solicitudes.</text:p>
      <text:p text:style-name="P10"><text:span text:style-name="T429"><text:tab/>1. El sistema detecta un error a la hora de obtener la lista de solicitudes de amistad</text:span><text:span text:style-name="T556"> <text:tab/></text:span><text:span text:style-name="T429">pendientes del usuario</text:span><text:span text:style-name="T495">,</text:span><text:span text:style-name="T429"> informa a éste de ello</text:span><text:span text:style-name="T557"> e inicializa el menú principal del <text:tab/>usuario</text:span><text:span text:style-name="T429">.</text:span></text:p>
      <text:p text:style-name="P54"/>
      <text:p text:style-name="P54">2<text:span text:style-name="T762">a</text:span>. Crear solicitud.</text:p>
      <text:p text:style-name="P54"><text:tab/>1. El usuario selecciona la opción "<text:span text:style-name="T751">Añadir amigo</text:span>".</text:p>
      <text:p text:style-name="P55"><text:tab/>2. Include (Crear solicitud).</text:p>
      <text:p text:style-name="P56"/>
      <text:p text:style-name="P56"><text:span text:style-name="T636">3</text:span>a. Rechazar la solicitud de amistad.</text:p>
      <text:p text:style-name="P56"><text:tab/>1. El usuario <text:span text:style-name="T643">selecciona la opción "Rechazar".</text:span></text:p>
      <text:p text:style-name="P56"><text:tab/>2. El sistema borra la solicitud de amistad (paso 1).</text:p>
      <text:p text:style-name="P56"><text:tab/><text:span text:style-name="T642"><text:tab/>2</text:span>a. <text:span text:style-name="T637">Error de conexión al borrar la solicitud.</text:span></text:p>
      <text:p text:style-name="P9"><text:tab/><text:tab/><text:span text:style-name="T642"><text:tab/></text:span>1. El sistema <text:span text:style-name="T641">detecta un error de conexión con el servido</text:span>r<text:span text:style-name="T644"> a la hora de <text:tab/><text:tab/><text:tab/>rechazar la solicitud</text:span> e informa al usuario de ello<text:span text:style-name="T658"> (paso 1)</text:span>.</text:p>
      <text:p text:style-name="P182"/>
      <text:p text:style-name="P57">*<text:span text:style-name="T752">a</text:span>.<text:span text:style-name="T492"> Volver al menú</text:span><text:span text:style-name="T505"> inicial del usuario</text:span><text:span text:style-name="T492">.</text:span></text:p>
      <text:p text:style-name="P182"><text:tab/>1. El usuario selecciona la opción "<text:span text:style-name="T645">Inicio</text:span>".</text:p>
      <text:p text:style-name="P58"><text:span text:style-name="T429"><text:tab/>2. El sistema inicializa el</text:span><text:span text:style-name="T506"> m</text:span><text:span text:style-name="T451">enú principal </text:span><text:span text:style-name="T506">del </text:span><text:span text:style-name="T451">usuario</text:span><text:span text:style-name="T429">.</text:span></text:p>
      <text:p text:style-name="P266"/>
      <text:p text:style-name="P266"/>
      <text:p text:style-name="P266"/>
      <text:p text:style-name="P273"><text:soft-page-break/><text:span text:style-name="T612">10.1</text:span><text:span text:style-name="T616">.1</text:span><text:span text:style-name="T618">0</text:span><text:span text:style-name="T616"> </text:span><text:span text:style-name="T609">Caso de Uso: </text:span><text:span text:style-name="T625">Crear solicitud</text:span><text:span text:style-name="T628">.</text:span></text:p>
      <text:p text:style-name="P246">Descripción<text:span text:style-name="T565">.</text:span></text:p>
      <text:p text:style-name="P59">Crear una nueva solicitud de amistad.</text:p>
      <text:p text:style-name="P77"/>
      <text:p text:style-name="P246">Actores<text:span text:style-name="T565">.</text:span></text:p>
      <text:p text:style-name="P13">El usuario que <text:span text:style-name="T629">desea crear una nueva solicitud de amistad.</text:span></text:p>
      <text:p text:style-name="P77"><text:s/></text:p>
      <text:p text:style-name="P77"><text:span text:style-name="T567">Precondiciones</text:span><text:span text:style-name="T568">.</text:span></text:p>
      <text:p text:style-name="P60"><text:span text:style-name="T464">E</text:span><text:span text:style-name="T429">l usuario ha iniciado sesión.</text:span></text:p>
      <text:p text:style-name="P77"/>
      <text:p text:style-name="P77"><text:span text:style-name="T567">Postcondiciones</text:span><text:span text:style-name="T568">.</text:span></text:p>
      <text:p text:style-name="P13"><text:span text:style-name="T429">El usuari</text:span><text:span text:style-name="T507">o</text:span><text:span text:style-name="T508"> cre</text:span><text:span text:style-name="T507">a</text:span><text:span text:style-name="T508"> una nueva solicitud de amistad.</text:span></text:p>
      <text:p text:style-name="P77"/>
      <text:p text:style-name="P239">Escenario principal.</text:p>
      <text:p text:style-name="P54"><text:tab/><text:span text:style-name="T646">1</text:span>. El usuario introduce el nombre del usuario al cual desea enviar una solicitud de <text:span text:style-name="T660"><text:tab/></text:span>amistad.</text:p>
      <text:p text:style-name="P54"><text:tab/><text:span text:style-name="T646">2</text:span>. El sistema comprueba que dicho usuario existe.</text:p>
      <text:p text:style-name="P144"><text:span text:style-name="T504"><text:tab/></text:span><text:span text:style-name="T509">3</text:span><text:span text:style-name="T504">. El sistema registra la nueva solicitud y la envía a dicho usuario.</text:span></text:p>
      <text:p text:style-name="P145"><text:span text:style-name="T504"><text:tab/></text:span><text:span text:style-name="T509">4</text:span><text:span text:style-name="T429">. El sistema informa al usuario de que se ha creado la solicitud exitosamente.</text:span></text:p>
      <text:p text:style-name="P61"><text:span text:style-name="T448"><text:tab/>5</text:span><text:span text:style-name="T430">. Inicializar el caso de uso </text:span><text:span text:style-name="T441">Gestionar solicitud</text:span><text:span text:style-name="T442">es</text:span><text:span text:style-name="T441"> de amistad</text:span><text:span text:style-name="T449">.</text:span></text:p>
      <text:p text:style-name="P187"/>
      <text:p text:style-name="P239">Extensiones.</text:p>
      <text:p text:style-name="P62"><text:span text:style-name="T646">2</text:span>a. Usuario inexistente.</text:p>
      <text:p text:style-name="P62"><text:tab/>1. El sistema comprueba que el usuario especificado por el nombre introducido <text:tab/><text:tab/>no existe <text:span text:style-name="T763">e </text:span>informa al usuario <text:span text:style-name="T763">de ello</text:span> (paso <text:span text:style-name="T647">1</text:span>).</text:p>
      <text:p text:style-name="P62"/>
      <text:p text:style-name="P63">4a. Error de conexión al crear la solicitud.</text:p>
      <text:p text:style-name="P77"><text:span text:style-name="T659"><text:tab/>1. El sistema detecta un error de conexión con el servidor a la hora de crear la <text:tab/>solicitud </text:span><text:span text:style-name="T764">e</text:span><text:span text:style-name="T659"> informa al usuario de ell</text:span><text:span text:style-name="T558">o (paso 1)</text:span><text:span text:style-name="T523">.</text:span></text:p>
      <text:p text:style-name="P64"/>
      <text:p text:style-name="P57">*<text:span text:style-name="T753">a</text:span>.<text:span text:style-name="T492"> Volver al menú</text:span><text:span text:style-name="T505"> inicial del usuario</text:span><text:span text:style-name="T492">.</text:span></text:p>
      <text:p text:style-name="P182"><text:tab/>1. El usuario selecciona la opción "<text:span text:style-name="T645">Inicio</text:span>".</text:p>
      <text:p text:style-name="P58"><text:span text:style-name="T429"><text:tab/>2. El sistema inicializa el </text:span><text:span text:style-name="T559">m</text:span><text:span text:style-name="T451">enú principal </text:span><text:span text:style-name="T559">del</text:span><text:span text:style-name="T451"> usuario</text:span><text:span text:style-name="T429">.</text:span></text:p>
      <text:p text:style-name="P268"/>
      <text:p text:style-name="P268"/>
      <text:p text:style-name="P268"/>
      <text:p text:style-name="P273"><text:soft-page-break/><text:span text:style-name="T612">10.1</text:span><text:span text:style-name="T617">.1</text:span><text:span text:style-name="T619">1</text:span><text:span text:style-name="T617"> </text:span><text:span text:style-name="T609">Caso de Uso: </text:span><text:span text:style-name="T626">Gestionar amigos</text:span><text:span text:style-name="T627"> e interactuar</text:span><text:span text:style-name="T628">.</text:span></text:p>
      <text:p text:style-name="P246">Descripción<text:span text:style-name="T565">.</text:span></text:p>
      <text:p text:style-name="P13">El usuario<text:span text:style-name="T648"> gestiona sus amigos e interactúa con ellos.</text:span></text:p>
      <text:p text:style-name="P77"/>
      <text:p text:style-name="P246">Actores<text:span text:style-name="T565">.</text:span></text:p>
      <text:p text:style-name="P13">El usuario<text:span text:style-name="T648"> que</text:span> <text:span text:style-name="T648">desea gestionar sus amigos e interactuar con ellos.</text:span></text:p>
      <text:p text:style-name="P77"><text:s/></text:p>
      <text:p text:style-name="P77"><text:span text:style-name="T567">Precondiciones</text:span><text:span text:style-name="T568">.</text:span></text:p>
      <text:p text:style-name="P65"><text:span text:style-name="T464">E</text:span><text:span text:style-name="T429">l usuario ha iniciado sesión.</text:span></text:p>
      <text:p text:style-name="P77"/>
      <text:p text:style-name="P77"><text:span text:style-name="T567">Postcondiciones</text:span><text:span text:style-name="T568">.</text:span></text:p>
      <text:p text:style-name="P13"><text:span text:style-name="T510">El usuario gestiona sus amigos e interact</text:span><text:span text:style-name="T511">úa </text:span><text:span text:style-name="T510">con ellos.</text:span></text:p>
      <text:p text:style-name="P183"/>
      <text:p text:style-name="P239">Escenario principal.</text:p>
      <text:p text:style-name="P34"><text:span text:style-name="T512">1</text:span><text:span text:style-name="T429">. </text:span><text:span text:style-name="T501">El sistema muestra al usuario una lista de todos sus amigos.</text:span></text:p>
      <text:p text:style-name="P66"><text:span text:style-name="T512">2</text:span><text:span text:style-name="T429">. El usuario selecciona un amigo de la lista.</text:span></text:p>
      <text:p text:style-name="P66"><text:span text:style-name="T541">3</text:span><text:span text:style-name="T429">. El sistema muestra al usuario el chat que tiene con ese amigo seleccionado </text:span><text:span text:style-name="T543">con todos los mensajes enviados por ambos</text:span><text:span text:style-name="T429">.</text:span></text:p>
      <text:p text:style-name="P67"><text:span text:style-name="T541">4</text:span><text:span text:style-name="T429">. </text:span><text:span text:style-name="T513">El usuario escribe un mensaje en el chat.</text:span></text:p>
      <text:p text:style-name="P68"><text:span text:style-name="T541">5</text:span><text:span text:style-name="T429">. El sistema envía dicho mensaje al amigo del usuario.</text:span></text:p>
      <text:p text:style-name="P69"><text:span text:style-name="T541">6</text:span><text:span text:style-name="T429">. Volver al paso </text:span><text:span text:style-name="T542">3</text:span><text:span text:style-name="T429">.</text:span></text:p>
      <text:p text:style-name="P146"><text:span text:style-name="T541">7</text:span><text:span text:style-name="T524">. Volver al paso 1.</text:span></text:p>
      <text:p text:style-name="P180"/>
      <text:p text:style-name="P239">Extensiones.</text:p>
      <text:p text:style-name="P70"><text:span text:style-name="T649">1</text:span>a. Error de conexión al mostrar la lista.</text:p>
      <text:p text:style-name="P70"><text:tab/>1. El sistema detecta un error de conexión a la hora de obtener la lista de amigos y <text:span text:style-name="T661"><text:tab/></text:span>solicitudes de amistad del usuario<text:span text:style-name="T650">, </text:span>informa a éste de ello<text:span text:style-name="T650"> </text:span><text:span text:style-name="T522">e inicializa el menú </text:span><text:span text:style-name="T525"><text:tab/></text:span><text:span text:style-name="T522">principal del usuario</text:span><text:span text:style-name="T523">.</text:span></text:p>
      <text:p text:style-name="P71"/>
      <text:p text:style-name="P71"><text:span text:style-name="T754">2</text:span>a. Borrar amigo.</text:p>
      <text:p text:style-name="P71"><text:tab/>1. El usuario selecciona la opción "Borrar".</text:p>
      <text:p text:style-name="P71"><text:tab/>2. El sistema registra que éste usuario y el amigo seleccionado de la lista ya no son <text:span text:style-name="T661"><text:tab/></text:span>amigos (paso 1).</text:p>
      <text:p text:style-name="P71"><text:tab/><text:span text:style-name="T661"><text:tab/></text:span>2a. Error de conexión al borrar <text:span text:style-name="T651">al </text:span>amigo.</text:p>
      <text:p text:style-name="P71"><text:tab/><text:tab/><text:tab/>1. El sistema detecta un error de conexión con el servidor a la hora de <text:span text:style-name="T661"><text:tab/><text:tab/><text:tab/></text:span>registra<text:span text:style-name="T661">r </text:span>que éste usuario y el amigo seleccionado de la lista ya no <text:span text:style-name="T661"><text:tab/><text:tab/><text:tab/><text:tab/></text:span>son amigos <text:span text:style-name="T755">e</text:span> informa al usuario de ello <text:span text:style-name="T755">(paso 1).</text:span></text:p>
      <text:p text:style-name="P73"><text:soft-page-break/><text:span text:style-name="T756">3</text:span>a. Error de conexión al obtener el chat.</text:p>
      <text:p text:style-name="P72"><text:tab/>1. El sistema detecta un error de conexión con el servidor para obtener el chat <text:span text:style-name="T662"><text:tab/></text:span>entre el usuario y el amigo seleccionado por el mismo<text:span text:style-name="T544"> </text:span><text:span text:style-name="T545">e</text:span><text:span text:style-name="T544"> informa al usuario de ello <text:tab/></text:span><text:span text:style-name="T545">(paso 1).</text:span></text:p>
      <text:p text:style-name="P74"/>
      <text:p text:style-name="P76"><text:span text:style-name="T756">5</text:span>a. Error de conexión al enviar el mensaje.</text:p>
      <text:p text:style-name="P75"><text:tab/>1. El sistema detecta un error de conexión con el servidor a la hora de enviar un <text:span text:style-name="T663"><text:tab/></text:span>mensaje al amigo del usuario<text:span text:style-name="T757"> </text:span><text:span text:style-name="T755">e</text:span><text:span text:style-name="T757"> informa al usuario de ello </text:span><text:span text:style-name="T755">(paso 1).</text:span></text:p>
      <text:p text:style-name="P71"/>
      <text:p text:style-name="P57">*<text:span text:style-name="T758">a</text:span>.<text:span text:style-name="T492"> Volver al menú</text:span><text:span text:style-name="T505"> inicial del usuario</text:span><text:span text:style-name="T492">.</text:span></text:p>
      <text:p text:style-name="P182"><text:tab/>1. El usuario selecciona la opción "<text:span text:style-name="T645">Inicio</text:span>".</text:p>
      <text:p text:style-name="P97"><text:span text:style-name="T430"><text:tab/>2. El sistema inicializa el </text:span><text:span text:style-name="T450">m</text:span><text:span text:style-name="T431">enú principal </text:span><text:span text:style-name="T450">del</text:span><text:span text:style-name="T431"> usuario</text:span><text:span text:style-name="T430">.</text:span></text:p>
      <text:p text:style-name="P324"/>
      <text:p text:style-name="P319">10.2 Requisitos no funcionales.</text:p>
      <text:p text:style-name="P421"/>
      <text:p text:style-name="P225"><text:span text:style-name="T664">10.2</text:span><text:span text:style-name="T665">.1 </text:span>Rendimiento.</text:p>
      <text:p text:style-name="P148"><text:span text:style-name="T690">L</text:span>a aplicación móvil no debería tardar más de 2 segundos en responder. Téngase en cuenta que en algunos casos estos dependerá de la conexión a internet del usuario. </text:p>
      <text:p text:style-name="P148">Dichos casos se excluyen de esta restricción, dado que dependen de lo que el usuario tenga contratado<text:span text:style-name="T668"> y eso está fuera del alcance de PROPINF y de PINFbet</text:span>.</text:p>
      <text:p text:style-name="P147"/>
      <text:p text:style-name="P100"><text:span text:style-name="T562">10.2</text:span><text:span text:style-name="T563">.2 </text:span><text:span text:style-name="T429">Eficiencia.</text:span></text:p>
      <text:p text:style-name="P148">En la aplicación de móvil, dada la plataforma a la cual se dirige, no debe<text:span text:style-name="T669"> tener un </text:span></text:p>
      <text:p text:style-name="P148">consumo energético<text:span text:style-name="T669"> elevado</text:span> y<text:span text:style-name="T669">, además,</text:span> las aplicaciones de móviles siempre deben ser ligeras en coste computacional para los dispositivos de este tipo.</text:p>
      <text:p text:style-name="P147"/>
      <text:p text:style-name="P226"><text:span text:style-name="T664">10.2</text:span><text:span text:style-name="T666">.3 </text:span>Documentación.</text:p>
      <text:p text:style-name="P149">Cualquier código producido en cualquier lenguaje debe ser documentado de forma que se sepa leyendo dicha documentación qué es lo que hace cada función.</text:p>
      <text:p text:style-name="P149"/>
      <text:p text:style-name="P227"><text:span text:style-name="T664">10.2</text:span><text:span text:style-name="T666">.4 </text:span>Portabilidad.</text:p>
      <text:p text:style-name="P150">La aplicación móvil debe funcionar en Android<text:span text:style-name="T691"> y en iOS</text:span> en la última versión actualizada.</text:p>
      <text:p text:style-name="P150"/>
      <text:p text:style-name="P228"><text:span text:style-name="T664">10.2</text:span><text:span text:style-name="T666">.5 </text:span>Seguridad.</text:p>
      <text:p text:style-name="P98"><text:span text:style-name="T325">Las contraseñas se deben almacenar en el servidor cifradas con un método irreversible, esto es, que no se pueden descifrar, solo </text:span><text:span text:style-name="T340">pueden ser </text:span><text:span text:style-name="T325">cifra</text:span><text:span text:style-name="T340">das</text:span><text:span text:style-name="T325">.</text:span></text:p>
      <text:p text:style-name="P151">Las contraseñás se transmitirán entre cliente y servidor y viceversa cifradas.</text:p>
      <text:p text:style-name="P229"><text:soft-page-break/><text:span text:style-name="T664">10.2</text:span><text:span text:style-name="T666">.6 </text:span>Reusabilidad.</text:p>
      <text:p text:style-name="P587">Todo código escrito para el proyecto, dentro de la medida de lo posible, deberá ser </text:p>
      <text:p text:style-name="P247"><text:span text:style-name="T430">reusable para futuros proyectos</text:span><text:span text:style-name="T444"> de PROPINF</text:span><text:span text:style-name="T443"> que estén o no relacionados con PINF</text:span><text:span text:style-name="T446">bet</text:span><text:span text:style-name="T443">.</text:span></text:p>
      <text:p text:style-name="P209"/>
      <text:p text:style-name="P230"><text:span text:style-name="T664">10.2</text:span><text:span text:style-name="T666">.7 </text:span><text:span text:style-name="T667">U</text:span>sabilidad.</text:p>
      <text:p text:style-name="P422">El usuario debe realizar, en la medida de lo posible, la menor cantidad de selecciones disponibles para acceder, de forma lógica y organizada, a todas las funcionalidades<text:span text:style-name="T692"> de la aplicación</text:span>.</text:p>
      <text:p text:style-name="P429"/>
      <text:p text:style-name="P431"><text:span text:style-name="T200">11</text:span><text:span text:style-name="T197">. </text:span><text:span text:style-name="T207">Diseño</text:span><text:span text:style-name="T198">.</text:span></text:p>
      <text:p text:style-name="P430"/>
      <text:p text:style-name="P433"><text:span text:style-name="T217">1</text:span><text:span text:style-name="T82">1. 1 Diseño de interfaz.</text:span></text:p>
      <text:p text:style-name="P210">En base a los <text:span text:style-name="T670">requisitos recogidos y</text:span> descritos anteriormente en los apartados previos a éste, tenemos principalmente, los siguientes menús<text:span text:style-name="T671"> en el sistema.</text:span></text:p>
      <text:p text:style-name="P224"/>
      <text:list xml:id="list1546301320" text:style-name="L14">
        <text:list-item>
          <text:p text:style-name="P597">Menú de inicio de sesión.</text:p>
          <text:list>
            <text:list-item>
              <text:p text:style-name="P588">El usuario puede iniciar sesión o ir hacia el menú de registro. A partir de aquí el usuario subirá sus notas del año pasado si no las ha subido y especificará sus asignaturas que cursará este año si no las ha especificado.</text:p>
            </text:list-item>
          </text:list>
          <text:p text:style-name="P588"/>
        </text:list-item>
        <text:list-item>
          <text:p text:style-name="P597">Menú de registro<text:span text:style-name="T672">.</text:span></text:p>
          <text:list>
            <text:list-item>
              <text:p text:style-name="P588">El usuario puede registrarse en PINF<text:span text:style-name="T693">bet</text:span> o ir hacia el menú de inicio de sesión.</text:p>
            </text:list-item>
          </text:list>
        </text:list-item>
      </text:list>
      <text:p text:style-name="P188"/>
      <text:list xml:id="list203417736769482" text:continue-numbering="true" text:style-name="L14">
        <text:list-item>
          <text:p text:style-name="P597">Menú de usuario.</text:p>
          <text:list>
            <text:list-item>
              <text:p text:style-name="P589">Desde aquí el usuario puede crear, comprobar y eliminar apuestas, ver el top 30 de usuarios, eliminar su cuenta, cerrar su sesión, mandar solicitudes de amistad a otros usuarios, chatear con usuarios (chat asíncrono), gestionar las amistades que tiene y borrarlas en caso de que así lo desee.</text:p>
              <text:p text:style-name="P589"/>
            </text:list-item>
            <text:list-item>
              <text:p text:style-name="P590">Todas las peticiones que sean necesarias serán manejadas por el servidor, que contendrá los datos de los usuarios con las medidas de seguridad especificadas anteriormente.</text:p>
            </text:list-item>
          </text:list>
        </text:list-item>
      </text:list>
      <text:p text:style-name="P231"/>
      <text:p text:style-name="P211">El usuario interactuará con el sistema mediante los siguientes elementos.</text:p>
      <text:p text:style-name="P211"/>
      <text:p text:style-name="P211"/>
      <text:p text:style-name="P211"><text:soft-page-break/>Para seleccionar opciones, usará botones en la interfaz (botón “Confirmar”, “<text:span text:style-name="T777">Cancelar”</text:span>, “Login”, “Register”, “<text:span text:style-name="T778">Añadir amigo</text:span>”…).</text:p>
      <text:p text:style-name="P211">Para introducir datos más complejos (como números y texto), el usuario los introducirá a través de campos de entrada <text:span text:style-name="T779">o formularios</text:span>.</text:p>
      <text:p text:style-name="P212"/>
      <text:p text:style-name="P212">Para ver los contenidos de una lista o el contenido del contrato de responsabilidad, el usuario dispondrá de una barra de desplazamiento para ir navegando por los contenidos de la lista<text:span text:style-name="T687"> o podrá también tener botones para navegar por estas listas</text:span>.</text:p>
      <text:p text:style-name="P212"/>
      <text:p text:style-name="P248"><text:span text:style-name="T430">Para acceder a un elemento concreto de la lista, el usuario solamente tendrá que hacer click o tocarlo en la pantalla del móvil</text:span><text:span text:style-name="T445">, si es que se pueden hacer operaciones con el</text:span></text:p>
      <text:p text:style-name="P591">elemento seleccionado.</text:p>
      <text:p text:style-name="P189"/>
      <text:p text:style-name="P232"><text:span text:style-name="T673">11.2 </text:span>Diseño de datos.</text:p>
      <text:p text:style-name="P213">Están<text:span text:style-name="T705"> presentes</text:span> las siguientes tablas en la base de datos del servidor.</text:p>
      <text:p text:style-name="P214"/>
      <text:p text:style-name="P234">11.2.1<text:span text:style-name="T325"> </text:span>Usuarios.</text:p>
      <text:p text:style-name="P235"><text:span text:style-name="T325">Campos: nombre de usuario</text:span><text:span text:style-name="T359"> (único)</text:span><text:span text:style-name="T325">, contraseña cifrada, sal usada para cifrar la contraseña, </text:span><text:span text:style-name="T356">identificador</text:span><text:span text:style-name="T358"> </text:span><text:span text:style-name="T357">(clave)</text:span><text:span text:style-name="T325">, booleano para indicar si las notas del curso pasado y las asignaturas matriculadas están actualizados (0 significa no actualizado y 1 lo contrario) y el número de PINFcoins.</text:span></text:p>
      <text:p text:style-name="P214"/>
      <text:p text:style-name="P234">11.2.2 Apuestas.</text:p>
      <text:p text:style-name="P233"><text:span text:style-name="T325">Campos: </text:span><text:span text:style-name="T355">usuario que apuesta</text:span><text:span text:style-name="T357"> (clave)</text:span><text:span text:style-name="T355">, usuario sobre el que se apuesta</text:span><text:span text:style-name="T357"> (clave)</text:span><text:span text:style-name="T355">, asignatura sobre la que se apuesta</text:span><text:span text:style-name="T357"> (clave)</text:span><text:span text:style-name="T355">, PINFcoins apostadas y la nota esperada.</text:span></text:p>
      <text:p text:style-name="P215"/>
      <text:p text:style-name="P236">11.2.3 Asignaturas.</text:p>
      <text:p text:style-name="P213">Tiene tres tablas.</text:p>
      <text:p text:style-name="P237"/>
      <text:p text:style-name="P237"><text:span text:style-name="T706"><text:tab/></text:span>11.2.3.1 Tabla asignaturas.</text:p>
      <text:p text:style-name="P216"><text:span text:style-name="T706"><text:tab/></text:span>Registra las tablas que PINFbet reconoce que existen.</text:p>
      <text:p text:style-name="P217"><text:tab/>Campos: identificador<text:span text:style-name="T708"> (clave)</text:span>, nombre y curso.</text:p>
      <text:p text:style-name="P217"><text:tab/></text:p>
      <text:p text:style-name="P217"><text:tab/><text:span text:style-name="T71">11.2.3.2 Tabla de asignaturas siendo estudiadas.</text:span></text:p>
      <text:p text:style-name="P218"><text:tab/><text:span text:style-name="T707">Relación entre un usuario y una asignatura que está estudiando el usuario <text:tab/>mencionado.</text:span></text:p>
      <text:p text:style-name="P219"><text:tab/>Campos: nombre de la asignatura<text:span text:style-name="T708"> (clave)</text:span> y nombre del usuario<text:span text:style-name="T708"> (clave)</text:span>.</text:p>
      <text:p text:style-name="P220"><text:soft-page-break/><text:tab/><text:span text:style-name="T71">11.2.3.3 Tabla notas anteriores.</text:span></text:p>
      <text:p text:style-name="P221"><text:span text:style-name="T71"><text:tab/></text:span>Se usa para ver qué asignaturas han sido ya calificadas para un determinado <text:tab/>usuario (y por tanto se obtienen las PINFcoins correspondientes y no se puede <text:tab/>volver a apostar sobre ellas).</text:p>
      <text:p text:style-name="P221"><text:tab/>Campos: nombre del usuario (clave), nombre de la asignatura<text:span text:style-name="T709"> (clave)</text:span> y la nota.</text:p>
      <text:p text:style-name="P221"/>
      <text:p text:style-name="P238"/>
      <text:p text:style-name="P238">11.2.4<text:span text:style-name="T710"> Amigos.</text:span></text:p>
      <text:p text:style-name="P222">Si hay dos usuarios, U1 y U2, tales que U1 le ha enviado una solicitud a U2 y U2 o le ha enviado también una solicitud o ha aceptado la solicitud de U1, entonces quedan</text:p>
      <text:p text:style-name="P222">registrados por el sistema de PINFbet como amigos.</text:p>
      <text:p text:style-name="P223">Campos: usuario emisor de la solicitud de amistad (clave), usuario receptor de la solicitud de amistad (clave).</text:p>
      <text:p text:style-name="P424"/>
      <text:p text:style-name="P425">11.3 Diseño de la comunicación servidor - <text:span text:style-name="T694">a</text:span>plicación móv<text:span text:style-name="T674">il.</text:span></text:p>
      <text:p text:style-name="P423">El servidor se comunicará con la aplicación móvil y viceversa enviando datos en formato JSON <text:span text:style-name="T727">y mediante protocolo HTTP con los métodos PUT, POST </text:span><text:span text:style-name="T728">y</text:span><text:span text:style-name="T727"> GET.</text:span></text:p>
      <text:p text:style-name="P423"/>
      <text:p text:style-name="P426"><text:span text:style-name="T325">Para el caso especial de las contraseñas, debido a la seguridad que deben tener, según los requisitos recogidos, </text:span><text:span text:style-name="T341">se cifrarán antes de ser enviadas por la red desde la aplicación al servidor.</text:span></text:p>
      <text:p text:style-name="P430"/>
      <text:p text:style-name="P448"><text:span text:style-name="T198">1</text:span><text:span text:style-name="T196">2. Implementación.</text:span></text:p>
      <text:p text:style-name="P396"/>
      <text:p text:style-name="P414">12.1 Aplicación móvil.</text:p>
      <text:p text:style-name="P629">La aplicación móvil será creada mediante el uso del motor Unity y el lenguaje de </text:p>
      <text:p text:style-name="P629">programación C#, junto con el uso de la librería que proporciona Unity en su motor y su </text:p>
      <text:p text:style-name="P629">integración con el mencionado lenguaje y el uso de Visual Studio como IDE para </text:p>
      <text:p text:style-name="P434"><text:span text:style-name="T218">desarrollar el código de los ficheros de</text:span><text:span text:style-name="T219"> código</text:span><text:span text:style-name="T218"> C#.</text:span></text:p>
      <text:p text:style-name="P397"/>
      <text:p text:style-name="P391">El código se agrupará en los siguientes ficheros .cs: </text:p>
      <text:p text:style-name="P392">Encrypter.cs</text:p>
      <text:p text:style-name="P392">RequestHandler.cs</text:p>
      <text:p text:style-name="P392">RestData.cs</text:p>
      <text:p text:style-name="P392"/>
      <text:p text:style-name="P392"/>
      <text:p text:style-name="P392"><text:soft-page-break/>BetComp.cs</text:p>
      <text:p text:style-name="P392">FriendComp.cs</text:p>
      <text:p text:style-name="P392">FriendRequest.cs</text:p>
      <text:p text:style-name="P392">MarkComp.cs</text:p>
      <text:p text:style-name="P392">SubjectComp.cs</text:p>
      <text:p text:style-name="P392"/>
      <text:p text:style-name="P392">ContractMenu.cs</text:p>
      <text:p text:style-name="P392">FriendListMenu.cs</text:p>
      <text:p text:style-name="P392">InputMarksMenu.cs</text:p>
      <text:p text:style-name="P392">InputSubjectsMenu.cs</text:p>
      <text:p text:style-name="P392">LoginMenu.cs</text:p>
      <text:p text:style-name="P392">NewBetMenu.cs</text:p>
      <text:p text:style-name="P392">ProfileMenu.cs</text:p>
      <text:p text:style-name="P392">RegisterMenu.cs</text:p>
      <text:p text:style-name="P397"/>
      <text:p text:style-name="P415">12.2 Servidor.</text:p>
      <text:p text:style-name="P399">El servidor usará una base de datos implementada en MySQL y tendrá una interfaz de peticiones HTTP con los métodos GET, PUT, POST con la cual se comunicará con la </text:p>
      <text:p text:style-name="P399">aplicación móvil.</text:p>
      <text:p text:style-name="P398"/>
      <text:p text:style-name="P400">El comportamiento del servidor está compuesto por varios ficheros javascript:</text:p>
      <text:p text:style-name="P428"/>
      <text:p text:style-name="P427">13. Pruebas.</text:p>
      <text:p text:style-name="P427"/>
      <text:p text:style-name="P416">13.1 Pruebas de <text:span text:style-name="T765">corrección general</text:span>.</text:p>
      <text:p text:style-name="P437"><text:span text:style-name="T218">Prueba de caja negra aplicable a</text:span><text:span text:style-name="T236"> la</text:span><text:span text:style-name="T218"> aplicación móvil y </text:span><text:span text:style-name="T236">al </text:span><text:span text:style-name="T218">servidor</text:span><text:span text:style-name="T236">. </text:span><text:span text:style-name="T223">Esta es una prueba general sobre todo el sistema PINFbet.</text:span></text:p>
      <text:p text:style-name="P401"/>
      <text:p text:style-name="P436"><text:span text:style-name="T218">Consiste en</text:span><text:span text:style-name="T220">, usando los casos de uso recogidos y documentados, realizar todas las </text:span></text:p>
      <text:p text:style-name="P393">posibles combinaciones de escenarios de cada caso de uso.</text:p>
      <text:p text:style-name="P394"><text:span text:style-name="T695">P</text:span>or ejemplo, en el caso de uso de registrar un usuario, habría que probar que en todos los casos y escenarios previstos en la descripción del caso de uso<text:span text:style-name="T696"> tanto</text:span> la aplicación móvil <text:span text:style-name="T696">como</text:span> el servidor actúan de la manera esperada<text:span text:style-name="T697">.</text:span></text:p>
      <text:p text:style-name="P394"/>
      <text:p text:style-name="P394"/>
      <text:p text:style-name="P395"><text:soft-page-break/>Esta es una prueba exhaustiva cuya aplicación debe ser formal y sistemática para </text:p>
      <text:p text:style-name="P395">asegurar la correcta ejecución del sistema en todos los escenarios de ejecución previstos.</text:p>
      <text:p text:style-name="P394"/>
      <text:p text:style-name="P395">Se deberá comprobar también que el contenido de la base de datos del servidor va </text:p>
      <text:p text:style-name="P438"><text:span text:style-name="T218">cambiando de forma consistente con los escenarios de los casos de uso ejecutados</text:span><text:span text:style-name="T221">.</text:span></text:p>
      <text:p text:style-name="P402"/>
      <text:p text:style-name="P440"><text:span text:style-name="T221">S</text:span><text:span text:style-name="T218">e deberá proporcionar un entregable en el que se incluyan todas las inconsistencias con los casos de uso que se hayan encontrado, indicando el caso de uso afectado, si afecta al escenario principal del mismo o a una extensión, proceso seguido para encontrar el fallo, sección de código acotada donde parezca que esté el error (opcional) y este entregable deberá ser enviado al repositorio de GitHub habilitado para este proyecto.</text:span><text:span text:style-name="T230"> </text:span></text:p>
      <text:p text:style-name="P441"><text:span text:style-name="T230">Se podrá usar una tabla para </text:span><text:span text:style-name="T231">realizar el documentos</text:span><text:span text:style-name="T230"> o cualquier otro formato lógico y</text:span></text:p>
      <text:p text:style-name="P631">legible.</text:p>
      <text:p text:style-name="P402"/>
      <text:p text:style-name="P442"><text:span text:style-name="T241">1</text:span><text:span text:style-name="T82">3.2</text:span><text:span text:style-name="T242"> Pruebas de comunicación.</text:span></text:p>
      <text:p text:style-name="P435"><text:span text:style-name="T222">Prueba de caja </text:span><text:span text:style-name="T237">negra</text:span><text:span text:style-name="T222"> aplicable a</text:span><text:span text:style-name="T235"> la</text:span><text:span text:style-name="T222"> aplicación móvil y </text:span><text:span text:style-name="T235">al </text:span><text:span text:style-name="T222">servidor</text:span><text:span text:style-name="T234">.</text:span><text:span text:style-name="T223"> Es</text:span><text:span text:style-name="T224">ta prueba está más centrada en la comunicación con el servidor</text:span><text:span text:style-name="T225"> y sobre su correción y </text:span><text:span text:style-name="T226">rendimiento</text:span><text:span text:style-name="T224">.</text:span></text:p>
      <text:p text:style-name="P403"/>
      <text:p text:style-name="P443"><text:span text:style-name="T222">C</text:span><text:span text:style-name="T218">onsiste en </text:span><text:span text:style-name="T227">ir ejecutando casos de uso que impliquen comunicación con el servidor y tomar tiempos </text:span><text:span text:style-name="T228">en la parte del código exclusivamente relacionada con el intercambio de </text:span></text:p>
      <text:p text:style-name="P632">información con el servidor e ir evaluando la respuesta del mismo </text:p>
      <text:p text:style-name="P632">(ver si el resultado devuelto, si lo hay, es el esperado o que el cambio realizado en la base de datos sea consistente con lo que se ha mandado al servidor).</text:p>
      <text:p text:style-name="P404"/>
      <text:p text:style-name="P439"><text:span text:style-name="T228">S</text:span><text:span text:style-name="T218">e deberá proporcionar un entregable</text:span><text:span text:style-name="T229"> con el siguiente modelo de tabla.</text:span></text:p>
      <table:table table:name="Table4" table:style-name="Table4">
        <table:table-column table:style-name="Table4.A"/>
        <table:table-column table:style-name="Table4.B"/>
        <table:table-column table:style-name="Table4.C"/>
        <table:table-row table:style-name="TableLine1786443271472">
          <table:table-cell table:style-name="Table4.A1" office:value-type="string">
            <text:p text:style-name="P501">Prototipo funciones implicadas<text:span text:style-name="T682">, indicando la primera y la última instrucción de la sección sobre la que se ha tomado tiempos.</text:span></text:p>
          </table:table-cell>
          <table:table-cell table:style-name="Table4.A1" office:value-type="string">
            <text:p text:style-name="P500">Indicar si el resultado fue esperado o no.</text:p>
          </table:table-cell>
          <table:table-cell table:style-name="Table4.C1" office:value-type="string">
            <text:p text:style-name="P500">Tiempo total transcurrido entre el envío de la petición al servidor y la recepción de la respuesta o la efectuación del cambio en la base de datos <text:span text:style-name="T719">(en nanosegundos)</text:span>.</text:p>
          </table:table-cell>
        </table:table-row>
      </table:table>
      <text:p text:style-name="P439"/>
      <text:p text:style-name="P439"/>
      <text:p text:style-name="P439"/>
      <text:p text:style-name="P439"/>
      <text:p text:style-name="P405"/>
      <text:p text:style-name="P445"><text:soft-page-break/><text:span text:style-name="T218">Para la aplicación móvil, podrá usar el siguiente fragmento de código en C#</text:span><text:span text:style-name="T233">.</text:span></text:p>
      <text:p text:style-name="P405"/>
      <text:p text:style-name="P449"><text:span text:style-name="Source_20_Text"><text:span text:style-name="T676">using System.Diagnostics;</text:span></text:span></text:p>
      <text:p text:style-name="Preformatted_20_Text"><text:span text:style-name="Source_20_Text"><text:span text:style-name="T675">// </text:span></text:span><text:span text:style-name="Source_20_Text"><text:span text:style-name="T678">Otras dependencias</text:span></text:span><text:span text:style-name="Source_20_Text"><text:span text:style-name="T679"> del </text:span></text:span><text:span text:style-name="Source_20_Text"><text:span text:style-name="T680">código</text:span></text:span><text:span text:style-name="Source_20_Text"><text:span text:style-name="T681">.</text:span></text:span></text:p>
      <text:p text:style-name="P497"/>
      <text:p text:style-name="Preformatted_20_Text"><text:span text:style-name="Source_20_Text"><text:span text:style-name="T675">Stopwatch sw = new Stopwatch();</text:span></text:span></text:p>
      <text:p text:style-name="P497"/>
      <text:p text:style-name="Preformatted_20_Text"><text:span text:style-name="Source_20_Text"><text:span text:style-name="T675">sw.Start();</text:span></text:span></text:p>
      <text:p text:style-name="P497"/>
      <text:p text:style-name="Preformatted_20_Text"><text:span text:style-name="Source_20_Text"><text:span text:style-name="T675">// </text:span></text:span><text:span text:style-name="Source_20_Text"><text:span text:style-name="T678">Sección del código sobre la que tomar tiempos.</text:span></text:span></text:p>
      <text:p text:style-name="P497"/>
      <text:p text:style-name="Preformatted_20_Text"><text:span text:style-name="Source_20_Text"><text:span text:style-name="T675">sw.Stop();</text:span></text:span></text:p>
      <text:p text:style-name="P497"/>
      <text:p text:style-name="P498"><text:span text:style-name="Source_20_Text"><text:span text:style-name="T675">Console.WriteLine("</text:span></text:span><text:span text:style-name="Source_20_Text"><text:span text:style-name="T677">Tiempo transcurrido</text:span></text:span><text:span text:style-name="Source_20_Text"><text:span text:style-name="T675">={0}",sw.Elapsed);</text:span></text:span></text:p>
      <text:p text:style-name="P447"><text:span text:style-name="T243">13</text:span><text:span text:style-name="T82">.3 Prueba de rendimiento.</text:span></text:p>
      <text:p text:style-name="P418"><text:span text:style-name="T344">Prueba de caja </text:span><text:span text:style-name="T345">blanca</text:span><text:span text:style-name="T344"> aplicable a</text:span><text:span text:style-name="T348"> la</text:span><text:span text:style-name="T344"> aplicación móvil</text:span><text:span text:style-name="T348">.</text:span><text:span text:style-name="T346"> Es</text:span><text:span text:style-name="T347">ta prueba está más centrada </text:span><text:span text:style-name="T349">en el rendimiento de PINFbet en móviles a través de la aplicación desarrollada </text:span></text:p>
      <text:p text:style-name="P418"><text:span text:style-name="T349">específicamente para este tipo de dispositivos</text:span><text:span text:style-name="T347">.</text:span></text:p>
      <text:p text:style-name="P407"/>
      <text:p text:style-name="P419"><text:span text:style-name="T347">C</text:span><text:span text:style-name="T325">onsiste en ir ejecutando la función que contenga la sección sobre la que le interese tomar tiempos y tomar tiempos solo en la sección mencionada.</text:span></text:p>
      <text:p text:style-name="P408"/>
      <text:p text:style-name="P409">Los datos de entrada pueden ser válidos o no, pero se recomienda que lo sean, dado que esta prueba se centra en si la sección de código cumple el requisito no funcional de rendimiento, no si es correcta o no en base a los requisitos funcionales a cumplir.</text:p>
      <text:p text:style-name="P411"/>
      <text:p text:style-name="P420"><text:span text:style-name="T342">S</text:span><text:span text:style-name="T325">e deberá proporcionar un entregable</text:span><text:span text:style-name="T343"> con el siguiente modelo de tabla.</text:span></text:p>
      <table:table table:name="Table5" table:style-name="Table5">
        <table:table-column table:style-name="Table5.A"/>
        <table:table-column table:style-name="Table5.B"/>
        <table:table-row table:style-name="TableLine1786445085504">
          <table:table-cell table:style-name="Table5.A1" office:value-type="string">
            <text:p text:style-name="P499"><text:span text:style-name="T718">Prototipo de las</text:span> funciones implicadas<text:span text:style-name="T682">, indicando la primera y la última instrucción de la sección sobre la que se ha tomado tiempos.</text:span></text:p>
          </table:table-cell>
          <table:table-cell table:style-name="Table5.B1" office:value-type="string">
            <text:p text:style-name="P499">Tiempo total transcurrido entre el envío de la petición al servidor y la recepción de la respuesta o la efectuación del cambio en la base de datos <text:span text:style-name="T718">(en nanosegundos)</text:span>.</text:p>
          </table:table-cell>
        </table:table-row>
      </table:table>
      <text:p text:style-name="P410"/>
      <text:p text:style-name="P444"><text:span text:style-name="T218">Para la aplicación móvil, podrá usar </text:span><text:span text:style-name="T232">el mismo fragmento de código en C# usado en el apartado 13.2.</text:span></text:p>
      <text:p text:style-name="P412"/>
      <text:p text:style-name="P412"/>
      <text:p text:style-name="P412"/>
      <text:p text:style-name="P446"><text:soft-page-break/><text:span text:style-name="T243">13</text:span><text:span text:style-name="T82">.</text:span><text:span text:style-name="T318">4</text:span><text:span text:style-name="T82"> Prueba de </text:span><text:span text:style-name="T244">correción </text:span><text:span text:style-name="T317">concreta</text:span><text:span text:style-name="T82">.</text:span></text:p>
      <text:p text:style-name="P417"><text:span text:style-name="T347">Prueba de caja negra aplicable a</text:span><text:span text:style-name="T350"> la </text:span><text:span text:style-name="T347">aplicación móvil</text:span><text:span text:style-name="T354"> y</text:span><text:span text:style-name="T350"> al</text:span><text:span text:style-name="T347"> servido</text:span><text:span text:style-name="T354">r</text:span><text:span text:style-name="T347">.</text:span><text:span text:style-name="T346"> Esta es una prueba </text:span><text:span text:style-name="T350">concreta</text:span><text:span text:style-name="T346"> </text:span><text:span text:style-name="T350">sobre</text:span><text:span text:style-name="T351"> la correción y el cumplimiento de los requisitos funcionales</text:span><text:span text:style-name="T352"> de</text:span><text:span text:style-name="T350"> </text:span><text:span text:style-name="T353">la </text:span><text:span text:style-name="T350">sección de la implementación del sistema de PINFbet</text:span><text:span text:style-name="T353"> sobre la que le interese hacer la prueba</text:span><text:span text:style-name="T346">.</text:span></text:p>
      <text:p text:style-name="P406"/>
      <text:p text:style-name="P432"><text:span text:style-name="T143">C</text:span><text:span text:style-name="T144">onsiste en hacer la misma prueba que en el apartado 13.1 con la diferencia de que solo debe centrarse en los casos de uso que involucran a una determinada función y solo </text:span></text:p>
      <text:p text:style-name="P634">deberá recoger las inconsistencias que se produzcan en ésta. Es decir, solo deberá recoger los casos en que la salida no era la esperada.</text:p>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390"><text:soft-page-break/><text:span text:style-name="Absatz-Standardschriftart"><text:span text:style-name="T211">1</text:span></text:span><text:span text:style-name="Absatz-Standardschriftart"><text:span text:style-name="T212">4</text:span></text:span><text:span text:style-name="Absatz-Standardschriftart"><text:span text:style-name="T213">. </text:span></text:span><text:span text:style-name="Absatz-Standardschriftart"><text:span text:style-name="T211">Presupuesto</text:span></text:span><text:span text:style-name="Absatz-Standardschriftart"><text:span text:style-name="T214">.</text:span></text:span></text:p>
      <text:p text:style-name="P478"/>
      <table:table table:name="Table6" table:style-name="Table6">
        <table:table-column table:style-name="Table6.A"/>
        <table:table-column table:style-name="Table6.B"/>
        <table:table-row table:style-name="Table6.1">
          <table:table-cell table:style-name="Table6.A1" office:value-type="string">
            <text:p text:style-name="P462"><text:span text:style-name="Absatz-Standardschriftart"><text:span text:style-name="T245">PROPINF</text:span></text:span></text:p>
          </table:table-cell>
          <table:table-cell table:style-name="Table6.A1" office:value-type="string">
            <text:p text:style-name="P463"><text:span text:style-name="Absatz-Standardschriftart"><text:span text:style-name="T246">18/10/2020</text:span></text:span></text:p>
          </table:table-cell>
        </table:table-row>
        <table:table-row table:style-name="Table6.2">
          <table:table-cell table:style-name="Table6.A1" office:value-type="string">
            <text:p text:style-name="P513"><text:span text:style-name="Absatz-Standardschriftart"><text:span text:style-name="T319">España PROPINF035@gmail.com</text:span></text:span></text:p>
          </table:table-cell>
          <table:table-cell table:style-name="Table6.A1" office:value-type="string">
            <text:p text:style-name="P256"/>
          </table:table-cell>
        </table:table-row>
      </table:table>
      <text:p text:style-name="P479"><text:span text:style-name="Absatz-Standardschriftart"><text:span text:style-name="T265">PRESUPUESTO</text:span></text:span></text:p>
      <text:p text:style-name="P477"><text:span text:style-name="Absatz-Standardschriftart"><text:span text:style-name="T247">Número</text:span></text:span><text:span text:style-name="Absatz-Standardschriftart"><text:span text:style-name="T248"> </text:span></text:span><text:span text:style-name="Absatz-Standardschriftart"><text:span text:style-name="T249">de</text:span></text:span><text:span text:style-name="Absatz-Standardschriftart"><text:span text:style-name="T250"> </text:span></text:span><text:span text:style-name="Absatz-Standardschriftart"><text:span text:style-name="T251">presupuesto:</text:span></text:span><text:span text:style-name="Absatz-Standardschriftart"><text:span text:style-name="T250"> </text:span></text:span><text:span text:style-name="Absatz-Standardschriftart"><text:span text:style-name="T247">2020-2021</text:span></text:span></text:p>
      <text:p text:style-name="P359"/>
      <text:p text:style-name="P480"><text:span text:style-name="Absatz-Standardschriftart"><text:span text:style-name="T266"><draw:frame draw:style-name="fr1" draw:name="Text Box 2" text:anchor-type="as-char" svg:y="0cm" svg:width="18.124cm" style:rel-width="scale" svg:height="2.547cm" style:rel-height="scale" draw:z-index="45"><draw:text-box><text:p text:style-name="P481"><text:span text:style-name="Absatz-Standardschriftart"><text:span text:style-name="T251">Carlos</text:span></text:span><text:span text:style-name="Absatz-Standardschriftart"><text:span text:style-name="T252"> </text:span></text:span><text:span text:style-name="Absatz-Standardschriftart"><text:span text:style-name="T251">Rioja</text:span></text:span><text:span text:style-name="Absatz-Standardschriftart"><text:span text:style-name="T252"> </text:span></text:span><text:span text:style-name="Absatz-Standardschriftart"><text:span text:style-name="T247">del</text:span></text:span><text:span text:style-name="Absatz-Standardschriftart"><text:span text:style-name="T252"> </text:span></text:span><text:span text:style-name="Absatz-Standardschriftart"><text:span text:style-name="T247">Río</text:span></text:span></text:p><text:p text:style-name="P482"><text:span text:style-name="Absatz-Standardschriftart"><text:span text:style-name="T686">carlos.rioja@uca.es</text:span></text:span><text:span text:style-name="Absatz-Standardschriftart"> </text:span></text:p></draw:text-box></draw:frame></text:span></text:span></text:p>
      <text:p text:style-name="P252"/>
      <text:p text:style-name="P303"/>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464"><text:span text:style-name="Absatz-Standardschriftart"><text:span text:style-name="T258">CONCEPTO</text:span></text:span></text:p>
          </table:table-cell>
          <table:table-cell table:style-name="Table7.A1" office:value-type="string">
            <text:p text:style-name="P467"><text:span text:style-name="Absatz-Standardschriftart"><text:span text:style-name="T253">UDS.</text:span></text:span></text:p>
          </table:table-cell>
          <table:table-cell table:style-name="Table7.A1" office:value-type="string">
            <text:p text:style-name="P468"><text:span text:style-name="Absatz-Standardschriftart"><text:span text:style-name="T255">BASE</text:span></text:span><text:span text:style-name="Absatz-Standardschriftart"><text:span text:style-name="T259"> </text:span></text:span><text:span text:style-name="Absatz-Standardschriftart"><text:span text:style-name="T255">UD.</text:span></text:span></text:p>
          </table:table-cell>
          <table:table-cell table:style-name="Table7.A1" office:value-type="string">
            <text:p text:style-name="P469"><text:span text:style-name="Absatz-Standardschriftart"><text:span text:style-name="T256">BASE</text:span></text:span><text:span text:style-name="Absatz-Standardschriftart"><text:span text:style-name="T254"> </text:span></text:span><text:span text:style-name="Absatz-Standardschriftart"><text:span text:style-name="T256">TOTAL</text:span></text:span></text:p>
          </table:table-cell>
        </table:table-row>
        <table:table-row table:style-name="Table7.2">
          <table:table-cell table:style-name="Table7.A2" office:value-type="string">
            <text:p text:style-name="P465"><text:span text:style-name="Absatz-Standardschriftart"><text:span text:style-name="T305">Programador</text:span></text:span><text:span text:style-name="Absatz-Standardschriftart"><text:span text:style-name="T306"> 1</text:span></text:span><text:span text:style-name="Absatz-Standardschriftart"><text:span text:style-name="T307"> </text:span></text:span><text:span text:style-name="Absatz-Standardschriftart"><text:span text:style-name="T305">junior</text:span></text:span><text:span text:style-name="Absatz-Standardschriftart"><text:span text:style-name="T307"> </text:span></text:span><text:span text:style-name="Absatz-Standardschriftart"><text:span text:style-name="T305">aplicación</text:span></text:span></text:p>
            <text:p text:style-name="P509"><text:span text:style-name="Absatz-Standardschriftart"><text:span text:style-name="T277">Luz</text:span></text:span><text:span text:style-name="Absatz-Standardschriftart"><text:span text:style-name="T280"> </text:span></text:span><text:span text:style-name="Absatz-Standardschriftart"><text:span text:style-name="T277">programador</text:span></text:span><text:span text:style-name="Absatz-Standardschriftart"><text:span text:style-name="T280"> </text:span></text:span><text:span text:style-name="Absatz-Standardschriftart"><text:span text:style-name="T281">1 j</text:span></text:span><text:span text:style-name="Absatz-Standardschriftart"><text:span text:style-name="T277">unior</text:span></text:span><text:span text:style-name="Absatz-Standardschriftart"><text:span text:style-name="T280"> </text:span></text:span><text:span text:style-name="Absatz-Standardschriftart"><text:span text:style-name="T277">aplicación</text:span></text:span><text:span text:style-name="Absatz-Standardschriftart"><text:span text:style-name="T308"> </text:span></text:span><text:span text:style-name="Absatz-Standardschriftart"><text:span text:style-name="T305">Programador</text:span></text:span><text:span text:style-name="Absatz-Standardschriftart"><text:span text:style-name="T306"> 2</text:span></text:span><text:span text:style-name="Absatz-Standardschriftart"><text:span text:style-name="T307"> </text:span></text:span><text:span text:style-name="Absatz-Standardschriftart"><text:span text:style-name="T305">junior</text:span></text:span><text:span text:style-name="Absatz-Standardschriftart"><text:span text:style-name="T307"> </text:span></text:span><text:span text:style-name="Absatz-Standardschriftart"><text:span text:style-name="T277">aplicación</text:span></text:span></text:p>
            <text:p text:style-name="P510"><text:span text:style-name="Absatz-Standardschriftart"><text:span text:style-name="T277">Luz</text:span></text:span><text:span text:style-name="Absatz-Standardschriftart"><text:span text:style-name="T280"> </text:span></text:span><text:span text:style-name="Absatz-Standardschriftart"><text:span text:style-name="T277">programador</text:span></text:span><text:span text:style-name="Absatz-Standardschriftart"><text:span text:style-name="T278"> 2</text:span></text:span><text:span text:style-name="Absatz-Standardschriftart"><text:span text:style-name="T280"> </text:span></text:span><text:span text:style-name="Absatz-Standardschriftart"><text:span text:style-name="T277">junior aplicación </text:span></text:span><text:span text:style-name="Absatz-Standardschriftart"><text:span text:style-name="T305">Programador</text:span></text:span><text:span text:style-name="Absatz-Standardschriftart"><text:span text:style-name="T280"> </text:span></text:span><text:span text:style-name="Absatz-Standardschriftart"><text:span text:style-name="T305">junior</text:span></text:span><text:span text:style-name="Absatz-Standardschriftart"><text:span text:style-name="T280"> </text:span></text:span><text:span text:style-name="Absatz-Standardschriftart"><text:span text:style-name="T267">servidor</text:span></text:span></text:p>
            <text:p text:style-name="P466"><text:span text:style-name="Absatz-Standardschriftart"><text:span text:style-name="T277">Luz</text:span></text:span><text:span text:style-name="Absatz-Standardschriftart"><text:span text:style-name="T285"> </text:span></text:span><text:span text:style-name="Absatz-Standardschriftart"><text:span text:style-name="T277">programador</text:span></text:span><text:span text:style-name="Absatz-Standardschriftart"><text:span text:style-name="T285"> </text:span></text:span><text:span text:style-name="Absatz-Standardschriftart"><text:span text:style-name="T277">junior</text:span></text:span><text:span text:style-name="Absatz-Standardschriftart"><text:span text:style-name="T285"> </text:span></text:span><text:span text:style-name="Absatz-Standardschriftart"><text:span text:style-name="T305">servidor</text:span></text:span></text:p>
            <text:p text:style-name="P511"><text:span text:style-name="Absatz-Standardschriftart"><text:span text:style-name="T287">Programador</text:span></text:span><text:span text:style-name="Absatz-Standardschriftart"><text:span text:style-name="T309"> </text:span></text:span><text:span text:style-name="Absatz-Standardschriftart"><text:span text:style-name="T310">junior</text:span></text:span><text:span text:style-name="Absatz-Standardschriftart"><text:span text:style-name="T309"> </text:span></text:span><text:span text:style-name="Absatz-Standardschriftart"><text:span text:style-name="T287">planificación</text:span></text:span><text:span text:style-name="Absatz-Standardschriftart"><text:span text:style-name="T309"> </text:span></text:span><text:span text:style-name="Absatz-Standardschriftart"><text:span text:style-name="T304">y</text:span></text:span><text:span text:style-name="Absatz-Standardschriftart"><text:span text:style-name="T309"> </text:span></text:span><text:span text:style-name="Absatz-Standardschriftart"><text:span text:style-name="T311">asuntos</text:span></text:span><text:span text:style-name="Absatz-Standardschriftart"><text:span text:style-name="T312"> </text:span></text:span><text:span text:style-name="Absatz-Standardschriftart"><text:span text:style-name="T289">legales</text:span></text:span></text:p>
            <text:p text:style-name="P512"><text:span text:style-name="Absatz-Standardschriftart"><text:span text:style-name="T291">Luz</text:span></text:span><text:span text:style-name="Absatz-Standardschriftart"><text:span text:style-name="T313"> </text:span></text:span><text:span text:style-name="Absatz-Standardschriftart"><text:span text:style-name="T314">programador</text:span></text:span><text:span text:style-name="Absatz-Standardschriftart"><text:span text:style-name="T313"> </text:span></text:span><text:span text:style-name="Absatz-Standardschriftart"><text:span text:style-name="T315">junior</text:span></text:span><text:span text:style-name="Absatz-Standardschriftart"><text:span text:style-name="T313"> </text:span></text:span><text:span text:style-name="Absatz-Standardschriftart"><text:span text:style-name="T314">planificación</text:span></text:span><text:span text:style-name="Absatz-Standardschriftart"><text:span text:style-name="T313"> </text:span></text:span><text:span text:style-name="Absatz-Standardschriftart"><text:span text:style-name="T304">y</text:span></text:span><text:span text:style-name="Absatz-Standardschriftart"><text:span text:style-name="T293"> </text:span></text:span><text:span text:style-name="Absatz-Standardschriftart"><text:span text:style-name="T307">asun</text:span></text:span><text:span text:style-name="Absatz-Standardschriftart"><text:span text:style-name="T280">t</text:span></text:span><text:span text:style-name="Absatz-Standardschriftart"><text:span text:style-name="T307">o</text:span></text:span><text:span text:style-name="Absatz-Standardschriftart"><text:span text:style-name="T304">s</text:span></text:span><text:span text:style-name="Absatz-Standardschriftart"><text:span text:style-name="T316"> </text:span></text:span><text:span text:style-name="Absatz-Standardschriftart"><text:span text:style-name="T307">legales</text:span></text:span></text:p>
          </table:table-cell>
          <table:table-cell table:style-name="Table7.B2" office:value-type="string">
            <text:p text:style-name="P452"><text:span text:style-name="Absatz-Standardschriftart"><text:span text:style-name="T288">74</text:span></text:span><text:span text:style-name="Absatz-Standardschriftart"><text:span text:style-name="T286"> </text:span></text:span></text:p>
            <text:p text:style-name="P453"><text:span text:style-name="Absatz-Standardschriftart"><text:span text:style-name="T268">3 </text:span></text:span></text:p>
            <text:p text:style-name="P453"><text:span text:style-name="Absatz-Standardschriftart"><text:span text:style-name="T286">65 </text:span></text:span></text:p>
            <text:p text:style-name="P453"><text:span text:style-name="Absatz-Standardschriftart"><text:span text:style-name="T268">3 </text:span></text:span></text:p>
            <text:p text:style-name="P453"><text:span text:style-name="Absatz-Standardschriftart"><text:span text:style-name="T286">73 </text:span></text:span></text:p>
            <text:p text:style-name="P453"><text:span text:style-name="Absatz-Standardschriftart"><text:span text:style-name="T268">3 </text:span></text:span></text:p>
            <text:p text:style-name="P453"><text:span text:style-name="Absatz-Standardschriftart"><text:span text:style-name="T286">70 </text:span></text:span></text:p>
            <text:p text:style-name="P454"><text:span text:style-name="Absatz-Standardschriftart"><text:span text:style-name="T268"/></text:span></text:p>
            <text:p text:style-name="P454"><text:span text:style-name="Absatz-Standardschriftart"><text:span text:style-name="T268">3 </text:span></text:span></text:p>
          </table:table-cell>
          <table:table-cell table:style-name="Table7.C2" office:value-type="string">
            <text:p text:style-name="P505"><text:span text:style-name="Absatz-Standardschriftart"><text:span text:style-name="T269">20,00</text:span></text:span><text:span text:style-name="Absatz-Standardschriftart"><text:span text:style-name="T282"> </text:span></text:span><text:span text:style-name="Absatz-Standardschriftart"><text:span text:style-name="T294">€ </text:span></text:span></text:p>
            <text:p text:style-name="P507"><text:span text:style-name="Absatz-Standardschriftart"><text:span text:style-name="T269">500,00</text:span></text:span><text:span text:style-name="Absatz-Standardschriftart"><text:span text:style-name="T279"> </text:span></text:span><text:span text:style-name="Absatz-Standardschriftart"><text:span text:style-name="T294">€ </text:span></text:span></text:p>
            <text:p text:style-name="P506"><text:span text:style-name="Absatz-Standardschriftart"><text:span text:style-name="T269">21,00</text:span></text:span><text:span text:style-name="Absatz-Standardschriftart"><text:span text:style-name="T282"> </text:span></text:span><text:span text:style-name="Absatz-Standardschriftart"><text:span text:style-name="T294">€ </text:span></text:span></text:p>
            <text:p text:style-name="P507"><text:span text:style-name="Absatz-Standardschriftart"><text:span text:style-name="T269">490,00</text:span></text:span><text:span text:style-name="Absatz-Standardschriftart"><text:span text:style-name="T279"> </text:span></text:span><text:span text:style-name="Absatz-Standardschriftart"><text:span text:style-name="T294">€ </text:span></text:span></text:p>
            <text:p text:style-name="P506"><text:span text:style-name="Absatz-Standardschriftart"><text:span text:style-name="T269">22,00</text:span></text:span><text:span text:style-name="Absatz-Standardschriftart"><text:span text:style-name="T282"> </text:span></text:span><text:span text:style-name="Absatz-Standardschriftart"><text:span text:style-name="T294">€ </text:span></text:span></text:p>
            <text:p text:style-name="P507"><text:span text:style-name="Absatz-Standardschriftart"><text:span text:style-name="T269">514,00</text:span></text:span><text:span text:style-name="Absatz-Standardschriftart"><text:span text:style-name="T279"> </text:span></text:span><text:span text:style-name="Absatz-Standardschriftart"><text:span text:style-name="T294">€ </text:span></text:span></text:p>
            <text:p text:style-name="P506"><text:span text:style-name="Absatz-Standardschriftart"><text:span text:style-name="T269">20,00</text:span></text:span><text:span text:style-name="Absatz-Standardschriftart"><text:span text:style-name="T282"> </text:span></text:span><text:span text:style-name="Absatz-Standardschriftart"><text:span text:style-name="T294">€ </text:span></text:span></text:p>
            <text:p text:style-name="P301"/>
            <text:p text:style-name="P508"><text:span text:style-name="Absatz-Standardschriftart"><text:span text:style-name="T269">520,00</text:span></text:span><text:span text:style-name="Absatz-Standardschriftart"><text:span text:style-name="T279"> </text:span></text:span><text:span text:style-name="Absatz-Standardschriftart"><text:span text:style-name="T294">€ </text:span></text:span></text:p>
          </table:table-cell>
          <table:table-cell table:style-name="Table7.D2" office:value-type="string">
            <text:p text:style-name="P502"><text:span text:style-name="Absatz-Standardschriftart"><text:span text:style-name="T269">1.480,00</text:span></text:span><text:span text:style-name="Absatz-Standardschriftart"><text:span text:style-name="T282"> </text:span></text:span><text:span text:style-name="Absatz-Standardschriftart"><text:span text:style-name="T294">€ </text:span></text:span></text:p>
            <text:p text:style-name="P503"><text:span text:style-name="Absatz-Standardschriftart"><text:span text:style-name="T269">1.</text:span></text:span><text:span text:style-name="Absatz-Standardschriftart"><text:span text:style-name="T270">500</text:span></text:span><text:span text:style-name="Absatz-Standardschriftart"><text:span text:style-name="T269">,00</text:span></text:span><text:span text:style-name="Absatz-Standardschriftart"><text:span text:style-name="T282"> </text:span></text:span><text:span text:style-name="Absatz-Standardschriftart"><text:span text:style-name="T294">€ </text:span></text:span></text:p>
            <text:p text:style-name="P503"><text:span text:style-name="Absatz-Standardschriftart"><text:span text:style-name="T269">1.365,00</text:span></text:span><text:span text:style-name="Absatz-Standardschriftart"><text:span text:style-name="T282"> </text:span></text:span><text:span text:style-name="Absatz-Standardschriftart"><text:span text:style-name="T294">€ </text:span></text:span></text:p>
            <text:p text:style-name="P503"><text:span text:style-name="Absatz-Standardschriftart"><text:span text:style-name="T269">1.</text:span></text:span><text:span text:style-name="Absatz-Standardschriftart"><text:span text:style-name="T270">470</text:span></text:span><text:span text:style-name="Absatz-Standardschriftart"><text:span text:style-name="T269">,00</text:span></text:span><text:span text:style-name="Absatz-Standardschriftart"><text:span text:style-name="T282"> </text:span></text:span><text:span text:style-name="Absatz-Standardschriftart"><text:span text:style-name="T294">€ </text:span></text:span></text:p>
            <text:p text:style-name="P503"><text:span text:style-name="Absatz-Standardschriftart"><text:span text:style-name="T269">1.606,00</text:span></text:span><text:span text:style-name="Absatz-Standardschriftart"><text:span text:style-name="T282"> </text:span></text:span><text:span text:style-name="Absatz-Standardschriftart"><text:span text:style-name="T294">€ </text:span></text:span></text:p>
            <text:p text:style-name="P503"><text:span text:style-name="Absatz-Standardschriftart"><text:span text:style-name="T269">1.</text:span></text:span><text:span text:style-name="Absatz-Standardschriftart"><text:span text:style-name="T270">542</text:span></text:span><text:span text:style-name="Absatz-Standardschriftart"><text:span text:style-name="T269">,00</text:span></text:span><text:span text:style-name="Absatz-Standardschriftart"><text:span text:style-name="T282"> </text:span></text:span><text:span text:style-name="Absatz-Standardschriftart"><text:span text:style-name="T294">€ </text:span></text:span></text:p>
            <text:p text:style-name="P503"><text:span text:style-name="Absatz-Standardschriftart"><text:span text:style-name="T269">1.400,00</text:span></text:span><text:span text:style-name="Absatz-Standardschriftart"><text:span text:style-name="T282"> </text:span></text:span><text:span text:style-name="Absatz-Standardschriftart"><text:span text:style-name="T294">€ </text:span></text:span></text:p>
            <text:p text:style-name="P301"/>
            <text:p text:style-name="P504"><text:span text:style-name="Absatz-Standardschriftart"><text:span text:style-name="T269">1.</text:span></text:span><text:span text:style-name="Absatz-Standardschriftart"><text:span text:style-name="T271">560</text:span></text:span><text:span text:style-name="Absatz-Standardschriftart"><text:span text:style-name="T269">,00</text:span></text:span><text:span text:style-name="Absatz-Standardschriftart"><text:span text:style-name="T282"> </text:span></text:span><text:span text:style-name="Absatz-Standardschriftart"><text:span text:style-name="T294">€ </text:span></text:span></text:p>
          </table:table-cell>
        </table:table-row>
      </table:table>
      <text:p text:style-name="P253"/>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70"><text:span text:style-name="Absatz-Standardschriftart"><text:span text:style-name="T253">BASE</text:span></text:span><text:span text:style-name="Absatz-Standardschriftart"><text:span text:style-name="T262"> </text:span></text:span><text:span text:style-name="Absatz-Standardschriftart"><text:span text:style-name="T256">IMPONIBLE</text:span></text:span></text:p>
          </table:table-cell>
          <table:table-cell table:style-name="Table8.A1" office:value-type="string">
            <text:p text:style-name="P472"><text:span text:style-name="Absatz-Standardschriftart"><text:span text:style-name="T260">TIPO</text:span></text:span><text:span text:style-name="Absatz-Standardschriftart"><text:span text:style-name="T263"> </text:span></text:span><text:span text:style-name="Absatz-Standardschriftart"><text:span text:style-name="T260">IMPUESTO</text:span></text:span></text:p>
          </table:table-cell>
          <table:table-cell table:style-name="Table8.A1" office:value-type="string">
            <text:p text:style-name="P473"><text:span text:style-name="Absatz-Standardschriftart"><text:span text:style-name="T260">IMPUESTO</text:span></text:span></text:p>
          </table:table-cell>
        </table:table-row>
        <table:table-row table:style-name="Table8.2">
          <table:table-cell table:style-name="Table8.A2" office:value-type="string">
            <text:p text:style-name="P471"><text:span text:style-name="Absatz-Standardschriftart"><text:span text:style-name="T294"/></text:span></text:p>
          </table:table-cell>
          <table:table-cell table:style-name="Table8.B2" office:value-type="string">
            <text:p text:style-name="P474"><text:span text:style-name="Absatz-Standardschriftart"><text:span text:style-name="T295"/></text:span></text:p>
          </table:table-cell>
          <table:table-cell table:style-name="Table8.C2" office:value-type="string">
            <text:p text:style-name="P475"><text:span text:style-name="Absatz-Standardschriftart"><text:span text:style-name="T294"/></text:span></text:p>
          </table:table-cell>
        </table:table-row>
        <table:table-row table:style-name="Table8.3">
          <table:table-cell table:style-name="Table8.A3" office:value-type="string">
            <text:p text:style-name="P256"/>
            <text:p text:style-name="P257"><text:s/>Habrán trabajando en el proyecto 4 personas / mes, teniendo</text:p>
            <text:p text:style-name="P257"><text:s/>el proyecto 3 meses de duración</text:p>
          </table:table-cell>
          <table:table-cell table:style-name="Table8.B3" table:number-columns-spanned="2" office:value-type="string">
            <text:p text:style-name="P476"><text:span text:style-name="Absatz-Standardschriftart"><text:span text:style-name="T297">Total</text:span></text:span><text:span text:style-name="Absatz-Standardschriftart"><text:span text:style-name="T298"> </text:span></text:span><text:span text:style-name="Absatz-Standardschriftart"><text:span text:style-name="T297">Base</text:span></text:span><text:span text:style-name="Absatz-Standardschriftart"><text:span text:style-name="T298"> </text:span></text:span><text:span text:style-name="Absatz-Standardschriftart"><text:span text:style-name="T297">Imponible:</text:span></text:span><text:span text:style-name="Absatz-Standardschriftart"><text:span text:style-name="T299"> <text:s/></text:span></text:span><text:span text:style-name="Absatz-Standardschriftart"><text:span text:style-name="T290"><text:s/></text:span></text:span><text:span text:style-name="Absatz-Standardschriftart"><text:span text:style-name="T272">1</text:span></text:span><text:span text:style-name="Absatz-Standardschriftart"><text:span text:style-name="T274">1</text:span></text:span><text:span text:style-name="Absatz-Standardschriftart"><text:span text:style-name="T272">.9</text:span></text:span><text:span text:style-name="Absatz-Standardschriftart"><text:span text:style-name="T274">23</text:span></text:span><text:span text:style-name="Absatz-Standardschriftart"><text:span text:style-name="T272">,00</text:span></text:span><text:span text:style-name="Absatz-Standardschriftart"><text:span text:style-name="T283"> </text:span></text:span><text:span text:style-name="Absatz-Standardschriftart"><text:span text:style-name="T299">€</text:span></text:span><text:span text:style-name="Absatz-Standardschriftart"><text:span text:style-name="T300"> </text:span></text:span><text:span text:style-name="Absatz-Standardschriftart"><text:span text:style-name="T296">Total</text:span></text:span><text:span text:style-name="Absatz-Standardschriftart"><text:span text:style-name="T301"> </text:span></text:span><text:span text:style-name="Absatz-Standardschriftart"><text:span text:style-name="T296">I.V.A.:<text:tab/></text:span></text:span><text:span text:style-name="Absatz-Standardschriftart"><text:span text:style-name="T273">0</text:span></text:span><text:span text:style-name="Absatz-Standardschriftart"><text:span text:style-name="T283"> </text:span></text:span><text:span text:style-name="Absatz-Standardschriftart"><text:span text:style-name="T299">€</text:span></text:span><text:span text:style-name="Absatz-Standardschriftart"><text:span text:style-name="T292"> </text:span></text:span><text:span text:style-name="Absatz-Standardschriftart"><text:span text:style-name="T257">TOTAL:</text:span></text:span><text:span text:style-name="Absatz-Standardschriftart"><text:span text:style-name="T261"> </text:span></text:span><text:span text:style-name="Absatz-Standardschriftart"><text:span text:style-name="T264"><text:s/></text:span></text:span><text:span text:style-name="Absatz-Standardschriftart"><text:span text:style-name="T272">1</text:span></text:span><text:span text:style-name="Absatz-Standardschriftart"><text:span text:style-name="T274">1</text:span></text:span><text:span text:style-name="Absatz-Standardschriftart"><text:span text:style-name="T272">.9</text:span></text:span><text:span text:style-name="Absatz-Standardschriftart"><text:span text:style-name="T274">23</text:span></text:span><text:span text:style-name="Absatz-Standardschriftart"><text:span text:style-name="T272">,00</text:span></text:span><text:span text:style-name="Absatz-Standardschriftart"><text:span text:style-name="T283"> </text:span></text:span><text:span text:style-name="Absatz-Standardschriftart"><text:span text:style-name="T302">€</text:span></text:span></text:p>
          </table:table-cell>
          <table:covered-table-cell/>
        </table:table-row>
      </table:table>
      <text:p text:style-name="P381"><text:soft-page-break/><text:span text:style-name="T208">1</text:span><text:span text:style-name="T209">5</text:span><text:span text:style-name="T197">. A</text:span><text:span text:style-name="T198">nexos.</text:span></text:p>
      <text:p text:style-name="P377"/>
      <text:p text:style-name="P116">En esta misma carpeta<text:span text:style-name="T417"> original</text:span> donde <text:span text:style-name="T416">se</text:span> halla este documento<text:span text:style-name="T419"> y en este mismo</text:span></text:p>
      <text:p text:style-name="P116"><text:span text:style-name="T419">documento que le ha sido entregado</text:span> puede encontrar los siguientes<text:span text:style-name="T418"> ficheros y enlaces a sitios de interés para obtener más información acerca del proyecto que se especifican a continuación</text:span>.</text:p>
      <text:p text:style-name="P115"/>
      <text:list xml:id="list648357753" text:style-name="L15">
        <text:list-item>
          <text:p text:style-name="P556">Documento con solo los casos de uso (<text:span text:style-name="T684">especialmente dedicada </text:span>para las secciones<text:span text:style-name="T683"> del proyecto</text:span> dedicadas a programación<text:span text:style-name="T683"> y pruebas</text:span>).</text:p>
        </text:list-item>
      </text:list>
      <text:p text:style-name="P152"><text:tab/>Fichero: Casos de Uso.pdf</text:p>
      <text:list xml:id="list203417868381517" text:continue-numbering="true" text:style-name="L15">
        <text:list-header>
          <text:p text:style-name="P557"/>
        </text:list-header>
        <text:list-item>
          <text:p text:style-name="P558">Planificación realizada en Asana<text:span text:style-name="T420"> mediante un diagrama de Gantt (lectura en orden de izquierda a derecha, siendo el principio del diagrama el fichero 1 y el final del</text:span></text:p>
          <text:p text:style-name="P558"><text:span text:style-name="T420">diagrama el fichero 3)</text:span>.</text:p>
          <text:p text:style-name="P583"><text:span text:style-name="T325">Fichero 1: </text:span><text:span text:style-name="T334">Asana1</text:span><text:span text:style-name="T325">.</text:span><text:span text:style-name="T335">png</text:span></text:p>
          <text:p text:style-name="P583"><text:span text:style-name="T325">Fichero 2: </text:span><text:span text:style-name="T334">Asana2</text:span><text:span text:style-name="T325">.</text:span><text:span text:style-name="T335">png</text:span></text:p>
          <text:p text:style-name="P560">Fichero 3: Asana3.png</text:p>
          <text:p text:style-name="P559"/>
        </text:list-item>
        <text:list-item>
          <text:p text:style-name="P561">Código de la aplicación móvil documentado.</text:p>
          <text:p text:style-name="P563">Se encuentra en la subcarpeta “Código aplicación móvil”, la cual se ubica en la misma carpeta que éste documento cuando se le entregó. <text:span text:style-name="T716">En general se pueden abrir estos ficheros de código con cualquier editor de texto.</text:span><text:line-break/><text:span text:style-name="T711">Cada función tendrá uno o varios identificadores con los que se representan los subobjetivos del proyecto. <text:line-break/></text:span><text:span text:style-name="T712">Si una clase entera tiene los identificadores en vez de las funciones que contiene entonces todos los métodos que posee tendrán los mismos identificadores que la clase. <text:line-break/></text:span><text:span text:style-name="T715">Se puede dar el caso en el que una función tiene además otros subobjetivos que ella sola ayuda a conseguir, además de lo que cumple como todas las demás de su clase.</text:span></text:p>
          <text:p text:style-name="P584">Nota:<text:span text:style-name="T325"> se obvia que, dado que el código que se da es de la aplicación, el código </text:span></text:p>
          <text:p text:style-name="P564">entero proporcionado y todo lo que hay en él contribuye a alcanzar el subobjetivo SO_8.</text:p>
        </text:list-item>
      </text:list>
      <text:p text:style-name="P565"/>
      <text:p text:style-name="P565"/>
      <text:p text:style-name="P565"/>
      <text:list xml:id="list203417953086645" text:continue-numbering="true" text:style-name="L15">
        <text:list-item>
          <text:p text:style-name="P566"><text:soft-page-break/>Código del servidor documentado.</text:p>
          <text:p text:style-name="P585"><text:span text:style-name="T325">Se encuentra en la subcarpeta “Código servidor”</text:span><text:span text:style-name="T403">, la cual se ubica en la misma </text:span></text:p>
          <text:p text:style-name="P585"><text:span text:style-name="T403">carpeta que éste documento cuando se le entregó.<text:line-break/></text:span><text:span text:style-name="T325">Se aplica todo lo dicho en el caso del código documentado de la aplicación móvil, con la excepción de que aquí se obvia que todo el código del servidor contribuye a alcanzar el subobjetivo SO_</text:span><text:span text:style-name="T404">2.</text:span></text:p>
          <text:p text:style-name="P562"/>
        </text:list-item>
        <text:list-item>
          <text:p text:style-name="P567">Manual de <text:span text:style-name="T704">instalación</text:span>.<text:line-break/><text:span text:style-name="T703">Fichero: </text:span>Manual de <text:span text:style-name="T704">instalación.pdf</text:span></text:p>
          <text:p text:style-name="P562"/>
        </text:list-item>
        <text:list-item>
          <text:p text:style-name="P567">Manual de <text:span text:style-name="T704">explotación</text:span>.<text:line-break/><text:span text:style-name="T703">Fichero: </text:span>Manual de <text:span text:style-name="T704">explotación.pdf</text:span></text:p>
          <text:p text:style-name="P567"/>
        </text:list-item>
        <text:list-item>
          <text:p text:style-name="P567">Manual de <text:span text:style-name="T704">usuario</text:span>.<text:line-break/><text:span text:style-name="T703">Fichero: </text:span>Manual de <text:span text:style-name="T704">usuario.pdf</text:span></text:p>
          <text:p text:style-name="P562"/>
        </text:list-item>
        <text:list-item>
          <text:p text:style-name="P568">Enlace al repositorio<text:span text:style-name="T685"> público de</text:span> GitHub del proyecto.</text:p>
          <text:p text:style-name="P613"><text:span text:style-name="Default_20_Paragraph_20_Font"><text:span text:style-name="T84">https://github.com/AbdonCrespoAlvarez/PINFbet</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ymbol" svg:font-family="Symbol" style:font-family-generic="roman" style:font-pitch="variable" style:font-charset="x-symbol"/>
    <style:font-face style:name="Roboto" svg:font-family="Roboto, RobotoDraft, Helvetica, Arial, sans-serif"/>
    <style:font-face style:name="NewsGotT" svg:font-family="NewsGotT" style:font-family-generic="roman"/>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default-outline-level="1" style:class="text">
      <style:paragraph-properties fo:margin-left="1.233cm" fo:margin-right="0cm" fo:hyphenation-ladder-count="no-limit" fo:text-indent="-1.002cm" style:auto-text-indent="false">
        <style:tab-stops/>
      </style:paragraph-properties>
      <style:text-properties fo:font-size="16pt" fo:font-weight="bold" style:font-size-asian="16pt" style:font-weight-asian="bold" style:font-size-complex="16pt" style:font-weight-complex="bold" fo:hyphenate="false" loext:hyphenation-no-caps="false"/>
    </style:style>
    <style:style style:name="Heading_20_2" style:display-name="Heading 2" style:family="paragraph" style:parent-style-name="Normal" style:default-outline-level="2" style:class="text">
      <style:paragraph-properties fo:margin-left="1.783cm" fo:margin-right="0cm" fo:hyphenation-ladder-count="no-limit" fo:text-indent="-1.552cm" style:auto-text-indent="false">
        <style:tab-stops/>
      </style:paragraph-properties>
      <style:text-properties fo:font-size="12pt" fo:font-weight="bold" style:font-size-asian="12pt" style:font-weight-asian="bold" style:font-size-complex="12pt" style:font-weight-complex="bold" fo:hyphenate="false" loext:hyphenation-no-caps="false"/>
    </style:style>
    <style:style style:name="Normal" style:family="paragraph">
      <style:paragraph-properties fo:hyphenation-ladder-count="no-limit"/>
      <style:text-properties style:font-name="Arial" fo:font-family="Arial" style:font-family-generic="swiss" style:font-pitch="variable" fo:language="es" fo:country="ES" style:font-name-asian="Arial" style:font-family-asian="Arial" style:font-family-generic-asian="swiss" style:font-pitch-asian="variable" style:language-asian="es" style:country-asian="ES" style:font-name-complex="Arial" style:font-family-complex="Arial" style:font-family-generic-complex="swiss" style:font-pitch-complex="variable" style:language-complex="es" style:country-complex="ES" fo:hyphenate="false" loext:hyphenation-no-caps="false"/>
    </style:style>
    <style:style style:name="Body_20_Text" style:display-name="Body Text" style:family="paragraph" style:parent-style-name="Normal">
      <style:paragraph-properties fo:hyphenation-ladder-count="no-limit"/>
      <style:text-properties fo:font-size="12pt" style:font-size-asian="12pt" style:font-size-complex="12pt" fo:hyphenate="false" loext:hyphenation-no-caps="false"/>
    </style:style>
    <style:style style:name="List_20_Paragraph" style:display-name="List Paragraph" style:family="paragraph" style:parent-style-name="Normal">
      <style:paragraph-properties fo:margin-left="1.503cm" fo:margin-right="0cm" fo:hyphenation-ladder-count="no-limit" fo:text-indent="-0.637cm" style:auto-text-indent="false">
        <style:tab-stops/>
      </style:paragraph-properties>
      <style:text-properties fo:hyphenate="false" loext:hyphenation-no-caps="false"/>
    </style:style>
    <style:style style:name="Table_20_Paragraph" style:display-name="Table Paragraph" style:family="paragraph" style:parent-style-name="Normal">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Normal_20__28_Web_29_" style:display-name="Normal (Web)" style:family="paragraph" style:parent-style-name="Normal">
      <style:paragraph-properties fo:margin-top="0.176cm" fo:margin-bottom="0.176cm" style:contextual-spacing="false" fo:orphans="2" fo:widows="2" fo:hyphenation-ladder-count="no-limit" style:text-autospace="ideograph-alpha"/>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loext:hyphenation-no-caps="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körper" style:family="paragraph" style:parent-style-name="Standard">
      <style:paragraph-properties fo:margin-left="1.782cm" fo:margin-right="0cm" fo:hyphenation-ladder-count="no-limit" fo:text-indent="0cm" style:auto-text-indent="false">
        <style:tab-stops/>
      </style:paragraph-properties>
      <style:text-properties style:font-name="Arial" fo:font-family="Arial" style:font-family-generic="swiss" style:font-pitch="variable" fo:font-size="7.5pt" fo:font-style="italic" style:text-underline-style="solid" style:text-underline-width="auto" style:text-underline-color="font-color" style:text-underline-mode="continuous" style:text-overline-mode="continuous" style:text-line-through-mode="continuous" style:font-name-asian="Arial" style:font-family-asian="Arial" style:font-family-generic-asian="swiss" style:font-pitch-asian="variable" style:font-size-asian="7.5pt" style:font-style-asian="italic" style:font-size-complex="7.5pt" fo:hyphenate="false" loext:hyphenation-no-caps="false"/>
    </style:style>
    <style:style style:name="Default_20_Paragraph_20_Font" style:display-name="Default Paragraph Font" style:family="text"/>
    <style:style style:name="Header_20_Char" style:display-name="Header Char" style:family="text" style:parent-style-name="Default_20_Paragraph_20_Font">
      <style:text-properties style:font-name="Arial" fo:font-family="Arial" style:font-family-generic="swiss" style:font-pitch="variable" fo:language="es" fo:country="ES" style:font-name-asian="Arial" style:font-family-asian="Arial" style:font-family-generic-asian="swiss" style:font-pitch-asian="variable" style:language-asian="es" style:country-asian="ES" style:font-name-complex="Arial" style:font-family-complex="Arial" style:font-family-generic-complex="swiss" style:font-pitch-complex="variable" style:language-complex="es" style:country-complex="ES"/>
    </style:style>
    <style:style style:name="Footer_20_Char" style:display-name="Footer Char" style:family="text" style:parent-style-name="Default_20_Paragraph_20_Font">
      <style:text-properties style:font-name="Arial" fo:font-family="Arial" style:font-family-generic="swiss" style:font-pitch="variable" fo:language="es" fo:country="ES" style:font-name-asian="Arial" style:font-family-asian="Arial" style:font-family-generic-asian="swiss" style:font-pitch-asian="variable" style:language-asian="es" style:country-asian="ES" style:font-name-complex="Arial" style:font-family-complex="Arial" style:font-family-generic-complex="swiss" style:font-pitch-complex="variable" style:language-complex="es" style:country-complex="ES"/>
    </style:style>
    <style:style style:name="Hyper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FollowedHyperlink" style:family="text" style:parent-style-name="Default_20_Paragraph_20_Font">
      <style:text-properties fo:color="#80008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1LVL2" style:display-name="WW_CharLFO1LVL2" style:family="text">
      <style:text-properties fo:language="es" fo:country="ES" style:language-asian="es" style:country-asian="ES" style:language-complex="es" style:country-complex="ES"/>
    </style:style>
    <style:style style:name="WW_5f_CharLFO1LVL3" style:display-name="WW_CharLFO1LVL3" style:family="text">
      <style:text-properties fo:language="es" fo:country="ES" style:language-asian="es" style:country-asian="ES" style:language-complex="es" style:country-complex="ES"/>
    </style:style>
    <style:style style:name="WW_5f_CharLFO1LVL4" style:display-name="WW_CharLFO1LVL4" style:family="text">
      <style:text-properties fo:language="es" fo:country="ES" style:language-asian="es" style:country-asian="ES" style:language-complex="es" style:country-complex="ES"/>
    </style:style>
    <style:style style:name="WW_5f_CharLFO1LVL5" style:display-name="WW_CharLFO1LVL5" style:family="text">
      <style:text-properties fo:language="es" fo:country="ES" style:language-asian="es" style:country-asian="ES" style:language-complex="es" style:country-complex="ES"/>
    </style:style>
    <style:style style:name="WW_5f_CharLFO1LVL6" style:display-name="WW_CharLFO1LVL6" style:family="text">
      <style:text-properties fo:language="es" fo:country="ES" style:language-asian="es" style:country-asian="ES" style:language-complex="es" style:country-complex="ES"/>
    </style:style>
    <style:style style:name="WW_5f_CharLFO1LVL7" style:display-name="WW_CharLFO1LVL7" style:family="text">
      <style:text-properties fo:language="es" fo:country="ES" style:language-asian="es" style:country-asian="ES" style:language-complex="es" style:country-complex="ES"/>
    </style:style>
    <style:style style:name="WW_5f_CharLFO1LVL8" style:display-name="WW_CharLFO1LVL8" style:family="text">
      <style:text-properties fo:language="es" fo:country="ES" style:language-asian="es" style:country-asian="ES" style:language-complex="es" style:country-complex="ES"/>
    </style:style>
    <style:style style:name="WW_5f_CharLFO1LVL9" style:display-name="WW_CharLFO1LVL9" style:family="text">
      <style:text-properties fo:language="es" fo:country="ES" style:language-asian="es" style:country-asian="ES" style:language-complex="es" style:country-complex="ES"/>
    </style:style>
    <style:style style:name="WW_5f_CharLFO2LVL1" style:display-name="WW_CharLFO2LVL1"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2LVL2" style:display-name="WW_CharLFO2LVL2" style:family="text">
      <style:text-properties fo:language="es" fo:country="ES" style:language-asian="es" style:country-asian="ES" style:language-complex="es" style:country-complex="ES"/>
    </style:style>
    <style:style style:name="WW_5f_CharLFO2LVL3" style:display-name="WW_CharLFO2LVL3" style:family="text">
      <style:text-properties fo:language="es" fo:country="ES" style:language-asian="es" style:country-asian="ES" style:language-complex="es" style:country-complex="ES"/>
    </style:style>
    <style:style style:name="WW_5f_CharLFO2LVL4" style:display-name="WW_CharLFO2LVL4" style:family="text">
      <style:text-properties fo:language="es" fo:country="ES" style:language-asian="es" style:country-asian="ES" style:language-complex="es" style:country-complex="ES"/>
    </style:style>
    <style:style style:name="WW_5f_CharLFO2LVL5" style:display-name="WW_CharLFO2LVL5" style:family="text">
      <style:text-properties fo:language="es" fo:country="ES" style:language-asian="es" style:country-asian="ES" style:language-complex="es" style:country-complex="ES"/>
    </style:style>
    <style:style style:name="WW_5f_CharLFO2LVL6" style:display-name="WW_CharLFO2LVL6" style:family="text">
      <style:text-properties fo:language="es" fo:country="ES" style:language-asian="es" style:country-asian="ES" style:language-complex="es" style:country-complex="ES"/>
    </style:style>
    <style:style style:name="WW_5f_CharLFO2LVL7" style:display-name="WW_CharLFO2LVL7" style:family="text">
      <style:text-properties fo:language="es" fo:country="ES" style:language-asian="es" style:country-asian="ES" style:language-complex="es" style:country-complex="ES"/>
    </style:style>
    <style:style style:name="WW_5f_CharLFO2LVL8" style:display-name="WW_CharLFO2LVL8" style:family="text">
      <style:text-properties fo:language="es" fo:country="ES" style:language-asian="es" style:country-asian="ES" style:language-complex="es" style:country-complex="ES"/>
    </style:style>
    <style:style style:name="WW_5f_CharLFO2LVL9" style:display-name="WW_CharLFO2LVL9" style:family="text">
      <style:text-properties fo:language="es" fo:country="ES" style:language-asian="es" style:country-asian="ES" style:language-complex="es" style:country-complex="ES"/>
    </style:style>
    <style:style style:name="WW_5f_CharLFO3LVL1" style:display-name="WW_CharLFO3LVL1" style:family="text">
      <style:text-properties fo:language="es" fo:country="ES" style:language-asian="es" style:country-asian="ES" style:language-complex="es" style:country-complex="ES"/>
    </style:style>
    <style:style style:name="WW_5f_CharLFO3LVL2" style:display-name="WW_CharLFO3LVL2" style:family="text">
      <style:text-properties fo:language="es" fo:country="ES" style:language-asian="es" style:country-asian="ES" style:language-complex="es" style:country-complex="ES"/>
    </style:style>
    <style:style style:name="WW_5f_CharLFO3LVL3" style:display-name="WW_CharLFO3LVL3" style:family="text">
      <style:text-properties fo:letter-spacing="-0.005cm" fo:language="es" fo:country="ES" fo:font-weight="bold" style:language-asian="es" style:country-asian="ES" style:font-weight-asian="bold" style:language-complex="es" style:country-complex="ES" style:font-weight-complex="bold" style:text-scale="99%"/>
    </style:style>
    <style:style style:name="WW_5f_CharLFO3LVL4" style:display-name="WW_CharLFO3LVL4"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3LVL5" style:display-name="WW_CharLFO3LVL5" style:family="text">
      <style:text-properties fo:language="es" fo:country="ES" style:language-asian="es" style:country-asian="ES" style:language-complex="es" style:country-complex="ES"/>
    </style:style>
    <style:style style:name="WW_5f_CharLFO3LVL6" style:display-name="WW_CharLFO3LVL6" style:family="text">
      <style:text-properties fo:language="es" fo:country="ES" style:language-asian="es" style:country-asian="ES" style:language-complex="es" style:country-complex="ES"/>
    </style:style>
    <style:style style:name="WW_5f_CharLFO3LVL7" style:display-name="WW_CharLFO3LVL7" style:family="text">
      <style:text-properties fo:language="es" fo:country="ES" style:language-asian="es" style:country-asian="ES" style:language-complex="es" style:country-complex="ES"/>
    </style:style>
    <style:style style:name="WW_5f_CharLFO3LVL8" style:display-name="WW_CharLFO3LVL8" style:family="text">
      <style:text-properties fo:language="es" fo:country="ES" style:language-asian="es" style:country-asian="ES" style:language-complex="es" style:country-complex="ES"/>
    </style:style>
    <style:style style:name="WW_5f_CharLFO3LVL9" style:display-name="WW_CharLFO3LVL9" style:family="text">
      <style:text-properties fo:language="es" fo:country="ES" style:language-asian="es" style:country-asian="ES" style:language-complex="es" style:country-complex="ES"/>
    </style:style>
    <style:style style:name="WW_5f_CharLFO4LVL1" style:display-name="WW_CharLFO4LVL1" style:family="text">
      <style:text-properties fo:language="es" fo:country="ES" style:language-asian="es" style:country-asian="ES" style:language-complex="es" style:country-complex="ES"/>
    </style:style>
    <style:style style:name="WW_5f_CharLFO4LVL2" style:display-name="WW_CharLFO4LVL2" style:family="text">
      <style:text-properties style:use-window-font-color="true" loext:opacity="0%" style:font-name="Arial" fo:font-family="Arial" style:font-family-generic="swiss" style:font-pitch="variable" fo:font-size="12pt" fo:letter-spacing="-0.004cm" fo:language="es" fo:country="ES" fo:font-weight="bold" style:font-name-asian="Arial" style:font-family-asian="Arial" style:font-family-generic-asian="swiss" style:font-pitch-asian="variable" style:font-size-asian="12pt" style:language-asian="es" style:country-asian="ES" style:font-weight-asian="bold" style:font-name-complex="Arial" style:font-family-complex="Arial" style:font-family-generic-complex="swiss" style:font-pitch-complex="variable" style:font-size-complex="12pt" style:language-complex="es" style:country-complex="ES" style:font-weight-complex="bold" style:text-scale="99%"/>
    </style:style>
    <style:style style:name="WW_5f_CharLFO4LVL3" style:display-name="WW_CharLFO4LVL3"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4LVL4" style:display-name="WW_CharLFO4LVL4" style:family="text">
      <style:text-properties fo:language="es" fo:country="ES" style:language-asian="es" style:country-asian="ES" style:language-complex="es" style:country-complex="ES"/>
    </style:style>
    <style:style style:name="WW_5f_CharLFO4LVL5" style:display-name="WW_CharLFO4LVL5" style:family="text">
      <style:text-properties fo:language="es" fo:country="ES" style:language-asian="es" style:country-asian="ES" style:language-complex="es" style:country-complex="ES"/>
    </style:style>
    <style:style style:name="WW_5f_CharLFO4LVL6" style:display-name="WW_CharLFO4LVL6" style:family="text">
      <style:text-properties fo:language="es" fo:country="ES" style:language-asian="es" style:country-asian="ES" style:language-complex="es" style:country-complex="ES"/>
    </style:style>
    <style:style style:name="WW_5f_CharLFO4LVL7" style:display-name="WW_CharLFO4LVL7" style:family="text">
      <style:text-properties fo:language="es" fo:country="ES" style:language-asian="es" style:country-asian="ES" style:language-complex="es" style:country-complex="ES"/>
    </style:style>
    <style:style style:name="WW_5f_CharLFO4LVL8" style:display-name="WW_CharLFO4LVL8" style:family="text">
      <style:text-properties fo:language="es" fo:country="ES" style:language-asian="es" style:country-asian="ES" style:language-complex="es" style:country-complex="ES"/>
    </style:style>
    <style:style style:name="WW_5f_CharLFO4LVL9" style:display-name="WW_CharLFO4LVL9" style:family="text">
      <style:text-properties fo:language="es" fo:country="ES" style:language-asian="es" style:country-asian="ES" style:language-complex="es" style:country-complex="ES"/>
    </style:style>
    <style:style style:name="WW_5f_CharLFO5LVL1" style:display-name="WW_CharLFO5LVL1"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5LVL2" style:display-name="WW_CharLFO5LVL2" style:family="text">
      <style:text-properties fo:language="es" fo:country="ES" style:language-asian="es" style:country-asian="ES" style:language-complex="es" style:country-complex="ES"/>
    </style:style>
    <style:style style:name="WW_5f_CharLFO5LVL3" style:display-name="WW_CharLFO5LVL3" style:family="text">
      <style:text-properties fo:language="es" fo:country="ES" style:language-asian="es" style:country-asian="ES" style:language-complex="es" style:country-complex="ES"/>
    </style:style>
    <style:style style:name="WW_5f_CharLFO5LVL4" style:display-name="WW_CharLFO5LVL4" style:family="text">
      <style:text-properties fo:language="es" fo:country="ES" style:language-asian="es" style:country-asian="ES" style:language-complex="es" style:country-complex="ES"/>
    </style:style>
    <style:style style:name="WW_5f_CharLFO5LVL5" style:display-name="WW_CharLFO5LVL5" style:family="text">
      <style:text-properties fo:language="es" fo:country="ES" style:language-asian="es" style:country-asian="ES" style:language-complex="es" style:country-complex="ES"/>
    </style:style>
    <style:style style:name="WW_5f_CharLFO5LVL6" style:display-name="WW_CharLFO5LVL6" style:family="text">
      <style:text-properties fo:language="es" fo:country="ES" style:language-asian="es" style:country-asian="ES" style:language-complex="es" style:country-complex="ES"/>
    </style:style>
    <style:style style:name="WW_5f_CharLFO5LVL7" style:display-name="WW_CharLFO5LVL7" style:family="text">
      <style:text-properties fo:language="es" fo:country="ES" style:language-asian="es" style:country-asian="ES" style:language-complex="es" style:country-complex="ES"/>
    </style:style>
    <style:style style:name="WW_5f_CharLFO5LVL8" style:display-name="WW_CharLFO5LVL8" style:family="text">
      <style:text-properties fo:language="es" fo:country="ES" style:language-asian="es" style:country-asian="ES" style:language-complex="es" style:country-complex="ES"/>
    </style:style>
    <style:style style:name="WW_5f_CharLFO5LVL9" style:display-name="WW_CharLFO5LVL9" style:family="text">
      <style:text-properties fo:language="es" fo:country="ES" style:language-asian="es" style:country-asian="ES" style:language-complex="es" style:country-complex="ES"/>
    </style:style>
    <style:style style:name="WW_5f_CharLFO6LVL1" style:display-name="WW_CharLFO6LVL1" style:family="text">
      <style:text-properties fo:language="es" fo:country="ES" style:language-asian="es" style:country-asian="ES" style:language-complex="es" style:country-complex="ES"/>
    </style:style>
    <style:style style:name="WW_5f_CharLFO6LVL2" style:display-name="WW_CharLFO6LVL2" style:family="text">
      <style:text-properties fo:color="#0000cc" loext:opacity="100%" style:font-name="Arial" fo:font-family="Arial" style:font-family-generic="swiss" style:font-pitch="variable" fo:font-size="12pt" fo:letter-spacing="-0.004cm" fo:language="es" fo:country="ES" fo:font-weight="bold" style:font-name-asian="Arial" style:font-family-asian="Arial" style:font-family-generic-asian="swiss" style:font-pitch-asian="variable" style:font-size-asian="12pt" style:language-asian="es" style:country-asian="ES" style:font-weight-asian="bold" style:font-name-complex="Arial" style:font-family-complex="Arial" style:font-family-generic-complex="swiss" style:font-pitch-complex="variable" style:font-size-complex="12pt" style:language-complex="es" style:country-complex="ES" style:font-weight-complex="bold" style:text-scale="99%"/>
    </style:style>
    <style:style style:name="WW_5f_CharLFO6LVL3" style:display-name="WW_CharLFO6LVL3" style:family="text">
      <style:text-properties fo:language="es" fo:country="ES" style:language-asian="es" style:country-asian="ES" style:language-complex="es" style:country-complex="ES"/>
    </style:style>
    <style:style style:name="WW_5f_CharLFO6LVL4" style:display-name="WW_CharLFO6LVL4" style:family="text">
      <style:text-properties fo:language="es" fo:country="ES" style:language-asian="es" style:country-asian="ES" style:language-complex="es" style:country-complex="ES"/>
    </style:style>
    <style:style style:name="WW_5f_CharLFO6LVL5" style:display-name="WW_CharLFO6LVL5" style:family="text">
      <style:text-properties fo:language="es" fo:country="ES" style:language-asian="es" style:country-asian="ES" style:language-complex="es" style:country-complex="ES"/>
    </style:style>
    <style:style style:name="WW_5f_CharLFO6LVL6" style:display-name="WW_CharLFO6LVL6" style:family="text">
      <style:text-properties fo:language="es" fo:country="ES" style:language-asian="es" style:country-asian="ES" style:language-complex="es" style:country-complex="ES"/>
    </style:style>
    <style:style style:name="WW_5f_CharLFO6LVL7" style:display-name="WW_CharLFO6LVL7" style:family="text">
      <style:text-properties fo:language="es" fo:country="ES" style:language-asian="es" style:country-asian="ES" style:language-complex="es" style:country-complex="ES"/>
    </style:style>
    <style:style style:name="WW_5f_CharLFO6LVL8" style:display-name="WW_CharLFO6LVL8" style:family="text">
      <style:text-properties fo:language="es" fo:country="ES" style:language-asian="es" style:country-asian="ES" style:language-complex="es" style:country-complex="ES"/>
    </style:style>
    <style:style style:name="WW_5f_CharLFO6LVL9" style:display-name="WW_CharLFO6LVL9" style:family="text">
      <style:text-properties fo:language="es" fo:country="ES" style:language-asian="es" style:country-asian="ES" style:language-complex="es" style:country-complex="ES"/>
    </style:style>
    <style:style style:name="WW_5f_CharLFO7LVL1" style:display-name="WW_CharLFO7LVL1"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7LVL2" style:display-name="WW_CharLFO7LVL2" style:family="text">
      <style:text-properties fo:language="es" fo:country="ES" style:language-asian="es" style:country-asian="ES" style:language-complex="es" style:country-complex="ES"/>
    </style:style>
    <style:style style:name="WW_5f_CharLFO7LVL3" style:display-name="WW_CharLFO7LVL3" style:family="text">
      <style:text-properties fo:language="es" fo:country="ES" style:language-asian="es" style:country-asian="ES" style:language-complex="es" style:country-complex="ES"/>
    </style:style>
    <style:style style:name="WW_5f_CharLFO7LVL4" style:display-name="WW_CharLFO7LVL4" style:family="text">
      <style:text-properties fo:language="es" fo:country="ES" style:language-asian="es" style:country-asian="ES" style:language-complex="es" style:country-complex="ES"/>
    </style:style>
    <style:style style:name="WW_5f_CharLFO7LVL5" style:display-name="WW_CharLFO7LVL5" style:family="text">
      <style:text-properties fo:language="es" fo:country="ES" style:language-asian="es" style:country-asian="ES" style:language-complex="es" style:country-complex="ES"/>
    </style:style>
    <style:style style:name="WW_5f_CharLFO7LVL6" style:display-name="WW_CharLFO7LVL6" style:family="text">
      <style:text-properties fo:language="es" fo:country="ES" style:language-asian="es" style:country-asian="ES" style:language-complex="es" style:country-complex="ES"/>
    </style:style>
    <style:style style:name="WW_5f_CharLFO7LVL7" style:display-name="WW_CharLFO7LVL7" style:family="text">
      <style:text-properties fo:language="es" fo:country="ES" style:language-asian="es" style:country-asian="ES" style:language-complex="es" style:country-complex="ES"/>
    </style:style>
    <style:style style:name="WW_5f_CharLFO7LVL8" style:display-name="WW_CharLFO7LVL8" style:family="text">
      <style:text-properties fo:language="es" fo:country="ES" style:language-asian="es" style:country-asian="ES" style:language-complex="es" style:country-complex="ES"/>
    </style:style>
    <style:style style:name="WW_5f_CharLFO7LVL9" style:display-name="WW_CharLFO7LVL9" style:family="text">
      <style:text-properties fo:language="es" fo:country="ES" style:language-asian="es" style:country-asian="ES" style:language-complex="es" style:country-complex="ES"/>
    </style:style>
    <style:style style:name="WW_5f_CharLFO8LVL1" style:display-name="WW_CharLFO8LVL1" style:family="text">
      <style:text-properties fo:language="es" fo:country="ES" style:language-asian="es" style:country-asian="ES" style:language-complex="es" style:country-complex="ES"/>
    </style:style>
    <style:style style:name="WW_5f_CharLFO8LVL2" style:display-name="WW_CharLFO8LVL2" style:family="text">
      <style:text-properties fo:color="#0000cc" loext:opacity="100%" style:font-name="Arial" fo:font-family="Arial" style:font-family-generic="swiss" style:font-pitch="variable" fo:font-size="12pt" fo:letter-spacing="-0.004cm" fo:language="es" fo:country="ES" fo:font-weight="bold" style:font-name-asian="Arial" style:font-family-asian="Arial" style:font-family-generic-asian="swiss" style:font-pitch-asian="variable" style:font-size-asian="12pt" style:language-asian="es" style:country-asian="ES" style:font-weight-asian="bold" style:font-name-complex="Arial" style:font-family-complex="Arial" style:font-family-generic-complex="swiss" style:font-pitch-complex="variable" style:font-size-complex="12pt" style:language-complex="es" style:country-complex="ES" style:font-weight-complex="bold" style:text-scale="99%"/>
    </style:style>
    <style:style style:name="WW_5f_CharLFO8LVL3" style:display-name="WW_CharLFO8LVL3" style:family="text">
      <style:text-properties fo:color="#0000cc" loext:opacity="100%" style:font-name="Arial" fo:font-family="Arial" style:font-family-generic="swiss" style:font-pitch="variable" fo:font-size="12pt" fo:letter-spacing="-0.012cm" fo:language="es" fo:country="ES" fo:font-weight="bold" style:font-name-asian="Arial" style:font-family-asian="Arial" style:font-family-generic-asian="swiss" style:font-pitch-asian="variable" style:font-size-asian="12pt" style:language-asian="es" style:country-asian="ES" style:font-weight-asian="bold" style:font-name-complex="Arial" style:font-family-complex="Arial" style:font-family-generic-complex="swiss" style:font-pitch-complex="variable" style:font-size-complex="12pt" style:language-complex="es" style:country-complex="ES" style:font-weight-complex="bold" style:text-scale="99%"/>
    </style:style>
    <style:style style:name="WW_5f_CharLFO8LVL4" style:display-name="WW_CharLFO8LVL4" style:family="text">
      <style:text-properties fo:language="es" fo:country="ES" style:language-asian="es" style:country-asian="ES" style:language-complex="es" style:country-complex="ES"/>
    </style:style>
    <style:style style:name="WW_5f_CharLFO8LVL5" style:display-name="WW_CharLFO8LVL5" style:family="text">
      <style:text-properties fo:language="es" fo:country="ES" style:language-asian="es" style:country-asian="ES" style:language-complex="es" style:country-complex="ES"/>
    </style:style>
    <style:style style:name="WW_5f_CharLFO8LVL6" style:display-name="WW_CharLFO8LVL6" style:family="text">
      <style:text-properties fo:language="es" fo:country="ES" style:language-asian="es" style:country-asian="ES" style:language-complex="es" style:country-complex="ES"/>
    </style:style>
    <style:style style:name="WW_5f_CharLFO8LVL7" style:display-name="WW_CharLFO8LVL7" style:family="text">
      <style:text-properties fo:language="es" fo:country="ES" style:language-asian="es" style:country-asian="ES" style:language-complex="es" style:country-complex="ES"/>
    </style:style>
    <style:style style:name="WW_5f_CharLFO8LVL8" style:display-name="WW_CharLFO8LVL8" style:family="text">
      <style:text-properties fo:language="es" fo:country="ES" style:language-asian="es" style:country-asian="ES" style:language-complex="es" style:country-complex="ES"/>
    </style:style>
    <style:style style:name="WW_5f_CharLFO8LVL9" style:display-name="WW_CharLFO8LVL9" style:family="text">
      <style:text-properties fo:language="es" fo:country="ES" style:language-asian="es" style:country-asian="ES" style:language-complex="es" style:country-complex="ES"/>
    </style:style>
    <style:style style:name="WW_5f_CharLFO9LVL1" style:display-name="WW_CharLFO9LVL1"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9LVL2" style:display-name="WW_CharLFO9LVL2" style:family="text">
      <style:text-properties fo:language="es" fo:country="ES" style:language-asian="es" style:country-asian="ES" style:language-complex="es" style:country-complex="ES"/>
    </style:style>
    <style:style style:name="WW_5f_CharLFO9LVL3" style:display-name="WW_CharLFO9LVL3" style:family="text">
      <style:text-properties fo:language="es" fo:country="ES" style:language-asian="es" style:country-asian="ES" style:language-complex="es" style:country-complex="ES"/>
    </style:style>
    <style:style style:name="WW_5f_CharLFO9LVL4" style:display-name="WW_CharLFO9LVL4" style:family="text">
      <style:text-properties fo:language="es" fo:country="ES" style:language-asian="es" style:country-asian="ES" style:language-complex="es" style:country-complex="ES"/>
    </style:style>
    <style:style style:name="WW_5f_CharLFO9LVL5" style:display-name="WW_CharLFO9LVL5" style:family="text">
      <style:text-properties fo:language="es" fo:country="ES" style:language-asian="es" style:country-asian="ES" style:language-complex="es" style:country-complex="ES"/>
    </style:style>
    <style:style style:name="WW_5f_CharLFO9LVL6" style:display-name="WW_CharLFO9LVL6" style:family="text">
      <style:text-properties fo:language="es" fo:country="ES" style:language-asian="es" style:country-asian="ES" style:language-complex="es" style:country-complex="ES"/>
    </style:style>
    <style:style style:name="WW_5f_CharLFO9LVL7" style:display-name="WW_CharLFO9LVL7" style:family="text">
      <style:text-properties fo:language="es" fo:country="ES" style:language-asian="es" style:country-asian="ES" style:language-complex="es" style:country-complex="ES"/>
    </style:style>
    <style:style style:name="WW_5f_CharLFO9LVL8" style:display-name="WW_CharLFO9LVL8" style:family="text">
      <style:text-properties fo:language="es" fo:country="ES" style:language-asian="es" style:country-asian="ES" style:language-complex="es" style:country-complex="ES"/>
    </style:style>
    <style:style style:name="WW_5f_CharLFO9LVL9" style:display-name="WW_CharLFO9LVL9" style:family="text">
      <style:text-properties fo:language="es" fo:country="ES" style:language-asian="es" style:country-asian="ES" style:language-complex="es" style:country-complex="ES"/>
    </style:style>
    <style:style style:name="WW_5f_CharLFO10LVL1" style:display-name="WW_CharLFO10LVL1" style:family="text">
      <style:text-properties fo:language="es" fo:country="ES" style:language-asian="es" style:country-asian="ES" style:language-complex="es" style:country-complex="ES"/>
    </style:style>
    <style:style style:name="WW_5f_CharLFO10LVL2" style:display-name="WW_CharLFO10LVL2" style:family="text">
      <style:text-properties fo:color="#0000cc" loext:opacity="100%" style:font-name="Arial" fo:font-family="Arial" style:font-family-generic="swiss" style:font-pitch="variable" fo:font-size="12pt" fo:letter-spacing="-0.048cm" fo:language="es" fo:country="ES" fo:font-weight="bold" style:font-name-asian="Arial" style:font-family-asian="Arial" style:font-family-generic-asian="swiss" style:font-pitch-asian="variable" style:font-size-asian="12pt" style:language-asian="es" style:country-asian="ES" style:font-weight-asian="bold" style:font-name-complex="Arial" style:font-family-complex="Arial" style:font-family-generic-complex="swiss" style:font-pitch-complex="variable" style:font-size-complex="12pt" style:language-complex="es" style:country-complex="ES" style:font-weight-complex="bold" style:text-scale="99%"/>
    </style:style>
    <style:style style:name="WW_5f_CharLFO10LVL3" style:display-name="WW_CharLFO10LVL3" style:family="text">
      <style:text-properties fo:color="#0000cc" loext:opacity="100%" style:font-name="Arial" fo:font-family="Arial" style:font-family-generic="swiss" style:font-pitch="variable" fo:font-size="12pt" fo:letter-spacing="-0.028cm" fo:language="es" fo:country="ES" fo:font-weight="bold" style:font-name-asian="Arial" style:font-family-asian="Arial" style:font-family-generic-asian="swiss" style:font-pitch-asian="variable" style:font-size-asian="12pt" style:language-asian="es" style:country-asian="ES" style:font-weight-asian="bold" style:font-name-complex="Arial" style:font-family-complex="Arial" style:font-family-generic-complex="swiss" style:font-pitch-complex="variable" style:font-size-complex="12pt" style:language-complex="es" style:country-complex="ES" style:font-weight-complex="bold" style:text-scale="99%"/>
    </style:style>
    <style:style style:name="WW_5f_CharLFO10LVL4" style:display-name="WW_CharLFO10LVL4"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10LVL5" style:display-name="WW_CharLFO10LVL5" style:family="text">
      <style:text-properties fo:language="es" fo:country="ES" style:language-asian="es" style:country-asian="ES" style:language-complex="es" style:country-complex="ES"/>
    </style:style>
    <style:style style:name="WW_5f_CharLFO10LVL6" style:display-name="WW_CharLFO10LVL6" style:family="text">
      <style:text-properties fo:language="es" fo:country="ES" style:language-asian="es" style:country-asian="ES" style:language-complex="es" style:country-complex="ES"/>
    </style:style>
    <style:style style:name="WW_5f_CharLFO10LVL7" style:display-name="WW_CharLFO10LVL7" style:family="text">
      <style:text-properties fo:language="es" fo:country="ES" style:language-asian="es" style:country-asian="ES" style:language-complex="es" style:country-complex="ES"/>
    </style:style>
    <style:style style:name="WW_5f_CharLFO10LVL8" style:display-name="WW_CharLFO10LVL8" style:family="text">
      <style:text-properties fo:language="es" fo:country="ES" style:language-asian="es" style:country-asian="ES" style:language-complex="es" style:country-complex="ES"/>
    </style:style>
    <style:style style:name="WW_5f_CharLFO10LVL9" style:display-name="WW_CharLFO10LVL9" style:family="text">
      <style:text-properties fo:language="es" fo:country="ES" style:language-asian="es" style:country-asian="ES" style:language-complex="es" style:country-complex="ES"/>
    </style:style>
    <style:style style:name="WW_5f_CharLFO11LVL1" style:display-name="WW_CharLFO11LVL1" style:family="text">
      <style:text-properties fo:language="es" fo:country="ES" style:language-asian="es" style:country-asian="ES" style:language-complex="es" style:country-complex="ES"/>
    </style:style>
    <style:style style:name="WW_5f_CharLFO11LVL2" style:display-name="WW_CharLFO11LVL2" style:family="text">
      <style:text-properties fo:color="#0000cc" loext:opacity="100%" style:font-name="Arial" fo:font-family="Arial" style:font-family-generic="swiss" style:font-pitch="variable" fo:font-size="12pt" fo:letter-spacing="-0.048cm" fo:language="es" fo:country="ES" fo:font-weight="bold" style:font-name-asian="Arial" style:font-family-asian="Arial" style:font-family-generic-asian="swiss" style:font-pitch-asian="variable" style:font-size-asian="12pt" style:language-asian="es" style:country-asian="ES" style:font-weight-asian="bold" style:font-name-complex="Arial" style:font-family-complex="Arial" style:font-family-generic-complex="swiss" style:font-pitch-complex="variable" style:font-size-complex="12pt" style:language-complex="es" style:country-complex="ES" style:font-weight-complex="bold" style:text-scale="99%"/>
    </style:style>
    <style:style style:name="WW_5f_CharLFO11LVL3" style:display-name="WW_CharLFO11LVL3" style:family="text">
      <style:text-properties fo:language="es" fo:country="ES" style:language-asian="es" style:country-asian="ES" style:language-complex="es" style:country-complex="ES"/>
    </style:style>
    <style:style style:name="WW_5f_CharLFO11LVL4" style:display-name="WW_CharLFO11LVL4" style:family="text">
      <style:text-properties fo:language="es" fo:country="ES" style:language-asian="es" style:country-asian="ES" style:language-complex="es" style:country-complex="ES"/>
    </style:style>
    <style:style style:name="WW_5f_CharLFO11LVL5" style:display-name="WW_CharLFO11LVL5" style:family="text">
      <style:text-properties fo:language="es" fo:country="ES" style:language-asian="es" style:country-asian="ES" style:language-complex="es" style:country-complex="ES"/>
    </style:style>
    <style:style style:name="WW_5f_CharLFO11LVL6" style:display-name="WW_CharLFO11LVL6" style:family="text">
      <style:text-properties fo:language="es" fo:country="ES" style:language-asian="es" style:country-asian="ES" style:language-complex="es" style:country-complex="ES"/>
    </style:style>
    <style:style style:name="WW_5f_CharLFO11LVL7" style:display-name="WW_CharLFO11LVL7" style:family="text">
      <style:text-properties fo:language="es" fo:country="ES" style:language-asian="es" style:country-asian="ES" style:language-complex="es" style:country-complex="ES"/>
    </style:style>
    <style:style style:name="WW_5f_CharLFO11LVL8" style:display-name="WW_CharLFO11LVL8" style:family="text">
      <style:text-properties fo:language="es" fo:country="ES" style:language-asian="es" style:country-asian="ES" style:language-complex="es" style:country-complex="ES"/>
    </style:style>
    <style:style style:name="WW_5f_CharLFO11LVL9" style:display-name="WW_CharLFO11LVL9" style:family="text">
      <style:text-properties fo:language="es" fo:country="ES" style:language-asian="es" style:country-asian="ES" style:language-complex="es" style:country-complex="ES"/>
    </style:style>
    <style:style style:name="WW_5f_CharLFO12LVL1" style:display-name="WW_CharLFO12LVL1" style:family="text">
      <style:text-properties style:use-window-font-color="true" loext:opacity="0%" style:font-name="Arial" fo:font-family="Arial" style:font-family-generic="swiss" style:font-pitch="variable" fo:font-size="16pt" fo:language="es" fo:country="ES" fo:font-weight="bold" style:font-name-asian="Arial" style:font-family-asian="Arial" style:font-family-generic-asian="swiss" style:font-pitch-asian="variable" style:font-size-asian="16pt" style:language-asian="es" style:country-asian="ES" style:font-weight-asian="bold" style:font-name-complex="Arial" style:font-family-complex="Arial" style:font-family-generic-complex="swiss" style:font-pitch-complex="variable" style:font-size-complex="16pt" style:language-complex="es" style:country-complex="ES" style:font-weight-complex="bold" style:text-scale="99%"/>
    </style:style>
    <style:style style:name="WW_5f_CharLFO12LVL2" style:display-name="WW_CharLFO12LVL2" style:family="text">
      <style:text-properties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2LVL3" style:display-name="WW_CharLFO12LVL3"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12LVL4" style:display-name="WW_CharLFO12LVL4" style:family="text">
      <style:text-properties fo:language="es" fo:country="ES" style:language-asian="es" style:country-asian="ES" style:language-complex="es" style:country-complex="ES"/>
    </style:style>
    <style:style style:name="WW_5f_CharLFO12LVL5" style:display-name="WW_CharLFO12LVL5" style:family="text">
      <style:text-properties fo:language="es" fo:country="ES" style:language-asian="es" style:country-asian="ES" style:language-complex="es" style:country-complex="ES"/>
    </style:style>
    <style:style style:name="WW_5f_CharLFO12LVL6" style:display-name="WW_CharLFO12LVL6" style:family="text">
      <style:text-properties fo:language="es" fo:country="ES" style:language-asian="es" style:country-asian="ES" style:language-complex="es" style:country-complex="ES"/>
    </style:style>
    <style:style style:name="WW_5f_CharLFO12LVL7" style:display-name="WW_CharLFO12LVL7" style:family="text">
      <style:text-properties fo:language="es" fo:country="ES" style:language-asian="es" style:country-asian="ES" style:language-complex="es" style:country-complex="ES"/>
    </style:style>
    <style:style style:name="WW_5f_CharLFO12LVL8" style:display-name="WW_CharLFO12LVL8" style:family="text">
      <style:text-properties fo:language="es" fo:country="ES" style:language-asian="es" style:country-asian="ES" style:language-complex="es" style:country-complex="ES"/>
    </style:style>
    <style:style style:name="WW_5f_CharLFO12LVL9" style:display-name="WW_CharLFO12LVL9" style:family="text">
      <style:text-properties fo:language="es" fo:country="ES" style:language-asian="es" style:country-asian="ES" style:language-complex="es" style:country-complex="ES"/>
    </style:style>
    <style:style style:name="WW_5f_CharLFO13LVL1" style:display-name="WW_CharLFO13LVL1" style:family="text">
      <style:text-properties style:use-window-font-color="true" loext:opacity="0%"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3LVL2" style:display-name="WW_CharLFO13LVL2" style:family="text">
      <style:text-properties fo:language="es" fo:country="ES" style:language-asian="es" style:country-asian="ES" style:language-complex="es" style:country-complex="ES"/>
    </style:style>
    <style:style style:name="WW_5f_CharLFO13LVL3" style:display-name="WW_CharLFO13LVL3" style:family="text">
      <style:text-properties fo:language="es" fo:country="ES" style:language-asian="es" style:country-asian="ES" style:language-complex="es" style:country-complex="ES"/>
    </style:style>
    <style:style style:name="WW_5f_CharLFO13LVL4" style:display-name="WW_CharLFO13LVL4" style:family="text">
      <style:text-properties fo:language="es" fo:country="ES" style:language-asian="es" style:country-asian="ES" style:language-complex="es" style:country-complex="ES"/>
    </style:style>
    <style:style style:name="WW_5f_CharLFO13LVL5" style:display-name="WW_CharLFO13LVL5" style:family="text">
      <style:text-properties fo:language="es" fo:country="ES" style:language-asian="es" style:country-asian="ES" style:language-complex="es" style:country-complex="ES"/>
    </style:style>
    <style:style style:name="WW_5f_CharLFO13LVL6" style:display-name="WW_CharLFO13LVL6" style:family="text">
      <style:text-properties fo:language="es" fo:country="ES" style:language-asian="es" style:country-asian="ES" style:language-complex="es" style:country-complex="ES"/>
    </style:style>
    <style:style style:name="WW_5f_CharLFO13LVL7" style:display-name="WW_CharLFO13LVL7" style:family="text">
      <style:text-properties fo:language="es" fo:country="ES" style:language-asian="es" style:country-asian="ES" style:language-complex="es" style:country-complex="ES"/>
    </style:style>
    <style:style style:name="WW_5f_CharLFO13LVL8" style:display-name="WW_CharLFO13LVL8" style:family="text">
      <style:text-properties fo:language="es" fo:country="ES" style:language-asian="es" style:country-asian="ES" style:language-complex="es" style:country-complex="ES"/>
    </style:style>
    <style:style style:name="WW_5f_CharLFO13LVL9" style:display-name="WW_CharLFO13LVL9" style:family="text">
      <style:text-properties fo:language="es" fo:country="ES" style:language-asian="es" style:country-asian="ES" style:language-complex="es" style:country-complex="ES"/>
    </style:style>
    <style:style style:name="WW_5f_CharLFO14LVL1" style:display-name="WW_CharLFO14LVL1" style:family="text">
      <style:text-properties fo:language="es" fo:country="ES" style:language-asian="es" style:country-asian="ES" style:language-complex="es" style:country-complex="ES"/>
    </style:style>
    <style:style style:name="WW_5f_CharLFO14LVL2" style:display-name="WW_CharLFO14LVL2" style:family="text">
      <style:text-properties style:use-window-font-color="true" loext:opacity="0%" style:font-name="Arial" fo:font-family="Arial" style:font-family-generic="swiss" style:font-pitch="variable" fo:font-size="12pt" fo:letter-spacing="-0.004cm"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4LVL3" style:display-name="WW_CharLFO14LVL3" style:family="text">
      <style:text-properties fo:language="es" fo:country="ES" style:language-asian="es" style:country-asian="ES" style:language-complex="es" style:country-complex="ES"/>
    </style:style>
    <style:style style:name="WW_5f_CharLFO14LVL4" style:display-name="WW_CharLFO14LVL4" style:family="text">
      <style:text-properties fo:language="es" fo:country="ES" style:language-asian="es" style:country-asian="ES" style:language-complex="es" style:country-complex="ES"/>
    </style:style>
    <style:style style:name="WW_5f_CharLFO14LVL5" style:display-name="WW_CharLFO14LVL5" style:family="text">
      <style:text-properties fo:language="es" fo:country="ES" style:language-asian="es" style:country-asian="ES" style:language-complex="es" style:country-complex="ES"/>
    </style:style>
    <style:style style:name="WW_5f_CharLFO14LVL6" style:display-name="WW_CharLFO14LVL6" style:family="text">
      <style:text-properties fo:language="es" fo:country="ES" style:language-asian="es" style:country-asian="ES" style:language-complex="es" style:country-complex="ES"/>
    </style:style>
    <style:style style:name="WW_5f_CharLFO14LVL7" style:display-name="WW_CharLFO14LVL7" style:family="text">
      <style:text-properties fo:language="es" fo:country="ES" style:language-asian="es" style:country-asian="ES" style:language-complex="es" style:country-complex="ES"/>
    </style:style>
    <style:style style:name="WW_5f_CharLFO14LVL8" style:display-name="WW_CharLFO14LVL8" style:family="text">
      <style:text-properties fo:language="es" fo:country="ES" style:language-asian="es" style:country-asian="ES" style:language-complex="es" style:country-complex="ES"/>
    </style:style>
    <style:style style:name="WW_5f_CharLFO14LVL9" style:display-name="WW_CharLFO14LVL9" style:family="text">
      <style:text-properties fo:language="es" fo:country="ES" style:language-asian="es" style:country-asian="ES" style:language-complex="es" style:country-complex="ES"/>
    </style:style>
    <style:style style:name="WW_5f_CharLFO15LVL1" style:display-name="WW_CharLFO15LVL1" style:family="text">
      <style:text-properties fo:language="es" fo:country="ES" style:language-asian="es" style:country-asian="ES" style:language-complex="es" style:country-complex="ES"/>
    </style:style>
    <style:style style:name="WW_5f_CharLFO15LVL2" style:display-name="WW_CharLFO15LVL2" style:family="text">
      <style:text-properties fo:language="es" fo:country="ES" style:language-asian="es" style:country-asian="ES" style:language-complex="es" style:country-complex="ES"/>
    </style:style>
    <style:style style:name="WW_5f_CharLFO15LVL3" style:display-name="WW_CharLFO15LVL3" style:family="text">
      <style:text-properties style:use-window-font-color="true" loext:opacity="0%" style:font-name="Arial" fo:font-family="Arial" style:font-family-generic="swiss" style:font-pitch="variable" fo:font-size="12pt" fo:letter-spacing="-0.004cm"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5LVL4" style:display-name="WW_CharLFO15LVL4" style:family="text">
      <style:text-properties fo:language="es" fo:country="ES" style:language-asian="es" style:country-asian="ES" style:language-complex="es" style:country-complex="ES"/>
    </style:style>
    <style:style style:name="WW_5f_CharLFO15LVL5" style:display-name="WW_CharLFO15LVL5" style:family="text">
      <style:text-properties fo:language="es" fo:country="ES" style:language-asian="es" style:country-asian="ES" style:language-complex="es" style:country-complex="ES"/>
    </style:style>
    <style:style style:name="WW_5f_CharLFO15LVL6" style:display-name="WW_CharLFO15LVL6" style:family="text">
      <style:text-properties fo:language="es" fo:country="ES" style:language-asian="es" style:country-asian="ES" style:language-complex="es" style:country-complex="ES"/>
    </style:style>
    <style:style style:name="WW_5f_CharLFO15LVL7" style:display-name="WW_CharLFO15LVL7" style:family="text">
      <style:text-properties fo:language="es" fo:country="ES" style:language-asian="es" style:country-asian="ES" style:language-complex="es" style:country-complex="ES"/>
    </style:style>
    <style:style style:name="WW_5f_CharLFO15LVL8" style:display-name="WW_CharLFO15LVL8" style:family="text">
      <style:text-properties fo:language="es" fo:country="ES" style:language-asian="es" style:country-asian="ES" style:language-complex="es" style:country-complex="ES"/>
    </style:style>
    <style:style style:name="WW_5f_CharLFO15LVL9" style:display-name="WW_CharLFO15LVL9" style:family="text">
      <style:text-properties fo:language="es" fo:country="ES" style:language-asian="es" style:country-asian="ES" style:language-complex="es" style:country-complex="ES"/>
    </style:style>
    <style:style style:name="WW_5f_CharLFO16LVL1" style:display-name="WW_CharLFO16LVL1" style:family="text">
      <style:text-properties fo:language="es" fo:country="ES" style:language-asian="es" style:country-asian="ES" style:language-complex="es" style:country-complex="ES"/>
    </style:style>
    <style:style style:name="WW_5f_CharLFO16LVL2" style:display-name="WW_CharLFO16LVL2" style:family="text">
      <style:text-properties fo:language="es" fo:country="ES" style:language-asian="es" style:country-asian="ES" style:language-complex="es" style:country-complex="ES"/>
    </style:style>
    <style:style style:name="WW_5f_CharLFO16LVL3" style:display-name="WW_CharLFO16LVL3" style:family="text">
      <style:text-properties style:use-window-font-color="true" loext:opacity="0%" style:font-name="Arial" fo:font-family="Arial" style:font-family-generic="swiss" style:font-pitch="variable" fo:font-size="12pt" fo:letter-spacing="-0.004cm"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6LVL4" style:display-name="WW_CharLFO16LVL4" style:family="text">
      <style:text-properties fo:language="es" fo:country="ES" style:language-asian="es" style:country-asian="ES" style:language-complex="es" style:country-complex="ES"/>
    </style:style>
    <style:style style:name="WW_5f_CharLFO16LVL5" style:display-name="WW_CharLFO16LVL5" style:family="text">
      <style:text-properties fo:language="es" fo:country="ES" style:language-asian="es" style:country-asian="ES" style:language-complex="es" style:country-complex="ES"/>
    </style:style>
    <style:style style:name="WW_5f_CharLFO16LVL6" style:display-name="WW_CharLFO16LVL6" style:family="text">
      <style:text-properties fo:language="es" fo:country="ES" style:language-asian="es" style:country-asian="ES" style:language-complex="es" style:country-complex="ES"/>
    </style:style>
    <style:style style:name="WW_5f_CharLFO16LVL7" style:display-name="WW_CharLFO16LVL7" style:family="text">
      <style:text-properties fo:language="es" fo:country="ES" style:language-asian="es" style:country-asian="ES" style:language-complex="es" style:country-complex="ES"/>
    </style:style>
    <style:style style:name="WW_5f_CharLFO16LVL8" style:display-name="WW_CharLFO16LVL8" style:family="text">
      <style:text-properties fo:language="es" fo:country="ES" style:language-asian="es" style:country-asian="ES" style:language-complex="es" style:country-complex="ES"/>
    </style:style>
    <style:style style:name="WW_5f_CharLFO16LVL9" style:display-name="WW_CharLFO16LVL9" style:family="text">
      <style:text-properties fo:language="es" fo:country="ES" style:language-asian="es" style:country-asian="ES" style:language-complex="es" style:country-complex="ES"/>
    </style:style>
    <style:style style:name="WW_5f_CharLFO17LVL1" style:display-name="WW_CharLFO17LVL1" style:family="text">
      <style:text-properties fo:language="es" fo:country="ES" style:language-asian="es" style:country-asian="ES" style:language-complex="es" style:country-complex="ES"/>
    </style:style>
    <style:style style:name="WW_5f_CharLFO17LVL2" style:display-name="WW_CharLFO17LVL2" style:family="text">
      <style:text-properties style:use-window-font-color="true" loext:opacity="0%" style:font-name="Arial" fo:font-family="Arial" style:font-family-generic="swiss" style:font-pitch="variable" fo:font-size="12pt" fo:letter-spacing="-0.004cm"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7LVL3" style:display-name="WW_CharLFO17LVL3" style:family="text">
      <style:text-properties fo:language="es" fo:country="ES" style:language-asian="es" style:country-asian="ES" style:language-complex="es" style:country-complex="ES"/>
    </style:style>
    <style:style style:name="WW_5f_CharLFO17LVL4" style:display-name="WW_CharLFO17LVL4" style:family="text">
      <style:text-properties fo:language="es" fo:country="ES" style:language-asian="es" style:country-asian="ES" style:language-complex="es" style:country-complex="ES"/>
    </style:style>
    <style:style style:name="WW_5f_CharLFO17LVL5" style:display-name="WW_CharLFO17LVL5" style:family="text">
      <style:text-properties fo:language="es" fo:country="ES" style:language-asian="es" style:country-asian="ES" style:language-complex="es" style:country-complex="ES"/>
    </style:style>
    <style:style style:name="WW_5f_CharLFO17LVL6" style:display-name="WW_CharLFO17LVL6" style:family="text">
      <style:text-properties fo:language="es" fo:country="ES" style:language-asian="es" style:country-asian="ES" style:language-complex="es" style:country-complex="ES"/>
    </style:style>
    <style:style style:name="WW_5f_CharLFO17LVL7" style:display-name="WW_CharLFO17LVL7" style:family="text">
      <style:text-properties fo:language="es" fo:country="ES" style:language-asian="es" style:country-asian="ES" style:language-complex="es" style:country-complex="ES"/>
    </style:style>
    <style:style style:name="WW_5f_CharLFO17LVL8" style:display-name="WW_CharLFO17LVL8" style:family="text">
      <style:text-properties fo:language="es" fo:country="ES" style:language-asian="es" style:country-asian="ES" style:language-complex="es" style:country-complex="ES"/>
    </style:style>
    <style:style style:name="WW_5f_CharLFO17LVL9" style:display-name="WW_CharLFO17LVL9" style:family="text">
      <style:text-properties fo:language="es" fo:country="ES" style:language-asian="es" style:country-asian="ES" style:language-complex="es" style:country-complex="ES"/>
    </style:style>
    <style:style style:name="WW_5f_CharLFO18LVL1" style:display-name="WW_CharLFO18LVL1" style:family="text">
      <style:text-properties style:use-window-font-color="true" loext:opacity="0%"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8LVL2" style:display-name="WW_CharLFO18LVL2" style:family="text">
      <style:text-properties fo:language="es" fo:country="ES" style:language-asian="es" style:country-asian="ES" style:language-complex="es" style:country-complex="ES"/>
    </style:style>
    <style:style style:name="WW_5f_CharLFO18LVL3" style:display-name="WW_CharLFO18LVL3" style:family="text">
      <style:text-properties fo:language="es" fo:country="ES" style:language-asian="es" style:country-asian="ES" style:language-complex="es" style:country-complex="ES"/>
    </style:style>
    <style:style style:name="WW_5f_CharLFO18LVL4" style:display-name="WW_CharLFO18LVL4" style:family="text">
      <style:text-properties fo:language="es" fo:country="ES" style:language-asian="es" style:country-asian="ES" style:language-complex="es" style:country-complex="ES"/>
    </style:style>
    <style:style style:name="WW_5f_CharLFO18LVL5" style:display-name="WW_CharLFO18LVL5" style:family="text">
      <style:text-properties fo:language="es" fo:country="ES" style:language-asian="es" style:country-asian="ES" style:language-complex="es" style:country-complex="ES"/>
    </style:style>
    <style:style style:name="WW_5f_CharLFO18LVL6" style:display-name="WW_CharLFO18LVL6" style:family="text">
      <style:text-properties fo:language="es" fo:country="ES" style:language-asian="es" style:country-asian="ES" style:language-complex="es" style:country-complex="ES"/>
    </style:style>
    <style:style style:name="WW_5f_CharLFO18LVL7" style:display-name="WW_CharLFO18LVL7" style:family="text">
      <style:text-properties fo:language="es" fo:country="ES" style:language-asian="es" style:country-asian="ES" style:language-complex="es" style:country-complex="ES"/>
    </style:style>
    <style:style style:name="WW_5f_CharLFO18LVL8" style:display-name="WW_CharLFO18LVL8" style:family="text">
      <style:text-properties fo:language="es" fo:country="ES" style:language-asian="es" style:country-asian="ES" style:language-complex="es" style:country-complex="ES"/>
    </style:style>
    <style:style style:name="WW_5f_CharLFO18LVL9" style:display-name="WW_CharLFO18LVL9" style:family="text">
      <style:text-properties fo:language="es" fo:country="ES" style:language-asian="es" style:country-asian="ES" style:language-complex="es" style:country-complex="ES"/>
    </style:style>
    <style:style style:name="WW_5f_CharLFO19LVL1" style:display-name="WW_CharLFO19LVL1" style:family="text">
      <style:text-properties fo:language="es" fo:country="ES" style:language-asian="es" style:country-asian="ES" style:language-complex="es" style:country-complex="ES"/>
    </style:style>
    <style:style style:name="WW_5f_CharLFO19LVL2" style:display-name="WW_CharLFO19LVL2" style:family="text">
      <style:text-properties style:use-window-font-color="true" loext:opacity="0%" style:font-name="Arial" fo:font-family="Arial" style:font-family-generic="swiss" style:font-pitch="variable" fo:font-size="12pt" fo:letter-spacing="-0.004cm"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9LVL3" style:display-name="WW_CharLFO19LVL3" style:family="text">
      <style:text-properties fo:language="es" fo:country="ES" style:language-asian="es" style:country-asian="ES" style:language-complex="es" style:country-complex="ES"/>
    </style:style>
    <style:style style:name="WW_5f_CharLFO19LVL4" style:display-name="WW_CharLFO19LVL4" style:family="text">
      <style:text-properties fo:language="es" fo:country="ES" style:language-asian="es" style:country-asian="ES" style:language-complex="es" style:country-complex="ES"/>
    </style:style>
    <style:style style:name="WW_5f_CharLFO19LVL5" style:display-name="WW_CharLFO19LVL5" style:family="text">
      <style:text-properties fo:language="es" fo:country="ES" style:language-asian="es" style:country-asian="ES" style:language-complex="es" style:country-complex="ES"/>
    </style:style>
    <style:style style:name="WW_5f_CharLFO19LVL6" style:display-name="WW_CharLFO19LVL6" style:family="text">
      <style:text-properties fo:language="es" fo:country="ES" style:language-asian="es" style:country-asian="ES" style:language-complex="es" style:country-complex="ES"/>
    </style:style>
    <style:style style:name="WW_5f_CharLFO19LVL7" style:display-name="WW_CharLFO19LVL7" style:family="text">
      <style:text-properties fo:language="es" fo:country="ES" style:language-asian="es" style:country-asian="ES" style:language-complex="es" style:country-complex="ES"/>
    </style:style>
    <style:style style:name="WW_5f_CharLFO19LVL8" style:display-name="WW_CharLFO19LVL8" style:family="text">
      <style:text-properties fo:language="es" fo:country="ES" style:language-asian="es" style:country-asian="ES" style:language-complex="es" style:country-complex="ES"/>
    </style:style>
    <style:style style:name="WW_5f_CharLFO19LVL9" style:display-name="WW_CharLFO19LVL9" style:family="text">
      <style:text-properties fo:language="es" fo:country="ES" style:language-asian="es" style:country-asian="ES" style:language-complex="es" style:country-complex="ES"/>
    </style:style>
    <style:style style:name="WW_5f_CharLFO20LVL1" style:display-name="WW_CharLFO20LVL1" style:family="text">
      <style:text-properties fo:language="es" fo:country="ES" style:language-asian="es" style:country-asian="ES" style:language-complex="es" style:country-complex="ES"/>
    </style:style>
    <style:style style:name="WW_5f_CharLFO20LVL2" style:display-name="WW_CharLFO20LVL2" style:family="text">
      <style:text-properties fo:language="es" fo:country="ES" style:language-asian="es" style:country-asian="ES" style:language-complex="es" style:country-complex="ES"/>
    </style:style>
    <style:style style:name="WW_5f_CharLFO20LVL3" style:display-name="WW_CharLFO20LVL3" style:family="text">
      <style:text-properties style:use-window-font-color="true" loext:opacity="0%" style:font-name="Arial" fo:font-family="Arial" style:font-family-generic="swiss" style:font-pitch="variable" fo:font-size="12pt" fo:letter-spacing="-0.004cm"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20LVL4" style:display-name="WW_CharLFO20LVL4" style:family="text">
      <style:text-properties fo:language="es" fo:country="ES" style:language-asian="es" style:country-asian="ES" style:language-complex="es" style:country-complex="ES"/>
    </style:style>
    <style:style style:name="WW_5f_CharLFO20LVL5" style:display-name="WW_CharLFO20LVL5" style:family="text">
      <style:text-properties fo:language="es" fo:country="ES" style:language-asian="es" style:country-asian="ES" style:language-complex="es" style:country-complex="ES"/>
    </style:style>
    <style:style style:name="WW_5f_CharLFO20LVL6" style:display-name="WW_CharLFO20LVL6" style:family="text">
      <style:text-properties fo:language="es" fo:country="ES" style:language-asian="es" style:country-asian="ES" style:language-complex="es" style:country-complex="ES"/>
    </style:style>
    <style:style style:name="WW_5f_CharLFO20LVL7" style:display-name="WW_CharLFO20LVL7" style:family="text">
      <style:text-properties fo:language="es" fo:country="ES" style:language-asian="es" style:country-asian="ES" style:language-complex="es" style:country-complex="ES"/>
    </style:style>
    <style:style style:name="WW_5f_CharLFO20LVL8" style:display-name="WW_CharLFO20LVL8" style:family="text">
      <style:text-properties fo:language="es" fo:country="ES" style:language-asian="es" style:country-asian="ES" style:language-complex="es" style:country-complex="ES"/>
    </style:style>
    <style:style style:name="WW_5f_CharLFO20LVL9" style:display-name="WW_CharLFO20LVL9" style:family="text">
      <style:text-properties fo:language="es" fo:country="ES" style:language-asian="es" style:country-asian="ES" style:language-complex="es" style:country-complex="ES"/>
    </style:style>
    <style:style style:name="WW_5f_CharLFO21LVL1" style:display-name="WW_CharLFO21LVL1" style:family="text">
      <style:text-properties fo:language="es" fo:country="ES" fo:background-color="#00ff00" style:language-asian="es" style:country-asian="ES" style:language-complex="es" style:country-complex="ES" style:text-scale="99%"/>
    </style:style>
    <style:style style:name="WW_5f_CharLFO21LVL2" style:display-name="WW_CharLFO21LVL2" style:family="text">
      <style:text-properties fo:language="es" fo:country="ES" style:language-asian="es" style:country-asian="ES" style:language-complex="es" style:country-complex="ES"/>
    </style:style>
    <style:style style:name="WW_5f_CharLFO21LVL3" style:display-name="WW_CharLFO21LVL3" style:family="text">
      <style:text-properties fo:language="es" fo:country="ES" style:language-asian="es" style:country-asian="ES" style:language-complex="es" style:country-complex="ES"/>
    </style:style>
    <style:style style:name="WW_5f_CharLFO21LVL4" style:display-name="WW_CharLFO21LVL4" style:family="text">
      <style:text-properties fo:language="es" fo:country="ES" style:language-asian="es" style:country-asian="ES" style:language-complex="es" style:country-complex="ES"/>
    </style:style>
    <style:style style:name="WW_5f_CharLFO21LVL5" style:display-name="WW_CharLFO21LVL5" style:family="text">
      <style:text-properties fo:language="es" fo:country="ES" style:language-asian="es" style:country-asian="ES" style:language-complex="es" style:country-complex="ES"/>
    </style:style>
    <style:style style:name="WW_5f_CharLFO21LVL6" style:display-name="WW_CharLFO21LVL6" style:family="text">
      <style:text-properties fo:language="es" fo:country="ES" style:language-asian="es" style:country-asian="ES" style:language-complex="es" style:country-complex="ES"/>
    </style:style>
    <style:style style:name="WW_5f_CharLFO21LVL7" style:display-name="WW_CharLFO21LVL7" style:family="text">
      <style:text-properties fo:language="es" fo:country="ES" style:language-asian="es" style:country-asian="ES" style:language-complex="es" style:country-complex="ES"/>
    </style:style>
    <style:style style:name="WW_5f_CharLFO21LVL8" style:display-name="WW_CharLFO21LVL8" style:family="text">
      <style:text-properties fo:language="es" fo:country="ES" style:language-asian="es" style:country-asian="ES" style:language-complex="es" style:country-complex="ES"/>
    </style:style>
    <style:style style:name="WW_5f_CharLFO21LVL9" style:display-name="WW_CharLFO21LVL9" style:family="text">
      <style:text-properties fo:language="es" fo:country="ES" style:language-asian="es" style:country-asian="ES" style:language-complex="es" style:country-complex="ES"/>
    </style:style>
    <style:style style:name="WW_5f_CharLFO22LVL1" style:display-name="WW_CharLFO22LVL1" style:family="text">
      <style:text-properties fo:color="#000000" loext:opacity="100%"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100%"/>
    </style:style>
    <style:style style:name="WW_5f_CharLFO22LVL2" style:display-name="WW_CharLFO22LVL2" style:family="text">
      <style:text-properties fo:language="es" fo:country="ES" style:language-asian="es" style:country-asian="ES" style:language-complex="es" style:country-complex="ES"/>
    </style:style>
    <style:style style:name="WW_5f_CharLFO22LVL3" style:display-name="WW_CharLFO22LVL3" style:family="text">
      <style:text-properties fo:language="es" fo:country="ES" style:language-asian="es" style:country-asian="ES" style:language-complex="es" style:country-complex="ES"/>
    </style:style>
    <style:style style:name="WW_5f_CharLFO22LVL4" style:display-name="WW_CharLFO22LVL4" style:family="text">
      <style:text-properties fo:language="es" fo:country="ES" style:language-asian="es" style:country-asian="ES" style:language-complex="es" style:country-complex="ES"/>
    </style:style>
    <style:style style:name="WW_5f_CharLFO22LVL5" style:display-name="WW_CharLFO22LVL5" style:family="text">
      <style:text-properties fo:language="es" fo:country="ES" style:language-asian="es" style:country-asian="ES" style:language-complex="es" style:country-complex="ES"/>
    </style:style>
    <style:style style:name="WW_5f_CharLFO22LVL6" style:display-name="WW_CharLFO22LVL6" style:family="text">
      <style:text-properties fo:language="es" fo:country="ES" style:language-asian="es" style:country-asian="ES" style:language-complex="es" style:country-complex="ES"/>
    </style:style>
    <style:style style:name="WW_5f_CharLFO22LVL7" style:display-name="WW_CharLFO22LVL7" style:family="text">
      <style:text-properties fo:language="es" fo:country="ES" style:language-asian="es" style:country-asian="ES" style:language-complex="es" style:country-complex="ES"/>
    </style:style>
    <style:style style:name="WW_5f_CharLFO22LVL8" style:display-name="WW_CharLFO22LVL8" style:family="text">
      <style:text-properties fo:language="es" fo:country="ES" style:language-asian="es" style:country-asian="ES" style:language-complex="es" style:country-complex="ES"/>
    </style:style>
    <style:style style:name="WW_5f_CharLFO22LVL9" style:display-name="WW_CharLFO22LVL9" style:family="text">
      <style:text-properties fo:language="es" fo:country="ES" style:language-asian="es" style:country-asian="ES" style:language-complex="es" style:country-complex="ES"/>
    </style:style>
    <style:style style:name="WW_5f_CharLFO23LVL1" style:display-name="WW_CharLFO23LVL1" style:family="text">
      <style:text-properties fo:language="es" fo:country="ES" style:language-asian="es" style:country-asian="ES" style:language-complex="es" style:country-complex="ES"/>
    </style:style>
    <style:style style:name="WW_5f_CharLFO23LVL2" style:display-name="WW_CharLFO23LVL2" style:family="text">
      <style:text-properties fo:color="#000000" loext:opacity="100%"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100%"/>
    </style:style>
    <style:style style:name="WW_5f_CharLFO23LVL3" style:display-name="WW_CharLFO23LVL3" style:family="text">
      <style:text-properties fo:language="es" fo:country="ES" style:language-asian="es" style:country-asian="ES" style:language-complex="es" style:country-complex="ES"/>
    </style:style>
    <style:style style:name="WW_5f_CharLFO23LVL4" style:display-name="WW_CharLFO23LVL4" style:family="text">
      <style:text-properties fo:language="es" fo:country="ES" style:language-asian="es" style:country-asian="ES" style:language-complex="es" style:country-complex="ES"/>
    </style:style>
    <style:style style:name="WW_5f_CharLFO23LVL5" style:display-name="WW_CharLFO23LVL5" style:family="text">
      <style:text-properties fo:language="es" fo:country="ES" style:language-asian="es" style:country-asian="ES" style:language-complex="es" style:country-complex="ES"/>
    </style:style>
    <style:style style:name="WW_5f_CharLFO23LVL6" style:display-name="WW_CharLFO23LVL6" style:family="text">
      <style:text-properties fo:language="es" fo:country="ES" style:language-asian="es" style:country-asian="ES" style:language-complex="es" style:country-complex="ES"/>
    </style:style>
    <style:style style:name="WW_5f_CharLFO23LVL7" style:display-name="WW_CharLFO23LVL7" style:family="text">
      <style:text-properties fo:language="es" fo:country="ES" style:language-asian="es" style:country-asian="ES" style:language-complex="es" style:country-complex="ES"/>
    </style:style>
    <style:style style:name="WW_5f_CharLFO23LVL8" style:display-name="WW_CharLFO23LVL8" style:family="text">
      <style:text-properties fo:language="es" fo:country="ES" style:language-asian="es" style:country-asian="ES" style:language-complex="es" style:country-complex="ES"/>
    </style:style>
    <style:style style:name="WW_5f_CharLFO23LVL9" style:display-name="WW_CharLFO23LVL9" style:family="text">
      <style:text-properties fo:language="es" fo:country="ES" style:language-asian="es" style:country-asian="ES" style:language-complex="es" style:country-complex="ES"/>
    </style:style>
    <style:style style:name="WW_5f_CharLFO24LVL1" style:display-name="WW_CharLFO24LVL1" style:family="text">
      <style:text-properties fo:language="es" fo:country="ES" style:language-asian="es" style:country-asian="ES" style:language-complex="es" style:country-complex="ES"/>
    </style:style>
    <style:style style:name="WW_5f_CharLFO24LVL2" style:display-name="WW_CharLFO24LVL2" style:family="text">
      <style:text-properties fo:language="es" fo:country="ES" style:language-asian="es" style:country-asian="ES" style:language-complex="es" style:country-complex="ES"/>
    </style:style>
    <style:style style:name="WW_5f_CharLFO24LVL3" style:display-name="WW_CharLFO24LVL3" style:family="text">
      <style:text-properties fo:color="#000000" loext:opacity="100%" style:font-name="Arial" fo:font-family="Arial" style:font-family-generic="swiss" style:font-pitch="variable" fo:font-size="12pt" fo:letter-spacing="-0.004cm"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100%"/>
    </style:style>
    <style:style style:name="WW_5f_CharLFO24LVL4" style:display-name="WW_CharLFO24LVL4" style:family="text">
      <style:text-properties fo:language="es" fo:country="ES" style:language-asian="es" style:country-asian="ES" style:language-complex="es" style:country-complex="ES"/>
    </style:style>
    <style:style style:name="WW_5f_CharLFO24LVL5" style:display-name="WW_CharLFO24LVL5" style:family="text">
      <style:text-properties fo:language="es" fo:country="ES" style:language-asian="es" style:country-asian="ES" style:language-complex="es" style:country-complex="ES"/>
    </style:style>
    <style:style style:name="WW_5f_CharLFO24LVL6" style:display-name="WW_CharLFO24LVL6" style:family="text">
      <style:text-properties fo:language="es" fo:country="ES" style:language-asian="es" style:country-asian="ES" style:language-complex="es" style:country-complex="ES"/>
    </style:style>
    <style:style style:name="WW_5f_CharLFO24LVL7" style:display-name="WW_CharLFO24LVL7" style:family="text">
      <style:text-properties fo:language="es" fo:country="ES" style:language-asian="es" style:country-asian="ES" style:language-complex="es" style:country-complex="ES"/>
    </style:style>
    <style:style style:name="WW_5f_CharLFO24LVL8" style:display-name="WW_CharLFO24LVL8" style:family="text">
      <style:text-properties fo:language="es" fo:country="ES" style:language-asian="es" style:country-asian="ES" style:language-complex="es" style:country-complex="ES"/>
    </style:style>
    <style:style style:name="WW_5f_CharLFO24LVL9" style:display-name="WW_CharLFO24LVL9" style:family="text">
      <style:text-properties fo:language="es" fo:country="ES" style:language-asian="es" style:country-asian="ES" style:language-complex="es" style:country-complex="ES"/>
    </style:style>
    <style:style style:name="WW_5f_CharLFO25LVL1" style:display-name="WW_CharLFO25LVL1" style:family="text">
      <style:text-properties fo:language="es" fo:country="ES" style:language-asian="es" style:country-asian="ES" style:language-complex="es" style:country-complex="ES"/>
    </style:style>
    <style:style style:name="WW_5f_CharLFO25LVL2" style:display-name="WW_CharLFO25LVL2" style:family="text">
      <style:text-properties fo:color="#000000" loext:opacity="100%"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100%"/>
    </style:style>
    <style:style style:name="WW_5f_CharLFO25LVL3" style:display-name="WW_CharLFO25LVL3" style:family="text">
      <style:text-properties fo:language="es" fo:country="ES" style:language-asian="es" style:country-asian="ES" style:language-complex="es" style:country-complex="ES"/>
    </style:style>
    <style:style style:name="WW_5f_CharLFO25LVL4" style:display-name="WW_CharLFO25LVL4" style:family="text">
      <style:text-properties fo:language="es" fo:country="ES" style:language-asian="es" style:country-asian="ES" style:language-complex="es" style:country-complex="ES"/>
    </style:style>
    <style:style style:name="WW_5f_CharLFO25LVL5" style:display-name="WW_CharLFO25LVL5" style:family="text">
      <style:text-properties fo:language="es" fo:country="ES" style:language-asian="es" style:country-asian="ES" style:language-complex="es" style:country-complex="ES"/>
    </style:style>
    <style:style style:name="WW_5f_CharLFO25LVL6" style:display-name="WW_CharLFO25LVL6" style:family="text">
      <style:text-properties fo:language="es" fo:country="ES" style:language-asian="es" style:country-asian="ES" style:language-complex="es" style:country-complex="ES"/>
    </style:style>
    <style:style style:name="WW_5f_CharLFO25LVL7" style:display-name="WW_CharLFO25LVL7" style:family="text">
      <style:text-properties fo:language="es" fo:country="ES" style:language-asian="es" style:country-asian="ES" style:language-complex="es" style:country-complex="ES"/>
    </style:style>
    <style:style style:name="WW_5f_CharLFO25LVL8" style:display-name="WW_CharLFO25LVL8" style:family="text">
      <style:text-properties fo:language="es" fo:country="ES" style:language-asian="es" style:country-asian="ES" style:language-complex="es" style:country-complex="ES"/>
    </style:style>
    <style:style style:name="WW_5f_CharLFO25LVL9" style:display-name="WW_CharLFO25LVL9" style:family="text">
      <style:text-properties fo:language="es" fo:country="ES" style:language-asian="es" style:country-asian="ES" style:language-complex="es" style:country-complex="ES"/>
    </style:style>
    <style:style style:name="WW_5f_CharLFO26LVL1" style:display-name="WW_CharLFO26LVL1" style:family="text">
      <style:text-properties fo:language="es" fo:country="ES" style:language-asian="es" style:country-asian="ES" style:language-complex="es" style:country-complex="ES"/>
    </style:style>
    <style:style style:name="WW_5f_CharLFO26LVL2" style:display-name="WW_CharLFO26LVL2" style:family="text">
      <style:text-properties fo:color="#000000" loext:opacity="100%"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100%"/>
    </style:style>
    <style:style style:name="WW_5f_CharLFO26LVL3" style:display-name="WW_CharLFO26LVL3" style:family="text">
      <style:text-properties fo:language="es" fo:country="ES" style:language-asian="es" style:country-asian="ES" style:language-complex="es" style:country-complex="ES"/>
    </style:style>
    <style:style style:name="WW_5f_CharLFO26LVL4" style:display-name="WW_CharLFO26LVL4" style:family="text">
      <style:text-properties fo:language="es" fo:country="ES" style:language-asian="es" style:country-asian="ES" style:language-complex="es" style:country-complex="ES"/>
    </style:style>
    <style:style style:name="WW_5f_CharLFO26LVL5" style:display-name="WW_CharLFO26LVL5" style:family="text">
      <style:text-properties fo:language="es" fo:country="ES" style:language-asian="es" style:country-asian="ES" style:language-complex="es" style:country-complex="ES"/>
    </style:style>
    <style:style style:name="WW_5f_CharLFO26LVL6" style:display-name="WW_CharLFO26LVL6" style:family="text">
      <style:text-properties fo:language="es" fo:country="ES" style:language-asian="es" style:country-asian="ES" style:language-complex="es" style:country-complex="ES"/>
    </style:style>
    <style:style style:name="WW_5f_CharLFO26LVL7" style:display-name="WW_CharLFO26LVL7" style:family="text">
      <style:text-properties fo:language="es" fo:country="ES" style:language-asian="es" style:country-asian="ES" style:language-complex="es" style:country-complex="ES"/>
    </style:style>
    <style:style style:name="WW_5f_CharLFO26LVL8" style:display-name="WW_CharLFO26LVL8" style:family="text">
      <style:text-properties fo:language="es" fo:country="ES" style:language-asian="es" style:country-asian="ES" style:language-complex="es" style:country-complex="ES"/>
    </style:style>
    <style:style style:name="WW_5f_CharLFO26LVL9" style:display-name="WW_CharLFO26LVL9" style:family="text">
      <style:text-properties fo:language="es" fo:country="ES" style:language-asian="es" style:country-asian="ES" style:language-complex="es" style:country-complex="ES"/>
    </style:style>
    <style:style style:name="WW_5f_CharLFO27LVL1" style:display-name="WW_CharLFO27LVL1" style:family="text">
      <style:text-properties fo:color="#000000" loext:opacity="100%"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100%"/>
    </style:style>
    <style:style style:name="WW_5f_CharLFO27LVL2" style:display-name="WW_CharLFO27LVL2" style:family="text">
      <style:text-properties fo:language="es" fo:country="ES" style:language-asian="es" style:country-asian="ES" style:language-complex="es" style:country-complex="ES"/>
    </style:style>
    <style:style style:name="WW_5f_CharLFO27LVL3" style:display-name="WW_CharLFO27LVL3" style:family="text">
      <style:text-properties fo:language="es" fo:country="ES" style:language-asian="es" style:country-asian="ES" style:language-complex="es" style:country-complex="ES"/>
    </style:style>
    <style:style style:name="WW_5f_CharLFO27LVL4" style:display-name="WW_CharLFO27LVL4" style:family="text">
      <style:text-properties fo:language="es" fo:country="ES" style:language-asian="es" style:country-asian="ES" style:language-complex="es" style:country-complex="ES"/>
    </style:style>
    <style:style style:name="WW_5f_CharLFO27LVL5" style:display-name="WW_CharLFO27LVL5" style:family="text">
      <style:text-properties fo:language="es" fo:country="ES" style:language-asian="es" style:country-asian="ES" style:language-complex="es" style:country-complex="ES"/>
    </style:style>
    <style:style style:name="WW_5f_CharLFO27LVL6" style:display-name="WW_CharLFO27LVL6" style:family="text">
      <style:text-properties fo:language="es" fo:country="ES" style:language-asian="es" style:country-asian="ES" style:language-complex="es" style:country-complex="ES"/>
    </style:style>
    <style:style style:name="WW_5f_CharLFO27LVL7" style:display-name="WW_CharLFO27LVL7" style:family="text">
      <style:text-properties fo:language="es" fo:country="ES" style:language-asian="es" style:country-asian="ES" style:language-complex="es" style:country-complex="ES"/>
    </style:style>
    <style:style style:name="WW_5f_CharLFO27LVL8" style:display-name="WW_CharLFO27LVL8" style:family="text">
      <style:text-properties fo:language="es" fo:country="ES" style:language-asian="es" style:country-asian="ES" style:language-complex="es" style:country-complex="ES"/>
    </style:style>
    <style:style style:name="WW_5f_CharLFO27LVL9" style:display-name="WW_CharLFO27LVL9" style:family="text">
      <style:text-properties fo:language="es" fo:country="ES" style:language-asian="es" style:country-asian="ES" style:language-complex="es" style:country-complex="ES"/>
    </style:style>
    <style:style style:name="WW_5f_CharLFO28LVL1" style:display-name="WW_CharLFO28LVL1" style:family="text">
      <style:text-properties fo:letter-spacing="-0.002cm" fo:language="es" fo:country="ES" style:language-asian="es" style:country-asian="ES" style:language-complex="es" style:country-complex="ES" style:text-scale="99%"/>
    </style:style>
    <style:style style:name="WW_5f_CharLFO28LVL2" style:display-name="WW_CharLFO28LVL2" style:family="text">
      <style:text-properties fo:language="es" fo:country="ES" style:language-asian="es" style:country-asian="ES" style:language-complex="es" style:country-complex="ES"/>
    </style:style>
    <style:style style:name="WW_5f_CharLFO28LVL3" style:display-name="WW_CharLFO28LVL3" style:family="text">
      <style:text-properties fo:language="es" fo:country="ES" style:language-asian="es" style:country-asian="ES" style:language-complex="es" style:country-complex="ES"/>
    </style:style>
    <style:style style:name="WW_5f_CharLFO28LVL4" style:display-name="WW_CharLFO28LVL4" style:family="text">
      <style:text-properties fo:language="es" fo:country="ES" style:language-asian="es" style:country-asian="ES" style:language-complex="es" style:country-complex="ES"/>
    </style:style>
    <style:style style:name="WW_5f_CharLFO28LVL5" style:display-name="WW_CharLFO28LVL5" style:family="text">
      <style:text-properties fo:language="es" fo:country="ES" style:language-asian="es" style:country-asian="ES" style:language-complex="es" style:country-complex="ES"/>
    </style:style>
    <style:style style:name="WW_5f_CharLFO28LVL6" style:display-name="WW_CharLFO28LVL6" style:family="text">
      <style:text-properties fo:language="es" fo:country="ES" style:language-asian="es" style:country-asian="ES" style:language-complex="es" style:country-complex="ES"/>
    </style:style>
    <style:style style:name="WW_5f_CharLFO28LVL7" style:display-name="WW_CharLFO28LVL7" style:family="text">
      <style:text-properties fo:language="es" fo:country="ES" style:language-asian="es" style:country-asian="ES" style:language-complex="es" style:country-complex="ES"/>
    </style:style>
    <style:style style:name="WW_5f_CharLFO28LVL8" style:display-name="WW_CharLFO28LVL8" style:family="text">
      <style:text-properties fo:language="es" fo:country="ES" style:language-asian="es" style:country-asian="ES" style:language-complex="es" style:country-complex="ES"/>
    </style:style>
    <style:style style:name="WW_5f_CharLFO28LVL9" style:display-name="WW_CharLFO28LVL9" style:family="text">
      <style:text-properties fo:language="es" fo:country="ES" style:language-asian="es" style:country-asian="ES" style:language-complex="es" style:country-complex="ES"/>
    </style:style>
    <style:style style:name="WW_5f_CharLFO29LVL1" style:display-name="WW_CharLFO29LVL1" style:family="text">
      <style:text-properties fo:letter-spacing="-0.002cm" fo:language="es" fo:country="ES" style:language-asian="es" style:country-asian="ES" style:language-complex="es" style:country-complex="ES" style:text-scale="99%"/>
    </style:style>
    <style:style style:name="WW_5f_CharLFO29LVL2" style:display-name="WW_CharLFO29LVL2" style:family="text">
      <style:text-properties fo:language="es" fo:country="ES" style:language-asian="es" style:country-asian="ES" style:language-complex="es" style:country-complex="ES"/>
    </style:style>
    <style:style style:name="WW_5f_CharLFO29LVL3" style:display-name="WW_CharLFO29LVL3" style:family="text">
      <style:text-properties fo:language="es" fo:country="ES" style:language-asian="es" style:country-asian="ES" style:language-complex="es" style:country-complex="ES"/>
    </style:style>
    <style:style style:name="WW_5f_CharLFO29LVL4" style:display-name="WW_CharLFO29LVL4" style:family="text">
      <style:text-properties fo:language="es" fo:country="ES" style:language-asian="es" style:country-asian="ES" style:language-complex="es" style:country-complex="ES"/>
    </style:style>
    <style:style style:name="WW_5f_CharLFO29LVL5" style:display-name="WW_CharLFO29LVL5" style:family="text">
      <style:text-properties fo:language="es" fo:country="ES" style:language-asian="es" style:country-asian="ES" style:language-complex="es" style:country-complex="ES"/>
    </style:style>
    <style:style style:name="WW_5f_CharLFO29LVL6" style:display-name="WW_CharLFO29LVL6" style:family="text">
      <style:text-properties fo:language="es" fo:country="ES" style:language-asian="es" style:country-asian="ES" style:language-complex="es" style:country-complex="ES"/>
    </style:style>
    <style:style style:name="WW_5f_CharLFO29LVL7" style:display-name="WW_CharLFO29LVL7" style:family="text">
      <style:text-properties fo:language="es" fo:country="ES" style:language-asian="es" style:country-asian="ES" style:language-complex="es" style:country-complex="ES"/>
    </style:style>
    <style:style style:name="WW_5f_CharLFO29LVL8" style:display-name="WW_CharLFO29LVL8" style:family="text">
      <style:text-properties fo:language="es" fo:country="ES" style:language-asian="es" style:country-asian="ES" style:language-complex="es" style:country-complex="ES"/>
    </style:style>
    <style:style style:name="WW_5f_CharLFO29LVL9" style:display-name="WW_CharLFO29LVL9" style:family="text">
      <style:text-properties fo:language="es" fo:country="ES" style:language-asian="es" style:country-asian="ES" style:language-complex="es" style:country-complex="ES"/>
    </style:style>
    <style:style style:name="WW_5f_CharLFO30LVL1" style:display-name="WW_CharLFO30LVL1" style:family="text">
      <style:text-properties fo:letter-spacing="-0.002cm" fo:language="es" fo:country="ES" style:language-asian="es" style:country-asian="ES" style:language-complex="es" style:country-complex="ES" style:text-scale="99%"/>
    </style:style>
    <style:style style:name="WW_5f_CharLFO30LVL2" style:display-name="WW_CharLFO30LVL2" style:family="text">
      <style:text-properties fo:language="es" fo:country="ES" style:language-asian="es" style:country-asian="ES" style:language-complex="es" style:country-complex="ES"/>
    </style:style>
    <style:style style:name="WW_5f_CharLFO30LVL3" style:display-name="WW_CharLFO30LVL3" style:family="text">
      <style:text-properties fo:language="es" fo:country="ES" style:language-asian="es" style:country-asian="ES" style:language-complex="es" style:country-complex="ES"/>
    </style:style>
    <style:style style:name="WW_5f_CharLFO30LVL4" style:display-name="WW_CharLFO30LVL4" style:family="text">
      <style:text-properties fo:language="es" fo:country="ES" style:language-asian="es" style:country-asian="ES" style:language-complex="es" style:country-complex="ES"/>
    </style:style>
    <style:style style:name="WW_5f_CharLFO30LVL5" style:display-name="WW_CharLFO30LVL5" style:family="text">
      <style:text-properties fo:language="es" fo:country="ES" style:language-asian="es" style:country-asian="ES" style:language-complex="es" style:country-complex="ES"/>
    </style:style>
    <style:style style:name="WW_5f_CharLFO30LVL6" style:display-name="WW_CharLFO30LVL6" style:family="text">
      <style:text-properties fo:language="es" fo:country="ES" style:language-asian="es" style:country-asian="ES" style:language-complex="es" style:country-complex="ES"/>
    </style:style>
    <style:style style:name="WW_5f_CharLFO30LVL7" style:display-name="WW_CharLFO30LVL7" style:family="text">
      <style:text-properties fo:language="es" fo:country="ES" style:language-asian="es" style:country-asian="ES" style:language-complex="es" style:country-complex="ES"/>
    </style:style>
    <style:style style:name="WW_5f_CharLFO30LVL8" style:display-name="WW_CharLFO30LVL8" style:family="text">
      <style:text-properties fo:language="es" fo:country="ES" style:language-asian="es" style:country-asian="ES" style:language-complex="es" style:country-complex="ES"/>
    </style:style>
    <style:style style:name="WW_5f_CharLFO30LVL9" style:display-name="WW_CharLFO30LVL9" style:family="text">
      <style:text-properties fo:language="es" fo:country="ES" style:language-asian="es" style:country-asian="ES" style:language-complex="es" style:country-complex="ES"/>
    </style:style>
    <style:style style:name="WW_5f_CharLFO34LVL1" style:display-name="WW_CharLFO34LVL1"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34LVL2" style:display-name="WW_CharLFO34LVL2" style:family="text">
      <style:text-properties fo:language="es" fo:country="ES" style:language-asian="es" style:country-asian="ES" style:language-complex="es" style:country-complex="ES"/>
    </style:style>
    <style:style style:name="WW_5f_CharLFO34LVL3" style:display-name="WW_CharLFO34LVL3" style:family="text">
      <style:text-properties fo:language="es" fo:country="ES" style:language-asian="es" style:country-asian="ES" style:language-complex="es" style:country-complex="ES"/>
    </style:style>
    <style:style style:name="WW_5f_CharLFO34LVL4" style:display-name="WW_CharLFO34LVL4" style:family="text">
      <style:text-properties fo:language="es" fo:country="ES" style:language-asian="es" style:country-asian="ES" style:language-complex="es" style:country-complex="ES"/>
    </style:style>
    <style:style style:name="WW_5f_CharLFO34LVL5" style:display-name="WW_CharLFO34LVL5" style:family="text">
      <style:text-properties fo:language="es" fo:country="ES" style:language-asian="es" style:country-asian="ES" style:language-complex="es" style:country-complex="ES"/>
    </style:style>
    <style:style style:name="WW_5f_CharLFO34LVL6" style:display-name="WW_CharLFO34LVL6" style:family="text">
      <style:text-properties fo:language="es" fo:country="ES" style:language-asian="es" style:country-asian="ES" style:language-complex="es" style:country-complex="ES"/>
    </style:style>
    <style:style style:name="WW_5f_CharLFO34LVL7" style:display-name="WW_CharLFO34LVL7" style:family="text">
      <style:text-properties fo:language="es" fo:country="ES" style:language-asian="es" style:country-asian="ES" style:language-complex="es" style:country-complex="ES"/>
    </style:style>
    <style:style style:name="WW_5f_CharLFO34LVL8" style:display-name="WW_CharLFO34LVL8" style:family="text">
      <style:text-properties fo:language="es" fo:country="ES" style:language-asian="es" style:country-asian="ES" style:language-complex="es" style:country-complex="ES"/>
    </style:style>
    <style:style style:name="WW_5f_CharLFO34LVL9" style:display-name="WW_CharLFO34LVL9" style:family="text">
      <style:text-properties fo:language="es" fo:country="ES" style:language-asian="es" style:country-asian="ES" style:language-complex="es" style:country-complex="ES"/>
    </style:style>
    <style:style style:name="WW_5f_CharLFO35LVL1" style:display-name="WW_CharLFO35LVL1" style:family="text">
      <style:text-properties style:font-name="Calibri" fo:font-family="Calibri" style:font-family-generic="swiss" style:font-pitch="variable" fo:font-size="12pt" fo:language="es" fo:country="ES" style:font-name-asian="Calibri" style:font-family-asian="Calibri" style:font-family-generic-asian="swiss" style:font-pitch-asian="variable" style:font-size-asian="12pt" style:language-asian="es" style:country-asian="ES" style:font-name-complex="Calibri" style:font-family-complex="Calibri" style:font-family-generic-complex="swiss" style:font-pitch-complex="variable" style:font-size-complex="12pt" style:language-complex="es" style:country-complex="ES" style:text-scale="100%"/>
    </style:style>
    <style:style style:name="WW_5f_CharLFO35LVL2" style:display-name="WW_CharLFO35LVL2" style:family="text">
      <style:text-properties fo:language="es" fo:country="ES" style:language-asian="es" style:country-asian="ES" style:language-complex="es" style:country-complex="ES"/>
    </style:style>
    <style:style style:name="WW_5f_CharLFO35LVL3" style:display-name="WW_CharLFO35LVL3" style:family="text">
      <style:text-properties fo:language="es" fo:country="ES" style:language-asian="es" style:country-asian="ES" style:language-complex="es" style:country-complex="ES"/>
    </style:style>
    <style:style style:name="WW_5f_CharLFO35LVL4" style:display-name="WW_CharLFO35LVL4" style:family="text">
      <style:text-properties fo:language="es" fo:country="ES" style:language-asian="es" style:country-asian="ES" style:language-complex="es" style:country-complex="ES"/>
    </style:style>
    <style:style style:name="WW_5f_CharLFO35LVL5" style:display-name="WW_CharLFO35LVL5" style:family="text">
      <style:text-properties fo:language="es" fo:country="ES" style:language-asian="es" style:country-asian="ES" style:language-complex="es" style:country-complex="ES"/>
    </style:style>
    <style:style style:name="WW_5f_CharLFO35LVL6" style:display-name="WW_CharLFO35LVL6" style:family="text">
      <style:text-properties fo:language="es" fo:country="ES" style:language-asian="es" style:country-asian="ES" style:language-complex="es" style:country-complex="ES"/>
    </style:style>
    <style:style style:name="WW_5f_CharLFO35LVL7" style:display-name="WW_CharLFO35LVL7" style:family="text">
      <style:text-properties fo:language="es" fo:country="ES" style:language-asian="es" style:country-asian="ES" style:language-complex="es" style:country-complex="ES"/>
    </style:style>
    <style:style style:name="WW_5f_CharLFO35LVL8" style:display-name="WW_CharLFO35LVL8" style:family="text">
      <style:text-properties fo:language="es" fo:country="ES" style:language-asian="es" style:country-asian="ES" style:language-complex="es" style:country-complex="ES"/>
    </style:style>
    <style:style style:name="WW_5f_CharLFO35LVL9" style:display-name="WW_CharLFO35LVL9" style:family="text">
      <style:text-properties fo:language="es" fo:country="ES" style:language-asian="es" style:country-asian="ES" style:language-complex="es" style:country-complex="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2pt" fo:font-weight="bold" style:font-size-asian="10.5pt" style:font-weight-asian="bold"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Absatz-Standardschriftart"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4" style:family="table">
      <style:table-properties style:width="17.014cm" fo:margin-left="0.004cm" table:align="left"/>
    </style:style>
    <style:style style:name="Table14.A" style:family="table-column">
      <style:table-column-properties style:column-width="5.211cm"/>
    </style:style>
    <style:style style:name="Table14.B" style:family="table-column">
      <style:table-column-properties style:column-width="6.484cm"/>
    </style:style>
    <style:style style:name="Table14.C" style:family="table-column">
      <style:table-column-properties style:column-width="5.32cm"/>
    </style:style>
    <style:style style:name="Table14.1" style:family="table-row">
      <style:table-row-properties style:min-row-height="2.898cm" style:use-optimal-row-height="false"/>
    </style:style>
    <style:style style:name="Table14.A1" style:family="table-cell">
      <style:table-cell-properties fo:padding="0cm" fo:border="0.25pt solid #000000" style:writing-mode="lr-tb"/>
    </style:style>
    <style:style style:name="Table15" style:family="table">
      <style:table-properties style:width="17.018cm" fo:margin-left="0.004cm" table:align="left"/>
    </style:style>
    <style:style style:name="Table15.A" style:family="table-column">
      <style:table-column-properties style:column-width="8.546cm"/>
    </style:style>
    <style:style style:name="Table15.B" style:family="table-column">
      <style:table-column-properties style:column-width="8.472cm"/>
    </style:style>
    <style:style style:name="Table15.1" style:family="table-row">
      <style:table-row-properties style:min-row-height="1.785cm" style:use-optimal-row-height="false"/>
    </style:style>
    <style:style style:name="Table15.A1" style:family="table-cell">
      <style:table-cell-properties fo:padding="0cm" fo:border="0.25pt solid #000000" style:writing-mode="lr-tb"/>
    </style:style>
    <style:style style:name="MP1" style:family="paragraph" style:parent-style-name="Header">
      <style:text-properties officeooo:paragraph-rsid="002fd544"/>
    </style:style>
    <style:style style:name="MP2" style:family="paragraph" style:parent-style-name="Standard">
      <style:text-properties officeooo:paragraph-rsid="002fd544"/>
    </style:style>
    <style:style style:name="MP3" style:family="paragraph" style:parent-style-name="Footer">
      <style:text-properties officeooo:paragraph-rsid="002fd544"/>
    </style:style>
    <style:style style:name="MP4" style:family="paragraph" style:parent-style-name="Table_20_Paragraph">
      <style:text-properties fo:font-size="10pt" fo:font-style="italic" fo:font-weight="bold" officeooo:paragraph-rsid="002fd544" style:font-size-asian="10pt" style:font-style-asian="italic" style:font-weight-asian="bold"/>
    </style:style>
    <style:style style:name="MP5" style:family="paragraph" style:parent-style-name="Table_20_Paragraph">
      <style:text-properties style:font-name="Times New Roman" officeooo:paragraph-rsid="002fd544"/>
    </style:style>
    <style:style style:name="MP6" style:family="paragraph" style:parent-style-name="Table_20_Paragraph">
      <style:paragraph-properties fo:margin-top="0.004cm" fo:margin-bottom="0cm" style:contextual-spacing="false"/>
      <style:text-properties style:font-name="Times New Roman" fo:font-size="22pt" officeooo:paragraph-rsid="002fd544" style:font-size-asian="22pt" style:font-size-complex="18pt"/>
    </style:style>
    <style:style style:name="MP7" style:family="paragraph" style:parent-style-name="Table_20_Paragraph">
      <style:paragraph-properties fo:margin-left="0.926cm" fo:margin-right="0.887cm" fo:text-indent="0.699cm" style:auto-text-indent="false">
        <style:tab-stops/>
      </style:paragraph-properties>
      <style:text-properties officeooo:paragraph-rsid="002fd544"/>
    </style:style>
    <style:style style:name="MP8" style:family="paragraph" style:parent-style-name="Table_20_Paragraph">
      <style:paragraph-properties fo:margin-top="0.007cm" fo:margin-bottom="0cm" style:contextual-spacing="false"/>
      <style:text-properties style:font-name="Times New Roman" fo:font-size="9.5pt" officeooo:paragraph-rsid="002fd544" style:font-size-asian="9.5pt"/>
    </style:style>
    <style:style style:name="MP9" style:family="paragraph" style:parent-style-name="Table_20_Paragraph">
      <style:paragraph-properties fo:margin-left="0.284cm" fo:margin-right="0.259cm" fo:text-align="center" style:justify-single-word="false" fo:text-indent="-0.004cm" style:auto-text-indent="false">
        <style:tab-stops/>
      </style:paragraph-properties>
      <style:text-properties fo:font-size="10pt" fo:font-style="italic" fo:font-weight="bold" officeooo:paragraph-rsid="002fd544" style:font-size-asian="10pt" style:font-style-asian="italic" style:font-weight-asian="bold"/>
    </style:style>
    <style:style style:name="MP10" style:family="paragraph" style:parent-style-name="Table_20_Paragraph">
      <style:paragraph-properties fo:margin-top="0.016cm" fo:margin-bottom="0cm" style:contextual-spacing="false"/>
      <style:text-properties style:font-name="Times New Roman" fo:font-size="11.5pt" officeooo:paragraph-rsid="002fd544" style:font-size-asian="11.5pt"/>
    </style:style>
    <style:style style:name="MP11" style:family="paragraph" style:parent-style-name="Table_20_Paragraph">
      <style:paragraph-properties fo:margin-left="0.049cm" fo:margin-right="0cm" fo:text-indent="0cm" style:auto-text-indent="false">
        <style:tab-stops/>
      </style:paragraph-properties>
      <style:text-properties fo:font-size="10pt" fo:font-style="italic" fo:font-weight="bold" officeooo:paragraph-rsid="002fd544" style:font-size-asian="10pt" style:font-style-asian="italic" style:font-weight-asian="bold"/>
    </style:style>
    <style:style style:name="MP12" style:family="paragraph" style:parent-style-name="Table_20_Paragraph">
      <style:paragraph-properties fo:margin-left="0.049cm" fo:margin-right="0cm" fo:margin-top="0.002cm" fo:margin-bottom="0cm" style:contextual-spacing="false" fo:text-indent="0cm" style:auto-text-indent="false">
        <style:tab-stops/>
      </style:paragraph-properties>
      <style:text-properties fo:font-size="10pt" fo:font-style="italic" fo:font-weight="bold" officeooo:paragraph-rsid="002fd544" style:font-size-asian="10pt" style:font-style-asian="italic" style:font-weight-asian="bold"/>
    </style:style>
    <style:style style:name="MP13" style:family="paragraph" style:parent-style-name="Table_20_Paragraph">
      <style:paragraph-properties fo:margin-left="0cm" fo:margin-right="0.03cm" fo:margin-top="0.24cm" fo:margin-bottom="0cm" style:contextual-spacing="false" fo:text-align="end" style:justify-single-word="false" fo:text-indent="0cm" style:auto-text-indent="false"/>
      <style:text-properties officeooo:paragraph-rsid="002fd544"/>
    </style:style>
    <style:style style:name="MT1" style:family="text">
      <style:text-properties fo:font-size="16pt" fo:font-style="italic" fo:font-weight="bold" style:font-size-asian="16pt" style:font-style-asian="italic" style:font-weight-asian="bold" style:font-size-complex="18pt"/>
    </style:style>
    <style:style style:name="MT2" style:family="text">
      <style:text-properties fo:font-size="16pt" fo:font-style="italic" fo:font-weight="bold" officeooo:rsid="005b5f71" style:font-size-asian="16pt" style:font-style-asian="italic" style:font-weight-asian="bold" style:font-size-complex="18pt"/>
    </style:style>
    <style:style style:name="MT3" style:family="text">
      <style:text-properties officeooo:rsid="02083814"/>
    </style:style>
    <style:style style:name="MT4" style:family="text">
      <style:text-properties officeooo:rsid="03937e32"/>
    </style:style>
    <style:style style:name="MT5" style:family="text">
      <style:text-properties officeooo:rsid="01eed6ac"/>
    </style:style>
    <style:style style:name="MT6" style:family="text">
      <style:text-properties fo:font-size="10pt" fo:font-style="italic" fo:font-weight="bold" officeooo:rsid="002555a5" style:font-size-asian="10pt" style:font-style-asian="italic" style:font-weight-asian="bold"/>
    </style:style>
    <style:style style:name="MT7" style:family="text">
      <style:text-properties fo:font-size="10pt" fo:font-style="italic" fo:font-weight="bold" style:font-size-asian="10pt" style:font-style-asian="italic" style:font-weight-asian="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cm" fo:page-height="29.704cm" style:num-format="1" style:print-orientation="portrait" fo:margin-top="0.6cm" fo:margin-bottom="0cm" fo:margin-left="1.129cm" fo:margin-right="1.16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MP4"><draw:frame draw:style-name="Mfr1" draw:name="Image11" text:anchor-type="paragraph" svg:x="0.141cm" svg:y="0.427cm" svg:width="4.852cm" svg:height="2.205cm" draw:z-index="43"><draw:image xlink:href="Pictures/100002010000014A00000096A3C6794D203198E9.png" xlink:type="simple" xlink:show="embed" xlink:actuate="onLoad" draw:mime-type="image/png"/></draw:frame></text:p>
            </table:table-cell>
            <table:table-cell table:style-name="Table14.A1" office:value-type="string">
              <text:p text:style-name="MP5"/>
              <text:p text:style-name="MP6"/>
              <text:p text:style-name="MP7"><text:span text:style-name="Default_20_Paragraph_20_Font"><text:span text:style-name="MT1">PINF</text:span></text:span><text:span text:style-name="Default_20_Paragraph_20_Font"><text:span text:style-name="MT2">bet</text:span></text:span></text:p>
            </table:table-cell>
            <table:table-cell table:style-name="Table14.A1" office:value-type="string">
              <text:p text:style-name="MP5"/>
              <text:p text:style-name="MP8"/>
              <text:p text:style-name="MP9">Subdirección de Tecnologías de la</text:p>
              <text:p text:style-name="MP9">Información (PROPINF)</text:p>
            </table:table-cell>
          </table:table-row>
        </table:table>
        <text:p text:style-name="MP2"/>
      </style:header>
      <style:footer>
        <text:p text:style-name="MP3"/>
        <table:table table:name="Table15" table:style-name="Table15">
          <table:table-column table:style-name="Table15.A"/>
          <table:table-column table:style-name="Table15.B"/>
          <table:table-row table:style-name="Table15.1">
            <table:table-cell table:style-name="Table15.A1" office:value-type="string">
              <text:p text:style-name="MP10"/>
              <text:p text:style-name="MP11">Fecha: <text:span text:style-name="MT3">0</text:span><text:span text:style-name="MT4">8</text:span>/<text:span text:style-name="MT3">01</text:span>/202<text:span text:style-name="MT3">1</text:span></text:p>
              <text:p text:style-name="MP12">Versión del documento: <text:span text:style-name="MT5">1.</text:span><text:span text:style-name="MT4">8</text:span></text:p>
            </table:table-cell>
            <table:table-cell table:style-name="Table15.A1" office:value-type="string">
              <text:p text:style-name="MP5"/>
              <text:p text:style-name="MP13"><text:span text:style-name="Default_20_Paragraph_20_Font"><text:span text:style-name="MT6"><text:page-number text:select-page="current">44</text:page-number></text:span></text:span><text:span text:style-name="Default_20_Paragraph_20_Font"><text:span text:style-name="MT7"><text:s/>de </text:span></text:span><text:span text:style-name="Default_20_Paragraph_20_Font"><text:span text:style-name="MT7"><text:page-count>44</text:page-count></text:span></text:span></text:p>
            </table:table-cell>
          </table:table-row>
        </table:table>
        <text:p text:style-name="MP2"/>
      </style:footer>
    </style:master-page>
    <style:master-page style:name="MP0" style:page-layout-name="Mpm2">
      <style:header>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meta:initial-creator>Daniel</meta:initial-creator>
    <meta:creation-date>2020-12-18T20:39:00Z</meta:creation-date>
    <dc:date>2021-01-08T20:34:15.924000000</dc:date>
    <meta:print-date>2020-12-18T20:34:00Z</meta:print-date>
    <meta:editing-cycles>896</meta:editing-cycles>
    <meta:editing-duration>PT14H11M20S</meta:editing-duration>
    <meta:document-statistic meta:table-count="16" meta:image-count="1" meta:object-count="0" meta:page-count="44" meta:paragraph-count="862" meta:word-count="10220" meta:character-count="62630" meta:non-whitespace-character-count="53050"/>
    <meta:user-defined meta:name="Created" meta:value-type="date">2018-05-11T00:00:00Z</meta:user-defined>
    <meta:user-defined meta:name="Creator">Acrobat PDFMaker 11 para Word</meta:user-defined>
    <meta:user-defined meta:name="LastSaved" meta:value-type="date">2020-11-23T00:00:00Z</meta:user-defined>
    <meta:template xlink:type="simple" xlink:actuate="onRequest" xlink:title="" xlink:href="Normal"/>
  </office:meta>
</office:document-meta>
</file>